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margin-top="0.139in" fo:margin-bottom="0.0555in" loext:contextual-spacing="false" fo:line-height="100%" fo:text-indent="0in" style:auto-text-indent="false"/>
    </style:style>
    <style:style style:name="P4" style:family="paragraph" style:parent-style-name="Standard">
      <style:paragraph-properties fo:margin-left="0in" fo:margin-right="0in" fo:margin-top="0in" fo:margin-bottom="0in" loext:contextual-spacing="false" fo:keep-together="auto" fo:orphans="0" fo:widows="0" fo:text-indent="0in" style:auto-text-indent="false" fo:keep-with-next="auto"/>
    </style:style>
    <style:style style:name="P5" style:family="paragraph" style:parent-style-name="Standard">
      <style:paragraph-properties fo:margin-left="0in" fo:margin-right="0in" fo:margin-top="0in" fo:margin-bottom="0in" loext:contextual-spacing="false" fo:text-align="center"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style>
    <style:style style:name="P7" style:family="paragraph" style:parent-style-name="Standard">
      <style:paragraph-properties fo:margin-left="0in" fo:margin-right="0in" fo:margin-top="0in" fo:margin-bottom="0in" loext:contextual-spacing="false" fo:keep-together="auto" fo:orphans="0" fo:widows="0" fo:text-indent="0in" style:auto-text-indent="false" fo:break-before="page" fo:keep-with-next="auto"/>
    </style:style>
    <style:style style:name="P8"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page" fo:keep-with-next="auto"/>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25in" fo:margin-right="0in" fo:margin-top="0.0417in" fo:margin-bottom="0in" loext:contextual-spacing="false" fo:line-height="100%" fo:text-indent="0in" style:auto-text-indent="false"/>
    </style:style>
    <style:style style:name="P11" style:family="paragraph" style:parent-style-name="Standard">
      <style:paragraph-properties fo:margin-left="0.5in" fo:margin-right="0in" fo:margin-top="0.0417in" fo:margin-bottom="0in" loext:contextual-spacing="false" fo:line-height="100%" fo:text-indent="0in" style:auto-text-indent="false"/>
    </style:style>
    <style:style style:name="P12" style:family="paragraph" style:parent-style-name="Standard">
      <style:paragraph-properties fo:margin-left="0.5in" fo:margin-right="0in" fo:margin-top="0in" fo:margin-bottom="0in" loext:contextual-spacing="false" fo:keep-together="auto" fo:orphans="0" fo:widows="0" fo:text-indent="0in" style:auto-text-indent="false" fo:keep-with-next="auto"/>
    </style:style>
    <style:style style:name="P13" style:family="paragraph" style:parent-style-name="Standard">
      <style:paragraph-properties fo:margin-left="0.5in" fo:margin-right="0in" fo:margin-top="0in" fo:margin-bottom="0in" loext:contextual-spacing="false" fo:line-height="100%" fo:keep-together="auto" fo:orphans="0" fo:widows="0" fo:text-indent="0in" style:auto-text-indent="false" fo:keep-with-next="auto"/>
    </style:style>
    <style:style style:name="P14" style:family="paragraph" style:parent-style-name="Standard">
      <style:paragraph-properties fo:margin-left="0.5in" fo:margin-right="0in" fo:margin-top="0in" fo:margin-bottom="0in" loext:contextual-spacing="false" fo:line-height="115%" fo:keep-together="auto" fo:orphans="0" fo:widows="0" fo:text-indent="0in" style:auto-text-indent="false" fo:keep-with-next="auto"/>
    </style:style>
    <style:style style:name="P15" style:family="paragraph" style:parent-style-name="Standard">
      <style:paragraph-properties fo:margin-left="0.5in" fo:margin-right="0in" fo:margin-top="0in" fo:margin-bottom="0in" loext:contextual-spacing="false" fo:text-indent="0in" style:auto-text-indent="false"/>
    </style:style>
    <style:style style:name="P16" style:family="paragraph" style:parent-style-name="Standard">
      <style:paragraph-properties fo:margin-left="0.5in" fo:margin-right="0in" fo:margin-top="0in" fo:margin-bottom="0in" loext:contextual-spacing="false" fo:text-indent="0in" style:auto-text-indent="false" fo:break-before="page"/>
    </style:style>
    <style:style style:name="P17" style:family="paragraph" style:parent-style-name="Standard">
      <style:paragraph-properties fo:margin-left="0.5in" fo:margin-right="0in" fo:margin-top="0in" fo:margin-bottom="0in" loext:contextual-spacing="false" fo:keep-together="auto" fo:orphans="0" fo:widows="0" fo:text-indent="0in" style:auto-text-indent="false" fo:break-before="page" fo:keep-with-next="auto"/>
    </style:style>
    <style:style style:name="P18" style:family="paragraph" style:parent-style-name="Standard">
      <style:paragraph-properties fo:margin-left="0.5in" fo:margin-right="0in" fo:margin-top="0in" fo:margin-bottom="0in" loext:contextual-spacing="false" fo:line-height="100%" fo:keep-together="auto" fo:orphans="0" fo:widows="0" fo:text-indent="0in" style:auto-text-indent="false" fo:break-before="page" fo:keep-with-next="auto"/>
    </style:style>
    <style:style style:name="P19" style:family="paragraph" style:parent-style-name="Standard">
      <style:paragraph-properties fo:margin-top="0in" fo:margin-bottom="0in" loext:contextual-spacing="false" fo:keep-together="auto" fo:orphans="0" fo:widows="0" fo:keep-with-next="auto"/>
    </style:style>
    <style:style style:name="P20" style:family="paragraph" style:parent-style-name="Standard">
      <style:paragraph-properties fo:margin-top="0in" fo:margin-bottom="0in" loext:contextual-spacing="false" fo:line-height="100%" fo:keep-together="auto" fo:orphans="0" fo:widows="0" fo:keep-with-next="auto"/>
    </style:style>
    <style:style style:name="P21" style:family="paragraph" style:parent-style-name="Standard">
      <style:paragraph-properties fo:margin-top="0in" fo:margin-bottom="0in" loext:contextual-spacing="false" fo:line-height="115%" fo:keep-together="auto" fo:orphans="0" fo:widows="0" fo:keep-with-next="auto"/>
    </style:style>
    <style:style style:name="P22" style:family="paragraph" style:parent-style-name="Standard">
      <style:paragraph-properties fo:margin-top="0in" fo:margin-bottom="0in" loext:contextual-spacing="false" fo:keep-together="auto" fo:orphans="0" fo:widows="0" fo:break-before="page" fo:keep-with-next="auto"/>
    </style:style>
    <style:style style:name="P23" style:family="paragraph" style:parent-style-name="Standard">
      <style:paragraph-properties fo:margin-top="0in" fo:margin-bottom="0in" loext:contextual-spacing="false" fo:line-height="100%" fo:keep-together="auto" fo:orphans="0" fo:widows="0" fo:break-before="page" fo:keep-with-next="auto"/>
    </style:style>
    <style:style style:name="P24" style:family="paragraph" style:parent-style-name="Standard">
      <style:paragraph-properties fo:margin-top="0in" fo:margin-bottom="0in" loext:contextual-spacing="false" fo:break-before="page"/>
    </style:style>
    <style:style style:name="P25" style:family="paragraph" style:parent-style-name="Standard">
      <style:paragraph-properties fo:margin-top="0in" fo:margin-bottom="0in" loext:contextual-spacing="false"/>
    </style:style>
    <style:style style:name="P26" style:family="paragraph" style:parent-style-name="Standard">
      <style:paragraph-properties fo:margin-top="0in" fo:margin-bottom="0in" loext:contextual-spacing="false" fo:line-height="100%"/>
    </style:style>
    <style:style style:name="P27" style:family="paragraph" style:parent-style-name="Standard" style:list-style-name="WWNum5">
      <style:paragraph-properties fo:margin-left="0.5in" fo:margin-right="0in" fo:margin-top="0in" fo:margin-bottom="0in" loext:contextual-spacing="true" fo:keep-together="auto" fo:orphans="0" fo:widows="0" fo:text-indent="-0.25in" style:auto-text-indent="false" fo:keep-with-next="auto"/>
    </style:style>
    <style:style style:name="P28" style:family="paragraph" style:parent-style-name="Standard" style:list-style-name="WWNum2">
      <style:paragraph-properties fo:margin-left="0.5in" fo:margin-right="0in" fo:margin-top="0in" fo:margin-bottom="0in" loext:contextual-spacing="true" fo:text-indent="-0.25in" style:auto-text-indent="false"/>
    </style:style>
    <style:style style:name="P29" style:family="paragraph" style:parent-style-name="Standard" style:list-style-name="WWNum2">
      <style:paragraph-properties fo:margin-left="0.5in" fo:margin-right="0in" fo:margin-top="0in" fo:margin-bottom="0in" loext:contextual-spacing="true" fo:text-indent="-0.25in" style:auto-text-indent="false" fo:break-before="page"/>
      <style:text-properties style:text-underline-style="none"/>
    </style:style>
    <style:style style:name="P30" style:family="paragraph" style:parent-style-name="Standard" style:list-style-name="WWNum1">
      <style:paragraph-properties fo:margin-left="1in" fo:margin-right="0in" fo:margin-top="0in" fo:margin-bottom="0in" loext:contextual-spacing="true" fo:keep-together="auto" fo:orphans="0" fo:widows="0" fo:text-indent="-0.25in" style:auto-text-indent="false" fo:keep-with-next="auto"/>
    </style:style>
    <style:style style:name="P31" style:family="paragraph" style:parent-style-name="Standard" style:list-style-name="WWNum6">
      <style:paragraph-properties fo:margin-left="1in" fo:margin-right="0in" fo:margin-top="0in" fo:margin-bottom="0in" loext:contextual-spacing="true" fo:keep-together="auto" fo:orphans="0" fo:widows="0" fo:text-indent="-0.25in" style:auto-text-indent="false" fo:keep-with-next="auto"/>
    </style:style>
    <style:style style:name="P32" style:family="paragraph" style:parent-style-name="Standard" style:list-style-name="WWNum7">
      <style:paragraph-properties fo:margin-left="1in" fo:margin-right="0in" fo:margin-top="0in" fo:margin-bottom="0in" loext:contextual-spacing="true" fo:keep-together="auto" fo:orphans="0" fo:widows="0" fo:text-indent="-0.25in" style:auto-text-indent="false" fo:keep-with-next="auto"/>
    </style:style>
    <style:style style:name="P33" style:family="paragraph" style:parent-style-name="Standard" style:list-style-name="WWNum4">
      <style:paragraph-properties fo:margin-left="1in" fo:margin-right="0in" fo:margin-top="0in" fo:margin-bottom="0in" loext:contextual-spacing="true" fo:keep-together="auto" fo:orphans="0" fo:widows="0" fo:text-indent="-0.25in" style:auto-text-indent="false" fo:keep-with-next="auto"/>
    </style:style>
    <style:style style:name="P34" style:family="paragraph" style:parent-style-name="Standard" style:list-style-name="WWNum3">
      <style:paragraph-properties fo:margin-left="1in" fo:margin-right="0in" fo:margin-top="0in" fo:margin-bottom="0in" loext:contextual-spacing="true" fo:line-height="100%" fo:keep-together="auto" fo:orphans="0" fo:widows="0" fo:text-indent="-0.25in" style:auto-text-indent="false" fo:keep-with-next="auto"/>
    </style:style>
    <style:style style:name="P35" style:family="paragraph" style:parent-style-name="Standard">
      <style:paragraph-properties fo:margin-left="1in" fo:margin-right="0in" fo:margin-top="0in" fo:margin-bottom="0in" loext:contextual-spacing="false" fo:keep-together="auto" fo:orphans="0" fo:widows="0" fo:text-indent="0in" style:auto-text-indent="false" fo:keep-with-next="auto"/>
    </style:style>
    <style:style style:name="P36" style:family="paragraph" style:parent-style-name="Standard">
      <style:paragraph-properties fo:margin-left="1in" fo:margin-right="0in" fo:margin-top="0in" fo:margin-bottom="0in" loext:contextual-spacing="false" fo:line-height="100%" fo:keep-together="auto" fo:orphans="0" fo:widows="0" fo:text-indent="0in" style:auto-text-indent="false" fo:keep-with-next="auto"/>
    </style:style>
    <style:style style:name="P37" style:family="paragraph" style:parent-style-name="Standard">
      <style:paragraph-properties fo:margin-left="1in" fo:margin-right="0in" fo:margin-top="0in" fo:margin-bottom="0in" loext:contextual-spacing="false" fo:text-indent="0in" style:auto-text-indent="false"/>
    </style:style>
    <style:style style:name="P38" style:family="paragraph" style:parent-style-name="Standard">
      <style:paragraph-properties fo:margin-left="1in" fo:margin-right="0in" fo:margin-top="0in" fo:margin-bottom="0in" loext:contextual-spacing="false" fo:line-height="100%" fo:keep-together="auto" fo:orphans="0" fo:widows="0" fo:text-indent="0in" style:auto-text-indent="false" fo:break-before="page" fo:keep-with-next="auto"/>
    </style:style>
    <style:style style:name="P39" style:family="paragraph" style:parent-style-name="Standard">
      <style:paragraph-properties fo:margin-left="1in" fo:margin-right="0in" fo:margin-top="0in" fo:margin-bottom="0in" loext:contextual-spacing="false" fo:keep-together="auto" fo:orphans="0" fo:widows="0" fo:text-indent="0in" style:auto-text-indent="false" fo:break-before="page" fo:keep-with-next="auto"/>
    </style:style>
    <style:style style:name="P40" style:family="paragraph" style:parent-style-name="Standard">
      <style:paragraph-properties fo:margin-left="1.5in" fo:margin-right="0in" fo:margin-top="0in" fo:margin-bottom="0in" loext:contextual-spacing="false" fo:keep-together="auto" fo:orphans="0" fo:widows="0" fo:text-indent="0in" style:auto-text-indent="false" fo:keep-with-next="auto"/>
    </style:style>
    <style:style style:name="P41" style:family="paragraph" style:parent-style-name="Standard">
      <style:paragraph-properties fo:margin-left="1.5in" fo:margin-right="0in" fo:margin-top="0in" fo:margin-bottom="0in" loext:contextual-spacing="false" fo:line-height="100%" fo:keep-together="auto" fo:orphans="0" fo:widows="0" fo:text-indent="0in" style:auto-text-indent="false" fo:keep-with-next="auto"/>
    </style:style>
    <style:style style:name="P42" style:family="paragraph" style:parent-style-name="Standard">
      <style:paragraph-properties fo:margin-left="1.5in" fo:margin-right="0in" fo:margin-top="0in" fo:margin-bottom="0in" loext:contextual-spacing="false" fo:keep-together="auto" fo:orphans="0" fo:widows="0" fo:text-indent="0in" style:auto-text-indent="false" fo:break-before="page" fo:keep-with-next="auto"/>
    </style:style>
    <style:style style:name="P43" style:family="paragraph" style:parent-style-name="Standard">
      <style:paragraph-properties fo:margin-left="1.5in" fo:margin-right="0in" fo:margin-top="0in" fo:margin-bottom="0in" loext:contextual-spacing="false" fo:text-indent="0in" style:auto-text-indent="false"/>
    </style:style>
    <style:style style:name="P44" style:family="paragraph" style:parent-style-name="Standard">
      <style:paragraph-properties fo:margin-left="2in" fo:margin-right="0in" fo:margin-top="0in" fo:margin-bottom="0in" loext:contextual-spacing="false" fo:keep-together="auto" fo:orphans="0" fo:widows="0" fo:text-indent="0in" style:auto-text-indent="false" fo:keep-with-next="auto"/>
    </style:style>
    <style:style style:name="P45" style:family="paragraph" style:parent-style-name="Standard">
      <style:paragraph-properties fo:margin-left="2in" fo:margin-right="0in" fo:margin-top="0in" fo:margin-bottom="0in" loext:contextual-spacing="false" fo:text-indent="0in" style:auto-text-indent="false"/>
    </style:style>
    <style:style style:name="P46" style:family="paragraph" style:parent-style-name="Standard">
      <style:paragraph-properties fo:margin-left="2.5in" fo:margin-right="0in" fo:margin-top="0in" fo:margin-bottom="0in" loext:contextual-spacing="false" fo:keep-together="auto" fo:orphans="0" fo:widows="0" fo:text-indent="0in" style:auto-text-indent="false" fo:keep-with-next="auto"/>
    </style:style>
    <style:style style:name="P47" style:family="paragraph" style:parent-style-name="Standard">
      <style:paragraph-properties fo:margin-left="2.5in" fo:margin-right="0in" fo:margin-top="0in" fo:margin-bottom="0in" loext:contextual-spacing="false" fo:text-indent="0in" style:auto-text-indent="false"/>
    </style:style>
    <style:style style:name="P48" style:family="paragraph" style:parent-style-name="Heading_20_1">
      <style:paragraph-properties fo:margin-top="0.3335in" fo:margin-bottom="0.0835in" loext:contextual-spacing="false" fo:keep-together="auto" fo:orphans="0" fo:widows="0" fo:break-before="page" fo:keep-with-next="auto"/>
    </style:style>
    <style:style style:name="P49" style:family="paragraph" style:parent-style-name="Heading_20_1">
      <style:paragraph-properties fo:margin-top="0.3335in" fo:margin-bottom="0.0835in" loext:contextual-spacing="false" fo:keep-together="auto" fo:orphans="0" fo:widows="0" fo:keep-with-next="auto"/>
    </style:style>
    <style:style style:name="P50" style:family="paragraph" style:parent-style-name="Heading_20_1">
      <style:paragraph-properties fo:margin-top="0.3335in" fo:margin-bottom="0.0835in" loext:contextual-spacing="false" fo:line-height="100%" fo:keep-together="auto" fo:orphans="0" fo:widows="0" fo:keep-with-next="auto"/>
    </style:style>
    <style:style style:name="P51" style:family="paragraph" style:parent-style-name="Heading_20_2">
      <style:paragraph-properties fo:margin-top="0.25in" fo:margin-bottom="0.0555in" loext:contextual-spacing="false" fo:keep-together="auto" fo:orphans="0" fo:widows="0" fo:keep-with-next="auto"/>
    </style:style>
    <style:style style:name="P52" style:family="paragraph" style:parent-style-name="Heading_20_2">
      <style:paragraph-properties fo:margin-top="0.25in" fo:margin-bottom="0.0555in" loext:contextual-spacing="false" fo:line-height="100%" fo:keep-together="auto" fo:orphans="0" fo:widows="0" fo:keep-with-next="auto"/>
    </style:style>
    <style:style style:name="P53" style:family="paragraph" style:parent-style-name="Heading_20_2">
      <style:paragraph-properties fo:margin-top="0.25in" fo:margin-bottom="0.0555in" loext:contextual-spacing="false"/>
    </style:style>
    <style:style style:name="P54" style:family="paragraph" style:parent-style-name="Heading_20_2">
      <style:paragraph-properties fo:margin-top="0.25in" fo:margin-bottom="0.0555in" loext:contextual-spacing="false" fo:line-height="100%"/>
    </style:style>
    <style:style style:name="P55" style:family="paragraph" style:parent-style-name="Heading_20_2">
      <style:paragraph-properties fo:margin-top="0.25in" fo:margin-bottom="0.0555in" loext:contextual-spacing="false" fo:keep-together="auto" fo:orphans="0" fo:widows="0" fo:break-before="page" fo:keep-with-next="auto"/>
    </style:style>
    <style:style style:name="P56" style:family="paragraph" style:parent-style-name="Heading_20_2">
      <style:paragraph-properties fo:margin-top="0.25in" fo:margin-bottom="0.0555in" loext:contextual-spacing="false" fo:line-height="100%" fo:keep-together="auto" fo:orphans="0" fo:widows="0" fo:break-before="page" fo:keep-with-next="auto"/>
    </style:style>
    <style:style style:name="P57" style:family="paragraph" style:parent-style-name="Heading_20_2">
      <style:paragraph-properties fo:margin-top="0.25in" fo:margin-bottom="0.0555in" loext:contextual-spacing="false" fo:break-before="page"/>
    </style:style>
    <style:style style:name="P58" style:family="paragraph" style:parent-style-name="Heading_20_2">
      <style:paragraph-properties fo:margin-left="0in" fo:margin-right="0in" fo:margin-top="0.25in" fo:margin-bottom="0.0555in" loext:contextual-spacing="false" fo:text-indent="0in" style:auto-text-indent="false"/>
    </style:style>
    <style:style style:name="P59" style:family="paragraph" style:parent-style-name="Heading_20_3">
      <style:paragraph-properties fo:margin-top="0.1945in" fo:margin-bottom="0.0555in" loext:contextual-spacing="false" fo:keep-together="auto" fo:orphans="0" fo:widows="0" fo:keep-with-next="auto"/>
    </style:style>
    <style:style style:name="P60" style:family="paragraph" style:parent-style-name="Heading_20_3">
      <style:paragraph-properties fo:margin-top="0.1945in" fo:margin-bottom="0.0555in" loext:contextual-spacing="false" fo:line-height="100%" fo:keep-together="auto" fo:orphans="0" fo:widows="0" fo:keep-with-next="auto"/>
    </style:style>
    <style:style style:name="P61" style:family="paragraph" style:parent-style-name="Heading_20_3">
      <style:paragraph-properties fo:margin-top="0.1945in" fo:margin-bottom="0.0555in" loext:contextual-spacing="false"/>
    </style:style>
    <style:style style:name="P62" style:family="paragraph" style:parent-style-name="Heading_20_3">
      <style:paragraph-properties fo:margin-top="0.1945in" fo:margin-bottom="0.0555in" loext:contextual-spacing="false" fo:line-height="100%"/>
    </style:style>
    <style:style style:name="P63" style:family="paragraph" style:parent-style-name="Heading_20_3">
      <style:paragraph-properties fo:margin-top="0.1945in" fo:margin-bottom="0.0555in" loext:contextual-spacing="false" fo:line-height="100%" fo:keep-together="auto" fo:orphans="0" fo:widows="0" fo:break-before="page" fo:keep-with-next="auto"/>
    </style:style>
    <style:style style:name="P64" style:family="paragraph" style:parent-style-name="Heading_20_3">
      <style:paragraph-properties fo:margin-top="0.1945in" fo:margin-bottom="0.0555in" loext:contextual-spacing="false" fo:keep-together="auto" fo:orphans="0" fo:widows="0" fo:break-before="page" fo:keep-with-next="auto"/>
    </style:style>
    <style:style style:name="P65" style:family="paragraph" style:parent-style-name="Heading_20_3">
      <style:paragraph-properties fo:margin-top="0.1945in" fo:margin-bottom="0.0555in" loext:contextual-spacing="false" fo:break-before="page"/>
    </style:style>
    <style:style style:name="P66" style:family="paragraph" style:parent-style-name="Title" style:master-page-name="Standard">
      <style:paragraph-properties fo:margin-top="0.3335in" fo:margin-bottom="0.0835in" loext:contextual-spacing="false" fo:keep-together="auto" fo:orphans="0" fo:widows="0" style:page-number="1" fo:keep-with-next="auto"/>
    </style:style>
    <style:style style:name="T1" style:family="text">
      <style:text-properties fo:color="#1155cc" style:text-underline-style="solid" style:text-underline-width="auto" style:text-underline-color="font-color"/>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style:font-name-asian="Courier New1" style:font-name-complex="Courier New1"/>
    </style:style>
    <style:style style:name="T4" style:family="text">
      <style:text-properties style:font-name="Courier New" fo:font-style="italic" style:font-name-asian="Courier New1" style:font-style-asian="italic" style:font-name-complex="Courier New1"/>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position="sub 58%"/>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vqantooav6cy"/>GO-SUSI Operator’s Manual</text:p>
      <text:p text:style-name="P1"><text:a xlink:type="simple" xlink:href="#_qpuowmrty7yb" text:style-name="Internet_20_link" text:visited-style-name="Visited_20_Internet_20_Link"><text:span text:style-name="T1">Overview</text:span></text:a></text:p>
      <text:p text:style-name="P2"><text:a xlink:type="simple" xlink:href="#_u0s09hxn0kr0" text:style-name="Internet_20_link" text:visited-style-name="Visited_20_Internet_20_Link"><text:span text:style-name="T1">Invocation</text:span></text:a></text:p>
      <text:p text:style-name="P10"><text:a xlink:type="simple" xlink:href="#_noyiy3hxsuzj" text:style-name="Internet_20_link" text:visited-style-name="Visited_20_Internet_20_Link"><text:span text:style-name="T1">Background operation</text:span></text:a></text:p>
      <text:p text:style-name="P2"><text:a xlink:type="simple" xlink:href="#_kargb81n8lw4" text:style-name="Internet_20_link" text:visited-style-name="Visited_20_Internet_20_Link"><text:span text:style-name="T1">Configuration</text:span></text:a></text:p>
      <text:p text:style-name="P10"><text:a xlink:type="simple" xlink:href="#_vv09slb55j" text:style-name="Internet_20_link" text:visited-style-name="Visited_20_Internet_20_Link"><text:span text:style-name="T1">DNS configuration</text:span></text:a></text:p>
      <text:p text:style-name="P10"><text:a xlink:type="simple" xlink:href="#_bqrhjen52ghs" text:style-name="Internet_20_link" text:visited-style-name="Visited_20_Internet_20_Link"><text:span text:style-name="T1">TCP Keep-Alive</text:span></text:a></text:p>
      <text:p text:style-name="P10"><text:a xlink:type="simple" xlink:href="#_rhxe5y7vanz9" text:style-name="Internet_20_link" text:visited-style-name="Visited_20_Internet_20_Link"><text:span text:style-name="T1">Configuration file /etc/gosa-si/server.conf</text:span></text:a></text:p>
      <text:p text:style-name="P10"><text:a xlink:type="simple" xlink:href="#_mayd6rig4tj4" text:style-name="Internet_20_link" text:visited-style-name="Visited_20_Internet_20_Link"><text:span text:style-name="T1">Network Interface Detection Rulesets</text:span></text:a></text:p>
      <text:p text:style-name="P10"><text:a xlink:type="simple" xlink:href="#_7fa10jpoaora" text:style-name="Internet_20_link" text:visited-style-name="Visited_20_Internet_20_Link"><text:span text:style-name="T1">Configuration file /etc/gosa-si/client.conf</text:span></text:a></text:p>
      <text:p text:style-name="P10"><text:a xlink:type="simple" xlink:href="#_bf0dgl3dgls6" text:style-name="Internet_20_link" text:visited-style-name="Visited_20_Internet_20_Link"><text:span text:style-name="T1">Configuration file /etc/gosa/ou=servers.conf</text:span></text:a></text:p>
      <text:p text:style-name="P2"><text:a xlink:type="simple" xlink:href="#_v12xmehtov9u" text:style-name="Internet_20_link" text:visited-style-name="Visited_20_Internet_20_Link"><text:span text:style-name="T1">Hooks</text:span></text:a></text:p>
      <text:p text:style-name="P10"><text:a xlink:type="simple" xlink:href="#_emgj929gpns8" text:style-name="Internet_20_link" text:visited-style-name="Visited_20_Internet_20_Link"><text:span text:style-name="T1">Hook environment</text:span></text:a></text:p>
      <text:p text:style-name="P10"><text:a xlink:type="simple" xlink:href="#_uflhopltjofk" text:style-name="Internet_20_link" text:visited-style-name="Visited_20_Internet_20_Link"><text:span text:style-name="T1">kernel-list-hook</text:span></text:a></text:p>
      <text:p text:style-name="P10"><text:a xlink:type="simple" xlink:href="#_lcg0co1fq2xh" text:style-name="Internet_20_link" text:visited-style-name="Visited_20_Internet_20_Link"><text:span text:style-name="T1">package-list-hook</text:span></text:a></text:p>
      <text:p text:style-name="P10"><text:a xlink:type="simple" xlink:href="#_jl9h7nlx12bl" text:style-name="Internet_20_link" text:visited-style-name="Visited_20_Internet_20_Link"><text:span text:style-name="T1">user-msg-hook</text:span></text:a></text:p>
      <text:p text:style-name="P10"><text:a xlink:type="simple" xlink:href="#_3eksnwm3fz5s" text:style-name="Internet_20_link" text:visited-style-name="Visited_20_Internet_20_Link"><text:span text:style-name="T1">pxelinux-cfg-hook</text:span></text:a></text:p>
      <text:p text:style-name="P10"><text:a xlink:type="simple" xlink:href="#_4xal5cuhnf5d" text:style-name="Internet_20_link" text:visited-style-name="Visited_20_Internet_20_Link"><text:span text:style-name="T1">TFTP hooks</text:span></text:a></text:p>
      <text:p text:style-name="P10"><text:a xlink:type="simple" xlink:href="#_tmddyclmp68v" text:style-name="Internet_20_link" text:visited-style-name="Visited_20_Internet_20_Link"><text:span text:style-name="T1">new-config-hook</text:span></text:a></text:p>
      <text:p text:style-name="P10"><text:a xlink:type="simple" xlink:href="#_ajcepjvthivg" text:style-name="Internet_20_link" text:visited-style-name="Visited_20_Internet_20_Link"><text:span text:style-name="T1">trigger-action-hook</text:span></text:a></text:p>
      <text:p text:style-name="P10"><text:a xlink:type="simple" xlink:href="#_kha1w05s1k8z" text:style-name="Internet_20_link" text:visited-style-name="Visited_20_Internet_20_Link"><text:span text:style-name="T1">registered-hook</text:span></text:a></text:p>
      <text:p text:style-name="P10"><text:a xlink:type="simple" xlink:href="#_aksqy9t8gyyf" text:style-name="Internet_20_link" text:visited-style-name="Visited_20_Internet_20_Link"><text:span text:style-name="T1">activated-hook</text:span></text:a></text:p>
      <text:p text:style-name="P10"><text:a xlink:type="simple" xlink:href="#_ujvi2n3gkv1g" text:style-name="Internet_20_link" text:visited-style-name="Visited_20_Internet_20_Link"><text:span text:style-name="T1">detect-hardware-hook</text:span></text:a></text:p>
      <text:p text:style-name="P10"><text:a xlink:type="simple" xlink:href="#_i2wshb9a7t92" text:style-name="Internet_20_link" text:visited-style-name="Visited_20_Internet_20_Link"><text:span text:style-name="T1">fai-progress-hook</text:span></text:a></text:p>
      <text:p text:style-name="P10"><text:a xlink:type="simple" xlink:href="#_md5sni9nns2l" text:style-name="Internet_20_link" text:visited-style-name="Visited_20_Internet_20_Link"><text:span text:style-name="T1">fai-savelog-hook</text:span></text:a></text:p>
      <text:p text:style-name="P10"><text:a xlink:type="simple" xlink:href="#_3mo9jc2jx47x" text:style-name="Internet_20_link" text:visited-style-name="Visited_20_Internet_20_Link"><text:span text:style-name="T1">fai-audit-hook</text:span></text:a></text:p>
      <text:p text:style-name="P2"><text:a xlink:type="simple" xlink:href="#_hzdxkgexaqdo" text:style-name="Internet_20_link" text:visited-style-name="Visited_20_Internet_20_Link"><text:span text:style-name="T1">Interfacing with go-susi</text:span></text:a></text:p>
      <text:p text:style-name="P10"><text:a xlink:type="simple" xlink:href="#_36xshbk95lq" text:style-name="Internet_20_link" text:visited-style-name="Visited_20_Internet_20_Link"><text:span text:style-name="T1">TCP connection to [server]/port</text:span></text:a></text:p>
      <text:p text:style-name="P10"><text:a xlink:type="simple" xlink:href="#_99ysh1gd1xn3" text:style-name="Internet_20_link" text:visited-style-name="Visited_20_Internet_20_Link"><text:span text:style-name="T1">TCP connection to [faimon]/port</text:span></text:a></text:p>
      <text:p text:style-name="P10"><text:soft-page-break/><text:a xlink:type="simple" xlink:href="#_ue6pv2ufxyrz" text:style-name="Internet_20_link" text:visited-style-name="Visited_20_Internet_20_Link"><text:span text:style-name="T1">TFTP server on [tftp]/port (UDP)</text:span></text:a></text:p>
      <text:p text:style-name="P10"><text:a xlink:type="simple" xlink:href="#_l0vggs5nqxsf" text:style-name="Internet_20_link" text:visited-style-name="Visited_20_Internet_20_Link"><text:span text:style-name="T1">Signals</text:span></text:a></text:p>
      <text:p text:style-name="P2"><text:a xlink:type="simple" xlink:href="#_3dolgdo847j1" text:style-name="Internet_20_link" text:visited-style-name="Visited_20_Internet_20_Link"><text:span text:style-name="T1">/var/lib/go-susi database</text:span></text:a></text:p>
      <text:p text:style-name="P10"><text:a xlink:type="simple" xlink:href="#_4alj9q9r8lq3" text:style-name="Internet_20_link" text:visited-style-name="Visited_20_Internet_20_Link"><text:span text:style-name="T1">jobdb.xml</text:span></text:a></text:p>
      <text:p text:style-name="P10"><text:a xlink:type="simple" xlink:href="#_50wdi3uufl9n" text:style-name="Internet_20_link" text:visited-style-name="Visited_20_Internet_20_Link"><text:span text:style-name="T1">serverdb.xml</text:span></text:a></text:p>
      <text:p text:style-name="P10"><text:a xlink:type="simple" xlink:href="#_q5bbvyapnxmg" text:style-name="Internet_20_link" text:visited-style-name="Visited_20_Internet_20_Link"><text:span text:style-name="T1">clientdb.xml</text:span></text:a></text:p>
      <text:p text:style-name="P2"><text:a xlink:type="simple" xlink:href="#_ed4sng37wuoy" text:style-name="Internet_20_link" text:visited-style-name="Visited_20_Internet_20_Link"><text:span text:style-name="T1">Messages</text:span></text:a></text:p>
      <text:p text:style-name="P10"><text:a xlink:type="simple" xlink:href="#_yo95uphqjhiy" text:style-name="Internet_20_link" text:visited-style-name="Visited_20_Internet_20_Link"><text:span text:style-name="T1">Modern communication protocol (go-susi only)</text:span></text:a></text:p>
      <text:p text:style-name="P10"><text:a xlink:type="simple" xlink:href="#_cd7ky6j7y55t" text:style-name="Internet_20_link" text:visited-style-name="Visited_20_Internet_20_Link"><text:span text:style-name="T1">Legacy communication protocol (compatible with gosa-si)</text:span></text:a></text:p>
      <text:p text:style-name="P10"><text:a xlink:type="simple" xlink:href="#_q0xsu7rifamf" text:style-name="Internet_20_link" text:visited-style-name="Visited_20_Internet_20_Link"><text:span text:style-name="T1">Message structure and common elements</text:span></text:a></text:p>
      <text:p text:style-name="P10"><text:a xlink:type="simple" xlink:href="#_v3ibvnwfeq4q" text:style-name="Internet_20_link" text:visited-style-name="Visited_20_Internet_20_Link"><text:span text:style-name="T1">Reply structure</text:span></text:a></text:p>
      <text:p text:style-name="P10"><text:a xlink:type="simple" xlink:href="#_sh9p65qhzwco" text:style-name="Internet_20_link" text:visited-style-name="Visited_20_Internet_20_Link"><text:span text:style-name="T1">Error replies</text:span></text:a></text:p>
      <text:p text:style-name="P10"><text:a xlink:type="simple" xlink:href="#_1tre848fj84d" text:style-name="Internet_20_link" text:visited-style-name="Visited_20_Internet_20_Link"><text:span text:style-name="T1">Encryption keys</text:span></text:a></text:p>
      <text:p text:style-name="P10"><text:a xlink:type="simple" xlink:href="#_o2gkp1mdgfab" text:style-name="Internet_20_link" text:visited-style-name="Visited_20_Internet_20_Link"><text:span text:style-name="T1">Jobs</text:span></text:a></text:p>
      <text:p text:style-name="P11"><text:a xlink:type="simple" xlink:href="#_lytqmekfw49" text:style-name="Internet_20_link" text:visited-style-name="Visited_20_Internet_20_Link"><text:span text:style-name="T1">job_trigger_action_*</text:span></text:a></text:p>
      <text:p text:style-name="P11"><text:a xlink:type="simple" xlink:href="#_18ajv1iep81s" text:style-name="Internet_20_link" text:visited-style-name="Visited_20_Internet_20_Link"><text:span text:style-name="T1">gosa_trigger_action_*</text:span></text:a></text:p>
      <text:p text:style-name="P11"><text:a xlink:type="simple" xlink:href="#_rfc7061kx2wn" text:style-name="Internet_20_link" text:visited-style-name="Visited_20_Internet_20_Link"><text:span text:style-name="T1">job_trigger_activate_new</text:span></text:a></text:p>
      <text:p text:style-name="P11"><text:a xlink:type="simple" xlink:href="#_b1cynga2n4f7" text:style-name="Internet_20_link" text:visited-style-name="Visited_20_Internet_20_Link"><text:span text:style-name="T1">gosa_set_activated_for_installation</text:span></text:a></text:p>
      <text:p text:style-name="P11"><text:a xlink:type="simple" xlink:href="#_vc4zvgp0v9ry" text:style-name="Internet_20_link" text:visited-style-name="Visited_20_Internet_20_Link"><text:span text:style-name="T1">job_set_activated_for_installation</text:span></text:a></text:p>
      <text:p text:style-name="P11"><text:a xlink:type="simple" xlink:href="#_y5al68gnxmpw" text:style-name="Internet_20_link" text:visited-style-name="Visited_20_Internet_20_Link"><text:span text:style-name="T1">job_send_user_msg</text:span></text:a></text:p>
      <text:p text:style-name="P11"><text:a xlink:type="simple" xlink:href="#_wj0yc4cuajj2" text:style-name="Internet_20_link" text:visited-style-name="Visited_20_Internet_20_Link"><text:span text:style-name="T1">gosa_query_jobdb</text:span></text:a></text:p>
      <text:p text:style-name="P11"><text:a xlink:type="simple" xlink:href="#_am3mtnji9zso" text:style-name="Internet_20_link" text:visited-style-name="Visited_20_Internet_20_Link"><text:span text:style-name="T1">gosa_delete_jobdb_entry</text:span></text:a></text:p>
      <text:p text:style-name="P11"><text:a xlink:type="simple" xlink:href="#_aa2wm0ojc2ux" text:style-name="Internet_20_link" text:visited-style-name="Visited_20_Internet_20_Link"><text:span text:style-name="T1">gosa_update_status_jobdb_entry</text:span></text:a></text:p>
      <text:p text:style-name="P10"><text:a xlink:type="simple" xlink:href="#_n1abt4rakrkh" text:style-name="Internet_20_link" text:visited-style-name="Visited_20_Internet_20_Link"><text:span text:style-name="T1">Server - Server</text:span></text:a></text:p>
      <text:p text:style-name="P11"><text:a xlink:type="simple" xlink:href="#_ggvkhagjviu" text:style-name="Internet_20_link" text:visited-style-name="Visited_20_Internet_20_Link"><text:span text:style-name="T1">new_server</text:span></text:a></text:p>
      <text:p text:style-name="P11"><text:a xlink:type="simple" xlink:href="#_t6s5fv3aa5zt" text:style-name="Internet_20_link" text:visited-style-name="Visited_20_Internet_20_Link"><text:span text:style-name="T1">confirm_new_server</text:span></text:a></text:p>
      <text:p text:style-name="P11"><text:a xlink:type="simple" xlink:href="#_d21gga45wxtz" text:style-name="Internet_20_link" text:visited-style-name="Visited_20_Internet_20_Link"><text:span text:style-name="T1">foreign_job_updates</text:span></text:a></text:p>
      <text:p text:style-name="P11"><text:a xlink:type="simple" xlink:href="#_4o43ycaft42x" text:style-name="Internet_20_link" text:visited-style-name="Visited_20_Internet_20_Link"><text:span text:style-name="T1">new_foreign_client</text:span></text:a></text:p>
      <text:p text:style-name="P11"><text:a xlink:type="simple" xlink:href="#_z3ec199pha6w" text:style-name="Internet_20_link" text:visited-style-name="Visited_20_Internet_20_Link"><text:span text:style-name="T1">trigger_wake</text:span></text:a></text:p>
      <text:p text:style-name="P10"><text:a xlink:type="simple" xlink:href="#_w73b9qoqu5cg" text:style-name="Internet_20_link" text:visited-style-name="Visited_20_Internet_20_Link"><text:span text:style-name="T1">Client - Server</text:span></text:a></text:p>
      <text:p text:style-name="P11"><text:soft-page-break/><text:a xlink:type="simple" xlink:href="#_w909y3vom7bh" text:style-name="Internet_20_link" text:visited-style-name="Visited_20_Internet_20_Link"><text:span text:style-name="T1">here_i_am</text:span></text:a></text:p>
      <text:p text:style-name="P11"><text:a xlink:type="simple" xlink:href="#_uw29iuabpm6q" text:style-name="Internet_20_link" text:visited-style-name="Visited_20_Internet_20_Link"><text:span text:style-name="T1">new_key</text:span></text:a></text:p>
      <text:p text:style-name="P11"><text:a xlink:type="simple" xlink:href="#_w5skplmpyja8" text:style-name="Internet_20_link" text:visited-style-name="Visited_20_Internet_20_Link"><text:span text:style-name="T1">registered</text:span></text:a></text:p>
      <text:p text:style-name="P11"><text:a xlink:type="simple" xlink:href="#_adu9m7a7h8yw" text:style-name="Internet_20_link" text:visited-style-name="Visited_20_Internet_20_Link"><text:span text:style-name="T1">deregistered</text:span></text:a></text:p>
      <text:p text:style-name="P11"><text:a xlink:type="simple" xlink:href="#_l3p6rg78vgh1" text:style-name="Internet_20_link" text:visited-style-name="Visited_20_Internet_20_Link"><text:span text:style-name="T1">new_ldap_config</text:span></text:a></text:p>
      <text:p text:style-name="P11"><text:a xlink:type="simple" xlink:href="#_gprzmis7xdu9" text:style-name="Internet_20_link" text:visited-style-name="Visited_20_Internet_20_Link"><text:span text:style-name="T1">new_ntp_config</text:span></text:a></text:p>
      <text:p text:style-name="P11"><text:a xlink:type="simple" xlink:href="#_hoqs75a5zaxq" text:style-name="Internet_20_link" text:visited-style-name="Visited_20_Internet_20_Link"><text:span text:style-name="T1">detect_hardware</text:span></text:a></text:p>
      <text:p text:style-name="P11"><text:a xlink:type="simple" xlink:href="#_ylkn6o4e9qjp" text:style-name="Internet_20_link" text:visited-style-name="Visited_20_Internet_20_Link"><text:span text:style-name="T1">detected_hardware</text:span></text:a></text:p>
      <text:p text:style-name="P11"><text:a xlink:type="simple" xlink:href="#_ylgwskj1nfmx" text:style-name="Internet_20_link" text:visited-style-name="Visited_20_Internet_20_Link"><text:span text:style-name="T1">trigger_action_*</text:span></text:a></text:p>
      <text:p text:style-name="P10"><text:a xlink:type="simple" xlink:href="#_g0n6u5xsrhzi" text:style-name="Internet_20_link" text:visited-style-name="Visited_20_Internet_20_Link"><text:span text:style-name="T1">Installation and Softupdate</text:span></text:a></text:p>
      <text:p text:style-name="P11"><text:a xlink:type="simple" xlink:href="#_finq4l4vjm98" text:style-name="Internet_20_link" text:visited-style-name="Visited_20_Internet_20_Link"><text:span text:style-name="T1">set_activated_for_installation</text:span></text:a></text:p>
      <text:p text:style-name="P11"><text:a xlink:type="simple" xlink:href="#_ntyp12z772rh" text:style-name="Internet_20_link" text:visited-style-name="Visited_20_Internet_20_Link"><text:span text:style-name="T1">CLMSG_PROGRESS</text:span></text:a></text:p>
      <text:p text:style-name="P11"><text:a xlink:type="simple" xlink:href="#_n5rmujuoqo6x" text:style-name="Internet_20_link" text:visited-style-name="Visited_20_Internet_20_Link"><text:span text:style-name="T1">CLMSG_GOTOACTIVATION</text:span></text:a></text:p>
      <text:p text:style-name="P11"><text:a xlink:type="simple" xlink:href="#_95smg2f0t4s6" text:style-name="Internet_20_link" text:visited-style-name="Visited_20_Internet_20_Link"><text:span text:style-name="T1">CLMSG_save_fai_log</text:span></text:a></text:p>
      <text:p text:style-name="P11"><text:a xlink:type="simple" xlink:href="#_g7r8biivaqpb" text:style-name="Internet_20_link" text:visited-style-name="Visited_20_Internet_20_Link"><text:span text:style-name="T1">CLMSG_&lt;FAI MONITOR EVENT&gt;</text:span></text:a></text:p>
      <text:p text:style-name="P11"><text:a xlink:type="simple" xlink:href="#_69oiwe17guu6" text:style-name="Internet_20_link" text:visited-style-name="Visited_20_Internet_20_Link"><text:span text:style-name="T1">CLMSG_TASKBEGIN / CLMSG_TASKERROR / CLMSG_TASKEND</text:span></text:a></text:p>
      <text:p text:style-name="P11"><text:a xlink:type="simple" xlink:href="#_2sm8tu2tcdzu" text:style-name="Internet_20_link" text:visited-style-name="Visited_20_Internet_20_Link"><text:span text:style-name="T1">CLMSG_TASKDIE</text:span></text:a></text:p>
      <text:p text:style-name="P11"><text:a xlink:type="simple" xlink:href="#_z4re866t15e6" text:style-name="Internet_20_link" text:visited-style-name="Visited_20_Internet_20_Link"><text:span text:style-name="T1">CLMSG_check</text:span></text:a></text:p>
      <text:p text:style-name="P10"><text:a xlink:type="simple" xlink:href="#_p40mxwr1vmxg" text:style-name="Internet_20_link" text:visited-style-name="Visited_20_Internet_20_Link"><text:span text:style-name="T1">Query various information</text:span></text:a></text:p>
      <text:p text:style-name="P11"><text:a xlink:type="simple" xlink:href="#_vnc6qrea3m0g" text:style-name="Internet_20_link" text:visited-style-name="Visited_20_Internet_20_Link"><text:span text:style-name="T1">gosa_query_fai_server</text:span></text:a></text:p>
      <text:p text:style-name="P11"><text:a xlink:type="simple" xlink:href="#_1c4dc8mqlioo" text:style-name="Internet_20_link" text:visited-style-name="Visited_20_Internet_20_Link"><text:span text:style-name="T1">gosa_query_fai_release</text:span></text:a></text:p>
      <text:p text:style-name="P11"><text:a xlink:type="simple" xlink:href="#_k0ukjz6z8za5" text:style-name="Internet_20_link" text:visited-style-name="Visited_20_Internet_20_Link"><text:span text:style-name="T1">gosa_query_packages_list</text:span></text:a></text:p>
      <text:p text:style-name="P11"><text:a xlink:type="simple" xlink:href="#_3ws61p27du89" text:style-name="Internet_20_link" text:visited-style-name="Visited_20_Internet_20_Link"><text:span text:style-name="T1">gosa_get_available_kernel</text:span></text:a></text:p>
      <text:p text:style-name="P11"><text:a xlink:type="simple" xlink:href="#_n4mrnc8f9h1c" text:style-name="Internet_20_link" text:visited-style-name="Visited_20_Internet_20_Link"><text:span text:style-name="T1">gosa_show_log_by_mac</text:span></text:a></text:p>
      <text:p text:style-name="P11"><text:a xlink:type="simple" xlink:href="#_mgjs4al2n8iv" text:style-name="Internet_20_link" text:visited-style-name="Visited_20_Internet_20_Link"><text:span text:style-name="T1">gosa_show_log_files_by_date_and_mac</text:span></text:a></text:p>
      <text:p text:style-name="P11"><text:a xlink:type="simple" xlink:href="#_87z05qg5bmin" text:style-name="Internet_20_link" text:visited-style-name="Visited_20_Internet_20_Link"><text:span text:style-name="T1">gosa_get_log_file_by_date_and_mac</text:span></text:a></text:p>
      <text:p text:style-name="P11"><text:a xlink:type="simple" xlink:href="#_pff3kf2jf7hm" text:style-name="Internet_20_link" text:visited-style-name="Visited_20_Internet_20_Link"><text:span text:style-name="T1">gosa_query_audit</text:span></text:a></text:p>
      <text:p text:style-name="P11"><text:a xlink:type="simple" xlink:href="#_2t7lsoilmbdq" text:style-name="Internet_20_link" text:visited-style-name="Visited_20_Internet_20_Link"><text:span text:style-name="T1">gosa_query_audit_aggregate</text:span></text:a></text:p>
      <text:p text:style-name="P10"><text:a xlink:type="simple" xlink:href="#_mehsqejmttjq" text:style-name="Internet_20_link" text:visited-style-name="Visited_20_Internet_20_Link"><text:span text:style-name="T1">Miscellaneous</text:span></text:a></text:p>
      <text:p text:style-name="P11"><text:a xlink:type="simple" xlink:href="#_lysjsrs0l1xj" text:style-name="Internet_20_link" text:visited-style-name="Visited_20_Internet_20_Link"><text:span text:style-name="T1">gosa_ping</text:span></text:a></text:p>
      <text:p text:style-name="P11"><text:soft-page-break/><text:a xlink:type="simple" xlink:href="#_sp869tnshz6d" text:style-name="Internet_20_link" text:visited-style-name="Visited_20_Internet_20_Link"><text:span text:style-name="T1">panic</text:span></text:a></text:p>
      <text:p text:style-name="P11"><text:a xlink:type="simple" xlink:href="#_1f6kgewdm74c" text:style-name="Internet_20_link" text:visited-style-name="Visited_20_Internet_20_Link"><text:span text:style-name="T1">sistats</text:span></text:a></text:p>
      <text:p text:style-name="P11"><text:a xlink:type="simple" xlink:href="#_4syp8tvmprfx" text:style-name="Internet_20_link" text:visited-style-name="Visited_20_Internet_20_Link"><text:span text:style-name="T1">gosa_trigger_reload_ldap_config</text:span></text:a></text:p>
      <text:p text:style-name="P11"><text:a xlink:type="simple" xlink:href="#_9n1vwe81fzyi" text:style-name="Internet_20_link" text:visited-style-name="Visited_20_Internet_20_Link"><text:span text:style-name="T1">gosa_recreate_fai_release_db</text:span></text:a></text:p>
      <text:p text:style-name="P10"><text:a xlink:type="simple" xlink:href="#_fn2pc4k1bcbp" text:style-name="Internet_20_link" text:visited-style-name="Visited_20_Internet_20_Link"><text:span text:style-name="T1">Deprecated</text:span></text:a></text:p>
      <text:p text:style-name="P11"><text:a xlink:type="simple" xlink:href="#_itw5nv66zjdc" text:style-name="Internet_20_link" text:visited-style-name="Visited_20_Internet_20_Link"><text:span text:style-name="T1">CLMSG_CURRENTLY_LOGGED_IN</text:span></text:a></text:p>
      <text:p text:style-name="P11"><text:a xlink:type="simple" xlink:href="#_p7etfjet6df2" text:style-name="Internet_20_link" text:visited-style-name="Visited_20_Internet_20_Link"><text:span text:style-name="T1">CLMSG_LOGIN</text:span></text:a></text:p>
      <text:p text:style-name="P11"><text:a xlink:type="simple" xlink:href="#_o8zsmxn55w4" text:style-name="Internet_20_link" text:visited-style-name="Visited_20_Internet_20_Link"><text:span text:style-name="T1">CLMSG_LOGOUT</text:span></text:a></text:p>
      <text:p text:style-name="P11"><text:a xlink:type="simple" xlink:href="#_1nxkurs4dznc" text:style-name="Internet_20_link" text:visited-style-name="Visited_20_Internet_20_Link"><text:span text:style-name="T1">information_sharing</text:span></text:a></text:p>
      <text:p text:style-name="P11"><text:a xlink:type="simple" xlink:href="#_le5ca3ebk6m4" text:style-name="Internet_20_link" text:visited-style-name="Visited_20_Internet_20_Link"><text:span text:style-name="T1">usr_msg</text:span></text:a></text:p>
      <text:p text:style-name="P11"><text:a xlink:type="simple" xlink:href="#_tjnsr0p4y1zm" text:style-name="Internet_20_link" text:visited-style-name="Visited_20_Internet_20_Link"><text:span text:style-name="T1">confirm_usr_msg</text:span></text:a></text:p>
      <text:p text:style-name="P2"><text:a xlink:type="simple" xlink:href="#_7g7l42ni6zqg" text:style-name="Internet_20_link" text:visited-style-name="Visited_20_Internet_20_Link"><text:span text:style-name="T1">Appendix</text:span></text:a></text:p>
      <text:p text:style-name="P10"><text:a xlink:type="simple" xlink:href="#_bumhouula4zt" text:style-name="Internet_20_link" text:visited-style-name="Visited_20_Internet_20_Link"><text:span text:style-name="T1">sibridge</text:span></text:a></text:p>
      <text:p text:style-name="P11"><text:a xlink:type="simple" xlink:href="#_gieyvwnkib9d" text:style-name="Internet_20_link" text:visited-style-name="Visited_20_Internet_20_Link"><text:span text:style-name="T1">SYNOPSIS</text:span></text:a></text:p>
      <text:p text:style-name="P11"><text:a xlink:type="simple" xlink:href="#_uveotml3h6xt" text:style-name="Internet_20_link" text:visited-style-name="Visited_20_Internet_20_Link"><text:span text:style-name="T1">DESCRIPTION</text:span></text:a></text:p>
      <text:p text:style-name="P11"><text:a xlink:type="simple" xlink:href="#_n3hj3y4xe5mb" text:style-name="Internet_20_link" text:visited-style-name="Visited_20_Internet_20_Link"><text:span text:style-name="T1">OPTIONS</text:span></text:a></text:p>
      <text:p text:style-name="P11"><text:a xlink:type="simple" xlink:href="#_6rx898z6itc8" text:style-name="Internet_20_link" text:visited-style-name="Visited_20_Internet_20_Link"><text:span text:style-name="T1">TLS CERTIFICATES</text:span></text:a></text:p>
      <text:p text:style-name="P10"><text:a xlink:type="simple" xlink:href="#_p43j0wkucxlz" text:style-name="Internet_20_link" text:visited-style-name="Visited_20_Internet_20_Link"><text:span text:style-name="T1">generate_package_list</text:span></text:a></text:p>
      <text:p text:style-name="P11"><text:a xlink:type="simple" xlink:href="#_7kplqidsegca" text:style-name="Internet_20_link" text:visited-style-name="Visited_20_Internet_20_Link"><text:span text:style-name="T1">SYNOPSIS</text:span></text:a></text:p>
      <text:p text:style-name="P11"><text:a xlink:type="simple" xlink:href="#_4p55nppm0mq2" text:style-name="Internet_20_link" text:visited-style-name="Visited_20_Internet_20_Link"><text:span text:style-name="T1">DESCRIPTION</text:span></text:a></text:p>
      <text:p text:style-name="P11"><text:a xlink:type="simple" xlink:href="#_80bfn3ok2vz7" text:style-name="Internet_20_link" text:visited-style-name="Visited_20_Internet_20_Link"><text:span text:style-name="T1">WARNING</text:span></text:a></text:p>
      <text:p text:style-name="P11"><text:a xlink:type="simple" xlink:href="#_pw7zmxe7trmy" text:style-name="Internet_20_link" text:visited-style-name="Visited_20_Internet_20_Link"><text:span text:style-name="T1">ENVIRONMENT</text:span></text:a></text:p>
      <text:p text:style-name="P10"><text:a xlink:type="simple" xlink:href="#_3chfrh90z9ft" text:style-name="Internet_20_link" text:visited-style-name="Visited_20_Internet_20_Link"><text:span text:style-name="T1">initrd_autopack</text:span></text:a></text:p>
      <text:p text:style-name="P11"><text:a xlink:type="simple" xlink:href="#_b4p9n1w3grfh" text:style-name="Internet_20_link" text:visited-style-name="Visited_20_Internet_20_Link"><text:span text:style-name="T1">SYNOPSIS</text:span></text:a></text:p>
      <text:p text:style-name="P11"><text:a xlink:type="simple" xlink:href="#_9u6o9qfwa26i" text:style-name="Internet_20_link" text:visited-style-name="Visited_20_Internet_20_Link"><text:span text:style-name="T1">DESCRIPTION</text:span></text:a></text:p>
      <text:p text:style-name="P11"><text:a xlink:type="simple" xlink:href="#_dqyfzc39cpkr" text:style-name="Internet_20_link" text:visited-style-name="Visited_20_Internet_20_Link"><text:span text:style-name="T1">OPTIONS</text:span></text:a></text:p>
      <text:p text:style-name="P10"><text:a xlink:type="simple" xlink:href="#_fiklmh4wvmzp" text:style-name="Internet_20_link" text:visited-style-name="Visited_20_Internet_20_Link"><text:span text:style-name="T1">TLS Certificates</text:span></text:a></text:p>
      <text:p text:style-name="P11"><text:a xlink:type="simple" xlink:href="#_o7klfc2r3utv" text:style-name="Internet_20_link" text:visited-style-name="Visited_20_Internet_20_Link"><text:span text:style-name="T1">DESCRIPTION</text:span></text:a></text:p>
      <text:p text:style-name="P11"><text:a xlink:type="simple" xlink:href="#_7y1jg8wwidfm" text:style-name="Internet_20_link" text:visited-style-name="Visited_20_Internet_20_Link"><text:span text:style-name="T1">subjectAltName</text:span></text:a></text:p>
      <text:p text:style-name="P11"><text:a xlink:type="simple" xlink:href="#_8cv517swdkbd" text:style-name="Internet_20_link" text:visited-style-name="Visited_20_Internet_20_Link"><text:span text:style-name="T1">Connection and data transfer limits</text:span></text:a></text:p>
      <text:p text:style-name="P11"><text:soft-page-break/><text:a xlink:type="simple" xlink:href="#_exo83ys82p8g" text:style-name="Internet_20_link" text:visited-style-name="Visited_20_Internet_20_Link"><text:span text:style-name="T1">Access control by feature</text:span></text:a></text:p>
      <text:p text:style-name="P3"><text:a xlink:type="simple" xlink:href="#_jjoyi1fwsh2p" text:style-name="Internet_20_link" text:visited-style-name="Visited_20_Internet_20_Link"><text:span text:style-name="T1">License</text:span></text:a></text:p>
      <text:p text:style-name="Standard"/>
      <text:p text:style-name="P48"><text:bookmark text:name="_nl56x0kbrp6g"/></text:p>
      <text:p text:style-name="P49"><text:bookmark text:name="_qpuowmrty7yb"/><text:bookmark text:name="jes9sqqlstzn"/>Overview</text:p>
      <text:p text:style-name="P19"><text:bookmark text:name="hjmnt8awkh8s"/>go-susi is a daemon that performs the following functions:</text:p>
      <text:list xml:id="list8953529164153839190" text:style-name="WWNum5">
        <text:list-item>
          <text:p text:style-name="P27">Maintain various databases for GOsa. For instance go-susi manages a database of Debian packages that GOsa presents to the user for creating package lists.</text:p>
        </text:list-item>
        <text:list-item>
          <text:p text:style-name="P27">Send messages to clients on behalf of GOsa to trigger some action such as wake-on-lan.</text:p>
        </text:list-item>
        <text:list-item>
          <text:p text:style-name="P27">Maintain a schedule of jobs and trigger their execution at the appropriate time.</text:p>
        </text:list-item>
        <text:list-item>
          <text:p text:style-name="P27">Monitor the progress of long-running jobs such as installations.</text:p>
        </text:list-item>
        <text:list-item>
          <text:p text:style-name="P27">Communicate the job schedule and progress to other servers so that each instance of GOsa can query up-to-date data from its respective go-susi instance.</text:p>
        </text:list-item>
        <text:list-item>
          <text:p text:style-name="P27">Collect data from clients and make it available to GOsa (e.g. installation logs).</text:p>
        </text:list-item>
        <text:list-item>
          <text:p text:style-name="P27">Query an LDAP directory on behalf of GOsa.</text:p>
        </text:list-item>
        <text:list-item>
          <text:p text:style-name="P27">Make changes to LDAP data on behalf of GOsa or in reaction to other events (such as job completion).</text:p>
        </text:list-item>
      </text:list>
      <text:p text:style-name="P49"><text:bookmark text:name="_u0s09hxn0kr0"/>Invocation</text:p>
      <text:p text:style-name="P19">Most of the time you would not invoke go-susi directly. The preferred way to invoke go-susi is to use appropriate Upstart/SystemD jobs.</text:p>
      <text:p text:style-name="P19">When invoked directly, go-susi understands the following command line arguments:</text:p>
      <text:p text:style-name="P19"><text:bookmark text:name="7rmu3qjxnnyy"/><text:span text:style-name="T2">--help</text:span></text:p>
      <text:p text:style-name="P12"><text:bookmark text:name="f852w3yjg198"/>print usage and exit.</text:p>
      <text:p text:style-name="P19"><text:span text:style-name="T2">--version</text:span></text:p>
      <text:p text:style-name="P12">print version and exit.</text:p>
      <text:p text:style-name="P19"><text:span text:style-name="T2">--stats</text:span></text:p>
      <text:p text:style-name="P12">send a running go-susi process an <text:span text:style-name="T3">sistats</text:span> message, print out the returned data and exit.</text:p>
      <text:p text:style-name="P19"><text:span text:style-name="T2">-c &lt;file&gt;</text:span></text:p>
      <text:p text:style-name="P12">go-susi will read its configuration from &lt;file&gt; instead of the default location. If both --test and -c are specified, the last switch on the command line will determine the config file location.</text:p>
      <text:p text:style-name="P4"><text:span text:style-name="T2">-f</text:span></text:p>
      <text:p text:style-name="P12">start with a fresh database. go-susi will not load data from <text:span text:style-name="T3">/var/lib/go-susi.</text:span></text:p>
      <text:p text:style-name="P4"><text:span text:style-name="T2">-v</text:span></text:p>
      <text:p text:style-name="P12">go-susi will log INFO level log messages (by default only ERRORs are logged). INFO level messages may aid the administrator in debugging problems.</text:p>
      <text:p text:style-name="P19"><text:span text:style-name="T2">-vv</text:span></text:p>
      <text:p text:style-name="P12">go-susi will log INFO and DEBUG level log messages. DEBUG level messages are useful only for developers and may produce so much data that it affects performance. They also contain cleartext passwords.</text:p>
      <text:p text:style-name="P19"><text:span text:style-name="T2">--test=&lt;dir&gt;</text:span></text:p>
      <text:list xml:id="list4595530887483421642" text:style-name="WWNum1">
        <text:list-item>
          <text:list>
            <text:list-item>
              <text:p text:style-name="P30">go-susi will read configuration files from &lt;dir&gt; instead of <text:span text:style-name="T3">/etc/gosa-si.</text:span></text:p>
            </text:list-item>
            <text:list-item>
              <text:p text:style-name="P30"><text:soft-page-break/>the default log file will be <text:span text:style-name="T3">&lt;dir&gt;/go-susi.log.</text:span></text:p>
            </text:list-item>
            <text:list-item>
              <text:p text:style-name="P30">the database files will be stored in <text:span text:style-name="T3">&lt;dir&gt;</text:span> instead of <text:span text:style-name="T3">/var/lib/go-susi.</text:span></text:p>
            </text:list-item>
            <text:list-item>
              <text:p text:style-name="P30">installation/softupdate logs will be stored in <text:span text:style-name="T3">&lt;dir&gt;</text:span> instead of <text:span text:style-name="T3">/var/log/fai.</text:span></text:p>
            </text:list-item>
          </text:list>
        </text:list-item>
      </text:list>
      <text:p text:style-name="P51"><text:bookmark text:name="_noyiy3hxsuzj"/>Background operation</text:p>
      <text:p text:style-name="Standard">go-susi does not put itself into the background, does not create a new session and does not ignore SIGHUP. Nor does go-susi create a PID file. If you want to do any of these things from a shell script (e.g. a classic init script), use utilities such as setsid(1), nohup(1) and start-stop-daemon(8) in combination with the shell's &amp; operator, subshells, exec and variables like $BASHPID (which gives the PID of the subshell unlike $$). Note that none of these things is necessary when go-susi is invoked by Upstart/SystemD.</text:p>
      <text:p text:style-name="P22"/>
      <text:p text:style-name="P49"><text:bookmark text:name="_kargb81n8lw4"/>Configuration</text:p>
      <text:p text:style-name="P51"><text:bookmark text:name="_vv09slb55j"/>DNS configuration</text:p>
      <text:p text:style-name="P19">go-susi will use DNS to locate other go-susi and gosa-si instances. When go-susi starts it will contact other servers listed in DNS to update its job schedule and announce its presence so that the other servers will pass on future information to the new go-susi instance. This can be disabled via <text:span text:style-name="T3">[ServerPackages]/dns-lookup.</text:span></text:p>
      <text:p text:style-name="P19">To list a server in DNS, create an SRV record for the service "gosa-si" and protocol "tcp" within the same subdomain of the go-susi that should pick it up.</text:p>
      <text:p text:style-name="P51"><text:bookmark text:name="_bqrhjen52ghs"/>TCP Keep-Alive</text:p>
      <text:p text:style-name="P19">In order to keep its job database consistent with its peers, go-susi needs to detect when a peer is unreachable. Error conditions that close the TCP connection to the peer, such as when the peer process crashes or is shut down, are always detected reliably. However error conditions at the network level, such as a broken network cable, can only be detected if TCP keep-alive is properly configured.</text:p>
      <text:p text:style-name="P19">By default the Linux kernel will not send the first keep-alive packet until hours after the last data transmission. This is too long if you want go-susi to have an accurate up-to-date view of peer jobs. The following commands configure the kernel to start keep-alive when no data has been transmitted for 30s, to wait 10s between keep-alive packets and to mark the connection as broken if 5 keep-alive packets remain unanswered. This causes broken connections to be detected after about 1 ½ minutes.</text:p>
      <text:p text:style-name="P19"/>
      <text:p text:style-name="P12"><text:span text:style-name="T3">echo 30 &gt;/proc/sys/net/ipv4/tcp_keepalive_time</text:span></text:p>
      <text:p text:style-name="P12"><text:span text:style-name="T3">echo 10 &gt;/proc/sys/net/ipv4/tcp_keepalive_intvl</text:span></text:p>
      <text:p text:style-name="P12"><text:span text:style-name="T3">echo <text:s/>5 &gt;/proc/sys/net/ipv4/tcp_keepalive_probes</text:span></text:p>
      <text:p text:style-name="P51"><text:bookmark text:name="_rhxe5y7vanz9"/><text:bookmark text:name="ghm1et7cq23q"/>Configuration file /etc/gosa-si/server.conf</text:p>
      <text:p text:style-name="P19">/etc/gosa-si/server.conf configures various aspects of go-susi's behaviour. It has the following general structure:</text:p>
      <text:p text:style-name="P19"/>
      <text:p text:style-name="P12"><text:bookmark text:name="w63fd9fui69z"/><text:span text:style-name="T3">[section1]</text:span></text:p>
      <text:p text:style-name="P12"><text:span text:style-name="T3">param1 = value1</text:span></text:p>
      <text:p text:style-name="P12"><text:span text:style-name="T3">param2 = value2</text:span></text:p>
      <text:p text:style-name="P12"><text:span text:style-name="T3">...</text:span></text:p>
      <text:p text:style-name="P12"/>
      <text:p text:style-name="P12"><text:span text:style-name="T3">[section2]</text:span></text:p>
      <text:p text:style-name="P12"><text:span text:style-name="T3">...</text:span></text:p>
      <text:p text:style-name="P19"/>
      <text:p text:style-name="P19">go-susi evaluates the following sections/parameters from this file. All other sections/parameters are ignored.</text:p>
      <text:p text:style-name="P19"/>
      <text:p text:style-name="P19"><text:span text:style-name="T2">[any section]</text:span></text:p>
      <text:p text:style-name="P12"><text:span text:style-name="T2">key</text:span></text:p>
      <text:p text:style-name="P35">go-susi collects all keys from all sections and will use them to decrypt messages.</text:p>
      <text:p text:style-name="P19"><text:span text:style-name="T2">[general]</text:span></text:p>
      <text:p text:style-name="P12"><text:span text:style-name="T2">log-file</text:span></text:p>
      <text:p text:style-name="P35"><text:soft-page-break/>The path of go-susi’s log file. Default is <text:span text:style-name="T3">/var/log/go-susi.log.</text:span></text:p>
      <text:p text:style-name="P12"><text:span text:style-name="T2">fai-log-dir</text:span></text:p>
      <text:p text:style-name="P35">The directory where the subdirectories for client log files received via <text:span text:style-name="T3">CLMSG_save_fai_log</text:span> will be created. Default is <text:span text:style-name="T3">/var/log/fai.</text:span></text:p>
      <text:p text:style-name="P12"><text:span text:style-name="T2">kernel-list-hook</text:span></text:p>
      <text:p text:style-name="P35"><text:bookmark text:name="3uhjxiaklp5d"/>The path of a program that generates a list of kernels supported for each release. See the section <text:span text:style-name="T2">kernel-list-hook</text:span> further below. Default is <text:span text:style-name="T3">/usr/lib/go-susi/generate_kernel_list.</text:span></text:p>
      <text:p text:style-name="P12"><text:span text:style-name="T2">package-list-hook</text:span></text:p>
      <text:p text:style-name="P35">The path of a program that generates a list of packages included in each release. See the section <text:span text:style-name="T2">package-list-hook</text:span> further below. Default is <text:span text:style-name="T3">/usr/lib/go-susi/generate_package_list.</text:span></text:p>
      <text:p text:style-name="P12"><text:span text:style-name="T2">user-msg-hook</text:span></text:p>
      <text:p text:style-name="P35">The path of a program to handle <text:span text:style-name="T3">job_send_user_msg</text:span> messages. See the section <text:span text:style-name="T2">user-msg-hook</text:span> further below. Default is <text:span text:style-name="T3">/usr/lib/go-susi/send_user_msg.</text:span></text:p>
      <text:p text:style-name="P12"><text:span text:style-name="T2">pxelinux-cfg-hook</text:span></text:p>
      <text:p text:style-name="P35"><text:span text:style-name="T5">(deprecated, see [tftp]//path for the replacement feature)</text:span> The path of a program that will be called when go-susi's TFTP server is asked for a file that matches "<text:span text:style-name="T3">pxelinux.cfg/01-&lt;MAC&gt;</text:span>". See the section <text:span text:style-name="T2">pxelinux-cfg-hook</text:span> further below. Default is <text:span text:style-name="T3">/usr/lib/go-susi/generate_pxelinux_cfg.</text:span></text:p>
      <text:p text:style-name="P12"><text:span text:style-name="T2">new-config-hook</text:span></text:p>
      <text:p text:style-name="P35">The path of a program that will be called when go-susi receives a message of type <text:span text:style-name="T3">new_foo_config</text:span> (for all kinds of "foo"). See the section <text:span text:style-name="T2">new-config-hook</text:span> further below. Default is <text:span text:style-name="T3">/usr/lib/go-susi/update_config_files.</text:span></text:p>
      <text:p text:style-name="P12"><text:span text:style-name="T2">trigger-action-hook</text:span></text:p>
      <text:p text:style-name="P35">The path of a program that will be called when go-susi receives a message of type <text:span text:style-name="T3">trigger_action_foo</text:span> (for all kinds of "foo"). See the section <text:span text:style-name="T2">trigger-action-hook</text:span> further below. Default is <text:span text:style-name="T3">/usr/lib/go-susi/trigger_action.</text:span></text:p>
      <text:p text:style-name="P12"><text:span text:style-name="T2">registered-hook</text:span></text:p>
      <text:p text:style-name="P35">The path of a program that will be called when go-susi has completed a successful registration at an si-server. See the section <text:span text:style-name="T2">registered-hook</text:span> further below. Default is <text:span text:style-name="T3">/usr/lib/go-susi/registered.</text:span></text:p>
      <text:p text:style-name="P12"><text:span text:style-name="T2">activated-hook</text:span></text:p>
      <text:p text:style-name="P35">The path of a program that will be called when go-susi receives a <text:span text:style-name="T3">set_activated_for_installation</text:span> message. See the section <text:span text:style-name="T2">activated-hook</text:span> further below. Default is <text:span text:style-name="T3">/usr/lib/go-susi/activated.</text:span></text:p>
      <text:p text:style-name="P12"><text:span text:style-name="T2">detect-hardware-hook</text:span></text:p>
      <text:p text:style-name="P35">The path of a program that will be called when go-susi receives a <text:span text:style-name="T3">detect_hardware</text:span> message. See the section <text:span text:style-name="T2">detect-hardware-hook</text:span> further below. Default is <text:span text:style-name="T3">/usr/lib/go-susi/detect_hardware.</text:span></text:p>
      <text:p text:style-name="P12"><text:span text:style-name="T2">fai-progress-hook</text:span></text:p>
      <text:p text:style-name="P35">The path of a program that go-susi will launch and whose output it will read continually to provide FAI progress events that go-susi will convert into <text:span text:style-name="T3">CLMSG_*</text:span> messages. See the section <text:span text:style-name="T2">fai-progress-hook</text:span> further below. Default is <text:span text:style-name="T3">/usr/lib/go-susi/fai_progress.</text:span></text:p>
      <text:p text:style-name="P12"><text:span text:style-name="T2">fai-savelog-hook</text:span></text:p>
      <text:p text:style-name="P35">The path of a program go-susi calls when it sees <text:span text:style-name="T3">"TASKEND savelog"</text:span> in the output from fai-progress-hook. The output from this program is sent as <text:span text:style-name="T3">CLMSG_save_fai_log</text:span> to the registration server. See the section <text:span text:style-name="T2">fai-savelog-hook</text:span> further below. Default is <text:span text:style-name="T3">/usr/lib/go-susi/fai_savelog.</text:span></text:p>
      <text:p text:style-name="P15"><text:span text:style-name="T2">fai-audit-hook</text:span></text:p>
      <text:p text:style-name="P37">The path of a program go-susi calls when it sees <text:span text:style-name="T3">"TASKEND audit"</text:span> in the output from fai-progress-hook. The output from this program is sent as <text:span text:style-name="T3">CLMSG_save_fai_log</text:span> to the registration server. See the section <text:span text:style-name="T2">fai-audit-hook</text:span> further below. Default is <text:span text:style-name="T3">/usr/lib/go-susi/fai_audit.</text:span></text:p>
      <text:p text:style-name="P4"/>
      <text:p text:style-name="P4"/>
      <text:p text:style-name="P4"><text:span text:style-name="T2">[server]</text:span></text:p>
      <text:p text:style-name="P12"><text:soft-page-break/><text:span text:style-name="T2">port</text:span></text:p>
      <text:p text:style-name="P35">The port the server should listen at for XML messages. Default is 20081.</text:p>
      <text:p text:style-name="P12"><text:span text:style-name="T2">ldap-uri</text:span></text:p>
      <text:p text:style-name="P35">URI for connecting with the LDAP server. Default is <text:span text:style-name="T3">ldap://localhost:389.</text:span></text:p>
      <text:p text:style-name="P12"><text:span text:style-name="T2">ldap-base</text:span></text:p>
      <text:p text:style-name="P35">A DN. LDAP lookups will be restricted to the subtree rooted here. Default is <text:span text:style-name="T3">c=de.</text:span></text:p>
      <text:p text:style-name="P15"><text:span text:style-name="T2">new-systems-base</text:span></text:p>
      <text:p text:style-name="P37">Full DN or partial DN ending in ",". In the latter case <text:span text:style-name="T2">ldap-base</text:span> will be appended. LDAP objects for new systems will be created under this base. Default is "<text:span text:style-name="T3">ou=incoming,".</text:span></text:p>
      <text:p text:style-name="P12"><text:span text:style-name="T2">ldap-admin-dn</text:span></text:p>
      <text:p text:style-name="P35">DN of the account to use for write access to LDAP. There is no default value. If this option is not set, go-susi will function in client-only mode, i.e. basically behave like a gosa-si-client, whereas otherwise it would behave like a combination of gosa-si-server and gosa-si-client.</text:p>
      <text:p text:style-name="P12"><text:span text:style-name="T2">ldap-admin-password</text:span></text:p>
      <text:p text:style-name="P35">Password of the account to use for LDAP write access. Default is <text:span text:style-name="T3">"password".</text:span></text:p>
      <text:p text:style-name="P12"><text:span text:style-name="T2">ldap-user-dn</text:span></text:p>
      <text:p text:style-name="P35">DN of the account to use for read access to LDAP. Default is empty which means anonymous access.</text:p>
      <text:p text:style-name="P12"><text:span text:style-name="T2">ldap-user-password</text:span></text:p>
      <text:p text:style-name="P35">Password of the account to use for LDAP read access. Default is empty.</text:p>
      <text:p text:style-name="P12"><text:span text:style-name="T2">ip</text:span></text:p>
      <text:p text:style-name="P35">Name or IP address with or without port of the preferred server to register at when operating in client-only mode. If go-susi operates as a full server, it ignores this setting and only registers at itself. If no port is specified, <text:span text:style-name="T3">[server]/port</text:span> is used.</text:p>
      <text:p text:style-name="P35">If registration at this server fails and <text:span text:style-name="T3">[ServerPackages]/address</text:span> lists servers, these will be tried and if <text:span text:style-name="T3">[ServerPackages]/dns-lookup</text:span> is true, servers listed in DNS will be tried, too.</text:p>
      <text:p text:style-name="P12"><text:span text:style-name="T2">dns-lookup</text:span></text:p>
      <text:p text:style-name="P35">See <text:span text:style-name="T3">[ServerPackages]/dns-lookup.</text:span> The option may be specified in either section, but <text:span text:style-name="T3">[ServerPackages]</text:span> takes precedence.</text:p>
      <text:p text:style-name="P19"><text:span text:style-name="T2">[client]</text:span></text:p>
      <text:p text:style-name="P12"><text:span text:style-name="T2">port</text:span></text:p>
      <text:p text:style-name="P35">A list of port numbers separated by commas and/or whitespace. The server expects standard clients to listen on one of these ports. Clients listening on other ports will be considered test clients and some functionality will be disabled for them. The <text:span text:style-name="T3">[server]/port</text:span> is automatically appended to this list. Default is 20083, <text:span text:style-name="T3">[server]/port.</text:span></text:p>
      <text:p text:style-name="P15"><text:span text:style-name="T2">extra-info-file</text:span></text:p>
      <text:p text:style-name="P37">Path to a an XML file whose contents will be added to <text:span text:style-name="T3">here_i_am</text:span> messages sent by the client. This information can be queried by <text:span text:style-name="T3">gosa_query_clientdb.</text:span> <text:s/>It is usually used for small bits of information, such as the client's OS version, a hardware checksum etc. The format of the file is an arbitrary root element with child elements that have only text content (no children). The file is read only when go-susi is started.</text:p>
      <text:p text:style-name="P37">Default is unset which means no extra information will be added to <text:span text:style-name="T3">here_i_am.</text:span></text:p>
      <text:p text:style-name="P19"><text:span text:style-name="T2">[faimon]</text:span></text:p>
      <text:p text:style-name="P12"><text:span text:style-name="T2">port</text:span></text:p>
      <text:p text:style-name="P35">The TCP port go-susi will listen on for FAI status messages. Default is “disabled”.</text:p>
      <text:p text:style-name="P25"><text:soft-page-break/><text:span text:style-name="T2">[tls]</text:span></text:p>
      <text:p text:style-name="P15"><text:span text:style-name="T2">ca-certificate</text:span></text:p>
      <text:p text:style-name="P37">The path of the certificate in PEM format used to authenticate certificates presented by parties connecting to go-susi via TLS. Default is <text:span text:style-name="T3">/etc/gosa-si/ca.cert.</text:span></text:p>
      <text:p text:style-name="P15"><text:span text:style-name="T2">certificate</text:span></text:p>
      <text:p text:style-name="P37">The path to the certificate in PEM format go-susi will present to the other party when connecting to them via TLS. Default is <text:span text:style-name="T3">/etc/gosa-si/si.cert.</text:span></text:p>
      <text:p text:style-name="P15"><text:span text:style-name="T2">keyfile</text:span></text:p>
      <text:p text:style-name="P37">The path to the PKCS#8 private key in PEM format that corresponds to <text:span text:style-name="T3">certificate</text:span>. Default is <text:span text:style-name="T3">/etc/gosa-si/si.key.</text:span></text:p>
      <text:p text:style-name="P19"><text:span text:style-name="T2">[tftp]</text:span></text:p>
      <text:p text:style-name="P12"><text:span text:style-name="T2">port</text:span></text:p>
      <text:p text:style-name="P35">The UDP port for go-susi's built-in TFTP server. Default is 69. Use “disable”, “none” or anything else that is not a valid port to disable the functionality.</text:p>
      <text:p text:style-name="P12"><text:span text:style-name="T2">/path</text:span></text:p>
      <text:p text:style-name="P35">Every parameter in the <text:span text:style-name="T3">[tftp]</text:span> section that starts with a slash "/" specifies a mapping from a virtual path that may be requested from the TFTP server (without the leading slash) to the data the TFTP server should send in response.</text:p>
      <text:p text:style-name="P37">If there is nothing on the right side of the "=" for the parameter, the TFTP server will respond with a "File not found" error, however this will be logged as an INFO! rather than an ERROR!.</text:p>
      <text:p text:style-name="P37">If the value on the right side of the "=" does <text:span text:style-name="T5">not</text:span> start with "|", it is the actual filesystem path of the file whose contents should be returned.</text:p>
      <text:p text:style-name="P37">If the value on the right side of the "=" <text:span text:style-name="T5">does</text:span> start with "|", it is the path of a hook to execute.</text:p>
      <text:p text:style-name="P37">See the section <text:span text:style-name="T5">TFTP hooks</text:span> for details.</text:p>
      <text:p text:style-name="P12"><text:span text:style-name="T2">/^path_regex</text:span></text:p>
      <text:p text:style-name="P35">Like <text:span text:style-name="T3">/path</text:span> (see above) but <text:span text:style-name="T3">^path_regex</text:span> is treated as a regular expression (including the "^" which means that the regex has to match at the start of the TFTP request).</text:p>
      <text:p text:style-name="P35">If the value on the right side of the "=" <text:span text:style-name="T5">does</text:span> start with "|", it is the path of a hook to execute, optionally followed by arguments to pass. The stdout of that hook will be sent as response to the TFTP request.</text:p>
      <text:p text:style-name="P35">The value to the left of the "=" may contain references to capturing groups in the regex. <text:span text:style-name="T3">${1}, ${2}, ${3},...</text:span> refer to the 1st, 2nd, 3rd,... capturing group. <text:span text:style-name="T3">${name}</text:span> refers to a named capturing group. A literal <text:span text:style-name="T3">$</text:span> has to be written as <text:span text:style-name="T3">$$.</text:span> The curly braces may be omitted, but be aware that e.g. <text:span text:style-name="T3">"$1x" </text:span>is interpreted as <text:span text:style-name="T3">"${1x}"</text:span> which is probably not what you want.</text:p>
      <text:p text:style-name="P35">If multiple <text:span text:style-name="T3">/path</text:span> and/or <text:span text:style-name="T3">/^path_regex</text:span> lines in the <text:span text:style-name="T3">[tftp]</text:span> section match an incoming TFTP request, the <text:span text:style-name="T5">last</text:span> one wins.</text:p>
      <text:p text:style-name="P4"><text:span text:style-name="T2">[ServerPackages]</text:span></text:p>
      <text:p text:style-name="P12"><text:span text:style-name="T2">address</text:span></text:p>
      <text:p text:style-name="P35">A list of peer servers (format <text:span text:style-name="T5">host:port</text:span>) separated by commas and/or whitespace to communicate with in addition to those listed in DNS.</text:p>
      <text:p text:style-name="P12"><text:span text:style-name="T2">dns-lookup</text:span></text:p>
      <text:p text:style-name="P35">If <text:span text:style-name="T3">false</text:span>, then SRV records from DNS for tcp/gosa-si servers will be ignored. Note, however, that if another server contacts go-susi of its own accord, go-susi will start talking to this peer regardless of <text:span text:style-name="T3">dns-lookup.</text:span></text:p>
      <text:p text:style-name="P12"><text:span text:style-name="T2">domains</text:span></text:p>
      <text:p text:style-name="P35">When looking up machine names (e.g. for wake-on-lan) that are not fully qualified, if DNS can not resolve the name, re-attempt with each of the domains from this list appended. The list’s entries may be separated by commas or spaces and each entry may or may not start with a dot.</text:p>
      <text:p text:style-name="P4"/>
      <text:p text:style-name="Standard"/>
      <text:p text:style-name="P7"/>
      <text:p text:style-name="P4"><text:span text:style-name="T2">[network]</text:span></text:p>
      <text:p text:style-name="P15"><text:span text:style-name="T2">my-mac</text:span></text:p>
      <text:p text:style-name="P37">Either a literal MAC address that go-susi will use to identify itself with when talking to others; or a ruleset for determining the network interface whose MAC will be used. The ruleset language is explained further below in the section <text:span text:style-name="T7">Network Interface Detection Rulesets.</text:span></text:p>
      <text:p text:style-name="P37">The default ruleset is fine for most cases. </text:p>
      <text:p text:style-name="P15"><text:span text:style-name="T2">my-ip</text:span></text:p>
      <text:p text:style-name="P37">Either a literal IP address that go-susi will use to identify itself with when talking to others; or a ruleset for determining the network interface whose IP will be used. The ruleset language is explained further below in the section <text:span text:style-name="T7">Network Interface Detection Rulesets.</text:span></text:p>
      <text:p text:style-name="P37">If you specify a custom ruleset for <text:span text:style-name="T3">my-mac</text:span> and leave <text:span text:style-name="T3">my-ip</text:span> unconfigured that ruleset will automatically be used for <text:span text:style-name="T3">my-ip</text:span>, too.</text:p>
      <text:p text:style-name="P15"><text:span text:style-name="T2">my-hostname</text:span></text:p>
      <text:p text:style-name="P37">A host name or a ruleset. It is highly unusual to use this configuration. By default the host name will be obtained from reverse lookup of the IP determined through <text:span text:style-name="T3">my-ip</text:span> and that (or <text:span text:style-name="T3">my-mac</text:span>) is usually where you would configure special cases.</text:p>
      <text:p text:style-name="P15"><text:span text:style-name="T2">my-domain</text:span></text:p>
      <text:p text:style-name="P37">A domain name or a ruleset. It is highly unusual to use this configuration. By default the domain name will be obtained according to <text:span text:style-name="T3">my-hostname.</text:span></text:p>
      <text:p text:style-name="P37"/>
      <text:p text:style-name="P53"><text:bookmark text:name="_mayd6rig4tj4"/>Network Interface Detection Rulesets</text:p>
      <text:p text:style-name="P25">The configuration options <text:span text:style-name="T3">[network]/my-mac</text:span> etc. allow the specification of a ruleset. This ruleset is used to determine among all available network interfaces the interface that will be used to obtain the respective information (e.g. MAC address). Rulesets work by computing for each network interface a numeric weight. The interface with the highest weight is chosen.</text:p>
      <text:p text:style-name="P25">The default ruleset looks as follows:</text:p>
      <text:p text:style-name="P15"><text:span text:style-name="T3">up~yes loopback~no srv~yes domain!~^$ ip!~^0.0.0.0$</text:span></text:p>
      <text:p text:style-name="P9">Individual rules are separated by whitespace. Each rule has the form <text:span text:style-name="T3">[weight:]prop~regex</text:span> or <text:span text:style-name="T3">[weight:]prop!~regex.</text:span> The weight is optional. Rules with no weight specified are assigned powers of 2 beginning with the rightmost rule as 1. This means the first rule in the ruleset (in the above example "up~yes") has the highest weight.</text:p>
      <text:p text:style-name="P9">The <text:span text:style-name="T3">prop</text:span> identifies a property of a network interface (see list below). The <text:span text:style-name="T3">regex</text:span> is a regular expression that is matched against the value of the named property. If the expression matches and the operator is <text:span text:style-name="T3">"~"</text:span>, the weight is added to the total weight. If the operator is <text:span text:style-name="T3">"!~"</text:span>, the weight is added if the expression <text:span text:style-name="T5">does not</text:span> match.</text:p>
      <text:p text:style-name="P9">The following properties are available for matching:</text:p>
      <text:p text:style-name="P15"><text:span text:style-name="T2">up</text:span></text:p>
      <text:p text:style-name="P37">"yes" or "no" depending on whether the interface is up or not. An interface that is not up usually does not have an IP assigned, so some other properties may be empty.</text:p>
      <text:p text:style-name="P15"><text:span text:style-name="T2">loopback</text:span></text:p>
      <text:p text:style-name="P37">"yes" or "no" depending on whether the interface is a loopback device or not.</text:p>
      <text:p text:style-name="P15"><text:span text:style-name="T2">srv</text:span></text:p>
      <text:p text:style-name="P37">"yes" or "no" depending on whether DNS has gosa-si SRV records for the domain derived from the interface's IP address.</text:p>
      <text:p text:style-name="P15"><text:span text:style-name="T2">mac</text:span></text:p>
      <text:p text:style-name="P37">The MAC address of the network interface.</text:p>
      <text:p text:style-name="P15"><text:span text:style-name="T2">ip</text:span></text:p>
      <text:p text:style-name="P37">The IP address of the network interface. IPv4 addresses will take precedence if there are multiple IPs. If no IP is assigned to the interface, the value is "0.0.0.0".</text:p>
      <text:p text:style-name="P15"><text:soft-page-break/></text:p>
      <text:p text:style-name="P15"><text:span text:style-name="T2">ifname</text:span></text:p>
      <text:p text:style-name="P37">The name of the network interface (e.g. "eth0").</text:p>
      <text:p text:style-name="P15"><text:span text:style-name="T2">hostname</text:span></text:p>
      <text:p text:style-name="P37">The host name derived from reverse lookup of the interface's IP address.</text:p>
      <text:p text:style-name="P15"><text:span text:style-name="T2">domain</text:span></text:p>
      <text:p text:style-name="P37">The domain name derived from reverse lookup of the interface's IP address.</text:p>
      <text:p text:style-name="Standard"/>
      <text:p text:style-name="P55"><text:bookmark text:name="_1zj2bc5h0w9u"/></text:p>
      <text:p text:style-name="P51"><text:bookmark text:name="_7fa10jpoaora"/>Configuration file /etc/gosa-si/client.conf</text:p>
      <text:p text:style-name="P19">For backwards compatibility with gosa-si-client, go-susi reads the configuration file <text:span text:style-name="T3">/etc/gosa-si/client.conf</text:span> in addition to <text:span text:style-name="T3">server.conf.</text:span> Both files are interpreted exactly the same. If both are present, settings from server.conf override conflicting settings from <text:span text:style-name="T3">client.conf.</text:span></text:p>
      <text:p text:style-name="P54"><text:bookmark text:name="_bf0dgl3dgls6"/>Configuration file /etc/gosa/ou=servers.conf</text:p>
      <text:p text:style-name="Standard">If this file exists, each line is interpreted as a DN. Whenever go-susi looks for repository servers, it will in addition to searching the complete tree under <text:span text:style-name="T3">[server]/ldap-base</text:span> also search under each of the DNs listed in this file with one-level scope. The same configuration file is used by <text:span text:style-name="T3">ldap2fai.php</text:span> from the <text:span text:style-name="T3">gosa-fai-helpers</text:span> package. Use this file if you have repository server objects located in a part of the LDAP tree that is not under <text:span text:style-name="T3">[server]/ldap-base.</text:span> </text:p>
      <text:p text:style-name="P24"/>
      <text:p text:style-name="P49"><text:bookmark text:name="_v12xmehtov9u"/><text:bookmark text:name="3yfqzfegrde0"/>Hooks</text:p>
      <text:p text:style-name="P19">go-susi outsources several functions that are directly integrated into gosa-si-server to external programs. These hook programs are configured in <text:span text:style-name="T3">server.conf</text:span>. To disable a hook completely, set it to <text:span text:style-name="T3">"/bin/true". </text:span>Do <text:span text:style-name="T5">not</text:span> use <text:span text:style-name="T3">"/dev/null"</text:span>! That will cause unnecessary ERROR messages. Only use <text:span text:style-name="T3">"/dev/null"</text:span> in places where a <text:span text:style-name="T5">non</text:span>-executable file is to be suppressed.</text:p>
      <text:p text:style-name="P51"><text:bookmark text:name="_emgj929gpns8"/>Hook environment</text:p>
      <text:p text:style-name="P19">All hooks get a standard set of environment variables:</text:p>
      <text:p text:style-name="P19"><text:span text:style-name="T3">MAC, IPADDRESS, SERVERPORT, HOSTNAME </text:span>and<text:span text:style-name="T3"> FQDN.</text:span> All of these refer to the machine running the hook.</text:p>
      <text:p text:style-name="P19"/>
      <text:p text:style-name="P51"><text:bookmark text:name="_uflhopltjofk"/>kernel-list-hook</text:p>
      <text:p text:style-name="P19">go-susi relies on an external program to provide the list of kernels supported for each release (see message <text:span text:style-name="T3">gosa_get_available_kernel</text:span>). go-susi calls this program after calling <text:span text:style-name="T3">package-list-hook</text:span> and passes it the same <text:span text:style-name="T7">PackageListCacheDir</text:span> environment variable, so the <text:span text:style-name="T3">kernel-list-hook</text:span> may use the cache created by <text:span text:style-name="T3">package-list-hook.</text:span></text:p>
      <text:p text:style-name="P19">The hook is expected to print to standard output a list in LDIF format that lists all supported releases with all supported kernels. Each supported release should have at least one entry called <text:span text:style-name="T3">"default"</text:span>. The following example demonstrates the syntax:</text:p>
      <text:p text:style-name="P12"/>
      <text:p text:style-name="P12"><text:span text:style-name="T3">dn: cn=vmlinuz-3.0.0-16-generic,ou=kernels,ou=4.1.0,ou=plophos,ou=fai</text:span></text:p>
      <text:p text:style-name="P12"><text:span text:style-name="T3">cn: vmlinuz-3.0.0-16-generic</text:span></text:p>
      <text:p text:style-name="P12"><text:span text:style-name="T3">release: plophos/4.1.0</text:span></text:p>
      <text:p text:style-name="P12"/>
      <text:p text:style-name="P12"><text:span text:style-name="T3">dn: cn=default,ou=kernels,ou=4.1.0,ou=plophos,ou=fai</text:span></text:p>
      <text:p text:style-name="P12"><text:span text:style-name="T3">cn: default</text:span></text:p>
      <text:p text:style-name="P12"><text:span text:style-name="T3">release: plophos/4.1.0</text:span></text:p>
      <text:p text:style-name="P12"/>
      <text:p text:style-name="P12"><text:span text:style-name="T3">dn: cn=default,ou=kernels,ou=plophos,ou=fai</text:span></text:p>
      <text:p text:style-name="P12"><text:span text:style-name="T3">cn: default</text:span></text:p>
      <text:p text:style-name="P12"><text:span text:style-name="T3">release: plophos</text:span></text:p>
      <text:p text:style-name="P12"/>
      <text:p text:style-name="P4">The above example lists two releases. Release <text:span text:style-name="T3">plophos/4.1.0</text:span> has two available kernel options. Release <text:span text:style-name="T3">plophos</text:span> on the other hand has only the <text:span text:style-name="T3">default</text:span> option.</text:p>
      <text:p text:style-name="P4">The DNs are arbitrary and not evaluated by go-susi. They can even be left out completely.</text:p>
      <text:p text:style-name="P4">The attribute names are not case-sensitive.</text:p>
      <text:p text:style-name="Standard">You can use base64-encoding with LDIF’s double-colon syntax.</text:p>
      <text:p text:style-name="P7"/>
      <text:p text:style-name="P51"><text:bookmark text:name="_lcg0co1fq2xh"/>package-list-hook</text:p>
      <text:p text:style-name="P19">go-susi relies on an external program to provide the list of packages included in each release and which debconf parameters they support (see message <text:span text:style-name="T3">gosa_query_packages_list</text:span>). go-susi calls this hook on startup and when it receives the <text:span text:style-name="T2">SIGUSR2</text:span> signal. The hook is expected to print to standard output a list in LDIF format that contains the complete package database. The hook will receive the following environment variables:</text:p>
      <text:p text:style-name="P19"/>
      <text:p text:style-name="P15"><text:span text:style-name="T7">PackageListCacheDir:</text:span></text:p>
      <text:p text:style-name="P37">If the hook maintains a package cache, it should store it in this directory. Note that this directory contains other go-susi files that the hook must not touch.</text:p>
      <text:p text:style-name="P15"><text:span text:style-name="T7">PackageListDebconf:</text:span></text:p>
      <text:p text:style-name="P37">When go-susi calls the hook for the first time on startup it passes the value <text:span text:style-name="T3">"cache"</text:span> in this variable. This tells the hook that it should not perform time-consuming scans of packages to extract debconf templates. It should only report templates if it can do so from cached data. The purpose is to get the list of packages as quickly as possible.</text:p>
      <text:p text:style-name="P37">When the hook has finished executing the <text:span text:style-name="T3">"cache"</text:span> run, go-susi will immediately call the hook again, this time with the value <text:span text:style-name="T3">"depends"</text:span> in this variable. This tells the hook that it may perform package scans to extract debconf templates, but should restrict itself to scanning packages whose entry in the Packages file includes the sub-string <text:span text:style-name="T3">"debconf"</text:span> on the <text:span text:style-name="T3">Depends</text:span> or <text:span text:style-name="T3">Pre-Depends</text:span> line. The purpose of this hook call is to get a mostly complete list of debconf templates as quickly as possible.</text:p>
      <text:p text:style-name="P37">When go-susi calls the hook in reaction to a <text:span text:style-name="T2">SIGUSR2</text:span> signal, it passes the value <text:span text:style-name="T3">"all"</text:span> in this variable. At this point the hook may want to scan all packages for debconf templates to be able to report a complete list. However the hook should still return in a reasonable time. It is recommended that after a maximum of 1h running time the hook should present the results it has and make a note of any packages that are still unscanned so that it can continue the scan the next time the <text:span text:style-name="T2">SIGUSR2</text:span> signal is sent (which typically happens each night via a cron job).</text:p>
      <text:p text:style-name="P15"><text:span text:style-name="T7">PackageListFAIrepository:</text:span></text:p>
      <text:p text:style-name="P37">This variable contains a space separated list of all FAIrepository attributes from LDAP (e.g. <text:span text:style-name="T3">"http://ftp.debian.org/debian|none|jessie|main,contrib")</text:span> and tells the hook which repositories it should scan for packages.</text:p>
      <text:p text:style-name="P19"/>
      <text:p text:style-name="P19"/>
      <text:p text:style-name="Standard"/>
      <text:p text:style-name="P22"/>
      <text:p text:style-name="P19"><text:span text:style-name="T7">Example ouput from hook:</text:span></text:p>
      <text:p text:style-name="P19"/>
      <text:p text:style-name="P12"><text:span text:style-name="T3">Package: console-setup</text:span></text:p>
      <text:p text:style-name="P12"><text:span text:style-name="T3">Release: plophos</text:span></text:p>
      <text:p text:style-name="P12"><text:span text:style-name="T3">Version: 1.34ubuntu15</text:span></text:p>
      <text:p text:style-name="P12"><text:span text:style-name="T3">Version: 1.35</text:span></text:p>
      <text:p text:style-name="P12"><text:span text:style-name="T3">Section: utils</text:span></text:p>
      <text:p text:style-name="P12"><text:span text:style-name="T3">Release: plophos/4.1.0</text:span></text:p>
      <text:p text:style-name="P12"><text:span text:style-name="T3">Version: 1.36</text:span></text:p>
      <text:p text:style-name="P12"><text:span text:style-name="T3">Section: main</text:span></text:p>
      <text:p text:style-name="P12"><text:span text:style-name="T3">Description: console font and keymap setup program</text:span></text:p>
      <text:p text:style-name="P12"><text:span text:style-name="T3">Templates:: ClRlbXBsYXRlOi...wgdXNlCgo=</text:span></text:p>
      <text:p text:style-name="P12"/>
      <text:p text:style-name="P15"><text:span text:style-name="T3">Release: plophos</text:span></text:p>
      <text:p text:style-name="P15"><text:span text:style-name="T3">Repository: plophos-backports</text:span></text:p>
      <text:p text:style-name="P15"><text:span text:style-name="T3">Repository: plophos-updates</text:span></text:p>
      <text:p text:style-name="P15"><text:span text:style-name="T3">Repository: plophos-security</text:span></text:p>
      <text:p text:style-name="P12"/>
      <text:p text:style-name="P12"><text:span text:style-name="T3">Package: sed</text:span></text:p>
      <text:p text:style-name="P12"><text:span text:style-name="T3">Release: plophos</text:span></text:p>
      <text:p text:style-name="P12"><text:span text:style-name="T3">Repository: plophos-security</text:span></text:p>
      <text:p text:style-name="P12"><text:span text:style-name="T3">Section: lhm/utils</text:span></text:p>
      <text:p text:style-name="P12"><text:span text:style-name="T3">Version: 4.2.1-6lhm2</text:span></text:p>
      <text:p text:style-name="P12"><text:span text:style-name="T3">Description: The GNU sed stream editor</text:span></text:p>
      <text:p text:style-name="P12"/>
      <text:p text:style-name="P19"/>
      <text:p text:style-name="P19">The attributes <text:span text:style-name="T3">Package</text:span>, <text:span text:style-name="T3">Section</text:span>, <text:span text:style-name="T3">Version</text:span> and <text:span text:style-name="T3">Description</text:span> correspond directly to their counterparts from the Debian <text:span text:style-name="T3">control</text:span> file. The <text:span text:style-name="T3">Release</text:span> attribute specifies the release (aka "distribution") to which the entry belongs. Multiple <text:span text:style-name="T3">Version</text:span> attributes may be present if multiple versions are available for the same release.</text:p>
      <text:p text:style-name="P19">The <text:span text:style-name="T3">Templates</text:span> attribute (<text:span text:style-name="T3">"Template"</text:span> without <text:span text:style-name="T3">"s"</text:span> is accepted as an alias) is the complete contents of the <text:span text:style-name="T3">templates</text:span> file describing the debconf parameters of the package (if it has any).</text:p>
      <text:p text:style-name="P19">The <text:span text:style-name="T3">Repository</text:span> attribute, if present, informs go-susi that the entry refers to a (version of a) package that is not found in the main repository for the respective release. All <text:span text:style-name="T3">Repository</text:span> values are collected and added (with a "+" prefix) to the list of available FAI classes for the corresponding release. The FAI backend recognizes these pseudo-FAI classes and creates appropriate <text:span text:style-name="T3">/etc/apt/sources.list.d/</text:span> files for them.</text:p>
      <text:p text:style-name="P19"><text:soft-page-break/>The hook may include <text:span text:style-name="T3">Release/Repository</text:span> groups in its output without any package information to inform go-susi about existing repository paths even if they do not (yet) contain packages.</text:p>
      <text:p text:style-name="P19">To reduce go-susi's memory usage and improve its performance, it is possible to combine the information for multiple releases for the same package into a single entry. Such an entry must start with the <text:span text:style-name="T3">Package</text:span> attribute and must be followed by at least one <text:span text:style-name="T3">Release</text:span> attribute. In order to determine the attribute values for attribute <text:span text:style-name="T3">A</text:span> for release <text:span text:style-name="T3">R</text:span>, the lines following <text:span text:style-name="T3">Package</text:span> will be scanned for the first <text:span text:style-name="T3">Release: R</text:span> line and then for the first <text:span text:style-name="T3">A</text:span> attribute line after that. This and all following <text:span text:style-name="T3">A</text:span> attribute lines up to the next <text:span text:style-name="T3">Release</text:span> line are <text:span text:style-name="T3">A</text:span> attribute values for <text:span text:style-name="T3">R</text:span>.</text:p>
      <text:p text:style-name="Standard"/>
      <text:p text:style-name="P22"/>
      <text:p text:style-name="P52"><text:bookmark text:name="_jl9h7nlx12bl"/>user-msg-hook</text:p>
      <text:p text:style-name="P19">go-susi relies on an external program to process user notifications from <text:span text:style-name="T3">job_send_user_msg </text:span>and <text:span text:style-name="T3">usr_msg</text:span>. When a <text:span text:style-name="T3">job_send_user_msg</text:span> is up for execution or when a <text:span text:style-name="T3">usr_msg</text:span> message is received, go-susi calls the program configured in <text:span text:style-name="T3">[general]/user-msg-hook</text:span>. The hook will receive the following environment variables:</text:p>
      <text:p text:style-name="P19"/>
      <text:p text:style-name="P12"><text:span text:style-name="T7">job:</text:span></text:p>
      <text:p text:style-name="P35">The XML of the job entry as returned by <text:span text:style-name="T3">gosa_query_jobdb</text:span> message (with either <text:span text:style-name="T3">&lt;job&gt;</text:span> or <text:span text:style-name="T3">&lt;xml&gt;</text:span> as the outermost tag).</text:p>
      <text:p text:style-name="P12"><text:span text:style-name="T7">foo:</text:span></text:p>
      <text:p text:style-name="P35">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35"/>
      <text:p text:style-name="P4"><text:span text:style-name="T7">Example:</text:span></text:p>
      <text:p text:style-name="P12">The following hook script transmits messages to users via email.</text:p>
      <text:p text:style-name="P19"/>
      <text:p text:style-name="P12"><text:span text:style-name="T3"># The environment variables $user, $subject, $group and $message</text:span></text:p>
      <text:p text:style-name="P12"><text:span text:style-name="T3"># come from the elements of the job_send_user_msg &lt;xml&gt; message.</text:span></text:p>
      <text:p text:style-name="P12"/>
      <text:p text:style-name="P12"><text:span text:style-name="T3">users="$user"</text:span></text:p>
      <text:p text:style-name="P12"/>
      <text:p text:style-name="P12"><text:span text:style-name="T3">for g in $group ; do</text:span></text:p>
      <text:p text:style-name="P12"><text:span text:style-name="T3"><text:s text:c="2"/>filter="(&amp;(cn=$g)(objectClass=posixGroup))"</text:span></text:p>
      <text:p text:style-name="P12"><text:span text:style-name="T3"><text:s text:c="2"/>members="$(ldapsearch -x -LLL "$filter" memberUid)"</text:span></text:p>
      <text:p text:style-name="P12"><text:span text:style-name="T3"><text:s text:c="2"/>users="$users $(echo "$members" | sed -n 's/memberUid: //p')"</text:span></text:p>
      <text:p text:style-name="P12"><text:span text:style-name="T3">done</text:span></text:p>
      <text:p text:style-name="P12"/>
      <text:p text:style-name="P12"><text:span text:style-name="T3">for user in $users; do</text:span></text:p>
      <text:p text:style-name="P12"><text:span text:style-name="T3"><text:s text:c="2"/>address=$(ldapsearch -x -LLL cn=$user mail | sed -n 's/mail: //p')</text:span></text:p>
      <text:p text:style-name="P12"><text:span text:style-name="T3"><text:s text:c="2"/>echo "$message" | mail -s "$subject" "$address"</text:span></text:p>
      <text:p text:style-name="P12"><text:span text:style-name="T3">done</text:span></text:p>
      <text:p text:style-name="Standard"/>
      <text:p text:style-name="P56"><text:bookmark text:name="_rz53ht8cs0me"/></text:p>
      <text:p text:style-name="P52"><text:bookmark text:name="_3eksnwm3fz5s"/>pxelinux-cfg-hook</text:p>
      <text:p text:style-name="P20">This configuration option is deprecated. It is converted to the following settings:</text:p>
      <text:p text:style-name="P20"/>
      <text:p text:style-name="P20"><text:span text:style-name="T3">[tftp]</text:span></text:p>
      <text:p text:style-name="P20"><text:span text:style-name="T3">/^pxelinux.cfg/[0-9a-f]{8}(-[0-9a-f]{4}){3}-[0-9a-f]{12}$ = # suppress ERROR!</text:span></text:p>
      <text:p text:style-name="P20"><text:span text:style-name="T3">/^pxelinux.cfg/01-(?P&lt;macaddress&gt;[0-9a-f]{2}(-[0-9a-f]{2}){5})$ = |&lt;hookpath&gt;</text:span></text:p>
      <text:p text:style-name="P20"/>
      <text:p text:style-name="P20">These settings are assumed to be at the very top of the configuration file so that they will only be used for requests that have no matching pattern in the <text:span text:style-name="T3">[tftp]</text:span> section. See the section <text:span text:style-name="T5">TFTP hooks</text:span> for more information.</text:p>
      <text:p text:style-name="P20">If you need to disable this backwards-compatibility behaviour completely, use</text:p>
      <text:p text:style-name="P25"/>
      <text:p text:style-name="P25"><text:span text:style-name="T3">[general]</text:span></text:p>
      <text:p text:style-name="P25"><text:span text:style-name="T3">pxelinux-cfg-hook = # disable backwards-compatibility rules</text:span></text:p>
      <text:p text:style-name="P20"/>
      <text:p text:style-name="Standard"/>
      <text:p text:style-name="P38"/>
      <text:p text:style-name="P54"><text:bookmark text:name="_4xal5cuhnf5d"/>TFTP hooks</text:p>
      <text:p text:style-name="P25">When go-susi's built-in TFTP server is asked for a file that matches <text:span text:style-name="T3">/path</text:span> or <text:span text:style-name="T3">/^path_regex</text:span> in the <text:span text:style-name="T3">[tftp]</text:span> section and the mapping on the right side of the "=" starts with "|", the remainder is used as the path of a hook to execute. If the program exits with 0 status its standard output is sent as response to the TFTP request.</text:p>
      <text:p text:style-name="P25">The hook will receive the following environment variables:</text:p>
      <text:p text:style-name="P25"/>
      <text:p text:style-name="P15"><text:span text:style-name="T7">tftp_request: </text:span>(<text:span text:style-name="T5">always present</text:span>)</text:p>
      <text:p text:style-name="P37">The path requested in the TFTP request. Note that this path does not usually start with "/".</text:p>
      <text:p text:style-name="P15"><text:span text:style-name="T7">groupname:</text:span></text:p>
      <text:p text:style-name="P37">If the hook was called because the request was matched by a <text:span text:style-name="T3">/^path_regex</text:span> and <text:span text:style-name="T3">path_regex</text:span> contains named capturing groups, the captured subexpressions will be passed in environment variables whose names correspond to the group names.</text:p>
      <text:p text:style-name="P15"><text:span text:style-name="T7">macaddress:</text:span></text:p>
      <text:p text:style-name="P37">A named capturing group (see previous paragraph) whose name is "macaddress" gets special treatment. All characters that are not hex digits will be removed from the captured subexpression, it will be converted <text:s/>to lower case and 0-padded or truncated to 12 characters. Colons will be inserted to form a MAC address in canonical syntax.</text:p>
      <text:p text:style-name="P15"><text:span text:style-name="T7">dn, faistate,...:</text:span></text:p>
      <text:p text:style-name="P37">If a capturing group with name "macaddress" was matched (see previous paragraph) and an LDAP object exists for that MAC address, its attributes will be passed in environment variables named after the attributes (in all lower case). The <text:span text:style-name="T3">dn</text:span> is always present in that case. The set of other attributes may vary.</text:p>
      <text:p text:style-name="P25"/>
      <text:p text:style-name="Standard"/>
      <text:p text:style-name="P38"/>
      <text:p text:style-name="P52"><text:bookmark text:name="_tmddyclmp68v"/>new-config-hook</text:p>
      <text:p text:style-name="P19">When go-susi receives a <text:span text:style-name="T3">new_foo_config</text:span> message (e.g. <text:span text:style-name="T3">new_ldap_config</text:span>) it calls this hook to update system configuration files.</text:p>
      <text:p text:style-name="P19">Depending on the received message the hook will receive some of the following environment variables:</text:p>
      <text:p text:style-name="P19"/>
      <text:p text:style-name="P12"><text:span text:style-name="T7">new_ldap_config:</text:span></text:p>
      <text:p text:style-name="P35">When this variable is non-empty, it means that LDAP configuration should be updated. The following environment variables may be present in that case, depending on whether the corresponding elements were part of the <text:span text:style-name="T3">new_ldap_config</text:span> message that triggered the hook:</text:p>
      <text:p text:style-name="P35"><text:span text:style-name="T7">admin_base, department, ldap_base, ldap_uri, release, unit_tag:</text:span></text:p>
      <text:p text:style-name="P40">See the description of <text:span text:style-name="T3">new_ldap_config</text:span> for details.</text:p>
      <text:p text:style-name="P35"><text:span text:style-name="T7">Note:</text:span></text:p>
      <text:p text:style-name="P40">Multiple <text:span text:style-name="T7">ldap_uri</text:span> values may be present. If so they will be separated by newlines in the <text:span text:style-name="T7">ldap_uri</text:span> environment variable.</text:p>
      <text:p text:style-name="P12"><text:span text:style-name="T7">new_ntp_config:</text:span></text:p>
      <text:p text:style-name="P35">When this variable is non-empty, it means that NTP configuration should be updated. The following environment variable will usually be present (but may not be in case the <text:span text:style-name="T3">new_ntp_config</text:span> did not contain any servers):</text:p>
      <text:p text:style-name="P35"><text:span text:style-name="T7">server:</text:span></text:p>
      <text:p text:style-name="Standard">If present and non-empty this is a newline-separated list of NTP servers.</text:p>
      <text:p text:style-name="P42"/>
      <text:p text:style-name="P52"><text:bookmark text:name="_ajcepjvthivg"/>trigger-action-hook</text:p>
      <text:p text:style-name="P20">Client messages of the type <text:span text:style-name="T3">trigger_action_*</text:span> are usually intended to trigger a popup message to inform the user about an imminent action. go-susi calls the program configured as <text:span text:style-name="T3">[general]/trigger-action-hook</text:span> to perform these actions.</text:p>
      <text:p text:style-name="P20">The hook will receive the following environment variables in addition to the standard variables:</text:p>
      <text:p text:style-name="P20"/>
      <text:p text:style-name="P13"><text:span text:style-name="T7">xml:</text:span></text:p>
      <text:p text:style-name="P36">The XML of the <text:span text:style-name="T3">trigger_action_*</text:span> message.</text:p>
      <text:p text:style-name="P13"><text:span text:style-name="T7">foo:</text:span></text:p>
      <text:p text:style-name="P36">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52"><text:bookmark text:name="_kha1w05s1k8z"/>registered-hook</text:p>
      <text:p text:style-name="P20">Whenever go-susi has successfully registered at a server (via <text:span text:style-name="T3">here_i_am/registered</text:span>), it calls the hook configured as <text:span text:style-name="T3">[general]/registered-hook.</text:span> The hook will not be called for erroneous <text:span text:style-name="T3">registered</text:span> messages. Note that this does not mean that the registration server has changed. The hook will receive the following environment variables in addition to the standard variables:</text:p>
      <text:p text:style-name="P20"/>
      <text:p text:style-name="P13"><text:span text:style-name="T7">xml:</text:span></text:p>
      <text:p text:style-name="P36">The XML of the <text:span text:style-name="T3">registered</text:span> message from the successful registration.</text:p>
      <text:p text:style-name="P13"><text:span text:style-name="T7">foo:</text:span></text:p>
      <text:p text:style-name="P36">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52"><text:bookmark text:name="_s846ecbynk1m"/></text:p>
      <text:p text:style-name="P52"><text:bookmark text:name="_aksqy9t8gyyf"/>activated-hook</text:p>
      <text:p text:style-name="P25">When go-susi receives a <text:span text:style-name="T3">set_activated_for_installation</text:span> message, it calls the hook configured as <text:span text:style-name="T3">[general]/activated-hook.</text:span> The hook will receive the following environment variables in addition to the standard variables:</text:p>
      <text:p text:style-name="P25"/>
      <text:p text:style-name="P15"><text:span text:style-name="T7">xml:</text:span></text:p>
      <text:p text:style-name="P37">The XML of the <text:span text:style-name="T3">set_activated_for_installation</text:span> message.</text:p>
      <text:p text:style-name="P15"><text:span text:style-name="T7">faistate:</text:span></text:p>
      <text:p text:style-name="P37">This reflects the <text:span text:style-name="T3">&lt;faistate&gt;</text:span> element of the message. The sending server sets this to the value of the <text:span text:style-name="T3">FAIstate</text:span> attribute of the target machine's LDAP object.</text:p>
      <text:p text:style-name="Standard"/>
      <text:p text:style-name="P56"><text:bookmark text:name="_ujvi2n3gkv1g"/>detect-hardware-hook</text:p>
      <text:p text:style-name="P20">When go-susi receives a <text:span text:style-name="T3">detect_hardware</text:span> message, it calls the hook configured as <text:span text:style-name="T3">[general]/detect-hardware-hook.</text:span> The hook only receives standard environment variables. The hook is expected to print on its standard output the system's hardware configuration in LDIF format. The DN is ignored and may be omitted. The output from the hook will be sent back to the si-server in a <text:span text:style-name="T3">detected_hardware</text:span> message.</text:p>
      <text:p text:style-name="P20">Be careful when including attributes like <text:span text:style-name="T3">"cn"</text:span> or <text:span text:style-name="T3">"ipHostNumber".</text:span> go-susi permits changing these via <text:span text:style-name="T3">detected_harware</text:span> messages.</text:p>
      <text:p text:style-name="P20"/>
      <text:p text:style-name="P20"><text:span text:style-name="T7">Attention:</text:span></text:p>
      <text:p text:style-name="P13">The hook is expected to complete quickly. If it takes too long, go-susi will time out, ignore the hook's output and send an empty <text:span text:style-name="T3">detected_hardware</text:span> message to the server, so that a pending installation does not stall.</text:p>
      <text:p text:style-name="P20"/>
      <text:p text:style-name="P20"><text:span text:style-name="T7">Example hook output:</text:span></text:p>
      <text:p text:style-name="P12"><text:span text:style-name="T3">dn: cn=foomachine,ou=somewhere,c=de</text:span></text:p>
      <text:p text:style-name="P12"><text:span text:style-name="T3">ghCpuType:: WjgwLCA0TUh6Cg==</text:span></text:p>
      <text:p text:style-name="P12"><text:span text:style-name="T3">gotoModules: ppdev</text:span></text:p>
      <text:p text:style-name="P12"><text:span text:style-name="T3">gotoModules: gameport</text:span></text:p>
      <text:p text:style-name="P12"><text:span text:style-name="T3">...</text:span></text:p>
      <text:p text:style-name="P52"><text:bookmark text:name="_me83wdi39akx"/></text:p>
      <text:p text:style-name="Standard"/>
      <text:p text:style-name="P56"><text:bookmark text:name="_85n1xfgyaz2l"/></text:p>
      <text:p text:style-name="P52"><text:bookmark text:name="_i2wshb9a7t92"/>fai-progress-hook</text:p>
      <text:p text:style-name="P19">When go-susi starts up, it will launch the program configured as <text:span text:style-name="T3">[general]/fai-progress-hook</text:span> and will continually read its standard output line by line and will translate each line to a corresponding <text:span text:style-name="T3">CLMSG_* </text:span>message that it will send to the si-server where it is currently registered.</text:p>
      <text:p text:style-name="P19"/>
      <text:p text:style-name="P19"><text:span text:style-name="T7">Example:</text:span></text:p>
      <text:p text:style-name="P12"><text:span text:style-name="T3">TASKBEGIN extrbase</text:span></text:p>
      <text:p text:style-name="P12"/>
      <text:p text:style-name="P4">is converted into</text:p>
      <text:p text:style-name="P4"/>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extrbase</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Example:</text:span></text:p>
      <text:p text:style-name="P12"><text:span text:style-name="T3">TASKERROR instsoft 421 warn:install_packages: packages missing</text:span></text:p>
      <text:p text:style-name="P19"/>
      <text:p text:style-name="P19">is converted into</text:p>
      <text:p text:style-name="P12"/>
      <text:p text:style-name="P12"><text:span text:style-name="T2">&lt;xml&gt;</text:span></text:p>
      <text:p text:style-name="P35"><text:span text:style-name="T2">&lt;header&gt;</text:span><text:span text:style-name="T3">CLMSG_TASKERROR</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RROR&gt;</text:span></text:p>
      <text:p text:style-name="P35"><text:span text:style-name="T3"><text:s text:c="2"/>instsoft 421 warn:install_packages: packages missing</text:span></text:p>
      <text:p text:style-name="P35"><text:span text:style-name="T2">&lt;/CLMSG_TASKERROR&gt;</text:span></text:p>
      <text:p text:style-name="P35"><text:soft-page-break/><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text:span></text:p>
      <text:p text:style-name="P52"><text:bookmark text:name="_24ioy4w0e22"/></text:p>
      <text:p text:style-name="Standard"/>
      <text:p text:style-name="P56"><text:bookmark text:name="_tjar8ca0ne17"/></text:p>
      <text:p text:style-name="P52"><text:bookmark text:name="_md5sni9nns2l"/>fai-savelog-hook</text:p>
      <text:p text:style-name="P19">go-susi launches the program configured as <text:span text:style-name="T3">[general]/fai-savelog-hook</text:span> when it sees <text:span text:style-name="T3">"TASKEND savelog"</text:span> in the output from <text:span text:style-name="T3">[general]/fai-progress-hook.</text:span> If the hook writes to its standard output data in the format described below, it will be passed on to the registration server in a <text:span text:style-name="T3">CLMSG_save_fai_log</text:span> message. When the logs have been transferred to the server, the hook will receive a newline on its standard input.</text:p>
      <text:p text:style-name="P19"/>
      <text:p text:style-name="P19"><text:span text:style-name="T7">Hook output example:</text:span></text:p>
      <text:p text:style-name="P12"><text:span text:style-name="T3">log_file:fstab:IyAvZXRjL2...c2RhNQo=<text:line-break/>log_file:format.log:U3Rhc...M2I5ODEK<text:line-break/>…</text:span></text:p>
      <text:p text:style-name="P12"><text:span text:style-name="T3">install</text:span></text:p>
      <text:p text:style-name="P19"/>
      <text:p text:style-name="P19"><text:span text:style-name="T7">Format Explanation:</text:span></text:p>
      <text:p text:style-name="P12">Each line in the output begins with the string <text:span text:style-name="T3">"log_file:"</text:span> followed by the name of a log file, followed by <text:span text:style-name="T3">":"</text:span> followed by the base64 encoded contents of the log file. Newline signals the end of the base64 block, so make sure that the base64 encoder used does not wrap the data. The final line of the output has to be either <text:span text:style-name="T3">"install"</text:span> or <text:span text:style-name="T3">"softupdate"</text:span> and specifies the type of job the logs are for. The final line has to be terminated by a newline. Any further output past that will be ignored.</text:p>
      <text:p text:style-name="Standard"/>
      <text:p text:style-name="P57"><text:bookmark text:name="_5ljeu4lqambh"/></text:p>
      <text:p text:style-name="P53"><text:bookmark text:name="_3mo9jc2jx47x"/>fai-audit-hook</text:p>
      <text:p text:style-name="P25">go-susi launches the program configured as <text:span text:style-name="T3">[general]/fai-audit-hook</text:span> when it sees <text:span text:style-name="T3">"TASKEND audit"</text:span> in the output from <text:span text:style-name="T3">[general]/fai-progress-hook.</text:span> The hook works the same way as <text:span text:style-name="T3">fai-savelog-hook,</text:span> except that the final line of output has to be <text:span text:style-name="T3">"audit".</text:span></text:p>
      <text:p text:style-name="P25">While there are no restrictions on the file names and formats that may be transmitted to the server using this hook, only XML files with the <text:span text:style-name="T3">".xml"</text:span> file extension that have the proper audit file format can be queried using <text:span text:style-name="T3">gosa_query_audit</text:span> and <text:span text:style-name="T3">gosa_query_audit_aggregate. </text:span>The following example illustrates the audit file format these functions can use:</text:p>
      <text:p text:style-name="P25"/>
      <text:p text:style-name="P25"><text:span text:style-name="T7">Audit file example:</text:span></text:p>
      <text:p text:style-name="P9"><text:span text:style-name="T3">&lt;audit&gt;</text:span></text:p>
      <text:p text:style-name="P15"><text:span text:style-name="T3">&lt;timestamp&gt;20160601070000&lt;/timestamp&gt;</text:span></text:p>
      <text:p text:style-name="P15"/>
      <text:p text:style-name="P15"><text:span text:style-name="T3">&lt;macaddress&gt;11:22:33:44:55:66&lt;/macaddress&gt;</text:span></text:p>
      <text:p text:style-name="P15"><text:span text:style-name="T3">&lt;hostname&gt;foo&lt;/hostname&gt;</text:span></text:p>
      <text:p text:style-name="P15"><text:span text:style-name="T3">&lt;ipaddress&gt;1.2.3.4&lt;/ipaddress&gt;</text:span></text:p>
      <text:p text:style-name="P15"/>
      <text:p text:style-name="P15"><text:span text:style-name="T3">&lt;entry&gt;</text:span></text:p>
      <text:p text:style-name="P37"><text:span text:style-name="T3">&lt;key&gt;key1&lt;/key&gt;</text:span></text:p>
      <text:p text:style-name="P37"><text:span text:style-name="T3">&lt;column1&gt;value_1_1&lt;/column1&gt;</text:span></text:p>
      <text:p text:style-name="P37"><text:span text:style-name="T3">&lt;column2&gt;value_1_2&lt;/column2&gt;</text:span></text:p>
      <text:p text:style-name="P37"><text:span text:style-name="T3">…</text:span></text:p>
      <text:p text:style-name="P15"><text:span text:style-name="T3">&lt;/entry&gt;</text:span></text:p>
      <text:p text:style-name="P15"/>
      <text:p text:style-name="P15"><text:span text:style-name="T3">&lt;entry&gt;</text:span></text:p>
      <text:p text:style-name="P37"><text:span text:style-name="T3">&lt;key&gt;key2&lt;/key&gt;</text:span></text:p>
      <text:p text:style-name="P37"><text:span text:style-name="T3">&lt;column1&gt;value_2_1&lt;/column1&gt;</text:span></text:p>
      <text:p text:style-name="P37"><text:span text:style-name="T3">&lt;column2&gt;value_2_2&lt;/column2&gt;</text:span></text:p>
      <text:p text:style-name="P37"><text:span text:style-name="T3">…</text:span></text:p>
      <text:p text:style-name="P15"><text:span text:style-name="T3">&lt;/entry&gt;</text:span></text:p>
      <text:p text:style-name="P15"><text:span text:style-name="T3">…</text:span></text:p>
      <text:p text:style-name="P9"><text:span text:style-name="T3">&lt;/audit&gt;</text:span></text:p>
      <text:p text:style-name="P25"><text:span text:style-name="T7">The elements have the following meaning:</text:span> <text:s text:c="5"/></text:p>
      <text:p text:style-name="P25"><text:span text:style-name="T7">&lt;audit&gt;</text:span> Mandatory root element for files to be queried with <text:span text:style-name="T3">gosa_query_audit.</text:span></text:p>
      <text:p text:style-name="P25"><text:soft-page-break/><text:span text:style-name="T7">&lt;timestamp&gt; </text:span><text:span text:style-name="T5">(optional)</text:span> This element is not used by go-susi but is recommended for human consumption.</text:p>
      <text:p text:style-name="P25"><text:span text:style-name="T7">&lt;macaddress&gt;,&lt;hostname&gt;,&lt;ipaddress&gt; </text:span><text:span text:style-name="T5">(optional)</text:span></text:p>
      <text:p text:style-name="P15">If known, these values should be added to the audit file. Values that are not known must not be added to the audit file (no dummy values or empty elements!). If a value is omitted, go-susi may either fill it in from another source when queried or it will be missing from the query result. Applications using <text:span text:style-name="T3">gosa_query_audit</text:span> must be able to cope with either situation.</text:p>
      <text:p text:style-name="P9"><text:span text:style-name="T7">&lt;entry&gt;</text:span> <text:span text:style-name="T5">(1 or more)</text:span></text:p>
      <text:p text:style-name="P15">Each piece of audit data must be inside an <text:span text:style-name="T7">&lt;entry&gt;</text:span> element. All <text:span text:style-name="T7">&lt;entry&gt;</text:span> elements must have the same set of child elements (referred to as "columns" in this documentation because conceptionally audit data is a table). At least one <text:span text:style-name="T7">&lt;entry&gt;</text:span> must be present or the audit file will be ignored.</text:p>
      <text:p text:style-name="P9"><text:span text:style-name="T7">&lt;key&gt;</text:span> <text:span text:style-name="T5">(required)</text:span> Each <text:span text:style-name="T7">&lt;entry&gt;</text:span> must have exactly one <text:span text:style-name="T7">&lt;key&gt;.</text:span> <text:s/>Keys in the same audit file must be unique.</text:p>
      <text:p text:style-name="P9"><text:span text:style-name="T7">&lt;columnX&gt;</text:span></text:p>
      <text:p text:style-name="Standard">You can choose the names of child elements other than <text:span text:style-name="T7">&lt;key&gt;</text:span> as you see fit. The same <text:span text:style-name="T7">&lt;columnX&gt;</text:span> must not appear more than once within an <text:span text:style-name="T7">&lt;entry&gt;.</text:span> The value of &lt;columnX&gt; may be empty but must not contain child elements.</text:p>
      <text:p text:style-name="P16"/>
      <text:p text:style-name="P49"><text:bookmark text:name="_hzdxkgexaqdo"/><text:bookmark text:name="bajdikkyilhk"/>Interfacing with go-susi</text:p>
      <text:p text:style-name="P52"><text:bookmark text:name="_36xshbk95lq"/>TCP connection to <text:span text:style-name="T3">[server]/port</text:span></text:p>
      <text:p text:style-name="P20">The main way of accessing go-susi's functionality is by connecting to it via TCP on the port configured in <text:span text:style-name="T3">[server]/port</text:span> and sending XML-formatted requests. Depending on the kind of request go-susi may return an XML-formatted answer. Separate go-susi instances will communicate via TCP connections. GOsa also uses TCP to interface with go-susi.</text:p>
      <text:p text:style-name="P51"><text:bookmark text:name="_99ysh1gd1xn3"/>TCP connection to <text:span text:style-name="T3">[faimon]/port</text:span></text:p>
      <text:p text:style-name="P20">go-susi listens on the TCP port configured as <text:span text:style-name="T3">[faimon]/port</text:span> and logs messages received there if the loglevel is set to DEBUG. Nothing else is done with these messages.</text:p>
      <text:p text:style-name="P51"><text:bookmark text:name="_ue6pv2ufxyrz"/>TFTP server on <text:span text:style-name="T3">[tftp]/port</text:span> (UDP)</text:p>
      <text:p text:style-name="P20">go-susi runs a read-only TFTP service. This service supports the <text:span text:style-name="T3">tsize</text:span> and <text:span text:style-name="T3">blksize</text:span> options. It serves 2 kinds of files. The first are those pre-configured in the <text:span text:style-name="T3">[tftp]</text:span> section of the configuration. In addition to these, go-susi will call the <text:span text:style-name="T3">[general]/pxelinux-cfg-hook</text:span> program to generate <text:span text:style-name="T3">pxelinux</text:span> configuration files on the fly. See the section <text:span text:style-name="T7">pxelinux-cfg-hook</text:span> for more details.</text:p>
      <text:p text:style-name="P52"><text:bookmark text:name="_l0vggs5nqxsf"/>Signals</text:p>
      <text:p text:style-name="P20"><text:span text:style-name="T2">SIGUSR2</text:span> - this signal causes go-susi to call the <text:span text:style-name="T7">kernel-list-hook</text:span> and <text:span text:style-name="T7">package-list-hook</text:span> programs to rebuild the kernel and packages databases. While the databases are being rebuilt, the old data continues to be available. This is different from gosa-si-server.</text:p>
      <text:p text:style-name="P20"><text:span text:style-name="T2">SIGUSR1</text:span> - ignored</text:p>
      <text:p text:style-name="P20"><text:span text:style-name="T2">SIGHUP, SIGINT, SIGQUIT, SIGTERM</text:span> - these signals cause a clean shutdown of go-susi after all persistent databases have been saved.<text:span text:style-name="T3"> </text:span></text:p>
      <text:p text:style-name="Standard"><text:span text:style-name="T2">SIGABRT</text:span> - causes an immediate unclean exit with backtraces of all goroutines. Useful for debugging.</text:p>
      <text:p text:style-name="P23"/>
      <text:p text:style-name="P50"><text:bookmark text:name="_3dolgdo847j1"/><text:span text:style-name="T3">/var/lib/go-susi</text:span> database</text:p>
      <text:p text:style-name="P19">go-susi maintains its database in memory but copies changes to XML files stored in the directory <text:span text:style-name="T3">/var/lib/go-susi</text:span>. When go-susi starts up, it will populate its internal database with the data from these files. This allows data to be persistent across restarts of the go-susi daemon.</text:p>
      <text:p text:style-name="P19"><text:span text:style-name="T7">Tip:</text:span></text:p>
      <text:p text:style-name="P12">Use the command line tool <text:span text:style-name="T3">tidy</text:span> to view database files. E.g.:</text:p>
      <text:p text:style-name="P12"><text:span text:style-name="T3">tidy -xml -indent /var/lib/go-susi/clientdb.xml</text:span></text:p>
      <text:p text:style-name="P52"><text:bookmark text:name="_4alj9q9r8lq3"/>jobdb.xml</text:p>
      <text:p text:style-name="P19">This file stores jobs scheduled to be executed at a later time as well as progress information for long-running jobs such as installations.</text:p>
      <text:p text:style-name="P19">Each entry in <text:span text:style-name="T3">jobdb.xml</text:span> has the same structure as an <text:span text:style-name="T3">&lt;answerX&gt;</text:span> element from a reply to the <text:span text:style-name="T3">gosa_query_jobdb</text:span> message. See that message's description for details.</text:p>
      <text:p text:style-name="P52"><text:bookmark text:name="_50wdi3uufl9n"/>serverdb.xml</text:p>
      <text:p text:style-name="P19">This file stores the other servers known to go-susi as well as the current encryption keys used for communicating with them.</text:p>
      <text:p text:style-name="P19">Each entry in <text:span text:style-name="T3">serverdb.xml</text:span> has the same structure as a <text:span text:style-name="T3">new_server</text:span> message. See that message's description for details. Note, however, that only <text:span text:style-name="T3">&lt;source&gt;</text:span> and <text:span text:style-name="T3">&lt;key&gt;</text:span> are required elements in a <text:span text:style-name="T3">serverdb.xml</text:span> entry. The other elements described at <text:span text:style-name="T3">new_server</text:span> may or may not be present.</text:p>
      <text:p text:style-name="P52"><text:bookmark text:name="_q5bbvyapnxmg"/>clientdb.xml</text:p>
      <text:p text:style-name="P19">This file stores both the clients registered at this server as well as clients registered at peers.</text:p>
      <text:p text:style-name="Standard">Each entry in <text:span text:style-name="T3">clientdb.xml</text:span> has the same structure as a <text:span text:style-name="T3">new_foreign_client</text:span> message. See that message's description for details.</text:p>
      <text:p text:style-name="P22"/>
      <text:p text:style-name="P49"><text:bookmark text:name="_ed4sng37wuoy"/>Messages</text:p>
      <text:p text:style-name="P19">This chapter lists the XML messages exchanged between the various parties communicating with go-susi. The messages are grouped into topics with their own sub-sections.</text:p>
      <text:p text:style-name="P53"><text:bookmark text:name="_yo95uphqjhiy"/>Modern communication protocol (go-susi only)</text:p>
      <text:p text:style-name="P25">This communication protocol is not compatible with gosa-si. It offers better security and should be used whenever compatibility with legacy clients is not required. In order to use the modern protocol you need to create and configure TLS certificates.</text:p>
      <text:p text:style-name="P25"/>
      <text:p text:style-name="P25">Communication begins with one party connecting to go-susi's TCP port. The party that initiates the connection sends the string <text:span text:style-name="T3">"STARTTLS"</text:span> followed by <text:span text:style-name="T3">LF </text:span>(<text:span text:style-name="T3">"\n"</text:span>) or <text:span text:style-name="T3">CRLF</text:span> (<text:span text:style-name="T3">"\r\n"</text:span>). Then both parties perform the TLS handshake. The party that initiated the connection acts as the client and the other party as the server. These designations are purely for purposes of the TLS handshake. The party initiating the connection will often be a server instance of go-susi but will act as the TLS client during the TLS handshake.</text:p>
      <text:p text:style-name="P25">TLS client authentication is required in all cases. This means that both the party initiating the connection and the other party need to present a certificate to the other party. Certificate verification is symmetrical as far as go-susi is confirmed. Both parties perform the exact same checks on each other's certificate.</text:p>
      <text:p text:style-name="P25"/>
      <text:p text:style-name="P25">Once TLS handshake has succeeded, the party that initiated the connection may send messages and potentially received replies. Each message and reply is an XML fragment sent as plain text in UTF-8 encoding. Each message or reply is terminated by <text:span text:style-name="T3">LF </text:span>(<text:span text:style-name="T3">"\n"</text:span>) or <text:span text:style-name="T3">CRLF</text:span> (<text:span text:style-name="T3">"\r\n"</text:span>). The message itself must not contain any "\n" characters, but other whitespace characters are permitted.</text:p>
      <text:p text:style-name="P25">Multiple messages may be sent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25"/>
      <text:p text:style-name="P25"><text:span text:style-name="T7">Security notes:</text:span> The protocol intentionally does not provide for a downgrading mechanism if TLS negotiation fails or the receiving party does not understand "STARTTLS". Such downgrading would be a security risk. If a modern go-susi is configured without certificates (and hence cannot do TLS) and receives a "STARTTLS" it will treat it as a garbage message and will drop the connection. If a modern go-susi initiates a TLS connection and it fails, it will not try again without TLS even if <text:span text:style-name="T3">key=...</text:span> lines are present in the configuration. However, if a modern go-susi receives a connection without "STARTTLS" it will remember that the connecting party does not understand TLS and will use the legacy protocol when contacting that party, provided that the configuration file provides keys for the legacy protocol.</text:p>
      <text:p text:style-name="P25"/>
      <text:p text:style-name="P25">sibridge has a more lenient approach when contacting the target server. If both certificates and legacy keys are configured, sibridge will attempt a TLS connection first and if that fails will try to contact the target server with the legacy protocol.</text:p>
      <text:p text:style-name="P51"><text:bookmark text:name="_cd7ky6j7y55t"/>Legacy communication protocol (compatible with gosa-si)</text:p>
      <text:p text:style-name="P19">This communication protocol is still supported by go-susi if the configuration file contains at least one <text:span text:style-name="T3">key=...</text:span> line. Because this weakens security, it is recommended to disable the legacy protocol by removing all <text:span text:style-name="T3">key=...</text:span> lines from the configuration, unless you have actual legacy clients on your network.</text:p>
      <text:p text:style-name="P19"/>
      <text:p text:style-name="P19">Every message and reply is the base64-encoding of an encrypted XML fragment. The encryption key used depends on the kind of message. See the code in <text:span text:style-name="T3">message/process_msg.go</text:span> in the functions <text:span text:style-name="T3">GosaEncrypt()</text:span> and <text:span text:style-name="T3">GosaDecrypt()</text:span> for details on the encryption scheme.</text:p>
      <text:p text:style-name="P19">Each message or reply is terminated by <text:span text:style-name="T3">LF </text:span>(<text:span text:style-name="T3">"\n"</text:span>) or <text:span text:style-name="T3">CRLF</text:span> (<text:span text:style-name="T3">"\r\n"</text:span>) following the base64-text (which must not be broken by whitespace). It is permissible to send multiple messages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51"><text:bookmark text:name="_q0xsu7rifamf"/>Message structure and common elements</text:p>
      <text:p text:style-name="P19">Note that for readability all XML in this manual will be formatted with line breaks. However embedded line breaks are not permitted in messages when transmitted with the modern protocol.</text:p>
      <text:p text:style-name="P19"/>
      <text:p text:style-name="P19">Most messages follow a common structure and share common elements.</text:p>
      <text:p text:style-name="P19"/>
      <text:p text:style-name="P12"><text:span text:style-name="T2">&lt;xml&gt;</text:span></text:p>
      <text:p text:style-name="P35"><text:span text:style-name="T2">&lt;header&gt;</text:span><text:span text:style-name="T3">prefix_foo_bar</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123.123.123.123:20081</text:span><text:span text:style-name="T2">&lt;/target&gt;</text:span></text:p>
      <text:p text:style-name="P12"><text:span text:style-name="T2">&lt;/xml&gt;</text:span></text:p>
      <text:p text:style-name="P12"><text:soft-page-break/></text:p>
      <text:p text:style-name="P19">The message elements have the following meaning:</text:p>
      <text:p text:style-name="P19"><text:span text:style-name="T7">&lt;header&gt;</text:span></text:p>
      <text:p text:style-name="P12">This identifies the type of message. Most headers have a <text:span text:style-name="T3">"prefix_"</text:span> component that a group of related messages share. A frequent prefix is <text:span text:style-name="T3">"gosa_"</text:span> which is used by messages sent by GOsa.</text:p>
      <text:p text:style-name="P19"><text:span text:style-name="T7">&lt;source&gt;</text:span></text:p>
      <text:p text:style-name="P12">The sender of the message. Most of the time this is an <text:span text:style-name="T3">IP:PORT</text:span> address of an si-server or client. However if the message is sent by GOsa, the <text:span text:style-name="T7">&lt;source&gt;</text:span> is <text:span text:style-name="T3">"GOSA".</text:span></text:p>
      <text:p text:style-name="P12">Developers wishing to interface with go-susi should always fill in an <text:span text:style-name="T3">IP:PORT</text:span> address with the proper IP of the sending computer. Because the <text:span text:style-name="T7">&lt;source&gt;</text:span> is used as a key in some places the same sender should always use the exact same <text:span text:style-name="T7">&lt;source&gt;</text:span>.</text:p>
      <text:p text:style-name="P19"><text:span text:style-name="T7">&lt;target&gt;</text:span></text:p>
      <text:p text:style-name="P12">The counterpart of <text:span text:style-name="T7">&lt;source&gt;</text:span>. Most of the time this is simply the <text:span text:style-name="T3">IP:PORT</text:span> of the recipient, but some message types have the MAC address of an affected system in the <text:span text:style-name="T7">&lt;target&gt;</text:span> element and GOsa, for whatever reasons, usually sets <text:span text:style-name="T7">&lt;target&gt;</text:span> to <text:span text:style-name="T3">"GOSA"</text:span>, even though this makes no sense.</text:p>
      <text:p text:style-name="P12">Because <text:span text:style-name="T7">&lt;target&gt;</text:span> is <text:span text:style-name="T5">not</text:span> used for message forwarding, it is basically useless.</text:p>
      <text:p text:style-name="Standard">Developers wishing to interface with go-susi should always fill in the <text:span text:style-name="T3">IP:PORT</text:span> address of the go-susi process they target.</text:p>
      <text:p text:style-name="P17"/>
      <text:p text:style-name="P51"><text:bookmark text:name="_v3ibvnwfeq4q"/>Reply structure</text:p>
      <text:p text:style-name="P19">The term reply as used in this manual refers only to something that is sent back over the same TCP connection as the message the reply refers to. Most messages do not have replies and the sender typically closes the connection after sending the message. Some messages trigger return messages sent over a new connection initiated by the recipient of the first message. These return messages are not referred to as replies in this manual.</text:p>
      <text:p text:style-name="P19">Like messages in general, most replies follow a common structure.</text:p>
      <text:p text:style-name="P12"/>
      <text:p text:style-name="P12"><text:span text:style-name="T2">&lt;xml&gt;</text:span></text:p>
      <text:p text:style-name="P35"><text:span text:style-name="T2">&lt;header&gt;</text:span><text:span text:style-name="T3">foo_bar</text:span><text:span text:style-name="T2">&lt;/header&gt;</text:span></text:p>
      <text:p text:style-name="P35"><text:span text:style-name="T2">&lt;source&gt;</text:span><text:span text:style-name="T3">0.0.0.0:20081</text:span><text:span text:style-name="T2">&lt;/source&gt;</text:span></text:p>
      <text:p text:style-name="P35"><text:span text:style-name="T2">&lt;target&gt;</text:span><text:span text:style-name="T3">GOSA</text:span><text:span text:style-name="T2">&lt;/target&gt;</text:span></text:p>
      <text:p text:style-name="P35"><text:span text:style-name="T2">&lt;answer1&gt;</text:span><text:span text:style-name="T3">...</text:span><text:span text:style-name="T2">&lt;/answer1&gt;</text:span></text:p>
      <text:p text:style-name="P35"><text:span text:style-name="T2">&lt;foo_bar&gt;&lt;/foo_bar&gt;</text:span></text:p>
      <text:p text:style-name="P35"><text:span text:style-name="T2">&lt;session_id&gt;</text:span><text:span text:style-name="T3">5352</text:span><text:span text:style-name="T2">&lt;/session_id&gt;</text:span></text:p>
      <text:p text:style-name="P12"><text:span text:style-name="T2">&lt;/xml&gt;</text:span></text:p>
      <text:p text:style-name="P19"/>
      <text:p text:style-name="P19">The message elements have the following meaning:</text:p>
      <text:p text:style-name="P19"><text:span text:style-name="T7">&lt;header&gt;</text:span></text:p>
      <text:p text:style-name="P12">The header is often derived from the message the reply is answering by dropping the <text:span text:style-name="T3">"prefix_".</text:span></text:p>
      <text:p text:style-name="P19"><text:span text:style-name="T7">&lt;source&gt;, &lt;target&gt;</text:span></text:p>
      <text:p text:style-name="P12">While these are often simply the swapped values of the corresponding elements from the initial message, as the example shows they can be even more meaningless.</text:p>
      <text:p text:style-name="P4"><text:span text:style-name="T7">&lt;foo_bar&gt;</text:span></text:p>
      <text:p text:style-name="P12">Many replies feature empty elements named like the header.</text:p>
      <text:p text:style-name="P4"><text:span text:style-name="T7">&lt;session_id&gt;</text:span></text:p>
      <text:p text:style-name="P12">An implementation detail from gosa-si-server that may be useful in log entries. For compatibility reasons go-susi adds this element to replies but the contained value is arbitrary.</text:p>
      <text:p text:style-name="P4"><text:span text:style-name="T7">&lt;answer1&gt;</text:span></text:p>
      <text:p text:style-name="Standard">When a reply may contain multiple datasets with the same structure, they are usually wrapped in <text:span text:style-name="T7">&lt;answerX&gt;</text:span> elements where <text:span text:style-name="T7">X</text:span> is the index of the answer.</text:p>
      <text:p text:style-name="P17"/>
      <text:p text:style-name="P51"><text:bookmark text:name="_sh9p65qhzwco"/>Error replies</text:p>
      <text:p text:style-name="P19">If an error occurs while processing a request, the si-server may send an error reply. Usually this is only done for messages that have regular replies, in particular for messages sent by GOsa. GOsa understands error replies with the following structure and may present the contained error message as a popup to the user.</text:p>
      <text:p text:style-name="P19"/>
      <text:p text:style-name="P12"><text:span text:style-name="T2">&lt;xml&gt;</text:span></text:p>
      <text:p text:style-name="P35"><text:span text:style-name="T2">&lt;header&gt;</text:span><text:span text:style-name="T3">answer</text:span><text:span text:style-name="T2">&lt;/header&gt;</text:span></text:p>
      <text:p text:style-name="P35"><text:span text:style-name="T2">&lt;source&gt;</text:span><text:span text:style-name="T3">123.123.123.123:20081</text:span><text:span text:style-name="T2">&lt;/source&gt;</text:span></text:p>
      <text:p text:style-name="P35"><text:span text:style-name="T2">&lt;target&gt;</text:span><text:span text:style-name="T3">GOSA</text:span><text:span text:style-name="T2">&lt;/target&gt;</text:span></text:p>
      <text:p text:style-name="P35"><text:span text:style-name="T2">&lt;error_string&gt;</text:span><text:span text:style-name="T3">Number out of range</text:span><text:span text:style-name="T2">&lt;/error_string&gt;</text:span></text:p>
      <text:p text:style-name="P35"><text:span text:style-name="T2">&lt;answer1&gt;</text:span><text:span text:style-name="T3">1</text:span><text:span text:style-name="T2">&lt;/answer1&gt;</text:span></text:p>
      <text:p text:style-name="P12"><text:span text:style-name="T2">&lt;/xml&gt;</text:span></text:p>
      <text:p text:style-name="P12"/>
      <text:p text:style-name="P19">The message elements have the following meaning:</text:p>
      <text:p text:style-name="P19"><text:span text:style-name="T7">&lt;header&gt;</text:span> always <text:span text:style-name="T3">"answer".</text:span></text:p>
      <text:p text:style-name="P19"><text:span text:style-name="T7">&lt;source&gt;</text:span> the sending server</text:p>
      <text:p text:style-name="P19"><text:span text:style-name="T7">&lt;target&gt;</text:span> always <text:span text:style-name="T3">"GOSA".</text:span></text:p>
      <text:p text:style-name="P19"><text:span text:style-name="T7">&lt;answer1&gt;</text:span> always "1".</text:p>
      <text:p text:style-name="P19"><text:span text:style-name="T7">&lt;error_string&gt;</text:span></text:p>
      <text:p text:style-name="P12">A human-readable description of the error. The presence of this element, and not &lt;answer1&gt;1&lt;/answer1&gt;, is the best indicator of an error.</text:p>
      <text:p text:style-name="P19"/>
      <text:p text:style-name="P51"><text:bookmark text:name="_1tre848fj84d"/>Encryption keys</text:p>
      <text:p text:style-name="P19">Messages are encrypted with different keys depending on sender and recipient. Unlike gosa-si-server go-susi accepts all messages encrypted with all keys. When sending, go-susi will follow the gosa-si-server rules on choosing the key to encrypt the message.</text:p>
      <text:p text:style-name="P19"><text:span text:style-name="T7">GOsa ⬌ Server:</text:span></text:p>
      <text:p text:style-name="P12">Messages by GOsa to the si-server and the server's replies are encrypted with the <text:span text:style-name="T7">[GOsaPackages]</text:span> key.</text:p>
      <text:p text:style-name="P19"><text:span text:style-name="T7">Server ➔ Client:</text:span></text:p>
      <text:p text:style-name="P12">Messages sent by the si-server to si-clients registered at that server are always encrypted with the key from the most recent <text:span text:style-name="T3">here_i_am</text:span> or <text:span text:style-name="T3">new_key</text:span> message sent by the client.</text:p>
      <text:p text:style-name="P4"><text:span text:style-name="T7">Server ➔ Server:</text:span></text:p>
      <text:p text:style-name="P12">Messages sent from one server to another are encrypted with the most recent key exchanged between sender and receiver via <text:span text:style-name="T3">new_server/confirm_new_server</text:span> messages.</text:p>
      <text:p text:style-name="P12">The only exception to this rule is the <text:span text:style-name="T3">new_server</text:span> message which is encrypted with the <text:span text:style-name="T7">[ServerPackages]</text:span> key, because when it is sent there is not yet an agreed key.</text:p>
      <text:p text:style-name="P19"><text:span text:style-name="T7">Client ➔ Server:</text:span></text:p>
      <text:p text:style-name="Standard"><text:soft-page-break/>Messages sent by an si-client to the si-server where it is registered are encrypted with the key from the most recent <text:span text:style-name="T3">here_i_am</text:span> or <text:span text:style-name="T3">new_key</text:span> message sent by the client. The only exception to this rule is the <text:span text:style-name="T3">here_i_am</text:span> message itself which is encrypted with the <text:span text:style-name="T7">[ClientPackages]</text:span> key.</text:p>
      <text:p text:style-name="P17"/>
      <text:p text:style-name="P51"><text:bookmark text:name="_o2gkp1mdgfab"/><text:bookmark text:name="sj4np8e9wdb8"/>Jobs</text:p>
      <text:p text:style-name="P19">One of the core features of the si-server is to keep a persistent database of jobs. Each job has a <text:span text:style-name="T3">&lt;timestamp&gt;</text:span> that determines when the job is to be executed and an <text:span text:style-name="T3">&lt;siserver&gt;</text:span> field that identifies the server responsible for launching that job when its time has come. Depending on the job's type there may be other fields. Usually there is a <text:span text:style-name="T3">&lt;macaddress&gt;</text:span> that specifies the machine to be affected by the job.</text:p>
      <text:p text:style-name="P19">Jobs are created by GOsa in response to user actions. There is a distinction between jobs to be executed immediately and jobs to be launched at a future time. However, as far as the messages are concerned the differences are so minor that go-susi (but not gosa-si-server) treats the two forms as synonyms.</text:p>
      <text:p text:style-name="P19">Jobs are stored in the jobdb, which in go-susi is stored in a file <text:span text:style-name="T3">jobdb.xml</text:span> described further above. The message <text:span text:style-name="T3">gosa_query_jobdb</text:span> can be used to <text:s/>extract data from the jobdb. GOsa uses this message for its deployment status page.</text:p>
      <text:p text:style-name="P19">The message <text:span text:style-name="T3">gosa_update_status_jobdb_entry</text:span> can modify the fields of an existing job and the message <text:span text:style-name="T3">gosa_delete_jobdb_entry</text:span> can be used to remove jobs. Note that GOsa does not allow the removal of running install jobs. Instead GOsa offers to cancel them. It does this by sending a <text:span text:style-name="T3">gosa_trigger_action_faireboot</text:span> message.</text:p>
      <text:p text:style-name="P19">When it's time to execute a job, the si-server first notifies the target machine (if there is one and it's reachable) of the job by sending a <text:span text:style-name="T3">trigger_action_*</text:span> message. The target machine may react to this message by presenting a logged in user with a popup asking the user to log out.</text:p>
      <text:p text:style-name="P19">A job has a lifecycle that is reflected in its <text:span text:style-name="T3">&lt;status&gt;</text:span> and <text:span text:style-name="T3">&lt;progress&gt;</text:span> fields which are documented at the message <text:span text:style-name="T3">gosa_query_jobdb.</text:span> The job starts out as <text:span text:style-name="T3">waiting</text:span>, progresses to <text:span text:style-name="T3">processing</text:span> and is removed from the jobdb when its <text:span text:style-name="T3">&lt;status&gt;</text:span> becomes <text:span text:style-name="T3">done.</text:span> The <text:span text:style-name="T3">&lt;progress&gt;</text:span> field is only used for long-running jobs like installations.</text:p>
      <text:p text:style-name="P19">Jobs are an important part of server-to-server communication. The relevant message <text:span text:style-name="T3">foreign_job_updates</text:span> is described not in the present section but the one on server-to-server communication.</text:p>
      <text:p text:style-name="P19">A special role is played by the message <text:span text:style-name="T3">job_trigger_activate_new</text:span> which is used by GOsa for its CSV-import feature. go-susi reacts to this message by creating an LDAP object for the target system if there isn't one, as well as creating an installation job and activating the system. With go-susi <text:span text:style-name="T3">job_trigger_activate_new</text:span> effectively acts as a combination of <text:span text:style-name="T3">detected_hardware, job_trigger_action_reinstall</text:span> and <text:span text:style-name="T3">gosa_set_activated_for_installation.</text:span> gosa-si-server handles things differently.</text:p>
      <text:p text:style-name="Standard">GOsa's feature for sending messages to users and/or groups results in <text:span text:style-name="T3">job_send_user_msg</text:span> messages which differ from ordinary job messages in that they do not target a machine. Other than that they are treated like other jobs, are stored in the jobdb and can be read with <text:span text:style-name="T3">gosa_query_jobdb,</text:span> modified with <text:span text:style-name="T3">gosa_update_status_jobdb_entry</text:span> and removed with <text:span text:style-name="T3">gosa_delete_jobdb_entry.</text:span></text:p>
      <text:p text:style-name="P22"/>
      <text:p text:style-name="P59"><text:bookmark text:name="_lytqmekfw49"/>job_trigger_action_*</text:p>
      <text:p text:style-name="P59"><text:bookmark text:name="_18ajv1iep81s"/>gosa_trigger_action_*</text:p>
      <text:p text:style-name="P20"><text:span text:style-name="T7">Purpose:</text:span></text:p>
      <text:p text:style-name="P13">GOsa⬌Server. Schedule a job for execution at a later time (<text:span text:style-name="T3">job_*</text:span>) or execute it at once<text:span text:style-name="T3"> (gosa_*).</text:span> The server that gets this message from GOsa will tell peer servers about the new job via <text:span text:style-name="T3">foreign_job_updates</text:span>.</text:p>
      <text:p text:style-name="P13">When the job's time has come, a matching <text:span text:style-name="T3">trigger_action_*</text:span> message will be sent to the affected client (if it is reachable).</text:p>
      <text:p text:style-name="P20"/>
      <text:p text:style-name="P20"><text:span text:style-name="T7">Example message:</text:span></text:p>
      <text:p text:style-name="P13"><text:span text:style-name="T2">&lt;xml&gt;</text:span></text:p>
      <text:p text:style-name="P36"><text:span text:style-name="T2">&lt;header&gt;</text:span><text:span text:style-name="T3">job_trigger_action_lock</text:span><text:span text:style-name="T2">&lt;/header&gt;</text:span></text:p>
      <text:p text:style-name="P36"><text:span text:style-name="T2">&lt;source&gt;</text:span><text:span text:style-name="T3">GOSA</text:span><text:span text:style-name="T2">&lt;/source&gt;</text:span></text:p>
      <text:p text:style-name="P36"><text:span text:style-name="T2">&lt;target&gt;</text:span><text:span text:style-name="T3">00:0c:29:50:a3:52</text:span><text:span text:style-name="T2">&lt;/target&gt;</text:span></text:p>
      <text:p text:style-name="P36"><text:span text:style-name="T2">&lt;timestamp&gt;</text:span><text:span text:style-name="T3">20120914131742</text:span><text:span text:style-name="T2">&lt;/timestamp&gt;</text:span></text:p>
      <text:p text:style-name="P36"><text:span text:style-name="T2">&lt;macaddress&gt;</text:span><text:span text:style-name="T3">00:0c:29:50:a3:52</text:span><text:span text:style-name="T2">&lt;/macaddress&gt;</text:span></text:p>
      <text:p text:style-name="P36"><text:span text:style-name="T2">&lt;periodic&gt;</text:span><text:span text:style-name="T3">7_days</text:span><text:span text:style-name="T2">&lt;/periodic&gt;</text:span></text:p>
      <text:p text:style-name="P13"><text:span text:style-name="T2">&lt;/xml&gt;</text:span></text:p>
      <text:p text:style-name="P20"/>
      <text:p text:style-name="P20"><text:span text:style-name="T7">The message elements have the following meaning:</text:span></text:p>
      <text:p text:style-name="P20"><text:span text:style-name="T7">&lt;header&gt;</text:span> identifies the kind of job. The following jobs are supported:</text:p>
      <text:p text:style-name="P13"><text:span text:style-name="T7">*_trigger_action_halt</text:span></text:p>
      <text:p text:style-name="P36">tell client to shut down (allowing logged in users to log out first)</text:p>
      <text:p text:style-name="P13"><text:span text:style-name="T7">*_trigger_action_reboot</text:span></text:p>
      <text:p text:style-name="P36">tell client to reboot (allowing logged in users to log out first)</text:p>
      <text:p text:style-name="P15"><text:span text:style-name="T7">*_trigger_action_audit</text:span></text:p>
      <text:p text:style-name="P37">tell client to perform an audit</text:p>
      <text:p text:style-name="P13"><text:span text:style-name="T7">*_trigger_action_faireboot</text:span></text:p>
      <text:p text:style-name="P36">abort FAI operation (e.g. installation) in progress</text:p>
      <text:p text:style-name="P13"><text:span text:style-name="T7">*_trigger_action_reinstall</text:span></text:p>
      <text:p text:style-name="P36">set faiState to “install”; tell users to log out; wake client if necessary</text:p>
      <text:p text:style-name="P13"><text:span text:style-name="T7">*_trigger_action_update</text:span></text:p>
      <text:p text:style-name="P36"><text:soft-page-break/>set faiState to “softupdate”; tell users to log out; wake client if necs.</text:p>
      <text:p text:style-name="P13"><text:span text:style-name="T7">*_trigger_action_localboot</text:span></text:p>
      <text:p text:style-name="P36">set faiState to “localboot” and remove pending install/softupdate jobs</text:p>
      <text:p text:style-name="P13"><text:span text:style-name="T7">*_trigger_action_wake</text:span></text:p>
      <text:p text:style-name="P36">send wake-on-lan (WOL) to target</text:p>
      <text:p text:style-name="P13"><text:span text:style-name="T7">*_trigger_action_lock</text:span></text:p>
      <text:p text:style-name="P36">set gotoMode to locked</text:p>
      <text:p text:style-name="P13"><text:span text:style-name="T7">*_trigger_action_activate</text:span></text:p>
      <text:p text:style-name="P36">set gotoMode “active”; send <text:span text:style-name="T3">set_activated_for_installation</text:span></text:p>
      <text:p text:style-name="P36"/>
      <text:p text:style-name="P13"><text:span text:style-name="T7">&lt;header&gt;</text:span> will become <text:span text:style-name="T7">&lt;headertag&gt;</text:span> in <text:span text:style-name="T3">foreign_job_updates</text:span> etc.</text:p>
      <text:p text:style-name="P20"><text:span text:style-name="T7">&lt;macaddress&gt;, &lt;target&gt;</text:span></text:p>
      <text:p text:style-name="P13">At least one of these elements must contain a valid MAC address that identifies the machine to be affected by the job. If <text:span text:style-name="T7">&lt;macaddress&gt;</text:span> is present, it will be preferred.</text:p>
      <text:p text:style-name="P13">The <text:span text:style-name="T7">&lt;target&gt;</text:span> value will become <text:span text:style-name="T7">&lt;targettag&gt;</text:span> in <text:span text:style-name="T3">foreign_job_updates</text:span> etc.</text:p>
      <text:p text:style-name="P20"><text:span text:style-name="T7">&lt;timestamp&gt;</text:span> <text:span text:style-name="T5">(optional)</text:span></text:p>
      <text:p text:style-name="P13">When the job should be executed. The format is "YYYYMMDDHHMMSS". The time is local time of the server that receives the message and takes time zone (in particular daylight saving time) into account. IOW the job will be executed at the earliest time that the server's clock has a value greater than the job's timestamp.</text:p>
      <text:p text:style-name="P13">If <text:span text:style-name="T7">&lt;timestamp&gt;</text:span> is missing, the timestamp will be considered to be "now" (meaning the job will be executed as soon as possible). "<text:span text:style-name="T3">gosa_trigger_*</text:span>" messages do not usually have a timestamp.</text:p>
      <text:p text:style-name="P20"><text:span text:style-name="T7">&lt;periodic&gt;</text:span> <text:span text:style-name="T5">(optional)</text:span></text:p>
      <text:p text:style-name="P13">The job will be repeated in regular intervals. The format is a <text:span text:style-name="T5">number</text:span> followed by <text:span text:style-name="T3">"_"</text:span> followed by either <text:span text:style-name="T3">"seconds", "minutes", "hours", "days", "weeks", "months"</text:span> or <text:span text:style-name="T3">"years". </text:span>Also permitted is <text:span text:style-name="T7">&lt;periodic&gt;</text:span><text:span text:style-name="T3">none</text:span><text:span text:style-name="T7">&lt;/periodic&gt;</text:span> which is the same as not having <text:span text:style-name="T7">&lt;periodic&gt;</text:span>.</text:p>
      <text:p text:style-name="P13">If a job is scheduled with <text:span text:style-name="T7">&lt;periodic&gt;</text:span> it will be scheduled to run for the first time at the time specified in <text:span text:style-name="T7">&lt;timestamp&gt;</text:span>. It will run for the 2nd time at the time that results from adding the <text:span text:style-name="T7">&lt;periodic&gt;</text:span> duration to the timestamp, for the 3rd time at the time that results from adding the duration to the timestamp of the 2nd time, and so on. If, at the time the job finishes, one or more of the repeat times have already passed, they will be skipped. For example, if a job is scheduled every <text:span text:style-name="T3">"1_minutes"</text:span> and the 1st run takes 1 ½ minutes, the 2nd run will be skipped and the next run will be the 3rd which will start ½ minute after the end of the 1st run.</text:p>
      <text:p text:style-name="P13">Note that using the unit <text:span text:style-name="T3">"days"</text:span> is different from using multiples of 24 <text:span text:style-name="T3">"hours"</text:span> because of daylight savings time which may cause days to be longer or shorter. A <text:span text:style-name="T3">"week" </text:span>is the same as 7 <text:span text:style-name="T3">"days".</text:span></text:p>
      <text:p text:style-name="P13">Note that using the unit<text:span text:style-name="T3"> "months"</text:span> is not the same as any particular number of days because months vary in length. The same applies to <text:span text:style-name="T3">"years".</text:span> E.g. a job scheduled with <text:span text:style-name="T7">&lt;timestamp&gt;</text:span><text:span text:style-name="T3">20120101000000</text:span><text:span text:style-name="T7">&lt;/timestamp&gt;</text:span> and <text:span text:style-name="T7">&lt;periodic&gt;</text:span><text:span text:style-name="T3">1_months</text:span><text:span text:style-name="T7">&lt;/periodic&gt;</text:span> will run on 2012-01-01, then 2012-02-01, then 2012-03-01,...</text:p>
      <text:p text:style-name="P13">29 February will wrap around to 1 March during a non-leap year and from that point on the timestamp will stay at the 1st of the month, even during future leap years. 31 will wrap around to 1 during short months and will stay at 1.</text:p>
      <text:p text:style-name="P13">IOW, never schedule jobs with a periodic unit of <text:span text:style-name="T3">"months"</text:span> on days &gt;= 29.</text:p>
      <text:p text:style-name="P20"/>
      <text:p text:style-name="P20"><text:span text:style-name="T7">gosa-si-server notes:</text:span></text:p>
      <text:p text:style-name="P13">This message is handled in <text:span text:style-name="T3">modules/GosaPackages.pm:process_job_msg()</text:span>.</text:p>
      <text:p text:style-name="P13">gosa-si-server does not return a reply to the <text:span text:style-name="T3">gosa_*</text:span> messages only to <text:span text:style-name="T3">job_*.</text:span></text:p>
      <text:p text:style-name="P20"><text:span text:style-name="T7">go-susi notes:</text:span></text:p>
      <text:p text:style-name="P13"><text:span text:style-name="T7">&lt;periodic&gt;</text:span> units <text:span text:style-name="T3">"years"</text:span> and <text:span text:style-name="T3">"seconds"</text:span> are go-susi extensions not supported by gosa-si. The unit <text:span text:style-name="T3">"seconds"</text:span> is for testing only.</text:p>
      <text:p text:style-name="P13"><text:soft-page-break/>go-susi treats <text:span text:style-name="T3">gosa_*</text:span> and <text:span text:style-name="T3">job_*</text:span> the same. In particular go-susi will send <text:span text:style-name="T3">foreign_job_updates</text:span> messages for both. gosa-si doesn't do this for <text:span text:style-name="T3">gosa_*</text:span> messages.</text:p>
      <text:p text:style-name="P13">gosa-si-server checks its foreign_clients database and if it finds that the affected client is registered at a peer server it will forward the job request to the peer with an added <text:span text:style-name="T3">&lt;forward_to_gosa&gt;</text:span> element. go-susi does not do this at the time it receives the message but waits until the time the job is up for execution and then forwards the job if necessary.</text:p>
      <text:p text:style-name="P13">go-susi treats <text:span text:style-name="T3">gosa_set_activated_for_installation</text:span> as a synonym for <text:span text:style-name="T3">gosa_trigger_action_activate</text:span>.</text:p>
      <text:p text:style-name="P13">go-susi treats <text:span text:style-name="T3">trigger_action_faireboot</text:span> different from gosa-si-server. gosa-si-server locks the machine and reboots it, but keeps it in <text:span text:style-name="T3">faiState</text:span> <text:span text:style-name="T3">install</text:span> (if it is installing). The job does not actually disappear. While this makes sense for the name of the job, it doesn't match how GOsa uses this job. GOsa sends <text:span text:style-name="T3">gosa_trigger_action_faireboot </text:span>when "Abort" is selected in the jobs overview. To better match GOsa's use of this job, go-susi interprets "faireboot" as "abort job".</text:p>
      <text:p text:style-name="Standard"/>
      <text:p text:style-name="P23"/>
      <text:p text:style-name="P20"><text:span text:style-name="T7">Example reply:</text:span></text:p>
      <text:p text:style-name="P13"><text:span text:style-name="T2">&lt;xml&gt;</text:span></text:p>
      <text:p text:style-name="P36"><text:span text:style-name="T2">&lt;header&gt;</text:span><text:span text:style-name="T3">answer</text:span><text:span text:style-name="T2">&lt;/header&gt;</text:span></text:p>
      <text:p text:style-name="P36"><text:span text:style-name="T2">&lt;source&gt;</text:span><text:span text:style-name="T3">0.0.0.0:20081</text:span><text:span text:style-name="T2">&lt;/source&gt;</text:span></text:p>
      <text:p text:style-name="P36"><text:span text:style-name="T2">&lt;target&gt;</text:span><text:span text:style-name="T3">GOSA</text:span><text:span text:style-name="T2">&lt;/target&gt;</text:span></text:p>
      <text:p text:style-name="P36"><text:span text:style-name="T2">&lt;answer1&gt;</text:span><text:span text:style-name="T3">0</text:span><text:span text:style-name="T2">&lt;/answer1&gt;</text:span></text:p>
      <text:p text:style-name="P36"><text:span text:style-name="T2">&lt;session_id&gt;</text:span><text:span text:style-name="T3">5352</text:span><text:span text:style-name="T2">&lt;/session_id&gt;</text:span></text:p>
      <text:p text:style-name="P13"><text:span text:style-name="T2">&lt;/xml&gt;</text:span></text:p>
      <text:p text:style-name="P20"/>
      <text:p text:style-name="P20"><text:span text:style-name="T7">The reply elements have the following meaning:</text:span></text:p>
      <text:p text:style-name="P13"><text:span text:style-name="T7">&lt;answer1&gt;</text:span> 0 if the job was successfully added to the jobdb or a numeric error code if there was a problem. In the latter case there will be an <text:span text:style-name="T7">&lt;error_string&gt;</text:span> element with a human language description of the error.</text:p>
      <text:p text:style-name="P20"><text:span text:style-name="T7">GOsa notes:</text:span></text:p>
      <text:p text:style-name="P13">GOsa sends this message in <text:span text:style-name="T3">class_gosaSupportDaemon.inc:append()</text:span>. The <text:span text:style-name="T3">"job_trigger_action_*"</text:span> string comes from <text:span text:style-name="T3">get_schedule_action() </text:span>or <text:span text:style-name="T3">get_trigger_action()</text:span> which are defined in <text:span text:style-name="T3">class_DaemonEvent.inc</text:span> and whose values are set in the respective subclass, e.g. <text:span text:style-name="T3">class_DaemonEvent_halt.inc.</text:span></text:p>
      <text:p text:style-name="Standard">GOsa ignores the reply and in fact appears to close the connection after sending the message, so that the reply cannot even be delivered.</text:p>
      <text:p text:style-name="P18"/>
      <text:p text:style-name="P60"><text:bookmark text:name="_rfc7061kx2wn"/>job_trigger_activate_new</text:p>
      <text:p text:style-name="P19"><text:span text:style-name="T7">Purpose:</text:span></text:p>
      <text:p text:style-name="P12">GOsa➔Server. Create a new system object and matching install job. This message is sent by GOsa for each entry when using the CSV import feature. It’s typically used to import a whole batch of new systems ready for installation, so that they only need to be plugged in and turned on.</text:p>
      <text:p text:style-name="P12"/>
      <text:p text:style-name="P19"><text:span text:style-name="T7">Example message:</text:span></text:p>
      <text:p text:style-name="P12"><text:span text:style-name="T2">&lt;xml&gt;</text:span></text:p>
      <text:p text:style-name="P35"><text:span text:style-name="T2">&lt;header&gt;</text:span><text:span text:style-name="T3">job_trigger_activate_new</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00:0c:29:50:a3:52</text:span><text:span text:style-name="T2">&lt;/target&gt;</text:span></text:p>
      <text:p text:style-name="P35"><text:span text:style-name="T2">&lt;timestamp&gt;</text:span><text:span text:style-name="T3">20130417120000</text:span><text:span text:style-name="T2">&lt;/timestamp&gt;</text:span></text:p>
      <text:p text:style-name="P35"><text:span text:style-name="T2">&lt;ip&gt;</text:span><text:span text:style-name="T3">172.16.2.146</text:span><text:span text:style-name="T2">&lt;/ip&gt;</text:span></text:p>
      <text:p text:style-name="P35"><text:span text:style-name="T2">&lt;fqdn&gt;</text:span><text:span text:style-name="T3">grisham.tvc.example.com</text:span><text:span text:style-name="T2">&lt;/fqdn&gt;</text:span></text:p>
      <text:p text:style-name="P35"><text:span text:style-name="T2">&lt;ogroup&gt;</text:span><text:span text:style-name="T3">Desktops</text:span><text:span text:style-name="T2">&lt;/ogroup&gt;</text:span></text:p>
      <text:p text:style-name="P35"><text:span text:style-name="T2">&lt;base&gt;</text:span><text:span text:style-name="T3">ou=Direktorium,o=go-susi,c=de</text:span><text:span text:style-name="T2">&lt;/base&gt;</text:span></text:p>
      <text:p text:style-name="P35"><text:span text:style-name="T2">&lt;mac&gt;</text:span><text:span text:style-name="T3">00:0c:29:50:a3:52</text:span><text:span text:style-name="T2">&lt;/mac&gt;</text:span></text:p>
      <text:p text:style-name="P35"><text:span text:style-name="T2">&lt;macaddress&gt;</text:span><text:span text:style-name="T3">00:0c:29:50:a3:52</text:span><text:span text:style-name="T2">&lt;/macaddress&gt;</text:span></text:p>
      <text:p text:style-name="P35"><text:span text:style-name="T2">&lt;dhcp&gt;&lt;/dhcp&gt;</text:span></text:p>
      <text:p text:style-name="P12"><text:span text:style-name="T2">&lt;/xml&gt;</text:span></text:p>
      <text:p text:style-name="P19"/>
      <text:p text:style-name="P19"><text:span text:style-name="T7">The message elements have the following meaning:</text:span></text:p>
      <text:p text:style-name="P19"><text:span text:style-name="T7">&lt;timestamp&gt;</text:span> <text:span text:style-name="T5">(optional)</text:span></text:p>
      <text:p text:style-name="P12">A <text:span text:style-name="T3">trigger_action_reinstall</text:span> job with this <text:span text:style-name="T7">&lt;timestamp&gt;</text:span> will be created. If <text:span text:style-name="T7">&lt;timestamp&gt;</text:span> is missing, it defaults to now.</text:p>
      <text:p text:style-name="P19"><text:span text:style-name="T7">&lt;base&gt;</text:span> <text:span text:style-name="T5">(optional)</text:span></text:p>
      <text:p text:style-name="P12">The new system object will be put into <text:span text:style-name="T3">ou=workstations,ou=systems,&lt;base&gt;</text:span> or <text:span text:style-name="T3">ou=servers,ou=systems,&lt;base&gt;</text:span><text:span text:style-name="T2"> </text:span>depending on whether it is <text:span text:style-name="T3">gotoWorkstation</text:span> or <text:span text:style-name="T3">goServer</text:span> (based on the <text:span text:style-name="T7">&lt;ogroup&gt;</text:span> information or an existing object). If no information about the system's type is available, it will be put in <text:span text:style-name="T3">new-systems-base.</text:span></text:p>
      <text:p text:style-name="P12">If an object with the given MAC address already exists elsewhere, it will be moved to the new location.</text:p>
      <text:p text:style-name="P12">If <text:span text:style-name="T7">&lt;base&gt;</text:span> is missing and <text:span text:style-name="T7">&lt;ogroup&gt;</text:span> is an object group,<text:span text:style-name="T7"> </text:span><text:s/>the system will be put into the same <text:span text:style-name="T3">ou</text:span> as the alphabetically first member system of the object group (even if that <text:span text:style-name="T3">ou</text:span> is not called <text:span text:style-name="T3">"workstations"</text:span> or <text:span text:style-name="T3">"servers"</text:span>).</text:p>
      <text:p text:style-name="P12">If <text:span text:style-name="T7">&lt;base&gt;</text:span> is missing and <text:span text:style-name="T7">&lt;ogroup&gt;</text:span> is also missing, <text:span text:style-name="T7">&lt;base&gt;</text:span> will default to <text:span text:style-name="T3">[server]/ldap-base</text:span> for new entries and keep the old location if the system already exists.</text:p>
      <text:p text:style-name="P12">If <text:span text:style-name="T7">&lt;base&gt;</text:span> is missing and <text:span text:style-name="T7">&lt;ogroup&gt;</text:span> is a system, the new system object will be put into the same <text:span text:style-name="T3">ou</text:span> as the template system (even if that <text:span text:style-name="T3">ou</text:span> is not called <text:span text:style-name="T3">"workstations"</text:span> or <text:span text:style-name="T3">"servers"</text:span>).</text:p>
      <text:p text:style-name="P19"><text:span text:style-name="T7">&lt;mac&gt;, &lt;macaddress&gt;, &lt;target&gt;</text:span></text:p>
      <text:p text:style-name="P12"><text:soft-page-break/>One of these elements must be present. If the message has both <text:span text:style-name="T7">&lt;mac&gt;</text:span> and <text:span text:style-name="T7">&lt;macaddress&gt;</text:span>, <text:span text:style-name="T7">&lt;mac&gt;</text:span> will take precedence over <text:span text:style-name="T7">&lt;macaddress&gt;</text:span> and an error will be logged if they differ.</text:p>
      <text:p text:style-name="P12">If either <text:span text:style-name="T7">&lt;mac&gt;</text:span> or <text:span text:style-name="T7">&lt;macaddress&gt;</text:span> is present, <text:span text:style-name="T7">&lt;target&gt;</text:span> is ignored. Otherwise it will be used as MAC and it is a fatal error if it is not a valid MAC.</text:p>
      <text:p text:style-name="P19"><text:span text:style-name="T7">&lt;ogroup&gt;</text:span> <text:span text:style-name="T5">(optional)</text:span></text:p>
      <text:p text:style-name="P12">Either the plain or full-qualified name of a system (i.e. LDAP object with <text:span text:style-name="T3">objectClass=GOHard</text:span>) to use as a template or the name of an object group (i.e. LDAP object with <text:span text:style-name="T3">objectClass=gosaGroupOfNames</text:span>).</text:p>
      <text:p text:style-name="P12">If <text:span text:style-name="T7">&lt;ogroup&gt;</text:span> is an object group, its member list will be sorted alphabetically and the first <text:span text:style-name="T3">GOHard</text:span> member will be used as template system.</text:p>
      <text:p text:style-name="P12">If no LDAP object exists for the given MAC address, an object will created with a generated name and the relevant attributes will be copied from the template system.</text:p>
      <text:p text:style-name="P12">The <text:span text:style-name="T3">gotoMode</text:span> will always be set to <text:span text:style-name="T3">active</text:span>, irrespective of the template object’s value.</text:p>
      <text:p text:style-name="P12">If <text:span text:style-name="T7">&lt;ogroup&gt;</text:span> is missing and there is no existing LDAP object, an incomplete entry will be created in <text:span text:style-name="T3">new-systems-base.</text:span></text:p>
      <text:p text:style-name="P19"><text:span text:style-name="T7">&lt;ip&gt;</text:span> <text:span text:style-name="T5">(optional)</text:span></text:p>
      <text:p text:style-name="P12">If a new system object is created, its <text:span text:style-name="T3">ipHostNumber</text:span> will be set to this value. This is mainly useful to make WOL more reliable by telling the server about the subnet of the new system.</text:p>
      <text:p text:style-name="P19"><text:span text:style-name="T7">&lt;fqdn&gt; </text:span><text:span text:style-name="T5">(optional)</text:span></text:p>
      <text:p text:style-name="P12">If <text:span text:style-name="T7">&lt;ip&gt;</text:span> is missing but <text:span text:style-name="T7">&lt;fqdn&gt;</text:span> is present, the <text:span text:style-name="T7">&lt;fqdn&gt;</text:span> will be resolved to an IP via DNS. Note that the <text:span text:style-name="T7">&lt;fqdn&gt;</text:span> will <text:span text:style-name="T5">not</text:span> be used to name the generated LDAP entry. Like <text:span text:style-name="T7">&lt;ip&gt;</text:span> the purpose of <text:span text:style-name="T7">&lt;fqdn&gt;</text:span> is to make WOL more reliable.</text:p>
      <text:p text:style-name="P19"><text:span text:style-name="T7">&lt;dhcp&gt;</text:span> ignored.</text:p>
      <text:p text:style-name="P19"/>
      <text:p text:style-name="P19"><text:span text:style-name="T7">gosa-si-server notes:</text:span></text:p>
      <text:p text:style-name="P12">gosa-si-server ignores <text:span text:style-name="T7">&lt;dhcp&gt;</text:span> and <text:span text:style-name="T7">&lt;target&gt;</text:span>.</text:p>
      <text:p text:style-name="P19"><text:span text:style-name="T7">go-susi notes:</text:span></text:p>
      <text:p text:style-name="P12">go-susi’s handling of this message is different from gosa-si-server’s in the following respects:</text:p>
      <text:list xml:id="list1726870180478687736" text:style-name="WWNum6">
        <text:list-item>
          <text:list>
            <text:list-item>
              <text:p text:style-name="P31"><text:bookmark text:name="fhvqu6w21q56"/>go-susi creates the system’s LDAP object immediately with a generated name, whereas gosa-si-server does not create a system object until the system contacts the server.</text:p>
            </text:list-item>
            <text:list-item>
              <text:p text:style-name="P31">go-susi sends a single WOL when the install job triggers at the given <text:span text:style-name="T7">&lt;timestamp&gt;</text:span>, whereas gosa-si-server keeps sending WOLs until the system contacts the server.</text:p>
            </text:list-item>
            <text:list-item>
              <text:p text:style-name="P31"><text:span text:style-name="T7">&lt;ogroup&gt;</text:span> can be the name of a system to use as template, whereas gosa-si-server requires it to be an object group.</text:p>
            </text:list-item>
            <text:list-item>
              <text:p text:style-name="P31">If <text:span text:style-name="T7">&lt;base&gt;</text:span> is missing and <text:span text:style-name="T7">&lt;ogroup&gt; </text:span>is an object group, gosa-si-server will derive <text:span text:style-name="T7">&lt;base&gt;</text:span> from <text:span text:style-name="T7">&lt;ogroup&gt;</text:span>’s DN whereas go-susi derives <text:span text:style-name="T7">&lt;base&gt;</text:span> from the group's first member.</text:p>
            </text:list-item>
            <text:list-item>
              <text:p text:style-name="P31">go-susi creates a normal <text:span text:style-name="T3">trigger_action_reinstall</text:span> job when it receives this message.</text:p>
            </text:list-item>
          </text:list>
        </text:list-item>
      </text:list>
      <text:p text:style-name="P19"/>
      <text:p text:style-name="P19"><text:span text:style-name="T7">Example reply:</text:span></text:p>
      <text:p text:style-name="Standard">see <text:span text:style-name="T3">job_trigger_action_*</text:span></text:p>
      <text:p text:style-name="P17"/>
      <text:p text:style-name="P59"><text:bookmark text:name="_b1cynga2n4f7"/>gosa_set_activated_for_installation</text:p>
      <text:p text:style-name="P59"><text:bookmark text:name="_vc4zvgp0v9ry"/>job_set_activated_for_installation</text:p>
      <text:p text:style-name="P20"><text:span text:style-name="T7">Purpose:</text:span></text:p>
      <text:p text:style-name="P13">GOsa➔Server. When go-susi executes this job, it treats this as a synonym for <text:span text:style-name="T3">gosa_trigger_action_activate</text:span> except that there's no reply. However, when go-susi forwards this job to another server, it is forwarded with its original header. Because gosa-si-server treats the 2 messages differently, it is important that the correct message is used if there are gosa-si-server peers.</text:p>
      <text:p text:style-name="P20"><text:span text:style-name="T7">go-susi note:</text:span></text:p>
      <text:p text:style-name="P13">go-susi accepts the alias <text:span text:style-name="T3">job_set_activated_for_installation</text:span> and supports all of the other elements possible for jobs such as <text:span text:style-name="T7">&lt;periodic&gt;</text:span>. gosa-si-server supports only the <text:span text:style-name="T3">gosa_*</text:span> form with no job planning elements.</text:p>
      <text:p text:style-name="P20"/>
      <text:p text:style-name="P20"><text:span text:style-name="T7">Example message:</text:span></text:p>
      <text:p text:style-name="P20"><text:span text:style-name="T2">&lt;xml&gt;</text:span></text:p>
      <text:p text:style-name="P13"><text:span text:style-name="T2">&lt;header&gt;</text:span><text:span text:style-name="T3">gosa_set_activated_for_installation</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Standard"><text:span text:style-name="T2">&lt;/xml&gt;</text:span></text:p>
      <text:p text:style-name="P23"/>
      <text:p text:style-name="P59"><text:bookmark text:name="_y5al68gnxmpw"/>job_send_user_msg</text:p>
      <text:p text:style-name="P20"><text:span text:style-name="T7">Purpose:</text:span></text:p>
      <text:p text:style-name="P13">GOsa⬌Server. Send a text message to one or more users and/or groups of users.</text:p>
      <text:p text:style-name="P20"><text:span text:style-name="T7">go-susi note:</text:span></text:p>
      <text:p text:style-name="P13">go-susi does not implement messaging services directly. When the job's execution time as determined by <text:span text:style-name="T7">&lt;timestamp&gt;</text:span> has come, the external program configured as <text:span text:style-name="T3">[general]/user-msg-hook</text:span> will be executed. See the manual section on that hook for details.</text:p>
      <text:p text:style-name="P20"/>
      <text:p text:style-name="P20"><text:span text:style-name="T7">Example message:</text:span></text:p>
      <text:p text:style-name="P13"><text:span text:style-name="T2">&lt;xml&gt;</text:span></text:p>
      <text:p text:style-name="P36"><text:span text:style-name="T2">&lt;header&gt;</text:span><text:span text:style-name="T3">job_send_user_msg</text:span><text:span text:style-name="T2">&lt;/header&gt;</text:span></text:p>
      <text:p text:style-name="P36"><text:span text:style-name="T2">&lt;source&gt;</text:span><text:span text:style-name="T3">GOSA</text:span><text:span text:style-name="T2">&lt;/source&gt;</text:span></text:p>
      <text:p text:style-name="P36"><text:span text:style-name="T2">&lt;target&gt;</text:span><text:span text:style-name="T3">GOSA</text:span><text:span text:style-name="T2">&lt;/target&gt;</text:span></text:p>
      <text:p text:style-name="P36"><text:span text:style-name="T2">&lt;from&gt;</text:span><text:span text:style-name="T3">Sender Name</text:span><text:span text:style-name="T2">&lt;/from&gt;</text:span></text:p>
      <text:p text:style-name="P36"><text:span text:style-name="T2">&lt;user&gt;</text:span><text:span text:style-name="T3">user1</text:span><text:span text:style-name="T2">&lt;/user&gt;</text:span></text:p>
      <text:p text:style-name="P36"><text:span text:style-name="T2">&lt;user&gt;</text:span><text:span text:style-name="T3">user2</text:span><text:span text:style-name="T2">&lt;/user&gt;</text:span></text:p>
      <text:p text:style-name="P36"><text:span text:style-name="T2">...</text:span></text:p>
      <text:p text:style-name="P36"><text:span text:style-name="T2">&lt;group&gt;</text:span><text:span text:style-name="T3">group1</text:span><text:span text:style-name="T2">&lt;/group&gt;</text:span></text:p>
      <text:p text:style-name="P36"><text:span text:style-name="T2">&lt;group&gt;</text:span><text:span text:style-name="T3">group2</text:span><text:span text:style-name="T2">&lt;/group&gt;</text:span></text:p>
      <text:p text:style-name="P36"><text:span text:style-name="T2">...</text:span></text:p>
      <text:p text:style-name="P36"><text:span text:style-name="T2">&lt;subject&gt;</text:span><text:span text:style-name="T3">QmV0cmVmZg==</text:span><text:span text:style-name="T2">&lt;/subject&gt; <text:s/></text:span></text:p>
      <text:p text:style-name="P36"><text:span text:style-name="T2">&lt;message&gt;</text:span><text:span text:style-name="T3">TmFjaHJpY2h0Ck5hY2hyaWNodCBaZWlsZTI=</text:span><text:span text:style-name="T2">&lt;/message&gt;</text:span></text:p>
      <text:p text:style-name="P36"><text:span text:style-name="T2">&lt;timestamp&gt;</text:span><text:span text:style-name="T3">20130409122130</text:span><text:span text:style-name="T2">&lt;/timestamp&gt;</text:span></text:p>
      <text:p text:style-name="P36"><text:span text:style-name="T2">&lt;delivery_time&gt;</text:span><text:span text:style-name="T3">20130409122130</text:span><text:span text:style-name="T2">&lt;/delivery_time&gt;</text:span></text:p>
      <text:p text:style-name="P36"><text:span text:style-name="T2">&lt;periodic&gt;</text:span><text:span text:style-name="T3">none</text:span><text:span text:style-name="T2">&lt;/periodic&gt;</text:span></text:p>
      <text:p text:style-name="P36"><text:span text:style-name="T2">&lt;macaddress&gt;</text:span><text:span text:style-name="T3">GOSA</text:span><text:span text:style-name="T2">&lt;/macaddress&gt;</text:span></text:p>
      <text:p text:style-name="P13"><text:span text:style-name="T2">&lt;/xml&gt;</text:span></text:p>
      <text:p text:style-name="P20"><text:span text:style-name="T7">The message elements have the following meaning:</text:span></text:p>
      <text:p text:style-name="P13"><text:span text:style-name="T7">&lt;header&gt;</text:span>, <text:span text:style-name="T7">&lt;periodic&gt;</text:span> and <text:span text:style-name="T7">&lt;timestamp&gt;</text:span> are the only elements used by go-susi and they have the same meaning as for <text:span text:style-name="T3">job_trigger_action_*</text:span>.</text:p>
      <text:p text:style-name="P13"><text:span text:style-name="T7">&lt;macaddress&gt;</text:span> will be replaced with the go-susi server's MAC.</text:p>
      <text:p text:style-name="P20"/>
      <text:p text:style-name="P20"><text:soft-page-break/><text:span text:style-name="T7">Example reply:</text:span></text:p>
      <text:p text:style-name="Standard"><text:span text:style-name="T3">see job_trigger_action_*</text:span></text:p>
      <text:p text:style-name="P18"/>
      <text:p text:style-name="P59"><text:bookmark text:name="_wj0yc4cuajj2"/>gosa_query_jobdb</text:p>
      <text:p text:style-name="P19"><text:span text:style-name="T7">Purpose:</text:span></text:p>
      <text:p text:style-name="P12">GOsa⬌Server. Returns all entries from the jobdb that match a given filter.</text:p>
      <text:p text:style-name="P19"/>
      <text:p text:style-name="P21"><text:span text:style-name="T7">Example message:</text:span></text:p>
      <text:p text:style-name="P14"><text:span text:style-name="T2">&lt;xml&gt; <text:s text:c="22"/></text:span></text:p>
      <text:p text:style-name="P14"><text:span text:style-name="T2"><text:s text:c="4"/>&lt;header&gt;</text:span><text:span text:style-name="T3">gosa_query_jobdb</text:span><text:span text:style-name="T2">&lt;/header&gt;</text:span></text:p>
      <text:p text:style-name="P14"><text:span text:style-name="T2"><text:s text:c="4"/>&lt;target&gt;</text:span><text:span text:style-name="T3">GOSA</text:span><text:span text:style-name="T2">&lt;/target&gt;</text:span></text:p>
      <text:p text:style-name="P14"><text:span text:style-name="T2"><text:s text:c="4"/>&lt;source&gt;</text:span><text:span text:style-name="T3">GOSA</text:span><text:span text:style-name="T2">&lt;/source&gt;</text:span></text:p>
      <text:p text:style-name="P14"><text:span text:style-name="T2"><text:s text:c="4"/>&lt;where&gt;</text:span></text:p>
      <text:p text:style-name="P14"><text:span text:style-name="T2"><text:s text:c="8"/>&lt;clause&gt;</text:span></text:p>
      <text:p text:style-name="P14"><text:span text:style-name="T2"><text:s text:c="12"/>&lt;connector&gt;</text:span><text:span text:style-name="T3">or</text:span><text:span text:style-name="T2">&lt;/connector&gt;</text:span></text:p>
      <text:p text:style-name="P14"><text:span text:style-name="T2"><text:s text:c="12"/>&lt;phrase&gt;</text:span></text:p>
      <text:p text:style-name="P14"><text:span text:style-name="T2"><text:s text:c="16"/>&lt;operator&gt;</text:span><text:span text:style-name="T3">eq</text:span><text:span text:style-name="T2">&lt;/operator&gt;</text:span></text:p>
      <text:p text:style-name="P14"><text:span text:style-name="T2"><text:s text:c="16"/>&lt;macaddress&gt;</text:span><text:span text:style-name="T3">00:1d:60:7e:9b:f6</text:span><text:span text:style-name="T2">&lt;/macaddress&gt;</text:span></text:p>
      <text:p text:style-name="P14"><text:span text:style-name="T2"><text:s text:c="12"/>&lt;/phrase&gt;</text:span></text:p>
      <text:p text:style-name="P14"><text:span text:style-name="T2"><text:s text:c="8"/>&lt;/clause&gt;</text:span></text:p>
      <text:p text:style-name="P14"><text:span text:style-name="T2"><text:s text:c="4"/>&lt;/where&gt;</text:span></text:p>
      <text:p text:style-name="P14"><text:span text:style-name="T2"><text:s text:c="4"/>&lt;orderby&gt;</text:span><text:span text:style-name="T3">id</text:span><text:span text:style-name="T2">&lt;/orderby&gt;</text:span></text:p>
      <text:p text:style-name="P14"><text:span text:style-name="T2"><text:s text:c="4"/>&lt;limit&gt;</text:span></text:p>
      <text:p text:style-name="P14"><text:span text:style-name="T2"><text:s text:c="8"/>&lt;from&gt;</text:span><text:span text:style-name="T3">0</text:span><text:span text:style-name="T2">&lt;/from&gt;</text:span></text:p>
      <text:p text:style-name="P14"><text:span text:style-name="T2"><text:s text:c="8"/>&lt;to&gt;</text:span><text:span text:style-name="T3">9999999</text:span><text:span text:style-name="T2">&lt;/to&gt;</text:span></text:p>
      <text:p text:style-name="P14"><text:span text:style-name="T2"><text:s text:c="4"/>&lt;/limit&gt;</text:span></text:p>
      <text:p text:style-name="P14"><text:span text:style-name="T2">&lt;/xml&gt;</text:span></text:p>
      <text:p text:style-name="P14"/>
      <text:p text:style-name="P21"><text:span text:style-name="T7">The message elements have the following meaning:</text:span> <text:s text:c="5"/></text:p>
      <text:p text:style-name="P19"><text:span text:style-name="T7">&lt;source&gt;,&lt;target&gt;</text:span> always "GOSA"</text:p>
      <text:p text:style-name="P19"><text:span text:style-name="T7">&lt;where&gt; </text:span><text:span text:style-name="T5">(exactly 1)</text:span> The filter that selects the jobs to return.</text:p>
      <text:p text:style-name="P19"><text:span text:style-name="T7">&lt;clause&gt;</text:span> <text:span text:style-name="T5">(0 or more)</text:span></text:p>
      <text:p text:style-name="P12"><text:soft-page-break/>A filter condition. All <text:span text:style-name="T7">&lt;clause&gt;</text:span> filter conditions within <text:span text:style-name="T7">&lt;where&gt;</text:span> are ANDed. If no <text:span text:style-name="T7">&lt;clause&gt;</text:span> element is present, all datasets will be selected.</text:p>
      <text:p text:style-name="P19"><text:span text:style-name="T7">&lt;connector&gt;</text:span> <text:span text:style-name="T5">(0 or 1)</text:span></text:p>
      <text:p text:style-name="P12">If not provided, the default connector is "AND". All <text:span text:style-name="T7">&lt;phrase&gt;</text:span> filter conditions within a <text:span text:style-name="T7">&lt;clause&gt;</text:span> are combined by this operator like this:</text:p>
      <text:p text:style-name="P5">P<text:span text:style-name="T8">1</text:span> <text:span text:style-name="T5">c</text:span> P<text:span text:style-name="T8">2</text:span> <text:span text:style-name="T5">c</text:span> P<text:span text:style-name="T8">3</text:span> <text:span text:style-name="T5">c</text:span> ... P<text:span text:style-name="T8">n</text:span></text:p>
      <text:p text:style-name="P12">where P<text:span text:style-name="T8">i</text:span> are the phrase filters and <text:span text:style-name="T5">c</text:span> is the connector. Possible values for <text:span text:style-name="T7">&lt;connector&gt;</text:span> are <text:span text:style-name="T3">"AND" </text:span>and <text:span text:style-name="T3">"OR"</text:span> (The case of the word doesn’t matter). </text:p>
      <text:p text:style-name="P19"><text:span text:style-name="T7">&lt;phrase&gt;</text:span> <text:span text:style-name="T5">(0 or more)</text:span></text:p>
      <text:p text:style-name="P12">A single primitive filter condition. In addition to one <text:span text:style-name="T7">&lt;operator&gt;</text:span> element (see below) a <text:span text:style-name="T7">&lt;phrase&gt;</text:span> must contain exactly one other element. The element's name specifies the column name in the database and the element's text content the value to compare against. The comparison is performed according to <text:span text:style-name="T7">&lt;operator&gt;</text:span>.<text:line-break/>In the case of the jobdb, the valid elements inside <text:span text:style-name="T7">&lt;phrase&gt;</text:span> are <text:span text:style-name="T7">&lt;id&gt;</text:span>, <text:span text:style-name="T7">&lt;timestamp&gt;</text:span>, <text:span text:style-name="T7">&lt;status&gt;</text:span>, <text:span text:style-name="T7">&lt;result&gt;</text:span>, <text:span text:style-name="T7">&lt;progress&gt;</text:span>, <text:span text:style-name="T7">&lt;headertag&gt;</text:span>, <text:span text:style-name="T7">&lt;targettag&gt;</text:span>, <text:span text:style-name="T7">&lt;xmlmessage&gt;</text:span>, <text:span text:style-name="T7">&lt;macaddress&gt;</text:span>, <text:span text:style-name="T7">&lt;plainname&gt;</text:span>, <text:span text:style-name="T7">&lt;siserver&gt;</text:span> and <text:span text:style-name="T7">&lt;modified&gt;</text:span>.</text:p>
      <text:p text:style-name="P19"><text:span text:style-name="T7">&lt;operator&gt;</text:span> <text:span text:style-name="T5">(optional, assumed to be "eq" if missing)</text:span></text:p>
      <text:p text:style-name="P12">The comparison operator for the <text:span text:style-name="T7">&lt;phrase&gt;</text:span>. Permitted operators are <text:span text:style-name="T3">"eq", "ne", "ge", "gt", "le", "lt"</text:span> with their obvious meanings, as well as <text:span text:style-name="T3">"like" and "unlike"</text:span>. The case of the operator name doesn’t matter.</text:p>
      <text:p text:style-name="P12"><text:span text:style-name="T3">"like" </text:span>performs a case-insensitive match against a pattern that may include "%" to match any sequence of 0 or more characters and "<text:span text:style-name="T5">_</text:span>" to match exactly one character. A literal "%" or "_" cannot be embedded in such a pattern. <text:span text:style-name="T3">"unlike"</text:span> is the negation of <text:span text:style-name="T3">"like"</text:span>.<text:line-break/>The operators <text:span text:style-name="T3">"ge", "gt", "le" </text:span>and <text:span text:style-name="T3">"lt"</text:span> will attempt to convert their arguments to numbers and do a numeric comparison. If that fails, a string comparison is performed. The other operators always perform string comparison. go-susi performs all string comparisons case-insensitive, but gosa-si is case-sensitive (which is a gotcha especially with respect to MAC addresses).<text:line-break/>The comparison is performed with the database value as the first operand. I.e. the <text:span text:style-name="T3">"gt" </text:span>operator will return datasets whose value for the respective column is greater than the comparison value from <text:span text:style-name="T7">&lt;phrase&gt;</text:span>.</text:p>
      <text:p text:style-name="P19"><text:span text:style-name="T7">&lt;orderby&gt;</text:span> <text:span text:style-name="T5">(optional)</text:span></text:p>
      <text:p text:style-name="P12">The name of the column of the database to use for sorting the results, optionally followed by "ASC" or "DESC" for ascending or descending sort.</text:p>
      <text:p text:style-name="P19"><text:span text:style-name="T7">&lt;limit&gt;</text:span> <text:span text:style-name="T5">(optional)</text:span> Requests that only parts of the result set are returned.</text:p>
      <text:p text:style-name="P19"><text:span text:style-name="T7">&lt;from&gt;</text:span></text:p>
      <text:p text:style-name="P12">After sorting query results by <text:span text:style-name="T7">&lt;orderby&gt;</text:span>, skip the first N results (i.e. do not include them in the reply) where N is the integer inside <text:span text:style-name="T7">&lt;from&gt;</text:span>. Note: The name <text:span text:style-name="T7">&lt;from&gt;</text:span> is misleading because it suggests that N is the value of the first item to be returned. A negative value is treated like 0.</text:p>
      <text:p text:style-name="P19"><text:span text:style-name="T7">&lt;to&gt;</text:span></text:p>
      <text:p text:style-name="P12">Return a maximum of N results where N is the integer inside <text:span text:style-name="T7">&lt;to&gt;</text:span>. A negative value means no limit. Note: The name <text:span text:style-name="T7">&lt;to&gt;</text:span> is misleading since it suggests that N is the value of the last item to be returned.</text:p>
      <text:p text:style-name="P19"/>
      <text:p text:style-name="P19"><text:span text:style-name="T7">gosa-si-server notes:</text:span></text:p>
      <text:p text:style-name="P12">gosa-si-server probably permits any <text:span text:style-name="T7">&lt;connector&gt;</text:span> that results in a valid SQL statement, not just <text:span text:style-name="T3">"AND"</text:span> and <text:span text:style-name="T3">"OR"</text:span>. But I have not seen this used in the wild, so go-susi doesn't implement any other connectors.</text:p>
      <text:p text:style-name="P12">The implementation of <text:span text:style-name="T3">query_jobdb</text:span> is found in the file <text:span text:style-name="T3">databases.pm</text:span>. The parsing of the XML filter into an SQL statement is done in <text:span text:style-name="T3">/usr/share/perl5/GOSA/GosaSupportDaemon.pm:get_where/orderby/limit_statement().</text:span></text:p>
      <text:p text:style-name="P12">The names <text:span text:style-name="T7">&lt;from&gt;</text:span> and <text:span text:style-name="T7">&lt;to&gt;</text:span> suggest that these tags are intended to specify a range of values to return but the actual implementation translates <text:span text:style-name="T7">&lt;from&gt;</text:span> to SQL’s OFFSET and <text:span text:style-name="T7">&lt;to&gt;</text:span> to SQL’s LIMIT.</text:p>
      <text:p text:style-name="P12">The <text:span text:style-name="T7">&lt;operator&gt;</text:span> is case-insensitive in go-susi (i.e. "eQ" means the same as "eq") but gosa-si-server requires operators to be lowercase.</text:p>
      <text:p text:style-name="P12">gosa-si-server does not support the <text:span text:style-name="T7">&lt;operator&gt;</text:span> <text:span text:style-name="T3">"unlike"</text:span></text:p>
      <text:p text:style-name="P12">go-susi performs all string comparisons case-insensitive, but gosa-si is case-sensitive (which is a gotcha especially with respect to MAC addresses).</text:p>
      <text:p text:style-name="P19"><text:span text:style-name="T7">GOsa notes:</text:span></text:p>
      <text:p text:style-name="P12">GOsa sends these requests in <text:span text:style-name="T3">include/class_gosaSupportDaemon.inc:get_queued_entries()</text:span> which is called by <text:span text:style-name="T3">plugins/addons/goto/class_filterGotoEvents.inc:query().</text:span></text:p>
      <text:p text:style-name="Standard"/>
      <text:p text:style-name="P8"/>
      <text:p text:style-name="P6"><text:span text:style-name="T7">Example reply (empty jobdb):</text:span></text:p>
      <text:p text:style-name="P12"><text:span text:style-name="T2">&lt;xml&gt;</text:span></text:p>
      <text:p text:style-name="P12"><text:span text:style-name="T2"><text:s text:c="4"/>&lt;header&gt;</text:span><text:span text:style-name="T3">query_jobdb</text:span><text:span text:style-name="T2">&lt;/header&gt;</text:span></text:p>
      <text:p text:style-name="P12"><text:span text:style-name="T2"><text:s text:c="4"/>&lt;source&gt;</text:span><text:span text:style-name="T3">172.16.2.143:20081</text:span><text:span text:style-name="T2">&lt;/source&gt;</text:span></text:p>
      <text:p text:style-name="P12"><text:span text:style-name="T2"><text:s text:c="4"/>&lt;target&gt;</text:span><text:span text:style-name="T3">GOSA</text:span><text:span text:style-name="T2">&lt;/target&gt;</text:span></text:p>
      <text:p text:style-name="P12"><text:span text:style-name="T2"><text:s text:c="4"/>&lt;session_id&gt;</text:span><text:span text:style-name="T3">2427</text:span><text:span text:style-name="T2">&lt;/session_id&gt;</text:span></text:p>
      <text:p text:style-name="P12"><text:span text:style-name="T2">&lt;/xml&gt;</text:span></text:p>
      <text:p text:style-name="P4"><text:span text:style-name="T7">Example reply (2 jobs):</text:span></text:p>
      <text:p text:style-name="P12"><text:span text:style-name="T2">&lt;xml&gt;</text:span></text:p>
      <text:p text:style-name="P12"><text:span text:style-name="T2"><text:s text:c="4"/>&lt;header&gt;</text:span><text:span text:style-name="T3">query_jobdb</text:span><text:span text:style-name="T2">&lt;/header&gt;</text:span></text:p>
      <text:p text:style-name="P12"><text:span text:style-name="T2"><text:s text:c="4"/>&lt;source&gt;</text:span><text:span text:style-name="T3">172.16.2.143:20081</text:span><text:span text:style-name="T2">&lt;/source&gt;</text:span></text:p>
      <text:p text:style-name="P12"><text:span text:style-name="T2"><text:s text:c="4"/>&lt;target&gt;</text:span><text:span text:style-name="T3">GOSA</text:span><text:span text:style-name="T2">&lt;/target&gt;</text:span></text:p>
      <text:p text:style-name="P12"><text:span text:style-name="T2"><text:s text:c="4"/>&lt;answer1&gt;</text:span></text:p>
      <text:p text:style-name="P12"><text:span text:style-name="T2"><text:s text:c="8"/>&lt;plainname&gt;</text:span><text:span text:style-name="T3">grisham</text:span><text:span text:style-name="T2">&lt;/plainname&gt;</text:span></text:p>
      <text:p text:style-name="P12"><text:span text:style-name="T2"><text:s text:c="8"/>&lt;progress&gt;</text:span><text:span text:style-name="T3">none</text:span><text:span text:style-name="T2">&lt;/progress&gt;</text:span></text:p>
      <text:p text:style-name="P12"><text:span text:style-name="T2"><text:s text:c="8"/>&lt;status&gt;</text:span><text:span text:style-name="T3">waiting</text:span><text:span text:style-name="T2">&lt;/status&gt; </text:span></text:p>
      <text:p text:style-name="P12"><text:span text:style-name="T2"><text:s text:c="8"/>&lt;siserver&gt;</text:span><text:span text:style-name="T3">localhost</text:span><text:span text:style-name="T2">&lt;/siserver&gt;</text:span></text:p>
      <text:p text:style-name="P12"><text:span text:style-name="T2"><text:s text:c="8"/>&lt;modified&gt;</text:span><text:span text:style-name="T3">0</text:span><text:span text:style-name="T2">&lt;/modified&gt;</text:span></text:p>
      <text:p text:style-name="P12"><text:span text:style-name="T2"><text:s text:c="8"/>&lt;targettag&gt;</text:span><text:span text:style-name="T3">00:0c:29:50:a3:52</text:span><text:span text:style-name="T2">&lt;/targettag&gt;</text:span></text:p>
      <text:p text:style-name="P12"><text:span text:style-name="T2"><text:s text:c="8"/>&lt;macaddress&gt;</text:span><text:span text:style-name="T3">00:0c:29:50:a3:52</text:span><text:span text:style-name="T2">&lt;/macaddress&gt;</text:span></text:p>
      <text:p text:style-name="P12"><text:span text:style-name="T2"><text:s text:c="8"/>&lt;timestamp&gt;</text:span><text:span text:style-name="T3">20120824131849</text:span><text:span text:style-name="T2">&lt;/timestamp&gt;</text:span></text:p>
      <text:p text:style-name="P12"><text:span text:style-name="T2"><text:s text:c="8"/>&lt;id&gt;</text:span><text:span text:style-name="T3">1</text:span><text:span text:style-name="T2">&lt;/id&gt;</text:span></text:p>
      <text:p text:style-name="P12"><text:span text:style-name="T2"><text:s text:c="8"/>&lt;original_id&gt;</text:span><text:span text:style-name="T3">1</text:span><text:span text:style-name="T2">&lt;/original_id&gt;</text:span></text:p>
      <text:p text:style-name="P12"><text:span text:style-name="T2"><text:s text:c="8"/>&lt;headertag&gt;</text:span><text:span text:style-name="T3">trigger_action_reinstall</text:span><text:span text:style-name="T2">&lt;/headertag&gt;</text:span></text:p>
      <text:p text:style-name="P12"><text:span text:style-name="T2"><text:s text:c="8"/>&lt;result&gt;</text:span><text:span text:style-name="T3">none</text:span><text:span text:style-name="T2">&lt;/result&gt;</text:span></text:p>
      <text:p text:style-name="P12"><text:span text:style-name="T2"><text:s text:c="8"/>&lt;xmlmessage&gt;</text:span><text:span text:style-name="T3">PHhtbD48aGVhZGVyPmpvYl90cmlnZ2VyX2Fjd</text:span></text:p>
      <text:p text:style-name="P12"><text:span text:style-name="T3"><text:s text:c="8"/>Glvbl9yZWluc3RhbGw8L2hlYWRlcPkdPU0E8L3NvdXJjZT48d</text:span></text:p>
      <text:p text:style-name="P12"><text:span text:style-name="T3"><text:s text:c="8"/>GFyZ2V0PjAwOjBjOjI5OjUwOmEzOjUyPC90YXJnZXQ+PHRpbW</text:span></text:p>
      <text:p text:style-name="P12"><text:span text:style-name="T3"><text:s text:c="8"/>VzdGFtcD4yMDEyMDgyNDEzMTg0OTwvdGltZXN0YW1wPjxtYWN</text:span></text:p>
      <text:p text:style-name="P12"><text:soft-page-break/><text:span text:style-name="T3"><text:s text:c="8"/>hZGRyZXNzPjAwOjBjOjI5OjUwOmEzOjUyPC9tYWNhZGRyZXNz</text:span></text:p>
      <text:p text:style-name="P12"><text:span text:style-name="T3"><text:s text:c="8"/>PjwveG1sPg==</text:span></text:p>
      <text:p text:style-name="P12"><text:span text:style-name="T2"><text:s text:c="8"/>&lt;/xmlmessage&gt;</text:span></text:p>
      <text:p text:style-name="P12"><text:span text:style-name="T2"><text:s text:c="4"/>&lt;/answer1&gt;</text:span></text:p>
      <text:p text:style-name="P12"><text:span text:style-name="T2"><text:s text:c="4"/>&lt;answer2&gt; </text:span></text:p>
      <text:p text:style-name="P12"><text:span text:style-name="T2"><text:s text:c="8"/>&lt;plainname&gt;</text:span><text:span text:style-name="T3">grisham</text:span><text:span text:style-name="T2">&lt;/plainname&gt;</text:span></text:p>
      <text:p text:style-name="P12"><text:span text:style-name="T2"><text:s text:c="8"/>&lt;progress&gt;</text:span><text:span text:style-name="T3">none</text:span><text:span text:style-name="T2">&lt;/progress&gt;</text:span></text:p>
      <text:p text:style-name="P12"><text:span text:style-name="T2"><text:s text:c="8"/>&lt;status&gt;</text:span><text:span text:style-name="T3">waiting</text:span><text:span text:style-name="T2">&lt;/status&gt; </text:span></text:p>
      <text:p text:style-name="P12"><text:span text:style-name="T2"><text:s text:c="8"/>&lt;siserver&gt;</text:span><text:span text:style-name="T3">localhost</text:span><text:span text:style-name="T2">&lt;/siserver&gt;</text:span></text:p>
      <text:p text:style-name="P12"><text:span text:style-name="T2"><text:s text:c="8"/>&lt;modified&gt;</text:span><text:span text:style-name="T3">0</text:span><text:span text:style-name="T2">&lt;/modified&gt;</text:span></text:p>
      <text:p text:style-name="P12"><text:span text:style-name="T2"><text:s text:c="8"/>&lt;targettag&gt;</text:span><text:span text:style-name="T3">00:0c:29:50:a3:52</text:span><text:span text:style-name="T2">&lt;/targettag&gt;</text:span></text:p>
      <text:p text:style-name="P12"><text:span text:style-name="T2"><text:s text:c="8"/>&lt;macaddress&gt;</text:span><text:span text:style-name="T3">00:0c:29:50:a3:52</text:span><text:span text:style-name="T2">&lt;/macaddress&gt;</text:span></text:p>
      <text:p text:style-name="P12"><text:span text:style-name="T2"><text:s text:c="8"/>&lt;timestamp&gt;</text:span><text:span text:style-name="T3">20120824143205</text:span><text:span text:style-name="T2">&lt;/timestamp&gt;</text:span></text:p>
      <text:p text:style-name="P12"><text:span text:style-name="T2"><text:s text:c="8"/>&lt;periodic&gt;</text:span><text:span text:style-name="T3">7_days</text:span><text:span text:style-name="T2">&lt;/periodic&gt;</text:span></text:p>
      <text:p text:style-name="P12"><text:span text:style-name="T2"><text:s text:c="8"/>&lt;id&gt;</text:span><text:span text:style-name="T3">2</text:span><text:span text:style-name="T2">&lt;/id&gt;</text:span></text:p>
      <text:p text:style-name="P12"><text:span text:style-name="T2"><text:s text:c="8"/>&lt;headertag&gt;</text:span><text:span text:style-name="T3">trigger_action_reboot</text:span><text:span text:style-name="T2">&lt;/headertag&gt;</text:span></text:p>
      <text:p text:style-name="P12"><text:span text:style-name="T2"><text:s text:c="8"/>&lt;result&gt;</text:span><text:span text:style-name="T3">none</text:span><text:span text:style-name="T2">&lt;/result&gt;</text:span></text:p>
      <text:p text:style-name="P12"><text:span text:style-name="T2"><text:s text:c="8"/>&lt;xmlmessage&gt;</text:span><text:span text:style-name="T3">PHhtbD48aGVhZGVyPmpvYl90cmlnZ2VyX2Fjd</text:span></text:p>
      <text:p text:style-name="P12"><text:span text:style-name="T3"><text:s text:c="8"/>Glvbl9yZWJvb3Q8L2hlYWRlcj48cU0E8L3NvdXJjZT48dGFyZ</text:span></text:p>
      <text:p text:style-name="P12"><text:span text:style-name="T3"><text:s text:c="8"/>2V0PjAwOjBjOjI5OjUwOmEzOjUyPC90YXJnZXQ+PHRpbWVzdG</text:span></text:p>
      <text:p text:style-name="P12"><text:span text:style-name="T3"><text:s text:c="8"/>FtcD4yMDEyMDgyNDE0MzIwNTwvdGltZXN0YW1wPjxwZXJpb2R</text:span></text:p>
      <text:p text:style-name="P12"><text:span text:style-name="T3"><text:s text:c="8"/>pYz43X2RheXM8L3BlcmlvZGljPjxtYWNhZGRyZXNzPjAwOjBj</text:span></text:p>
      <text:p text:style-name="P12"><text:span text:style-name="T3"><text:s text:c="8"/>OjI5OjUwOmEzOjUyPC9tYWNhZGRyZXNzPjwveG1sPg==</text:span></text:p>
      <text:p text:style-name="P12"><text:span text:style-name="T2"><text:s text:c="8"/>&lt;/xmlmessage&gt;</text:span></text:p>
      <text:p text:style-name="P12"><text:span text:style-name="T2"><text:s text:c="4"/>&lt;/answer2&gt;</text:span></text:p>
      <text:p text:style-name="P12"><text:span text:style-name="T2"><text:s text:c="4"/>&lt;session_id&gt;</text:span><text:span text:style-name="T3">5288</text:span><text:span text:style-name="T2">&lt;/session_id&gt;</text:span></text:p>
      <text:p text:style-name="P12"><text:span text:style-name="T2">&lt;/xml&gt;</text:span></text:p>
      <text:p text:style-name="P12"/>
      <text:p text:style-name="P19"><text:span text:style-name="T7">where the base64-encoded &lt;xmlmessage&gt; strings are</text:span></text:p>
      <text:p text:style-name="P12"/>
      <text:p text:style-name="P12"><text:soft-page-break/><text:span text:style-name="T2">&lt;xml&gt;</text:span></text:p>
      <text:p text:style-name="P12"><text:span text:style-name="T2"><text:s text:c="4"/>&lt;header&gt;</text:span><text:span text:style-name="T3">job_trigger_action_reinstall</text:span><text:span text:style-name="T2">&lt;/header&gt;</text:span></text:p>
      <text:p text:style-name="P12"><text:span text:style-name="T2"><text:s text:c="4"/>&lt;source&gt;</text:span><text:span text:style-name="T3">GOSA</text:span><text:span text:style-name="T2">&lt;/source&gt;</text:span></text:p>
      <text:p text:style-name="P12"><text:span text:style-name="T2"><text:s text:c="4"/>&lt;target&gt;</text:span><text:span text:style-name="T3">00:0c:29:50:a3:52</text:span><text:span text:style-name="T2">&lt;/target&gt;</text:span></text:p>
      <text:p text:style-name="P12"><text:span text:style-name="T2"><text:s text:c="4"/>&lt;timestamp&gt;</text:span><text:span text:style-name="T3">20120824131849</text:span><text:span text:style-name="T2">&lt;/timestamp&gt;</text:span></text:p>
      <text:p text:style-name="P12"><text:span text:style-name="T2"><text:s text:c="4"/>&lt;macaddress&gt;</text:span><text:span text:style-name="T3">00:0c:29:50:a3:52</text:span><text:span text:style-name="T2">&lt;/macaddress&gt;</text:span></text:p>
      <text:p text:style-name="P12"><text:span text:style-name="T2">&lt;/xml&gt;</text:span></text:p>
      <text:p text:style-name="P12"/>
      <text:p text:style-name="P19"><text:span text:style-name="T7">and</text:span></text:p>
      <text:p text:style-name="P19"/>
      <text:p text:style-name="P12"><text:span text:style-name="T2">&lt;xml&gt;</text:span></text:p>
      <text:p text:style-name="P12"><text:span text:style-name="T2"><text:s text:c="4"/>&lt;header&gt;</text:span><text:span text:style-name="T3">job_trigger_action_reboot</text:span><text:span text:style-name="T2">&lt;/header&gt;</text:span></text:p>
      <text:p text:style-name="P12"><text:span text:style-name="T2"><text:s text:c="4"/>&lt;source&gt;</text:span><text:span text:style-name="T3">GOSA</text:span><text:span text:style-name="T2">&lt;/source&gt;</text:span></text:p>
      <text:p text:style-name="P12"><text:span text:style-name="T2"><text:s text:c="4"/>&lt;target&gt;</text:span><text:span text:style-name="T3">00:0c:29:50:a3:52</text:span><text:span text:style-name="T2">&lt;/target&gt;</text:span></text:p>
      <text:p text:style-name="P12"><text:span text:style-name="T2"><text:s text:c="4"/>&lt;timestamp&gt;</text:span><text:span text:style-name="T3">20120824143205</text:span><text:span text:style-name="T2">&lt;/timestamp&gt;</text:span></text:p>
      <text:p text:style-name="P12"><text:span text:style-name="T2"><text:s text:c="4"/>&lt;periodic&gt;</text:span><text:span text:style-name="T3">7_days</text:span><text:span text:style-name="T2">&lt;/periodic&gt;</text:span></text:p>
      <text:p text:style-name="P12"><text:span text:style-name="T2"><text:s text:c="4"/>&lt;macaddress&gt;</text:span><text:span text:style-name="T3">00:0c:29:50:a3:52</text:span><text:span text:style-name="T2">&lt;/macaddress&gt;</text:span></text:p>
      <text:p text:style-name="P12"><text:span text:style-name="T2">&lt;/xml&gt;</text:span></text:p>
      <text:p text:style-name="P12"/>
      <text:p text:style-name="P12"/>
      <text:p text:style-name="P19"><text:span text:style-name="T7">The reply elements have the following meaning:</text:span></text:p>
      <text:p text:style-name="P19"/>
      <text:p text:style-name="P19"><text:span text:style-name="T7">&lt;plainname&gt;</text:span> The name (without domain) of the machine affected by the job.</text:p>
      <text:p text:style-name="P19"><text:span text:style-name="T7">&lt;progress&gt;</text:span> Possible values:</text:p>
      <text:p text:style-name="P12"><text:span text:style-name="T3">"none":</text:span> <text:s/>The job has not started yet.</text:p>
      <text:p text:style-name="P12"><text:span text:style-name="T3">"hardware-detection":</text:span> A <text:span text:style-name="T3">detect_hardware</text:span> message has been sent to the client.</text:p>
      <text:p text:style-name="P12"><text:span text:style-name="T3">"goto-activation":</text:span> <text:span text:style-name="T3">CLMSG_GOTOACTIVATION</text:span> has been received from client.</text:p>
      <text:p text:style-name="P12">An integer between 1 and 100 (inclusive) gives a percentage of how far along the installation has progressed.</text:p>
      <text:p text:style-name="P19"><text:span text:style-name="T7">&lt;status&gt;</text:span> Possible values:</text:p>
      <text:p text:style-name="P12"><text:span text:style-name="T3">"waiting":</text:span> No action has been performed yet. The server is waiting for the time specified by the job's <text:span text:style-name="T7">&lt;timestamp&gt;</text:span>.</text:p>
      <text:p text:style-name="P12"><text:soft-page-break/><text:span text:style-name="T3">"processing":</text:span> The server has started taking action on the job.</text:p>
      <text:p text:style-name="P12"><text:span text:style-name="T3">"processed":</text:span> gosa-si uses this to precede "done" in some cases. Not used by go-susi.</text:p>
      <text:p text:style-name="P12"><text:span text:style-name="T3">"paused:"</text:span> <text:span text:style-name="T7">FIXME???</text:span></text:p>
      <text:p text:style-name="P12"><text:span text:style-name="T3">"done":</text:span> The job has completed. gosa-si allows finished jobs to be observed for a short period of time. go-susi however removes them immediately, so that the "done" status can not be observed. Note that a <text:span text:style-name="T3">foreign_job_updates</text:span> message can of course contain a "done" status.</text:p>
      <text:p text:style-name="P12"><text:span text:style-name="T3">"error":</text:span> Something went wrong. <text:span text:style-name="T7">&lt;result&gt;</text:span> contains more details.</text:p>
      <text:p text:style-name="P19"><text:span text:style-name="T7">&lt;siserver&gt;</text:span></text:p>
      <text:p text:style-name="P12">The listen address (IP:port) of the server responsible for processing the job. When gosa-si-server sends this message, this can also be the word “localhost”. go-susi never returns "localhost".</text:p>
      <text:p text:style-name="P19"><text:span text:style-name="T7">&lt;modified&gt;</text:span> Always "1". Ignore.</text:p>
      <text:p text:style-name="P19"><text:span text:style-name="T7">&lt;targettag&gt;</text:span></text:p>
      <text:p text:style-name="P12">The <text:span text:style-name="T7">&lt;target&gt;</text:span> from the <text:span text:style-name="T3">job_trigger_action_*</text:span> message that created the job. This is typically the same as <text:span text:style-name="T7">&lt;macaddress&gt;</text:span>.</text:p>
      <text:p text:style-name="P19"><text:span text:style-name="T7">&lt;macaddress&gt;</text:span> The affected machine's MAC address.</text:p>
      <text:p text:style-name="P19"><text:span text:style-name="T7">&lt;timestamp&gt;</text:span> </text:p>
      <text:p text:style-name="P12">When the job should be executed. The format is "YYYYMMDDHHMMSS". The time is local time of the server responsible for the job (see <text:span text:style-name="T7">&lt;siserver&gt;</text:span>) and takes daylight saving time into account. IOW the job will be executed at the earliest time that the responsible server's clock has a value greater than the job's timestamp.</text:p>
      <text:p text:style-name="P19"><text:span text:style-name="T7">&lt;periodic&gt;</text:span> (<text:span text:style-name="T5">optional</text:span>)</text:p>
      <text:p text:style-name="P12">The format is a <text:span text:style-name="T5">number</text:span> followed by “_” followed by either <text:span text:style-name="T3">"minutes", "hours", "days", "weeks", <text:s/>"months"</text:span> or <text:span text:style-name="T3">"years".</text:span> Also possible is <text:span text:style-name="T7">&lt;periodic&gt;</text:span><text:span text:style-name="T3">none</text:span><text:span text:style-name="T7">&lt;/periodic&gt;</text:span> which is the same as <text:span text:style-name="T7">&lt;periodic&gt;</text:span> not being present.</text:p>
      <text:p text:style-name="P12">See <text:span text:style-name="T3">job_trigger_action_*</text:span> for more information on the exact interpretation of <text:span text:style-name="T7">&lt;periodic&gt;</text:span>.</text:p>
      <text:p text:style-name="P19"><text:span text:style-name="T7">&lt;id&gt;</text:span></text:p>
      <text:p text:style-name="P12">A string that identifies the job (not necessarily a number; in particular not a 32bit number). Jobs are <text:span text:style-name="T5">not</text:span> reindexed when a job is deleted, so some ids may be “missing”. In particular the <text:span text:style-name="T7">&lt;id&gt;</text:span> is <text:span text:style-name="T5">not</text:span> identical to the XX in <text:span text:style-name="T7">&lt;answerXX&gt;</text:span>. Answers are always numbered starting from 1 with no missing numbers.</text:p>
      <text:p text:style-name="P4"><text:span text:style-name="T7">&lt;original_id&gt;</text:span> <text:span text:style-name="T5">(optional)</text:span></text:p>
      <text:p text:style-name="P12">the <text:span text:style-name="T7">&lt;id&gt;</text:span> of the job on the responsible <text:span text:style-name="T7">&lt;siserver&gt;</text:span> (which may be different from <text:span text:style-name="T7">&lt;id&gt;</text:span>).</text:p>
      <text:p text:style-name="P19"><text:span text:style-name="T7">&lt;headertag&gt;</text:span></text:p>
      <text:p text:style-name="P12">Identifies the type of job. Derived from the &lt;header&gt; of the message that created the job by removing the prefix. E.g. <text:span text:style-name="T3">gosa_trigger_action_localboot ⇒ trigger_action_localboot.</text:span></text:p>
      <text:p text:style-name="P19"><text:span text:style-name="T7">&lt;result&gt;</text:span> Further information about the job. Possible values:</text:p>
      <text:p text:style-name="P12">"none": No information available.</text:p>
      <text:p text:style-name="P12">error description: If <text:span text:style-name="T7">&lt;status&gt;</text:span><text:span text:style-name="T3">error</text:span><text:span text:style-name="T7">&lt;/status&gt;</text:span>, this is a human-readable description with more information.</text:p>
      <text:p text:style-name="P12">“TASKBEGIN foo” where “foo” is the most recent task sent by the client in a <text:s/><text:span text:style-name="T3">CLMSG_TASKBEGIN</text:span> message during installation.</text:p>
      <text:p text:style-name="P19"><text:span text:style-name="T7">&lt;xmlmessage&gt;</text:span></text:p>
      <text:p text:style-name="P12">base64-encoded &lt;xml&gt;...&lt;/xml&gt; message that was used to add this job to the database, usually a <text:span text:style-name="T3">job_trigger_action_*</text:span> message.</text:p>
      <text:p text:style-name="Standard"/>
      <text:p text:style-name="P22"/>
      <text:p text:style-name="P19"><text:span text:style-name="T7">gosa-si-server notes:</text:span></text:p>
      <text:p text:style-name="P12">New jobs always get the highest existing job <text:span text:style-name="T7">&lt;id&gt;</text:span> + 1. Because unfortunately GOsa uses the id column to identify a job when it sends <text:span text:style-name="T3">gosa_delete_jobdb_entry</text:span> this seems to allow for a race condition where user X wants to delete the highest-numbered job but before the request reaches the gosa-si-server another user Y deletes said job and adds a new job. This would cause user X to incorrectly delete user Y’s new job.<text:line-break/>go-susi does not have this problem because it doesn’t repeat <text:span text:style-name="T7">&lt;id&gt;</text:span> values.</text:p>
      <text:p text:style-name="P12">gosa-si-server splits up the <text:span text:style-name="T7">&lt;xmlmessage&gt;</text:span> with whitespace which breaks base64-decoding unless the whitespace is removed first.</text:p>
      <text:p text:style-name="P12">gosa-si-server does not report <text:span text:style-name="T7">&lt;original_id&gt;</text:span>.</text:p>
      <text:p text:style-name="P12">gosa-si treats <text:span text:style-name="T7">&lt;macaddress&gt;</text:span> as case-sensitive.</text:p>
      <text:p text:style-name="P19"><text:span text:style-name="T7">GOsa notes:</text:span></text:p>
      <text:p text:style-name="P12">AFAICT GOsa doesn't care about the reply's <text:span text:style-name="T7">&lt;source&gt;</text:span>, <text:span text:style-name="T7">&lt;target&gt;</text:span> and <text:span text:style-name="T7">&lt;session_id&gt;</text:span>.</text:p>
      <text:p text:style-name="P12">AFAICT GOsa doesn't care about <text:span text:style-name="T7">&lt;targettag&gt;</text:span> and there's no other use I can find. IOW it's completely useless.</text:p>
      <text:p text:style-name="Standard"/>
      <text:p text:style-name="P7"/>
      <text:p text:style-name="P60"><text:bookmark text:name="_am3mtnji9zso"/>gosa_delete_jobdb_entry</text:p>
      <text:p text:style-name="P19"><text:span text:style-name="T7">Purpose:</text:span></text:p>
      <text:p text:style-name="P12">GOsa⬌Server. Remove planned jobs from the database. Sends <text:span text:style-name="T3">foreign_job_updates</text:span> with <text:span text:style-name="T7">&lt;status&gt;</text:span>done<text:span text:style-name="T7">&lt;/status&gt;</text:span> and <text:span text:style-name="T7">&lt;periodic&gt;</text:span>none<text:span text:style-name="T7">&lt;/periodic&gt;</text:span> (or no <text:span text:style-name="T7">&lt;periodic&gt;</text:span> at all)<text:span text:style-name="T7"> </text:span>to peer servers to make them remove the jobs from their databases as well.</text:p>
      <text:p text:style-name="P19"/>
      <text:p text:style-name="P19"><text:span text:style-name="T7">Example message:</text:span></text:p>
      <text:p text:style-name="P12"><text:span text:style-name="T2">&lt;xml&gt;</text:span></text:p>
      <text:p text:style-name="P35"><text:span text:style-name="T2">&lt;header&gt;</text:span><text:span text:style-name="T3">gosa_delete_jobdb_entry</text:span><text:span text:style-name="T2">&lt;/header&gt;</text:span></text:p>
      <text:p text:style-name="P35"><text:span text:style-name="T2">&lt;target&gt;</text:span><text:span text:style-name="T3">GOSA</text:span><text:span text:style-name="T2">&lt;/target&gt;</text:span></text:p>
      <text:p text:style-name="P35"><text:span text:style-name="T2">&lt;source&gt;</text:span><text:span text:style-name="T3">GOSA</text:span><text:span text:style-name="T2">&lt;/source&gt;</text:span></text:p>
      <text:p text:style-name="P35"><text:span text:style-name="T2">&lt;where&gt;</text:span></text:p>
      <text:p text:style-name="P35"><text:span text:style-name="T2"><text:s text:c="6"/>&lt;clause&gt;</text:span></text:p>
      <text:p text:style-name="P35"><text:span text:style-name="T2"><text:s text:c="12"/>&lt;connector&gt;</text:span><text:span text:style-name="T3">or</text:span><text:span text:style-name="T2">&lt;/connector&gt;</text:span></text:p>
      <text:p text:style-name="P35"><text:span text:style-name="T2"><text:s text:c="12"/>&lt;phrase&gt;</text:span></text:p>
      <text:p text:style-name="P35"><text:span text:style-name="T2"><text:s text:c="18"/>&lt;operator&gt;</text:span><text:span text:style-name="T3">eq</text:span><text:span text:style-name="T2">&lt;/operator&gt;</text:span></text:p>
      <text:p text:style-name="P35"><text:span text:style-name="T2"><text:s text:c="18"/>&lt;id&gt;</text:span><text:span text:style-name="T3">1</text:span><text:span text:style-name="T2">&lt;/id&gt;</text:span></text:p>
      <text:p text:style-name="P35"><text:span text:style-name="T2"><text:s text:c="12"/>&lt;/phrase&gt;</text:span></text:p>
      <text:p text:style-name="P35"><text:span text:style-name="T2"><text:s text:c="6"/>&lt;/clause&gt;</text:span></text:p>
      <text:p text:style-name="P35"><text:span text:style-name="T2">&lt;/where&gt;</text:span></text:p>
      <text:p text:style-name="P12"><text:span text:style-name="T2">&lt;/xml&gt;</text:span></text:p>
      <text:p text:style-name="P12"/>
      <text:p text:style-name="P19"><text:span text:style-name="T7">The message elements have the following meaning:</text:span></text:p>
      <text:p text:style-name="P12">Aside from the <text:span text:style-name="T7">&lt;header&gt;</text:span> the elements are the same as for <text:span text:style-name="T3">gosa_query_jobdb</text:span>.</text:p>
      <text:p text:style-name="Standard"/>
      <text:p text:style-name="P22"/>
      <text:p text:style-name="P19"><text:span text:style-name="T7">Example reply:</text:span></text:p>
      <text:p text:style-name="P12"><text:span text:style-name="T2">&lt;xml&gt;</text:span></text:p>
      <text:p text:style-name="P35"><text:span text:style-name="T2">&lt;header&gt;</text:span><text:span text:style-name="T3">answer</text:span><text:span text:style-name="T2">&lt;/header&gt;</text:span></text:p>
      <text:p text:style-name="P35"><text:span text:style-name="T2">&lt;source&gt;</text:span><text:span text:style-name="T3">0.0.0.0:20081</text:span><text:span text:style-name="T2">&lt;/source&gt;</text:span></text:p>
      <text:p text:style-name="P35"><text:span text:style-name="T2">&lt;target&gt;</text:span><text:span text:style-name="T3">GOSA</text:span><text:span text:style-name="T2">&lt;/target&gt;</text:span></text:p>
      <text:p text:style-name="P35"><text:span text:style-name="T2">&lt;answer1&gt;</text:span><text:span text:style-name="T3">0</text:span><text:span text:style-name="T2">&lt;/answer1&gt;</text:span></text:p>
      <text:p text:style-name="P35"><text:span text:style-name="T2">&lt;session_id&gt;</text:span><text:span text:style-name="T3">5352</text:span><text:span text:style-name="T2">&lt;/session_id&gt;</text:span></text:p>
      <text:p text:style-name="P12"><text:span text:style-name="T2">&lt;/xml&gt;</text:span></text:p>
      <text:p text:style-name="P12"/>
      <text:p text:style-name="P19"><text:span text:style-name="T7">The reply elements have the following meaning:</text:span></text:p>
      <text:p text:style-name="P12"><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12">If no job matches the query that is not an error.</text:p>
      <text:p text:style-name="P19"/>
      <text:p text:style-name="P19"><text:span text:style-name="T7">gosa-si-server notes:</text:span></text:p>
      <text:p text:style-name="P12">Some versions of gosa-si-server return broken replies to this message. The contained answer element is unusable, e.g. <text:span text:style-name="T7">&lt;answer1&gt;</text:span><text:span text:style-name="T3">ARRAY(0xa3dfda8)</text:span><text:span text:style-name="T7">&lt;/answer1&gt;</text:span>.</text:p>
      <text:p text:style-name="P12"/>
      <text:p text:style-name="P4"><text:span text:style-name="T7">go-susi notes:</text:span></text:p>
      <text:p text:style-name="P12">When the job to be deleted is another server’s responsibility, go-susi will forward the deletion request to that server. go-susi will not remove the job from its own database unless the responsible server reacts to the forwarded request. This means that jobs from servers that are down cannot be deleted. However, when go-susi cannot establish a connection to a server for some time, it will automatically purge that server’s jobs from its database.</text:p>
      <text:p text:style-name="P20"/>
      <text:p text:style-name="P19"><text:span text:style-name="T7">GOsa notes:</text:span></text:p>
      <text:p text:style-name="P12">This message is sent in <text:span text:style-name="T3">class_gosaSupportDaemon.inc:remove_entries()</text:span>.</text:p>
      <text:p text:style-name="P12">GOsa always uses the id column to identify the jobs. See the notes for <text:span text:style-name="T3">gosa_query_jobdb</text:span> regarding <text:span text:style-name="T7">&lt;id&gt;</text:span>.</text:p>
      <text:p text:style-name="P12">GOsa does not care about the actual reply. The only requirement is that the outer-most tag must be either <text:span text:style-name="T7">&lt;xml&gt;</text:span> or <text:span text:style-name="T7">&lt;count&gt;</text:span>. If it isn't GOsa will log an error.</text:p>
      <text:p text:style-name="Standard"/>
      <text:p text:style-name="P17"/>
      <text:p text:style-name="P60"><text:bookmark text:name="_aa2wm0ojc2ux"/>gosa_update_status_jobdb_entry</text:p>
      <text:p text:style-name="P19"><text:span text:style-name="T7">Purpose:</text:span></text:p>
      <text:p text:style-name="P12">GOsa⬌Server. Change properties of a scheduled job. Sends <text:span text:style-name="T3">foreign_job_updates</text:span> with the new data<text:span text:style-name="T7"> </text:span>to peer servers.</text:p>
      <text:p text:style-name="P19"/>
      <text:p text:style-name="P19"><text:span text:style-name="T7">Example message:</text:span></text:p>
      <text:p text:style-name="P12"><text:span text:style-name="T2">&lt;xml&gt;</text:span></text:p>
      <text:p text:style-name="P35"><text:span text:style-name="T2">&lt;header&gt;</text:span><text:span text:style-name="T3">gosa_update_status_jobdb_entry</text:span><text:span text:style-name="T2">&lt;/header&gt;</text:span></text:p>
      <text:p text:style-name="P35"><text:span text:style-name="T2">&lt;target&gt;</text:span><text:span text:style-name="T3">GOSA</text:span><text:span text:style-name="T2">&lt;/target&gt;</text:span></text:p>
      <text:p text:style-name="P35"><text:span text:style-name="T2">&lt;source&gt;</text:span><text:span text:style-name="T3">GOSA</text:span><text:span text:style-name="T2">&lt;/source&gt;</text:span></text:p>
      <text:p text:style-name="P35"><text:span text:style-name="T2">&lt;where&gt;</text:span></text:p>
      <text:p text:style-name="P40"><text:span text:style-name="T2">&lt;clause&gt;</text:span></text:p>
      <text:p text:style-name="P44"><text:span text:style-name="T2">&lt;connector&gt;</text:span><text:span text:style-name="T3">or</text:span><text:span text:style-name="T2">&lt;/connector&gt;</text:span></text:p>
      <text:p text:style-name="P44"><text:span text:style-name="T2">&lt;phrase&gt;</text:span></text:p>
      <text:p text:style-name="P46"><text:span text:style-name="T2">&lt;operator&gt;</text:span><text:span text:style-name="T3">eq</text:span><text:span text:style-name="T2">&lt;/operator&gt;</text:span></text:p>
      <text:p text:style-name="P46"><text:span text:style-name="T2">&lt;id&gt;</text:span><text:span text:style-name="T3">1</text:span><text:span text:style-name="T2">&lt;/id&gt;</text:span></text:p>
      <text:p text:style-name="P44"><text:span text:style-name="T2">&lt;/phrase&gt;</text:span></text:p>
      <text:p text:style-name="P40"><text:span text:style-name="T2">&lt;/clause&gt;</text:span></text:p>
      <text:p text:style-name="P35"><text:span text:style-name="T2">&lt;/where&gt;</text:span></text:p>
      <text:p text:style-name="P35"><text:span text:style-name="T2">&lt;update&gt;</text:span></text:p>
      <text:p text:style-name="P40"><text:span text:style-name="T2">&lt;timestamp&gt;</text:span><text:span text:style-name="T3">20121019132424</text:span><text:span text:style-name="T2">&lt;/timestamp&gt;</text:span></text:p>
      <text:p text:style-name="P35"><text:span text:style-name="T2">&lt;/update&gt;</text:span></text:p>
      <text:p text:style-name="P12"><text:span text:style-name="T2">&lt;/xml&gt;</text:span></text:p>
      <text:p text:style-name="P12"/>
      <text:p text:style-name="P19"><text:span text:style-name="T7">The message elements have the following meaning:</text:span></text:p>
      <text:p text:style-name="P12">Aside from <text:span text:style-name="T7">&lt;header&gt;</text:span> and <text:span text:style-name="T7">&lt;update&gt;</text:span> the elements are the same as for <text:span text:style-name="T3">gosa_query_jobdb</text:span>.</text:p>
      <text:p text:style-name="P12"/>
      <text:p text:style-name="P12"><text:span text:style-name="T7">&lt;update&gt;</text:span></text:p>
      <text:p text:style-name="P35">Each subelement of <text:span text:style-name="T7">&lt;update&gt;</text:span> sets a new value for the respective aspect of the job(s). All other aspects of the job remain unchanged. To unset <text:span text:style-name="T7">&lt;periodic&gt;</text:span>, include <text:span text:style-name="T7">&lt;periodic&gt;</text:span><text:span text:style-name="T3">none</text:span><text:span text:style-name="T7">&lt;/periodic&gt;</text:span>. It is permissible to change <text:span text:style-name="T7">&lt;status&gt; </text:span>with this command although this only make sense in a few cases.</text:p>
      <text:p text:style-name="P35">Note that it is possible to change multiple jobs at the same time with an appropriate <text:span text:style-name="T7">&lt;where&gt;</text:span>, but there is only one <text:span text:style-name="T7">&lt;update&gt;</text:span> element that is applied to all selected jobs.</text:p>
      <text:p text:style-name="Standard"><text:soft-page-break/></text:p>
      <text:p text:style-name="P22"/>
      <text:p text:style-name="P19"><text:span text:style-name="T7">Example reply:</text:span></text:p>
      <text:p text:style-name="P12"><text:span text:style-name="T2">&lt;xml&gt;</text:span></text:p>
      <text:p text:style-name="P35"><text:span text:style-name="T2">&lt;header&gt;</text:span><text:span text:style-name="T3">answer</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GOSA</text:span><text:span text:style-name="T2">&lt;/target&gt;</text:span></text:p>
      <text:p text:style-name="P35"><text:span text:style-name="T2">&lt;answer1&gt;</text:span><text:span text:style-name="T3">0</text:span><text:span text:style-name="T2">&lt;/answer1&gt;</text:span></text:p>
      <text:p text:style-name="P35"><text:span text:style-name="T2">&lt;session_id&gt;</text:span><text:span text:style-name="T3">5352</text:span><text:span text:style-name="T2">&lt;/session_id&gt;</text:span></text:p>
      <text:p text:style-name="P12"><text:span text:style-name="T2">&lt;/xml&gt;</text:span></text:p>
      <text:p text:style-name="P12"/>
      <text:p text:style-name="P19"><text:span text:style-name="T7">The reply elements have the following meaning:</text:span></text:p>
      <text:p text:style-name="P12"><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12">If no job matches the query that is not an error.</text:p>
      <text:p text:style-name="P19"/>
      <text:p text:style-name="P19"><text:span text:style-name="T7">gosa-si-server notes:</text:span></text:p>
      <text:p text:style-name="P12">gosa-si-server disallows changing the timestamp on jobs that have status “processing”.</text:p>
      <text:p text:style-name="P4"><text:span text:style-name="T7">go-susi notes:</text:span></text:p>
      <text:p text:style-name="P12">When go-susi receives an update request for a job that is another server’s responsibility, it will forward the request to that server. go-susi will not change its own job information immediately but will wait for the responsible server to react. This means that if the responsible server is down, <text:span text:style-name="T3">gosa_update_status_jobdb_entry</text:span> will have no observable effect on go-susi’s database.</text:p>
      <text:p text:style-name="P19"><text:span text:style-name="T7">GOsa notes:</text:span></text:p>
      <text:p text:style-name="P12">GOsa has a bug in its edit job page (if you select a job’s “Edit” icon on the ”Deployment status” page). If a job has <text:span text:style-name="T7">&lt;periodic&gt;</text:span> set and you uncheck the respective checkbox when editing the job, the <text:span text:style-name="T7">&lt;periodic&gt;</text:span> will not actually be cleared, because GOsa omits the <text:span text:style-name="T7">&lt;periodic&gt;</text:span> from the <text:span text:style-name="T7">&lt;update&gt;</text:span> element instead of setting it to “none”.</text:p>
      <text:p text:style-name="P12">This message is sent in <text:span text:style-name="T3">class_gosaSupportDaemon.inc:update_entries()</text:span>.</text:p>
      <text:p text:style-name="P12">GOsa always uses the id column to identify the jobs. See the notes for <text:span text:style-name="T3">gosa_query_jobdb</text:span> regarding <text:span text:style-name="T7">&lt;id&gt;</text:span>.</text:p>
      <text:p text:style-name="Standard">GOsa does not care about the actual reply. The only requirement is that the outer-most tag must be <text:span text:style-name="T7">&lt;xml&gt;</text:span>. If there is an <text:span text:style-name="T7">&lt;error_string&gt;</text:span> element, GOsa will log an error.</text:p>
      <text:p text:style-name="P17"/>
      <text:p text:style-name="P52"><text:bookmark text:name="_n1abt4rakrkh"/><text:bookmark text:name="8rs4yx8or7cf"/>Server - Server</text:p>
      <text:p text:style-name="P19">There are various reasons for running multiple servers with GOsa and an accompanying si-server. To make administration easier, si-servers exchange information that allows different instances of GOsa to be used interchangeably. For example you can plan a job in one GOsa and cancel the job in another.</text:p>
      <text:p text:style-name="P19">When an si-server starts up it looks into its configuration file and DNS for peer si-servers. It will then send a <text:span text:style-name="T3">new_server</text:span> message to each peer. Peers that are reachable will send <text:span text:style-name="T3">confirm_new_server</text:span> messages in return. After this exchange the servers have a common encryption key and know about each other's list of registered clients.</text:p>
      <text:p text:style-name="P19">Whenever one server changes the information about a job in its database, e.g. because of a message like <text:span text:style-name="T3">gosa_delete_jobdb_entry</text:span> or because a client performing an installation has sent a <text:span text:style-name="T3">CLMSG_PROGRESS</text:span>, the server informs all of its peers about the change with a <text:span text:style-name="T3">foreign_job_updates</text:span> message, so that the peers can apply the same change to their databases.</text:p>
      <text:p text:style-name="P19">Because a gosa-si-client only accepts messages from the server it registered at, only that server can properly execute jobs that require sending messages to that client. In particular this affects jobs that require the client to reboot or shut down. To solve this problem the server will forward such jobs to the peer where the client is registered.</text:p>
      <text:p text:style-name="P19">To make forwarding work, each server must know at all times which clients are registered at which servers. Therefore, whenever a client registers at a server, that server will send a <text:span text:style-name="T3">new_foreign_client</text:span> message to all of its peers to inform them about the new client. There is no corresponding deregistration. A client is considered to belong to a specific server until it registers at another one.</text:p>
      <text:p text:style-name="P19">A job is forwarded to a peer by sending that peer the appropriate <text:span text:style-name="T3">gosa_trigger_action_*</text:span> message.</text:p>
      <text:p text:style-name="P19">A special case are wakeup jobs. These are not forwarded in the sense that the responsibility for the wakeup is passed on to the peer. Instead, peers may be asked to help waking up a client, because a peer may have information about the client's network location that the original server responsible for the job lacks. To recruit the help from a peer in waking up a client the <text:span text:style-name="T3">trigger_wake</text:span> message is used.</text:p>
      <text:p text:style-name="P19"><text:span text:style-name="T7">Note:</text:span></text:p>
      <text:p text:style-name="Standard">While go-susi and gosa-si-server both follow the general principles outlined above for the forwarding of jobs, the timing and the message details are different for the two.</text:p>
      <text:p text:style-name="P17"/>
      <text:p text:style-name="P59"><text:bookmark text:name="_ggvkhagjviu"/>new_server</text:p>
      <text:p text:style-name="P20"><text:span text:style-name="T7">Purpose:</text:span></text:p>
      <text:p text:style-name="P13">Server➔Server. A server announces its presence to another server so that the receiving server will inform the sending server about job updates etc.</text:p>
      <text:p text:style-name="P13">The receiving server must react by sending a <text:span text:style-name="T3">confirm_new_server</text:span> message to the sender (via a new connection). The sender will keep using the old encryption key if it does not receive a <text:span text:style-name="T3">confirm_new_server</text:span> message with the new key or, if there is no old key, communication will fail altogether.</text:p>
      <text:p text:style-name="P13"/>
      <text:p text:style-name="P20"><text:span text:style-name="T7">Example message (encrypted with [ServerPackages] key):</text:span></text:p>
      <text:p text:style-name="P13"><text:span text:style-name="T2">&lt;xml&gt;</text:span></text:p>
      <text:p text:style-name="P36"><text:span text:style-name="T2">&lt;header&gt;</text:span><text:span text:style-name="T3">new_server</text:span><text:span text:style-name="T2">&lt;/header&gt;</text:span></text:p>
      <text:p text:style-name="P36"><text:span text:style-name="T2">&lt;new_server&gt;&lt;/new_server&gt;</text:span></text:p>
      <text:p text:style-name="P36"><text:span text:style-name="T2">&lt;source&gt;</text:span><text:span text:style-name="T3">172.16.2.143:20081</text:span><text:span text:style-name="T2">&lt;/source&gt;</text:span></text:p>
      <text:p text:style-name="P36"><text:span text:style-name="T2">&lt;target&gt;</text:span><text:span text:style-name="T3">172.16.2.184:20081</text:span><text:span text:style-name="T2">&lt;/target&gt;</text:span></text:p>
      <text:p text:style-name="P36"><text:span text:style-name="T2">&lt;key&gt;</text:span><text:span text:style-name="T3">eTlWFLUYpRhCKBpagk5B4Zk3NkDcLco</text:span><text:span text:style-name="T2">&lt;/key&gt;</text:span></text:p>
      <text:p text:style-name="P36"><text:span text:style-name="T2">&lt;loaded_modules&gt;</text:span><text:span text:style-name="T3">gosaTriggered</text:span><text:span text:style-name="T2">&lt;/loaded_modules&gt;</text:span></text:p>
      <text:p text:style-name="P36"><text:span text:style-name="T2">&lt;loaded_modules&gt;</text:span><text:span text:style-name="T3">siTriggered</text:span><text:span text:style-name="T2">&lt;/loaded_modules&gt;</text:span></text:p>
      <text:p text:style-name="P36"><text:span text:style-name="T2">&lt;loaded_modules&gt;</text:span><text:span text:style-name="T3">clMessages</text:span><text:span text:style-name="T2">&lt;/loaded_modules&gt;</text:span></text:p>
      <text:p text:style-name="P36"><text:span text:style-name="T2">&lt;loaded_modules&gt;</text:span><text:span text:style-name="T3">server_server_com</text:span><text:span text:style-name="T2">&lt;/loaded_modules&gt;</text:span></text:p>
      <text:p text:style-name="P36"><text:span text:style-name="T2">&lt;loaded_modules&gt;</text:span><text:span text:style-name="T3">databases</text:span><text:span text:style-name="T2">&lt;/loaded_modules&gt;</text:span></text:p>
      <text:p text:style-name="P36"><text:span text:style-name="T2">&lt;loaded_modules&gt;</text:span><text:span text:style-name="T3">logHandling</text:span><text:span text:style-name="T2">&lt;/loaded_modules&gt;</text:span></text:p>
      <text:p text:style-name="P36"><text:span text:style-name="T2">&lt;loaded_modules&gt;</text:span><text:span text:style-name="T3">goSusi</text:span><text:span text:style-name="T2">&lt;/loaded_modules&gt;</text:span></text:p>
      <text:p text:style-name="P36"><text:span text:style-name="T2">&lt;client&gt;</text:span><text:span text:style-name="T3">172.16.2.143:20083,00:50:56:37:63:21</text:span><text:span text:style-name="T2">&lt;/client&gt;</text:span></text:p>
      <text:p text:style-name="P36"><text:span text:style-name="T2">&lt;client&gt;</text:span><text:span text:style-name="T3">172.16.2.22:20083,00:1b:61:72:79:f5</text:span><text:span text:style-name="T2">&lt;/client&gt;</text:span></text:p>
      <text:p text:style-name="P36"><text:span text:style-name="T2">&lt;macaddress&gt;</text:span><text:span text:style-name="T3">00:50:56:37:63:21</text:span><text:span text:style-name="T2">&lt;/macaddress&gt;</text:span></text:p>
      <text:p text:style-name="P13"><text:span text:style-name="T2">&lt;/xml&gt;</text:span></text:p>
      <text:p text:style-name="P20"><text:span text:style-name="T7">The message elements have the following meaning:</text:span></text:p>
      <text:p text:style-name="P20"><text:span text:style-name="T7">&lt;new_server&gt;</text:span> Always empty.</text:p>
      <text:p text:style-name="P20"><text:span text:style-name="T7">&lt;key&gt;</text:span></text:p>
      <text:p text:style-name="P13">A randomly generated string of letters and digits to be used for server-server communication between sender and receiver. Replaces the most recent key exchanged between the 2 servers via <text:span text:style-name="T3">new_server</text:span>/<text:span text:style-name="T3">confirm_new_server</text:span>. The sender won't actually use the new key until it receives a <text:span text:style-name="T3">confirm_new_server</text:span>.</text:p>
      <text:p text:style-name="P20"><text:span text:style-name="T7">&lt;loaded_modules&gt;</text:span> (<text:span text:style-name="T5">0 or more times</text:span>) Modules supported by the sending server.</text:p>
      <text:p text:style-name="P13">A server that advertises "goSusi" in this list (as go-susi does) promises the following:</text:p>
      <text:list xml:id="list6357075084184574805" text:style-name="WWNum3">
        <text:list-item>
          <text:list>
            <text:list-item>
              <text:p text:style-name="P34"><text:soft-page-break/>All <text:span text:style-name="T3">foreign_job_updates</text:span> it sends will be synchronous (see <text:span text:style-name="T7">&lt;sync&gt;</text:span> description there)</text:p>
            </text:list-item>
            <text:list-item>
              <text:p text:style-name="P34">It will send out a <text:span text:style-name="T3">foreign_job_updates</text:span> message whenever a job it is responsible for changes, even if that change is caused by a <text:span text:style-name="T3">foreign_job_updates</text:span>. Note the restriction of this rule to jobs the "goSusi" server is responsible for (i.e. those that have it as <text:span text:style-name="T7">&lt;siserver&gt;</text:span>). Without this restriction there would be infinite series of update messages.</text:p>
            </text:list-item>
            <text:list-item>
              <text:p text:style-name="P34">When it establishes a connection with the receiving peer for the first time or re-establishes it after an interruption, it will send a <text:span text:style-name="T3">foreign_job_updates</text:span> with <text:span text:style-name="T7">&lt;sync&gt;</text:span><text:span text:style-name="T3">all</text:span><text:span text:style-name="T7">&lt;/sync&gt;</text:span>.</text:p>
            </text:list-item>
            <text:list-item>
              <text:p text:style-name="P34">All jobs have a unique <text:span text:style-name="T7">&lt;id&gt;</text:span> which is contained in <text:span text:style-name="T3">gosa_query_jobdb</text:span> replies as well as <text:span text:style-name="T3">foreign_job_updates</text:span> messages and can be used to address jobs with specificity in <text:span text:style-name="T7">&lt;where&gt;</text:span> clauses.</text:p>
            </text:list-item>
            <text:list-item>
              <text:p text:style-name="P34">When a "goSusi" server sends out a <text:span text:style-name="T3">foreign_job_updates</text:span> message that affects a job whose <text:span text:style-name="T7">&lt;siserver&gt;</text:span> is another server, it will use that server's original <text:span text:style-name="T7">&lt;id&gt;</text:span> for the job. IOW, the <text:span text:style-name="T7">&lt;id&gt;</text:span> of a job is always from the jobdb of the job's <text:span text:style-name="T7">&lt;siserver&gt;</text:span>.</text:p>
            </text:list-item>
            <text:list-item>
              <text:p text:style-name="P34">An <text:span text:style-name="T7">&lt;id&gt;</text:span> value is never re-used for a different job once it has been used.</text:p>
            </text:list-item>
            <text:list-item>
              <text:p text:style-name="P34">When a <text:span text:style-name="T7">&lt;periodic&gt;</text:span> job has finished, the next repetition of the job gets a new <text:span text:style-name="T7">&lt;id&gt;</text:span>.</text:p>
            </text:list-item>
            <text:list-item>
              <text:p text:style-name="P34">When a <text:span text:style-name="T7">&lt;periodic&gt;</text:span> job has finished and the next repetition gets scheduled, both facts are communicated by <text:span text:style-name="T3">foreign_job_updates</text:span> (either in two separate messages or one combined message).</text:p>
            </text:list-item>
            <text:list-item>
              <text:p text:style-name="P34">Two jobs with different <text:span text:style-name="T7">&lt;id&gt;</text:span> are never treated as the same. In particular <text:span text:style-name="T3">foreign_job_updates</text:span> messages do not use the combination <text:span text:style-name="T7">&lt;headertag&gt;+&lt;macaddress&gt;</text:span> to identify jobs. This applies only to communication with other servers advertising "goSusi". When communicating with non-"goSusi" servers this behaviour is not required.</text:p>
            </text:list-item>
            <text:list-item>
              <text:p text:style-name="P34">A corollary of the previous point is that a server that advertises "goSusi" is capable of managing multiple jobs with identical properties.</text:p>
            </text:list-item>
          </text:list>
        </text:list-item>
      </text:list>
      <text:p text:style-name="P20"><text:span text:style-name="T7">&lt;client&gt;</text:span></text:p>
      <text:p text:style-name="P13">Listening port and MAC address of a client registered at this server.</text:p>
      <text:p text:style-name="P20"><text:span text:style-name="T7">&lt;macaddress&gt;</text:span> The sending server’s MAC address.</text:p>
      <text:p text:style-name="P20"/>
      <text:p text:style-name="P20"><text:span text:style-name="T7">gosa-si-server notes:</text:span></text:p>
      <text:p text:style-name="P13">gosa-si-server sends this message in <text:span text:style-name="T3">gosa-si-server:register_at_foreign_servers().</text:span></text:p>
      <text:p text:style-name="P13">gosa-si-server re-registers at all known other servers (not just from DNS but also those known from incoming messages) in regular intervals. go-susi doesn’t do that at this time.</text:p>
      <text:p text:style-name="P20"><text:span text:style-name="T7">go-susi notes:</text:span></text:p>
      <text:p text:style-name="P13">When go-susi starts, it will send this message to all servers listed in DNS for the service tcp/gosa-si.</text:p>
      <text:p text:style-name="P13">When go-susi receives a <text:span text:style-name="T3">new_server</text:span> message it will send a <text:span text:style-name="T3">confirm_new_server</text:span> message to the server listed in &lt;source&gt; (usually the sender itself) and following <text:span text:style-name="T3">confirm_new_server</text:span> it will send its complete jobdb as a <text:span text:style-name="T3">foreign_job_updates</text:span> message. The latter behaviour is different from gosa-si which only sends <text:span text:style-name="T3">confirm_new_server.</text:span></text:p>
      <text:p text:style-name="P13">When go-susi is contacting a peer server for the first time after being started, go-susi will consider the key it sends in the new_server message valid and will use it even before the peer replies with <text:span text:style-name="T3">confirm_new_server</text:span>. IOW the <text:span text:style-name="T3">confirm_new_server</text:span> message is not required in the case of go-susi.</text:p>
      <text:p text:style-name="P59"><text:bookmark text:name="_t6s5fv3aa5zt"/>confirm_new_server</text:p>
      <text:p text:style-name="P20"><text:span text:style-name="T7">Purpose:</text:span></text:p>
      <text:p text:style-name="Standard">Server➔Server. Same format as <text:span text:style-name="T3">new_server</text:span>, except that the <text:span text:style-name="T7">&lt;header&gt;</text:span> and the empty tag are <text:span text:style-name="T3">"confirm_new_server"</text:span>. When server A sends server B a <text:span text:style-name="T3">new_server</text:span> message containing server A's information, server B sends back (via a new connection) a <text:span text:style-name="T3">confirm_new_server</text:span> message containing server B's information. After this exchange both servers have each other's data. The <text:span text:style-name="T3">confirm_new_server</text:span> message usually contains the same <text:span text:style-name="T7">&lt;key&gt;</text:span> as the new_server message. In any case the most recent <text:span text:style-name="T3">new_server/confirm_new_server message</text:span> <text:span text:style-name="T5">received</text:span> (not <text:span text:style-name="T5">sent</text:span>!) determines the key used for those messages that are encrypted with a server-key (such as <text:span text:style-name="T3">foreign_job_updates</text:span>).</text:p>
      <text:p text:style-name="P18"/>
      <text:p text:style-name="P59"><text:bookmark text:name="_d21gga45wxtz"/>foreign_job_updates</text:p>
      <text:p text:style-name="P20"><text:span text:style-name="T7">Purpose:</text:span></text:p>
      <text:p text:style-name="P13">Server➔Server. Inform another server about changes made to one or more jobs. This message is also used to cancel other servers’ jobs by telling them the status is “done” (and periodic is "none"). The server that receives this message replaces the data of the job(s) with the new data.</text:p>
      <text:p text:style-name="P20"><text:span text:style-name="T7">Example message:</text:span></text:p>
      <text:p text:style-name="P13"><text:span text:style-name="T2">&lt;xml&gt;</text:span></text:p>
      <text:p text:style-name="P36"><text:span text:style-name="T2">&lt;header&gt;</text:span><text:span text:style-name="T3">foreign_job_updates</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60:20081</text:span><text:span text:style-name="T2">&lt;/target&gt;</text:span></text:p>
      <text:p text:style-name="P36"><text:span text:style-name="T2">&lt;sync&gt;</text:span><text:span text:style-name="T3">ordered</text:span><text:span text:style-name="T2">&lt;/sync&gt;</text:span></text:p>
      <text:p text:style-name="P36"><text:span text:style-name="T2">&lt;answer1&gt;</text:span></text:p>
      <text:p text:style-name="P41"><text:bookmark text:name="i03t6xrtz85y"/><text:span text:style-name="T2">&lt;plainname&gt;</text:span><text:span text:style-name="T3">grisham</text:span><text:span text:style-name="T2">&lt;/plainname&gt;</text:span></text:p>
      <text:p text:style-name="P41"><text:span text:style-name="T2">&lt;progress&gt;</text:span><text:span text:style-name="T3">none</text:span><text:span text:style-name="T2">&lt;/progress&gt;</text:span></text:p>
      <text:p text:style-name="P41"><text:span text:style-name="T2">&lt;status&gt;</text:span><text:span text:style-name="T3">done</text:span><text:span text:style-name="T2">&lt;/status&gt;</text:span></text:p>
      <text:p text:style-name="P41"><text:span text:style-name="T2">&lt;periodic&gt;</text:span><text:span text:style-name="T3">none</text:span><text:span text:style-name="T2">&lt;/periodic&gt;</text:span></text:p>
      <text:p text:style-name="P41"><text:span text:style-name="T2">&lt;siserver&gt;</text:span><text:span text:style-name="T3">localhost</text:span><text:span text:style-name="T2">&lt;/siserver&gt;</text:span><text:span text:style-name="T3"><text:line-break/></text:span><text:span text:style-name="T2">&lt;modified&gt;</text:span><text:span text:style-name="T3">1</text:span><text:span text:style-name="T2">&lt;/modified&gt;</text:span></text:p>
      <text:p text:style-name="P41"><text:span text:style-name="T2">&lt;targettag&gt;</text:span><text:span text:style-name="T3">00:0c:29:50:a3:52</text:span><text:span text:style-name="T2">&lt;/targettag&gt;</text:span><text:span text:style-name="T3"><text:line-break/></text:span><text:span text:style-name="T2">&lt;macaddress&gt;</text:span><text:span text:style-name="T3">00:0c:29:50:a3:52</text:span><text:span text:style-name="T2">&lt;/macaddress&gt;</text:span><text:span text:style-name="T3"><text:line-break/></text:span><text:span text:style-name="T2">&lt;timestamp&gt;</text:span><text:span text:style-name="T3">20120906164734</text:span><text:span text:style-name="T2">&lt;/timestamp&gt;<text:line-break/>&lt;id&gt;</text:span><text:span text:style-name="T3">4</text:span><text:span text:style-name="T2">&lt;/id&gt;</text:span><text:span text:style-name="T3"><text:line-break/></text:span><text:span text:style-name="T2">&lt;headertag&gt;</text:span><text:span text:style-name="T3">trigger_action_wake</text:span><text:span text:style-name="T2">&lt;/headertag&gt;</text:span><text:span text:style-name="T3"><text:line-break/></text:span><text:span text:style-name="T2">&lt;result&gt;</text:span><text:span text:style-name="T3">none</text:span><text:span text:style-name="T2">&lt;/result&gt;</text:span><text:span text:style-name="T3"><text:line-break/></text:span><text:span text:style-name="T2">&lt;xmlmessage&gt;</text:span><text:span text:style-name="T3">PHhtbD48aGVhZGVyPmpvYl90cmlnZ2VyX2Fjd</text:span></text:p>
      <text:p text:style-name="P41"><text:span text:style-name="T3">Glvbl93YWtlPC9oZWFkZXI+PHNvdXJjZT5HT1NBPC9zb3VyY2 U+PHRhcmdldD4wMDowYzoyOTo1MDphMzo1MjwvdGFyZ2V0Pjx 0aW1lc3RhbXA+MjAxMjA5MDYxNjQ3MzQ8L3RpbWVzdGFtcD48 bWFjYWRkcmVzcz4wMDowYzoyOTo1MDphMzo1MjwvbWFjYWRkc</text:span></text:p>
      <text:p text:style-name="P41"><text:span text:style-name="T3">mVzcz48L3htbD4=</text:span><text:span text:style-name="T2">&lt;/xmlmessage&gt;</text:span></text:p>
      <text:p text:style-name="P36"><text:span text:style-name="T2">&lt;/answer1&gt;</text:span></text:p>
      <text:p text:style-name="P13"><text:span text:style-name="T2">&lt;/xml&gt;</text:span></text:p>
      <text:p text:style-name="P20"/>
      <text:p text:style-name="P20"><text:span text:style-name="T7">The message elements have the following meaning:</text:span></text:p>
      <text:p text:style-name="P20"><text:span text:style-name="T7">&lt;sync&gt;</text:span> <text:span text:style-name="T5">(optional, unless the sender has “goSusi” in &lt;loaded_modules&gt;)</text:span></text:p>
      <text:p text:style-name="P13"><text:span text:style-name="T3">"none" or not present</text:span></text:p>
      <text:p text:style-name="P36">The order in which <text:span text:style-name="T3">foreign_job_updates</text:span> messages are received and the order in which jobs are listed within a message may not reflect the order in which the changes were performed.</text:p>
      <text:p text:style-name="P13"><text:span text:style-name="T3">"ordered"</text:span></text:p>
      <text:p text:style-name="P36">The sender ensures that <text:span text:style-name="T3">foreign_job_updates</text:span> messages are received and jobs within them are listed in the same order in which the changes were performed. This synchronization is implemented by sending all <text:span text:style-name="T3">foreign_job_updates</text:span> messages properly ordered over a dedicated permanent connection.</text:p>
      <text:p text:style-name="P13"><text:span text:style-name="T3">"all"</text:span></text:p>
      <text:p text:style-name="P36">The <text:span text:style-name="T3">foreign_job_updates</text:span> message contains a complete list of all jobs the sender is responsible for (i.e. where <text:span text:style-name="T7">&lt;siserver&gt;</text:span> is the sender). The receiver is expected to discard all old information about the sender’s jobs it has and replace it with the new data.</text:p>
      <text:p text:style-name="P20"><text:soft-page-break/><text:span text:style-name="T7">&lt;answerX&gt;</text:span></text:p>
      <text:p text:style-name="P13">Each job in the list has its own number X, counting from 1 with no numbers left out. Note that X is not identical to the <text:span text:style-name="T7">&lt;id&gt;</text:span> number.</text:p>
      <text:p text:style-name="P20"><text:span text:style-name="T7">&lt;id&gt;</text:span></text:p>
      <text:p text:style-name="P13">If the sending server does <text:span text:style-name="T5">not</text:span> advertise "goSusi" in its <text:span text:style-name="T3">(confirm_)new_server</text:span> message, this number is the ID of the job in the <text:span text:style-name="T5">sending</text:span> server’s jobdb.</text:p>
      <text:p text:style-name="P13">If the sending server <text:span text:style-name="T5">does</text:span> advertise "goSusi" in its <text:span text:style-name="T3">(confirm_)new_server</text:span> message, this number is the ID of the job in the <text:span text:style-name="T5">responsible</text:span> server’s jobdb (i.e. the jobdb of the job's <text:span text:style-name="T7">&lt;siserver&gt;</text:span>).</text:p>
      <text:p text:style-name="P20"><text:span text:style-name="T7">&lt;siserver&gt;</text:span></text:p>
      <text:p text:style-name="P13">The listen address (IP:port) of the server responsible for processing the job. When gosa-si-server sends this message, this can also be the word “localhost” (and go-susi treats this as alias for the address from <text:span text:style-name="T7">&lt;source&gt;</text:span>).</text:p>
      <text:p text:style-name="P20"><text:span text:style-name="T7">&lt;periodic&gt;</text:span></text:p>
      <text:p text:style-name="P13">If the <text:span text:style-name="T3">foreign_job_updates</text:span> was sent as a result of <text:span text:style-name="T3">gosa_delete_jobdb_entry</text:span>, then <text:span text:style-name="T7">&lt;periodic&gt;</text:span> is always "none" or not present, even if the job started out as periodic.</text:p>
      <text:p text:style-name="P20"><text:span text:style-name="T7">&lt;modified&gt;</text:span> always 1.</text:p>
      <text:p text:style-name="P20"><text:span text:style-name="T7">&lt;macaddress&gt;+&lt;headertag&gt;</text:span></text:p>
      <text:p text:style-name="P13">gosa-si-server uses this pair as the key to uniquely identify a job. This means that the job database of a gosa-si-server can only contain one job type per MAC address. If the jobdb already contains an entry for the<text:span text:style-name="T7"> &lt;macaddress&gt;+&lt;headertag&gt;</text:span> pair from the <text:span text:style-name="T3">foreign_job_updates</text:span> message, that entry will be updated. Otherwise a new entry will be added to the jobdb.</text:p>
      <text:p text:style-name="P13">gosa-si-server treats <text:span text:style-name="T7">&lt;macaddress&gt;</text:span> as case-sensitive and will not process <text:span text:style-name="T3">foreign_job_updates</text:span> correctly if the case in the message does not match the case in its database.</text:p>
      <text:p text:style-name="P13">go-susi uses <text:span text:style-name="T7">&lt;id&gt;</text:span> to uniquely identify a job and permits multiple jobs with the same <text:span text:style-name="T7">&lt;macaddress&gt;+&lt;headertag&gt;</text:span> to coexist. When go-susi evaluates <text:span text:style-name="T3">foreign_job_updates</text:span> from a gosa-si-server, however, it will fall back to gosa-si-server's behaviour.</text:p>
      <text:p text:style-name="P20"><text:span text:style-name="T7">&lt;xmlmessage&gt;</text:span></text:p>
      <text:p text:style-name="P13">Base64-encoded &lt;xml&gt;...&lt;/xml&gt; message that was used to create the job originally.</text:p>
      <text:p text:style-name="P20"/>
      <text:p text:style-name="P20"><text:span text:style-name="T7">gosa-si-server notes:</text:span></text:p>
      <text:p text:style-name="P13">This message is handled in <text:span text:style-name="T3">events/server_server_com.pm:foreign_job_updates().</text:span></text:p>
      <text:p text:style-name="P13"><text:span text:style-name="T7">&lt;xmlmessage&gt;</text:span> may include whitespace characters in the base64-string that need to be removed before the string will decode properly.</text:p>
      <text:p text:style-name="P13">gosa-si treats <text:span text:style-name="T7">&lt;macaddress&gt;</text:span> as case-sensitive and will not process <text:span text:style-name="T3">foreign_job_updates</text:span> correctly if the case in the message does not match the case in its database.</text:p>
      <text:p text:style-name="P20"><text:span text:style-name="T7">go-susi notes:</text:span></text:p>
      <text:p text:style-name="P13"><text:span text:style-name="T7">&lt;sync&gt;</text:span> is a go-susi extension.</text:p>
      <text:p text:style-name="Standard">gosa-si-server sends <text:span text:style-name="T7">&lt;xmlmessage&gt;</text:span> to itself (replacing "job_" with "gosa_" in the &lt;header&gt;) when the job's time has come. This means that in case of an inconsistency between <text:span text:style-name="T7">&lt;xmlmessage&gt;</text:span> and the job's data, <text:span text:style-name="T7">&lt;xmlmessage&gt;</text:span> wins. go-susi does not use <text:span text:style-name="T7">&lt;xmlmessage&gt;</text:span>, so in case of an inconsistency go-susi will go by the job's data.</text:p>
      <text:p text:style-name="P18"/>
      <text:p text:style-name="P59"><text:bookmark text:name="_4o43ycaft42x"/>new_foreign_client</text:p>
      <text:p text:style-name="P20"><text:span text:style-name="T7">Purpose:</text:span></text:p>
      <text:p text:style-name="P13">Server➔Server. When a client registers at a server using <text:span text:style-name="T3">here_i_am</text:span>, that server notifies its peers of the new client by sending a <text:span text:style-name="T3">new_foreign_client</text:span> message.</text:p>
      <text:p text:style-name="P13"/>
      <text:p text:style-name="P20"><text:span text:style-name="T7">Example message:</text:span></text:p>
      <text:p text:style-name="P13"><text:span text:style-name="T2">&lt;xml&gt;</text:span></text:p>
      <text:p text:style-name="P36"><text:span text:style-name="T2">&lt;header&gt;</text:span><text:span text:style-name="T3">new_foreign_client</text:span><text:span text:style-name="T2">&lt;/header&gt;</text:span></text:p>
      <text:p text:style-name="P36"><text:span text:style-name="T2">&lt;source&gt;</text:span><text:span text:style-name="T3">172.16.2.19:20081</text:span><text:span text:style-name="T2">&lt;/source&gt;</text:span></text:p>
      <text:p text:style-name="P36"><text:span text:style-name="T2">&lt;target&gt;</text:span><text:span text:style-name="T3">172.16.2.60:20081</text:span><text:span text:style-name="T2">&lt;/target&gt;</text:span></text:p>
      <text:p text:style-name="P36"><text:span text:style-name="T2">&lt;client&gt;</text:span><text:span text:style-name="T3">172.16.2.143:20083</text:span><text:span text:style-name="T2">&lt;/client&gt;</text:span></text:p>
      <text:p text:style-name="P36"><text:span text:style-name="T2">&lt;macaddress&gt;</text:span><text:span text:style-name="T3">00:45:6e:00:03:01</text:span><text:span text:style-name="T2">&lt;/macaddress&gt;</text:span></text:p>
      <text:p text:style-name="P36"><text:span text:style-name="T2">&lt;key&gt;</text:span><text:span text:style-name="T3">current_client_key</text:span><text:span text:style-name="T2">&lt;/key&gt;</text:span></text:p>
      <text:p text:style-name="P36"><text:span text:style-name="T2">&lt;key&gt;</text:span><text:span text:style-name="T3">previous_client_key</text:span><text:span text:style-name="T2">&lt;/key&gt;</text:span></text:p>
      <text:p text:style-name="P36"><text:span text:style-name="T2">&lt;new_foreign_client&gt;&lt;/new_foreign_client&gt;</text:span></text:p>
      <text:p text:style-name="P13"><text:span text:style-name="T2">&lt;/xml&gt;</text:span></text:p>
      <text:p text:style-name="P20"/>
      <text:p text:style-name="P20"><text:span text:style-name="T7">The message elements have the following meaning:</text:span></text:p>
      <text:p text:style-name="P13">The <text:span text:style-name="T7">&lt;macaddress&gt;</text:span> and <text:span text:style-name="T7">&lt;client&gt;</text:span> elements identify the client. The <text:span text:style-name="T7">&lt;key&gt;</text:span> elements, if present, specify the most recent and the previous encryption key sent by the client via <text:span text:style-name="T3">here_i_am</text:span> or <text:span text:style-name="T3">new_key</text:span>. The <text:span text:style-name="T7">&lt;key&gt;</text:span> elements are go-susi specific and not sent by gosa-si-server.</text:p>
      <text:p text:style-name="P13">Note that even with the client's key a foreign server can not contact that client successfully, because gosa-si-client discards messages whose origin is not the si-server it is registered at.</text:p>
      <text:p text:style-name="P25"/>
      <text:p text:style-name="P25"><text:span text:style-name="T7">Additional elements (e.g. &lt;gotoHardwareChecksum&gt;)</text:span>:</text:p>
      <text:p text:style-name="Standard">Additional elements sent by the client in its <text:span text:style-name="T3">here_i_am</text:span> message are stored in the clientdb and shared with peer servers via <text:span text:style-name="T3">new_foreign_client</text:span> messages. They may be queried with <text:span text:style-name="T3">gosa_query_clientdb</text:span>.</text:p>
      <text:p text:style-name="P18"/>
      <text:p text:style-name="P59"><text:bookmark text:name="_z3ec199pha6w"/>trigger_wake</text:p>
      <text:p text:style-name="P20"><text:span text:style-name="T7">Purpose:</text:span></text:p>
      <text:p text:style-name="P13">Server➔Server. Ask a peer server for help in waking up a machine.</text:p>
      <text:p text:style-name="P13"/>
      <text:p text:style-name="P20"><text:span text:style-name="T7">Example message:</text:span></text:p>
      <text:p text:style-name="P13"><text:span text:style-name="T2">&lt;xml&gt;</text:span></text:p>
      <text:p text:style-name="P36"><text:span text:style-name="T2">&lt;header&gt;</text:span><text:span text:style-name="T3">trigger_wake</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60:20081</text:span><text:span text:style-name="T2">&lt;/target&gt;</text:span></text:p>
      <text:p text:style-name="P36"><text:span text:style-name="T2">&lt;macaddress&gt;</text:span><text:span text:style-name="T3">00:45:6e:00:03:01</text:span><text:span text:style-name="T2">&lt;/macaddress&gt;</text:span></text:p>
      <text:p text:style-name="P36"><text:span text:style-name="T2">&lt;trigger_wake&gt;&lt;/trigger_wake&gt;</text:span></text:p>
      <text:p text:style-name="P13"><text:span text:style-name="T2">&lt;/xml&gt;</text:span></text:p>
      <text:p text:style-name="P20"/>
      <text:p text:style-name="P20"><text:span text:style-name="T7">The message elements have the following meaning:</text:span></text:p>
      <text:p text:style-name="Standard">The <text:span text:style-name="T7">&lt;macaddress&gt;</text:span> identifies the machine to be woken up. The other elements have their usual meanings. The empty <text:span text:style-name="T7">&lt;trigger_wake&gt;</text:span> element is always empty.</text:p>
      <text:p text:style-name="P18"/>
      <text:p text:style-name="P51"><text:bookmark text:name="_w73b9qoqu5cg"/><text:bookmark text:name="lcwii6oc1qwv"/>Client - Server</text:p>
      <text:p text:style-name="P19">When an si-client starts up, it checks its configuration as well as DNS and assembles a list of available si-servers. It will then send a <text:span text:style-name="T3">here_i_am</text:span> message to the first server on the list. If it receives a <text:span text:style-name="T3">registered</text:span> message from the server within a certain amount of time (typically 10s), the client and that server are paired and have a shared encryption key that they will use for all future communications.</text:p>
      <text:p text:style-name="P19">If no <text:span text:style-name="T3">registered</text:span> message is received from the server within the time window, the client will send a <text:span text:style-name="T3">here_i_am</text:span> to the next server on the list and will keep on going through the server list until a server manages to answer within the time window. This behaviour can lead to the absurd situation that all servers on the list are available and do answer but registration fails anyway because delays cause all of the answers to miss the time window.</text:p>
      <text:p text:style-name="P19">From time to time the client will send a <text:span text:style-name="T3">new_key</text:span> message to the server to establish a new encryption key to be used for future messages between the two parties. While this does not make the stupid homegrown encryption protocol used by gosa-si secure, it does cause race conditions because the client simply starts using the new key right away, even though the server may not have processed the <text:span text:style-name="T3">new_key</text:span>, yet.</text:p>
      <text:p text:style-name="P19">What happens after the server has sent the <text:span text:style-name="T3">registered</text:span> message to the client depends on whether an LDAP object exists for the client's system or not. If there is an LDAP object, the server will read its data and data from <text:span text:style-name="T3">gosaGroupOfNames</text:span> it is a member of and will send corresponding <text:span text:style-name="T3">new_ldap_config, new_ntp_config</text:span> and <text:span text:style-name="T3">new_syslog_config</text:span> messages to the client.</text:p>
      <text:p text:style-name="P19">If there is no LDAP object for the client, the server sends a <text:span text:style-name="T3">detect_hardware</text:span> message and creates an installation job with <text:span text:style-name="T3">&lt;progress&gt;hardware-detection&lt;/progress&gt;</text:span> for the new system. The client then performs hardware detection and sends the results back to the server in a <text:span text:style-name="T3">detected_hardware</text:span> message. The server uses that information to create an LDAP object. If a matching template object exists (go-susi extension, see <text:span text:style-name="T3">detected_hardware</text:span> for details), the result is a complete system object. Otherwise it is an incomplete object in <text:span text:style-name="T3">new-systems-base</text:span> that needs to be completed in GOsa.</text:p>
      <text:p text:style-name="P19">Once the object has been completed, the server sends the available information to the client in <text:span text:style-name="T3">new_ldap_config, new_ntp_config</text:span> and <text:span text:style-name="T3">new_syslog_config</text:span> messages. And when the <text:span text:style-name="T3">gotoMode</text:span> becomes <text:span text:style-name="T3">active</text:span>, the server sends <text:span text:style-name="T3">set_activated_for_installation.</text:span> It is only after the client has received both <text:span text:style-name="T3">new_ldap_config</text:span> and <text:span text:style-name="T3">set_activated_for_installation</text:span> that it can begin the actual installation process. A variety of message types may occur during an installation or softupdate. These are explained in their own chapter of this manual.</text:p>
      <text:p text:style-name="P19">Whenever a server starts executing a job that affects a client, it will send that client a <text:span text:style-name="T3">trigger_action_*</text:span> message. Depending on the kind of job the client may react to this by e.g. presenting a popup to a logged in user asking the user to log out.</text:p>
      <text:p text:style-name="Standard">Jobs of type <text:span text:style-name="T3">job_send_user_msg</text:span> have their own associated client-server messages but go-susi does not support these. See the chapter on deprecated messages later in this manual.</text:p>
      <text:p text:style-name="P22"/>
      <text:p text:style-name="P60"><text:bookmark text:name="_w909y3vom7bh"/>here_i_am</text:p>
      <text:p text:style-name="P19"><text:span text:style-name="T7">Purpose:</text:span></text:p>
      <text:p text:style-name="P12">Client➔Server. Used by an si-client to register at the si-server responsible for it. The si-server reacts by sending a <text:span text:style-name="T3">registered</text:span> message possibly followed by</text:p>
      <text:p text:style-name="P12"/>
      <text:list xml:id="list1683705063760473086" text:style-name="WWNum7">
        <text:list-item>
          <text:list>
            <text:list-item>
              <text:p text:style-name="P32">a <text:span text:style-name="T3">new_ldap_config</text:span> message to tell the client which LDAP parameters it should use.</text:p>
            </text:list-item>
            <text:list-item>
              <text:p text:style-name="P32">a <text:span text:style-name="T3">detect_hardware</text:span> message to instruct the client to perform hardware detection.</text:p>
            </text:list-item>
            <text:list-item>
              <text:p text:style-name="P32">a <text:span text:style-name="T3">new_ntp_config</text:span> message to tell the client which NTP server(s) to use.</text:p>
            </text:list-item>
            <text:list-item>
              <text:p text:style-name="P32">a <text:span text:style-name="T3">new_syslog_config</text:span> message to tell the client which syslog server to use.</text:p>
            </text:list-item>
          </text:list>
        </text:list-item>
      </text:list>
      <text:p text:style-name="P19"/>
      <text:p text:style-name="P12">A client to be (re)installed will not start the installation until it has received the return message(s) to its <text:span text:style-name="T3">here_i_am</text:span> message from the server from which it is installing. In other situations (e.g. normal booting) the client will, if it does not receive the messages after a few seconds, try to register at each si-server listed in DNS in turn to find one that answers quickly enough.</text:p>
      <text:p text:style-name="P12">The <text:span text:style-name="T3">here_i_am</text:span> message is also responsible for setting the encryption key the si-server should use to encrypt messages sent to the client (such as <text:span text:style-name="T3">new_ldap_config).</text:span></text:p>
      <text:p text:style-name="P12">When a client has successfully registered at a server, the server sends out <text:span text:style-name="T3">new_foreign_client</text:span> messages to its peers.</text:p>
      <text:p text:style-name="P12">The new client will also appear in future (<text:span text:style-name="T3">confirm_</text:span>)<text:span text:style-name="T3">new_server</text:span> messages sent by the server.</text:p>
      <text:p text:style-name="P12">If the server can find the client in LDAP by its MAC address, it will also update the ipHostNumber field. go-susi also updates the cn.</text:p>
      <text:p text:style-name="P12">If the sending client does not exist in LDAP, a reinstall job will automatically be created with <text:span text:style-name="T7">&lt;progress&gt;</text:span>hardware-detection<text:span text:style-name="T7">&lt;/progress&gt; </text:span>and <text:span text:style-name="T7">&lt;status&gt;</text:span>processing<text:span text:style-name="T7">&lt;/status&gt;</text:span> and the <text:span text:style-name="T3">detect_hardware </text:span>message will be sent to the client.</text:p>
      <text:p text:style-name="P19"><text:span text:style-name="T7">Example message:</text:span></text:p>
      <text:p text:style-name="P12"><text:span text:style-name="T2">&lt;xml&gt;</text:span></text:p>
      <text:p text:style-name="P35"><text:span text:style-name="T2">&lt;header&gt;</text:span><text:span text:style-name="T3">here_i_am</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143:20081</text:span><text:span text:style-name="T2">&lt;/target&gt;</text:span></text:p>
      <text:p text:style-name="P35"><text:span text:style-name="T2">&lt;here_i_am&gt;&lt;/here_i_am&gt;</text:span></text:p>
      <text:p text:style-name="P35"><text:span text:style-name="T2">&lt;mac_address&gt;</text:span><text:span text:style-name="T3">00:0c:29:50:a3:52</text:span><text:span text:style-name="T2">&lt;/mac_address&gt;</text:span></text:p>
      <text:p text:style-name="P37"><text:span text:style-name="T2">&lt;broadcast&gt;</text:span><text:span text:style-name="T3">172.16.2.255</text:span><text:span text:style-name="T2">&lt;/broadcast&gt;</text:span></text:p>
      <text:p text:style-name="P35"><text:span text:style-name="T2">&lt;new_passwd&gt;</text:span><text:span text:style-name="T3">qXBaZCnDgKMhvDULAD0ltWdfk9kHdnl</text:span><text:span text:style-name="T2">&lt;/new_passwd&gt;</text:span></text:p>
      <text:p text:style-name="P35"><text:span text:style-name="T2">&lt;key_lifetime&gt;</text:span><text:span text:style-name="T3">600</text:span><text:span text:style-name="T2">&lt;/key_lifetime&gt;</text:span></text:p>
      <text:p text:style-name="P35"><text:span text:style-name="T2">&lt;client_revision&gt;</text:span><text:span text:style-name="T3">2016-09-23 11:42:47 +0200</text:span><text:span text:style-name="T2">&lt;/client_revision&gt;</text:span></text:p>
      <text:p text:style-name="P35"><text:span text:style-name="T2">&lt;client_version&gt;</text:span><text:span text:style-name="T3">2.8.288</text:span><text:span text:style-name="T2">&lt;/client_version&gt;</text:span></text:p>
      <text:p text:style-name="P35"><text:span text:style-name="T2">&lt;gotoHardwareChecksum&gt;</text:span><text:span text:style-name="T3">qQvNNtPqaV5MG8UElNS7g</text:span><text:span text:style-name="T2">&lt;/gotoHardwareChecksum&gt;</text:span></text:p>
      <text:p text:style-name="P35"><text:span text:style-name="T2">&lt;events&gt;</text:span></text:p>
      <text:p text:style-name="P40"><text:soft-page-break/><text:span text:style-name="T3">trigger_action_localboot,trigger_action_reboot,</text:span></text:p>
      <text:p text:style-name="P40"><text:span text:style-name="T3">confirm_new_key,mailqueue_requeue,import_events,usr_msg,</text:span></text:p>
      <text:p text:style-name="P40"><text:span text:style-name="T3">new_syslog_config,generate_hw_digest,get_events,</text:span></text:p>
      <text:p text:style-name="P40"><text:span text:style-name="T3">new_ntp_config,mailqueue_del,trigger_action_faireboot,</text:span></text:p>
      <text:p text:style-name="P40"><text:span text:style-name="T3">new_key,registered,mailqueue_header,trigger_action_reinstall,</text:span></text:p>
      <text:p text:style-name="P40"><text:span text:style-name="T3">new_ldap_config,trigger_action_instant_update,mailqueue_hold,</text:span></text:p>
      <text:p text:style-name="P40"><text:span text:style-name="T3">set_activated_for_installation,detect_hardware,</text:span></text:p>
      <text:p text:style-name="P40"><text:span text:style-name="T3">trigger_action_update,ping,mailqueue_unhold,</text:span></text:p>
      <text:p text:style-name="P40"><text:span text:style-name="T3">mailqueue_query,trigger_goto_settings_reload,</text:span></text:p>
      <text:p text:style-name="P40"><text:span text:style-name="T3">trigger_action_halt</text:span></text:p>
      <text:p text:style-name="P35"><text:span text:style-name="T2">&lt;/events&gt;</text:span></text:p>
      <text:p text:style-name="P12"><text:span text:style-name="T2">&lt;/xml&gt;</text:span></text:p>
      <text:p text:style-name="P19"/>
      <text:p text:style-name="P19"><text:span text:style-name="T7">The message elements have the following meaning:</text:span></text:p>
      <text:p text:style-name="P19"><text:span text:style-name="T7">&lt;mac_address&gt;</text:span></text:p>
      <text:p text:style-name="P12">The sending client's MAC address. <text:span text:style-name="T7">Note:</text:span> The tag has an underscore in its name unlike the MAC address elements in other messages.</text:p>
      <text:p text:style-name="P25"><text:span text:style-name="T7">&lt;broadcast&gt;</text:span></text:p>
      <text:p text:style-name="P15">The sending client's broadcast address (for Wake-On-LAN magic packets).</text:p>
      <text:p text:style-name="P19"><text:span text:style-name="T7">&lt;new_passwd&gt;</text:span></text:p>
      <text:p text:style-name="P12">The client equivalent to the <text:span text:style-name="T7">&lt;key&gt;</text:span> element of <text:span text:style-name="T3">new_server</text:span> messages. The receiving server will use this key to encrypt messages to the client.</text:p>
      <text:p text:style-name="P19"><text:span text:style-name="T7">&lt;key_lifetime&gt;</text:span></text:p>
      <text:p text:style-name="P12">Number of seconds the key is valid. The client will send a <text:span text:style-name="T3">new_key</text:span> message in intervals of this many seconds (Some versions of gosa-si-client don’t do this because of bugs. They keep using the same key indefinitely).</text:p>
      <text:p text:style-name="P19"><text:span text:style-name="T7">&lt;client_revision&gt;, &lt;client_version&gt;</text:span> Version information about the gosa-si client (NOT the machine).</text:p>
      <text:p text:style-name="P19"/>
      <text:p text:style-name="P19"><text:span text:style-name="T7">Additional elements (e.g. &lt;gotoHardwareChecksum&gt;, &lt;events&gt;)</text:span>:</text:p>
      <text:p text:style-name="P12">These elements are stored in the clientdb and shared with peer servers via <text:span text:style-name="T3">new_foreign_client</text:span> messages. They may be queried with <text:span text:style-name="T3">gosa_query_clientdb</text:span>. Note that both the size of an individual info element as well as the total size is limited. Only use extra elements for a few small pieces of data. The actual limit is not configurable or documented at this time. If you are afraid you might be storing too much data, then you are storing too much data.</text:p>
      <text:p text:style-name="P19"/>
      <text:p text:style-name="P19"><text:span text:style-name="T7">go-susi notes:</text:span></text:p>
      <text:p text:style-name="P12">go-susi updates the system’s <text:span text:style-name="T3">ipHostNumber</text:span> field when it receives this message. If the system’s <text:span text:style-name="T3">cn</text:span> does not match the long or short name of the reverse lookup of its IP, the object will be renamed to match the DNS name.</text:p>
      <text:p text:style-name="P19"/>
      <text:p text:style-name="Standard"><text:soft-page-break/></text:p>
      <text:p text:style-name="P17"/>
      <text:p text:style-name="P60"><text:bookmark text:name="_uw29iuabpm6q"/>new_key</text:p>
      <text:p text:style-name="P19"><text:span text:style-name="T7">Purpose:</text:span></text:p>
      <text:p text:style-name="P12">Client➔Server. Informs the server about a new encryption key to be used when communicating with the sending client.</text:p>
      <text:p text:style-name="P19"/>
      <text:p text:style-name="P19"><text:span text:style-name="T7">Example message:</text:span></text:p>
      <text:p text:style-name="P12"><text:span text:style-name="T2">&lt;xml&gt;</text:span></text:p>
      <text:p text:style-name="P35"><text:span text:style-name="T2">&lt;header&gt;</text:span><text:span text:style-name="T3">new_key</text:span><text:span text:style-name="T2">&lt;/header&gt;</text:span></text:p>
      <text:p text:style-name="P35"><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5"><text:span text:style-name="T2">&lt;new_key&gt;</text:span><text:span text:style-name="T3">edLDBiajQownOirf424zKFOyG4AlrP7</text:span><text:span text:style-name="T2">&lt;/new_key&gt;</text:span></text:p>
      <text:p text:style-name="Standard"><text:span text:style-name="T2">&lt;/xml&gt;</text:span></text:p>
      <text:p text:style-name="P17"/>
      <text:p text:style-name="P59"><text:bookmark text:name="_w5skplmpyja8"/>registered</text:p>
      <text:p text:style-name="P20"><text:span text:style-name="T7">Purpose:</text:span></text:p>
      <text:p text:style-name="P13">Server➔Client. Sent in reaction to a client’s <text:span text:style-name="T3">here_i_am</text:span> message.</text:p>
      <text:p text:style-name="P20"/>
      <text:p text:style-name="P20"><text:span text:style-name="T7">Example message:</text:span></text:p>
      <text:p text:style-name="P13"><text:span text:style-name="T2">&lt;xml&gt;</text:span></text:p>
      <text:p text:style-name="P36"><text:span text:style-name="T2">&lt;header&gt;</text:span><text:span text:style-name="T3">registered</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106:20083</text:span><text:span text:style-name="T2">&lt;/target&gt;</text:span></text:p>
      <text:p text:style-name="P36"><text:span text:style-name="T2">&lt;ldap_available&gt;</text:span><text:span text:style-name="T3">true</text:span><text:span text:style-name="T2">&lt;/ldap_available&gt;</text:span></text:p>
      <text:p text:style-name="P36"><text:span text:style-name="T2">&lt;registered&gt;&lt;/registered&gt;</text:span></text:p>
      <text:p text:style-name="P13"><text:span text:style-name="T2">&lt;xml&gt;</text:span></text:p>
      <text:p text:style-name="P20"/>
      <text:p text:style-name="P20"><text:span text:style-name="T7">The message elements have the following meaning:</text:span></text:p>
      <text:p text:style-name="P20"><text:span text:style-name="T7">&lt;ldap_available&gt;</text:span></text:p>
      <text:p text:style-name="P13">If this is present and <text:span text:style-name="T3">true</text:span> it tells the client that it will get a <text:span text:style-name="T3">new_ldap_config</text:span> message. If the element is absent or <text:span text:style-name="T3">false</text:span>, this means that no LDAP information is available and the client will not receive a <text:span text:style-name="T3">new_ldap_config</text:span> message until its LDAP object has been created (usually after hardware detection). </text:p>
      <text:p text:style-name="P6"><text:span text:style-name="T7">LHM note:</text:span></text:p>
      <text:p text:style-name="P13">If this element is sent as <text:span text:style-name="T3">true</text:span> and not followed up with a <text:span text:style-name="T3">new_ldap_config</text:span>, the installation will not properly display the message “System is locked. Waiting for activation.”</text:p>
      <text:p text:style-name="P61"><text:bookmark text:name="_adu9m7a7h8yw"/>deregistered</text:p>
      <text:p text:style-name="P25"><text:span text:style-name="T7">Purpose:</text:span></text:p>
      <text:p text:style-name="P15">Server➔Client. Sent to a client that has been registered at this server to inform it that the registration needs to be renewed if the client wants to stay registered at this server. This go-susi specific message is sent when the server receives a <text:span text:style-name="T3">new_foreign_client</text:span> message that informs it that one of its clients is now registered at a different server. When a client receives a <text:span text:style-name="T3">deregistered</text:span> message from a server the client still believes is the one it should be registered at, it will re-register at that server. Otherwise the client will simply ignore the message. This corrects the effects of erroneous <text:span text:style-name="T3">new_foreign_client</text:span> messages which may result from race conditions during the registration process or network problems.</text:p>
      <text:p text:style-name="P25"/>
      <text:p text:style-name="P25"><text:span text:style-name="T7">Example message:</text:span></text:p>
      <text:p text:style-name="P15"><text:span text:style-name="T2">&lt;xml&gt;</text:span></text:p>
      <text:p text:style-name="P37"><text:span text:style-name="T2">&lt;header&gt;</text:span><text:span text:style-name="T3">deregistered</text:span><text:span text:style-name="T2">&lt;/header&gt;</text:span></text:p>
      <text:p text:style-name="P37"><text:span text:style-name="T2">&lt;source&gt;</text:span><text:span text:style-name="T3">172.16.2.143:20081</text:span><text:span text:style-name="T2">&lt;/source&gt;</text:span></text:p>
      <text:p text:style-name="P37"><text:span text:style-name="T2">&lt;target&gt;</text:span><text:span text:style-name="T3">172.16.2.106:20083</text:span><text:span text:style-name="T2">&lt;/target&gt;</text:span></text:p>
      <text:p text:style-name="P15"><text:span text:style-name="T2">&lt;xml&gt;</text:span></text:p>
      <text:p text:style-name="P25"/>
      <text:p text:style-name="P25"><text:soft-page-break/><text:span text:style-name="T7">go-susi note:</text:span></text:p>
      <text:p text:style-name="Standard">This message is specific to post-TLS versions of go-susi. However both pre-TLS versions of go-susi and gosa-si-clients will react properly because they see the "STARTTLS" as undecryptable gibberish and will re-register based on the assumption that the decryption keys of the pre-TLS protocol have gone out of sync between client and server.</text:p>
      <text:p text:style-name="P18"/>
      <text:p text:style-name="P59"><text:bookmark text:name="_l3p6rg78vgh1"/>new_ldap_config</text:p>
      <text:p text:style-name="P20"><text:span text:style-name="T7">Purpose:</text:span></text:p>
      <text:p text:style-name="P13">Server➔Client. Sends various LDAP-related information to the client. This message is not sent until the client object has been properly created.</text:p>
      <text:p text:style-name="P6"><text:span text:style-name="T7">Note:</text:span></text:p>
      <text:p text:style-name="P13">When go-susi <text:span text:style-name="T5">receives</text:span> this message, it will call <text:span text:style-name="T3">[general]/new-config-hook</text:span>. If go-susi is in client-only mode, it will also update its internal LDAP parameters.</text:p>
      <text:p text:style-name="P20"><text:span text:style-name="T7">Example message:</text:span></text:p>
      <text:p text:style-name="P13"><text:span text:style-name="T2">&lt;xml&gt;</text:span></text:p>
      <text:p text:style-name="P36"><text:span text:style-name="T2">&lt;header&gt;</text:span><text:span text:style-name="T3">new_ldap_config</text:span><text:span text:style-name="T2">&lt;/header&gt; <text:s/></text:span></text:p>
      <text:p text:style-name="P36"><text:span text:style-name="T2">&lt;source&gt;</text:span><text:span text:style-name="T3">172.16.2.143:20081</text:span><text:span text:style-name="T2">&lt;/source&gt;</text:span></text:p>
      <text:p text:style-name="P36"><text:span text:style-name="T2">&lt;target&gt;</text:span><text:span text:style-name="T3">172.16.2.106:20083</text:span><text:span text:style-name="T2">&lt;/target&gt; <text:s/></text:span></text:p>
      <text:p text:style-name="P36"><text:span text:style-name="T2">&lt;admin_base&gt;</text:span><text:span text:style-name="T3">ou=Direktorium,o=go-susi,c=de</text:span><text:span text:style-name="T2">&lt;/admin_base&gt;</text:span></text:p>
      <text:p text:style-name="P36"><text:span text:style-name="T2">&lt;department&gt;</text:span><text:span text:style-name="T3">Direktorium</text:span><text:span text:style-name="T2">&lt;/department&gt;</text:span></text:p>
      <text:p text:style-name="P36"><text:span text:style-name="T2">&lt;ldap_base&gt;</text:span><text:span text:style-name="T3">ou=Direktorium,o=go-susi,c=de</text:span><text:span text:style-name="T2">&lt;/ldap_base&gt;</text:span></text:p>
      <text:p text:style-name="P36"><text:span text:style-name="T2">&lt;ldap_uri&gt;</text:span><text:span text:style-name="T3">ldap://ldap01.example.de</text:span><text:span text:style-name="T2">&lt;/ldap_uri&gt;</text:span></text:p>
      <text:p text:style-name="P36"><text:span text:style-name="T2">&lt;ldap_uri&gt;</text:span><text:span text:style-name="T3">ldap://ldap02.example.de</text:span><text:span text:style-name="T2">&lt;/ldap_uri&gt;</text:span></text:p>
      <text:p text:style-name="P36"><text:span text:style-name="T2">&lt;release&gt;</text:span><text:span text:style-name="T3">halut/2.4.0</text:span><text:span text:style-name="T2">&lt;/release&gt;</text:span></text:p>
      <text:p text:style-name="P36"><text:span text:style-name="T2">&lt;unit_tag&gt;</text:span><text:span text:style-name="T3">1154342234048479900</text:span><text:span text:style-name="T2">&lt;/unit_tag&gt;</text:span></text:p>
      <text:p text:style-name="P36"><text:span text:style-name="T2">&lt;new_ldap_config&gt;&lt;/new_ldap_config&gt;</text:span></text:p>
      <text:p text:style-name="P13"><text:span text:style-name="T2">&lt;/xml&gt;</text:span></text:p>
      <text:p text:style-name="P20"/>
      <text:p text:style-name="P20"><text:span text:style-name="T7">The message elements have the following meaning:</text:span></text:p>
      <text:p text:style-name="P20"><text:span text:style-name="T2">&lt;release&gt;</text:span><text:span text:style-name="T4"> </text:span><text:span text:style-name="T5">(optional)</text:span></text:p>
      <text:p text:style-name="P13">The release the client should have according to LDAP if known.</text:p>
      <text:p text:style-name="P20"><text:span text:style-name="T2">&lt;ldap_uri&gt;</text:span> <text:span text:style-name="T5">(1 or more)</text:span></text:p>
      <text:p text:style-name="P13">The LDAP server(s) from which the client should read its data. All listed LDAP servers contain the same data with respect to the client system’s object but may differ in other ways. In general the client should use the first <text:span text:style-name="T2">&lt;ldap_uri&gt;</text:span> and only fall back to trying the others if the first is not available.</text:p>
      <text:p text:style-name="P20"><text:span text:style-name="T2">&lt;ldap_base&gt;</text:span></text:p>
      <text:p text:style-name="P13">The base under which the client should look for its data. There is only one <text:span text:style-name="T2">&lt;ldap_base&gt;</text:span> element even if there are multiple <text:span text:style-name="T2">&lt;ldap_uri&gt;</text:span> elements.</text:p>
      <text:p text:style-name="P20"><text:span text:style-name="T2">&lt;unit_tag&gt; <text:s/></text:span><text:span text:style-name="T5">(only present when unit tags are used) </text:span>The unit tag for the client.</text:p>
      <text:p text:style-name="P20"><text:span text:style-name="T2">&lt;admin_base&gt;</text:span><text:span text:style-name="T5">(only present when unit tags are used)</text:span></text:p>
      <text:p text:style-name="P13"><text:soft-page-break/>The dn of the admin base object. This is the first object under the <text:span text:style-name="T7">&lt;ldap_base&gt;</text:span> that matches <text:span text:style-name="T3">(&amp;(objectClass=gosaAdministrativeUnit)(gosaUnitTag=...)).</text:span> Typically this is the same as the <text:span text:style-name="T7">&lt;ldap_base&gt;</text:span>.</text:p>
      <text:p text:style-name="P20"><text:span text:style-name="T2">&lt;department&gt;</text:span><text:span text:style-name="T5">(only present when unit tags are used)</text:span> The <text:span text:style-name="T3">ou</text:span> attribute of the admin base object.</text:p>
      <text:p text:style-name="P20"/>
      <text:p text:style-name="P20"><text:span text:style-name="T7">gosa-si-server notes:</text:span></text:p>
      <text:p text:style-name="P13"><text:span text:style-name="T3">modules/ClientPackages.pm:new_ldap_config() </text:span>contains the code that constructs this message. When the system is activated for installation, the <text:span text:style-name="T3">set_activated_for_installation</text:span> message will always be followed by <text:span text:style-name="T3">new_ldap_config</text:span>. This seems like a race condition. I think it would be better to send the <text:span text:style-name="T3">new_ldap_config</text:span> beforehand. In practice this is not a problem with gosa-si-server because it seems to send the LDAP config once before and once after the <text:span text:style-name="T3">set_activated_for_installation</text:span> however I believe that the data sent before reflects only a default choice and may not be current if the LDAP server is changed in GOsa for a new system.</text:p>
      <text:p text:style-name="P6"><text:span text:style-name="T7">GOsa/go-susi note:</text:span></text:p>
      <text:p text:style-name="P13">The format of the <text:span text:style-name="T3">gotoLdapServer</text:span> attribute that is the source for this message's information has changed over time. go-susi only supports the version 3 format.</text:p>
      <text:p text:style-name="P35">Version 3 format: <text:span text:style-name="T3">Index:Servername:URL/Base</text:span></text:p>
      <text:p text:style-name="P35">Version 2 format: <text:span text:style-name="T3">Index:Servername:Base</text:span></text:p>
      <text:p text:style-name="P35">Version 1 format: <text:span text:style-name="T3">Servername:URL/Base</text:span></text:p>
      <text:p text:style-name="P12">where</text:p>
      <text:p text:style-name="P35"><text:span text:style-name="T3">Index</text:span> is a number used to sort multiple <text:span text:style-name="T3">gotoLdapServer</text:span> values.</text:p>
      <text:p text:style-name="P35"><text:span text:style-name="T3">Servername</text:span> is unused in version 3 format.</text:p>
      <text:p text:style-name="P35"><text:span text:style-name="T3">URL</text:span> is the ldap:// or ldaps:// URL of the server.</text:p>
      <text:p text:style-name="Standard"><text:span text:style-name="T3">Base</text:span> is the DN of the subtree to which searches should be restricted.</text:p>
      <text:p text:style-name="P39"/>
      <text:p text:style-name="P59"><text:bookmark text:name="_gprzmis7xdu9"/>new_ntp_config</text:p>
      <text:p text:style-name="P20"><text:span text:style-name="T7">Purpose:</text:span></text:p>
      <text:p text:style-name="P13">Server➔Client. Tells the client which NTP server(s) to use.</text:p>
      <text:p text:style-name="P20"><text:span text:style-name="T7">Note:</text:span></text:p>
      <text:p text:style-name="P13">When go-susi <text:span text:style-name="T5">receives</text:span> this message, it will call <text:span text:style-name="T3">[general]/new-config-hook</text:span>.</text:p>
      <text:p text:style-name="P20"/>
      <text:p text:style-name="P20"><text:span text:style-name="T7">Example message:</text:span></text:p>
      <text:p text:style-name="P13"><text:span text:style-name="T2">&lt;xml&gt;</text:span></text:p>
      <text:p text:style-name="P36"><text:span text:style-name="T2">&lt;header&gt;</text:span><text:span text:style-name="T3">new_ntp_config</text:span><text:span text:style-name="T2">&lt;/header&gt; <text:s/></text:span></text:p>
      <text:p text:style-name="P36"><text:span text:style-name="T2">&lt;source&gt;</text:span><text:span text:style-name="T3">172.16.2.143:20081</text:span><text:span text:style-name="T2">&lt;/source&gt;</text:span></text:p>
      <text:p text:style-name="P36"><text:span text:style-name="T2">&lt;target&gt;</text:span><text:span text:style-name="T3">172.16.2.106:20083</text:span><text:span text:style-name="T2">&lt;/target&gt;</text:span></text:p>
      <text:p text:style-name="P36"><text:span text:style-name="T2">&lt;server&gt;</text:span><text:span text:style-name="T3">pool.ntp.org</text:span><text:span text:style-name="T2">&lt;/server&gt;</text:span></text:p>
      <text:p text:style-name="P36"><text:span text:style-name="T2">&lt;server&gt;</text:span><text:span text:style-name="T3">ntp.example.org</text:span><text:span text:style-name="T2">&lt;/server&gt;</text:span></text:p>
      <text:p text:style-name="P36"><text:span text:style-name="T2">&lt;new_ntp_config&gt;&lt;/new_ntp_config&gt;</text:span></text:p>
      <text:p text:style-name="P13"><text:span text:style-name="T2">&lt;/xml&gt;</text:span></text:p>
      <text:p text:style-name="P20"/>
      <text:p text:style-name="P20"><text:span text:style-name="T7">The message elements have the following meaning:</text:span></text:p>
      <text:p text:style-name="Standard"><text:span text:style-name="T7">&lt;server&gt;</text:span> <text:span text:style-name="T5">(1 or more)</text:span> NTP server(s) to use.</text:p>
      <text:p text:style-name="P18"/>
      <text:p text:style-name="P59"><text:bookmark text:name="_hoqs75a5zaxq"/>detect_hardware</text:p>
      <text:p text:style-name="P20"><text:span text:style-name="T7">Purpose:</text:span></text:p>
      <text:p text:style-name="P13">Server➔Client. When the server receives a <text:span text:style-name="T3">here_i_am</text:span> message with a MAC address for which no <text:span text:style-name="T3">GOhard</text:span> object can be found in LDAP, the server sends a <text:span text:style-name="T3">detecT_hardware</text:span> message. The client reacts to this message by performing hardware detection and sends a <text:span text:style-name="T3">detecTED_hardware</text:span> message to the server. The server then creates the LDAP object with that data.</text:p>
      <text:p text:style-name="P20"/>
      <text:p text:style-name="P20"><text:span text:style-name="T7">Example message:</text:span></text:p>
      <text:p text:style-name="P13"><text:span text:style-name="T2">&lt;xml&gt;</text:span></text:p>
      <text:p text:style-name="P36"><text:span text:style-name="T2">&lt;header&gt;</text:span><text:span text:style-name="T3">detect_hardware</text:span><text:span text:style-name="T2">&lt;/header&gt; <text:s/></text:span></text:p>
      <text:p text:style-name="P36"><text:span text:style-name="T2">&lt;source&gt;</text:span><text:span text:style-name="T3">172.16.2.143:20081</text:span><text:span text:style-name="T2">&lt;/source&gt;</text:span></text:p>
      <text:p text:style-name="P36"><text:span text:style-name="T2">&lt;target&gt;</text:span><text:span text:style-name="T3">172.16.2.146:20083</text:span><text:span text:style-name="T2">&lt;/target&gt;</text:span></text:p>
      <text:p text:style-name="P36"><text:span text:style-name="T2">&lt;detect_hardware&gt;&lt;/detect_hardware&gt;</text:span></text:p>
      <text:p text:style-name="Standard"><text:span text:style-name="T2">&lt;/xml&gt;</text:span></text:p>
      <text:p text:style-name="P18"/>
      <text:p text:style-name="P60"><text:bookmark text:name="_ylkn6o4e9qjp"/>detected_hardware</text:p>
      <text:p text:style-name="P19"><text:span text:style-name="T7">Purpose:</text:span></text:p>
      <text:p text:style-name="P12">Client➔Server. When the server receives a <text:span text:style-name="T3">here_i_am</text:span> message with a MAC address for which no GOhard object exists in LDAP , the server sends a <text:span text:style-name="T3">detecT_hardware</text:span> message to the client. The client reacts to this message by performing hardware detection and sends a <text:span text:style-name="T3">detecTED_hardware</text:span> message to the server. The server then creates the LDAP object with that data. If a <text:span text:style-name="T3">detecTED_hardware</text:span> message is received for a system whose MAC address is found in LDAP, then that system's LDAP object will be updated with the new info.</text:p>
      <text:p text:style-name="P19"><text:span text:style-name="T7">go-susi extension:</text:span></text:p>
      <text:p text:style-name="P12">go-susi extends the usage of <text:span text:style-name="T3">detected_hardware</text:span> to permit any kind of creation, modification and even moving of system objects within the LDAP tree, even without prior use of <text:span text:style-name="T3">here_i_am</text:span>. See the go-susi note further below for more information.</text:p>
      <text:p text:style-name="P19"><text:span text:style-name="T7">Template objects:</text:span></text:p>
      <text:p text:style-name="P12">The data from the <text:span text:style-name="T3">detected_hardware</text:span> message is not enough to create a complete system object that is ready for installation. This means that usually further action is necessary in GOsa to provide the remaining data before the installation can begin. To allow for fully automatic installation, go-susi has the ability to complement the <text:span text:style-name="T3">detected_hardware</text:span> data with data copied from a template object.</text:p>
      <text:p text:style-name="P12">Whenever go-susi receives a <text:span text:style-name="T3">detected_hardware</text:span> message for a system that does not yet exist in LDAP, go-susi will search for template objects which are objects that have <text:span text:style-name="T3">objectClass=GOHard</text:span> and a <text:span text:style-name="T3">goComment</text:span> attribute that starts with "<text:span text:style-name="T3">Template for</text:span>". The remainder of the <text:span text:style-name="T3">goComment</text:span> is taken as a matching rule as described below. If the rule matches against the attributes of the new system that are known so far, then the other attributes are copied from the template object.</text:p>
      <text:p text:style-name="P19"><text:span text:style-name="T7">Template objects that are group members:</text:span></text:p>
      <text:p text:style-name="P12">If the template object is <text:span text:style-name="T3">member</text:span> of any object groups (<text:span text:style-name="T3">objectClass=gosaGroupOfNames</text:span>), then <text:s/>the new system will be added to the same groups.</text:p>
      <text:p text:style-name="P19"><text:span text:style-name="T7">Auto-activation for immediate installation:</text:span></text:p>
      <text:p text:style-name="P12">If the template object has <text:span text:style-name="T3">gotoMode=active</text:span>, then the new system will be activated and installation will commence immediately.</text:p>
      <text:p text:style-name="P19"><text:span text:style-name="T7">Object creation not in new-systems-base:</text:span></text:p>
      <text:p text:style-name="P12">The <text:s/>new system's LDAP object will be placed in the same LDAP path as the template object from which it copies attributes. Template objects are allowed to be but don't need to be in <text:span text:style-name="T3">new-systems-base.</text:span></text:p>
      <text:p text:style-name="P19"><text:span text:style-name="T7">Matching rule language:</text:span></text:p>
      <text:p text:style-name="P12">A matching rule consists of one or more parts, optionally separated by whitespace. Each part can have one of the following 2 forms:</text:p>
      <text:p text:style-name="P12"><text:span text:style-name="T3">attributeName =~ /regex/</text:span></text:p>
      <text:p text:style-name="P35">matches if the system has at least an attribute named <text:span text:style-name="T3">attributeName</text:span> with at least one value that matches the given regex. This is a non-anchored match. If you want the match to be anchored you need to specifically include <text:span text:style-name="T3">^</text:span> and/or <text:span text:style-name="T3">$ </text:span>in the regex.</text:p>
      <text:p text:style-name="P35">As a special case the regex <text:span text:style-name="T3">/^$/</text:span> matches if the system has no attribute <text:span text:style-name="T3">attributeName</text:span>.</text:p>
      <text:p text:style-name="P12"><text:span text:style-name="T3">attributeName !~ /regex/</text:span></text:p>
      <text:p text:style-name="P35">matches if none of the system's values for the attribute named <text:span text:style-name="T3">attributeName</text:span> match the given regex. If the system has no attribute of that name this will be treated as if it had such an attribute with an empty string as value.</text:p>
      <text:p text:style-name="P12">The regex syntax is described here:<text:a xlink:type="simple" xlink:href="https://code.google.com/p/re2/wiki/Syntax" text:style-name="Internet_20_link" text:visited-style-name="Visited_20_Internet_20_Link"> </text:a><text:a xlink:type="simple" xlink:href="https://code.google.com/p/re2/wiki/Syntax" text:style-name="Internet_20_link" text:visited-style-name="Visited_20_Internet_20_Link"><text:span text:style-name="T1">https://code.google.com/p/re2/wiki/Syntax</text:span></text:a></text:p>
      <text:p text:style-name="P12">Whitespace note: Every sequence of whitespace characters in regexes is converted to "<text:span text:style-name="T3">\s+</text:span>", so a simple space represents any kind of whitespace. Note that this breaks some things like "<text:span text:style-name="T3">[^ ]</text:span>". Use <text:span text:style-name="T3">\x20</text:span> if you need to explicitly match a space.</text:p>
      <text:p text:style-name="P19"><text:span text:style-name="T7">Matching process:</text:span></text:p>
      <text:p text:style-name="P12">The matching rule is divided into groups of subsequent parts of the same type (i.e.<text:span text:style-name="T3"> =~</text:span> or <text:span text:style-name="T3">!~</text:span>).</text:p>
      <text:p text:style-name="P12">From each <text:span text:style-name="T3">=~</text:span> group the system must match at least one part.</text:p>
      <text:p text:style-name="P12">From each <text:span text:style-name="T3">!~</text:span> group the system must match all parts (i.e. it must not match any of the regexes).</text:p>
      <text:p text:style-name="P12"><text:span text:style-name="T7">Example:</text:span></text:p>
      <text:p text:style-name="P35"><text:span text:style-name="T3">cn=~/foo/ cn=~/bar/ cn!~/fool/ cn!~/barstool/ cn=~/moo/</text:span></text:p>
      <text:p text:style-name="P35"><text:soft-page-break/>matches <text:span text:style-name="T3">cn=foomoo</text:span></text:p>
      <text:p text:style-name="P35">matches <text:span text:style-name="T3">cn=moobar</text:span></text:p>
      <text:p text:style-name="P35">does not match <text:span text:style-name="T3">cn=foo</text:span> (the "<text:span text:style-name="T3">moo</text:span>" from the 2nd <text:span text:style-name="T3">=~</text:span> group is missing)</text:p>
      <text:p text:style-name="P35">does not match <text:span text:style-name="T3">cn=moofoolish</text:span> (forbidden by <text:span text:style-name="T3">cn!~/fool/</text:span>)</text:p>
      <text:p text:style-name="P35">does not match <text:span text:style-name="T3">cn=barstoolmoo</text:span> (forbidden by <text:span text:style-name="T3">cn!~/barstool/</text:span>)</text:p>
      <text:p text:style-name="P35">does not match <text:span text:style-name="T3">cn=moo</text:span> (needs "<text:span text:style-name="T3">foo</text:span>" or "<text:span text:style-name="T3">bar</text:span>" from the 1st <text:span text:style-name="T3">=~</text:span> group)</text:p>
      <text:p text:style-name="P35">matches <text:span text:style-name="T3">cn=foobarmoomoo</text:span> (multiple matches from each group are okay)</text:p>
      <text:p text:style-name="P19"><text:span text:style-name="T7">Matching rule precedence:</text:span></text:p>
      <text:p text:style-name="P12">If multiple template objects have matching rules that match the new system, go-susi will choose that template object whose rule contains the greatest number of matching (or non-matching in the case of "!~") regular expressions. If multiple template objects have the same score, one of them will be picked in an unspecified manner.</text:p>
      <text:p text:style-name="P12"><text:span text:style-name="T7">Example:</text:span> In the example from <text:span text:style-name="T7">Matching process</text:span> above, <text:span text:style-name="T3">cn=foobarmoomoo</text:span> has a matching score of 5, because it matches all three <text:span text:style-name="T3">=~</text:span> parts and does not match the two <text:span text:style-name="T3">!~</text:span> parts.</text:p>
      <text:p text:style-name="P19"><text:span text:style-name="T7">Attributes available for matching:</text:span></text:p>
      <text:p text:style-name="P12">The following attributes may be used in matching rules:</text:p>
      <text:list xml:id="list3611567317172773905" text:style-name="WWNum4">
        <text:list-item>
          <text:list>
            <text:list-item>
              <text:p text:style-name="P33">all attributes from the <text:span text:style-name="T7">&lt;</text:span><text:span text:style-name="T2">detected_hardware&gt;</text:span> element of the <text:span text:style-name="T3">detected_hardware </text:span>message.</text:p>
            </text:list-item>
            <text:list-item>
              <text:p text:style-name="P33">the system's <text:span text:style-name="T3">macAddress</text:span>. If the <text:span text:style-name="T7">&lt;detected_hardware&gt;</text:span> element does not contain a valid MAC, it will be determined from the most recent <text:span text:style-name="T3">here_i_am</text:span> or <text:span text:style-name="T3">new_foreign_client</text:span> message concerning the client matching <text:span text:style-name="T3">detected_hardware</text:span>'s <text:span text:style-name="T7">&lt;source&gt; </text:span>element.</text:p>
            </text:list-item>
            <text:list-item>
              <text:p text:style-name="P33">the system's <text:span text:style-name="T3">ipHostNumber</text:span> extracted from <text:span text:style-name="T3">detected_hardware</text:span>'s <text:span text:style-name="T7">&lt;source&gt;</text:span> element (unless there is an attribute or sub-element <text:span text:style-name="T3">ipHostNumber</text:span> in <text:span text:style-name="T7">&lt;detected_hardware&gt;</text:span>).</text:p>
            </text:list-item>
            <text:list-item>
              <text:p text:style-name="P33"><text:span text:style-name="T3">cn</text:span> which is the system's DNS name in plain or fully qualified form as determined by a reverse lookup of <text:span text:style-name="T3">ipHostNumber</text:span> (see above).</text:p>
            </text:list-item>
            <text:list-item>
              <text:p text:style-name="P33"><text:span text:style-name="T3">siserver</text:span> which evaluates to the go-susi server doing the matching. You can match by IP address as well as DNS name (<text:span text:style-name="T3">siserver</text:span> is a multi-value attribute)</text:p>
            </text:list-item>
          </text:list>
        </text:list-item>
      </text:list>
      <text:p text:style-name="P19"/>
      <text:p text:style-name="P19"><text:span text:style-name="T7">Example message:</text:span></text:p>
      <text:p text:style-name="P12"><text:span text:style-name="T2">&lt;xml&gt;</text:span></text:p>
      <text:p text:style-name="P35"><text:span text:style-name="T2">&lt;header&gt;</text:span><text:span text:style-name="T3">detected_hardware</text:span><text:span text:style-name="T2">&lt;/header&gt;</text:span><text:span text:style-name="T3"> </text:span><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5"><text:span text:style-name="T2">&lt;detected_hardware</text:span></text:p>
      <text:p text:style-name="P40"><text:span text:style-name="T2">ghCpuType="GenuineIntel / Intel(R) Celeron(R) CPU E3300 @ 2.50GHz - 2493.734"</text:span></text:p>
      <text:p text:style-name="P40"><text:span text:style-name="T2">ghGfxAdapter="VMWare VMWARE0405"</text:span></text:p>
      <text:p text:style-name="P40"><text:span text:style-name="T2">ghMemSize="1025692"</text:span></text:p>
      <text:p text:style-name="P40"><text:span text:style-name="T2">ghNetNic="AMD PCnet - Fast 79C971"</text:span></text:p>
      <text:p text:style-name="P40"><text:span text:style-name="T2">ghSoundAdapter="Ensoniq Creative Sound Blaster AudioPCI64V, AudioPCI128"</text:span></text:p>
      <text:p text:style-name="P40"><text:span text:style-name="T2">ghUsbSupport="false" gotoHardwareChecksum="qQvNNtPqaV5MG82UElNS7g" gotoSndModule="snd_ens1371"</text:span></text:p>
      <text:p text:style-name="P40"><text:span text:style-name="T2">gotoXDriver=""</text:span></text:p>
      <text:p text:style-name="P40"><text:span text:style-name="T2">gotoXHsync="31-48" gotoXMonitor="Generic Monitor"</text:span></text:p>
      <text:p text:style-name="P40"><text:soft-page-break/><text:span text:style-name="T2">gotoXMouseType="explorerps/2" gotoXMouseport="/dev/input/mice"</text:span></text:p>
      <text:p text:style-name="P40"><text:span text:style-name="T2">gotoXResolution="800x600" gotoXVsync="50-90"</text:span></text:p>
      <text:p text:style-name="P40"><text:span text:style-name="T2">gotoXkbModel="pc104" macAddress="00:00:00:00:00:00"</text:span></text:p>
      <text:p text:style-name="P35"><text:span text:style-name="T2">&gt;</text:span></text:p>
      <text:p text:style-name="P40"><text:span text:style-name="T2">&lt;ghScsiDev&gt;</text:span><text:span text:style-name="T3">NECVMWar VMware IDE CDR10</text:span><text:span text:style-name="T2">&lt;/ghScsiDev&gt;</text:span></text:p>
      <text:p text:style-name="P40"><text:span text:style-name="T2">&lt;ghScsiDev&gt;</text:span><text:span text:style-name="T3">VMware Virtual S</text:span><text:span text:style-name="T2">&lt;/ghScsiDev&gt;</text:span><text:span text:style-name="T3"> </text:span><text:span text:style-name="T2">&lt;gotoModules&gt;</text:span><text:span text:style-name="T3">ppdev</text:span><text:span text:style-name="T2">&lt;/gotoModules&gt;</text:span><text:span text:style-name="T3"> </text:span><text:span text:style-name="T2">&lt;gotoModules&gt;</text:span><text:span text:style-name="T3">gameport</text:span><text:span text:style-name="T2">&lt;/gotoModules&gt;</text:span><text:span text:style-name="T3"> </text:span><text:span text:style-name="T2">&lt;gotoModules&gt;</text:span><text:span text:style-name="T3">psmouse</text:span><text:span text:style-name="T2">&lt;/gotoModules&gt;</text:span><text:span text:style-name="T3"> </text:span><text:span text:style-name="T2">&lt;gotoModules&gt;</text:span><text:span text:style-name="T3">joydev</text:span><text:span text:style-name="T2">&lt;/gotoModules&gt;</text:span><text:span text:style-name="T3"> </text:span><text:span text:style-name="T2">&lt;gotoModules&gt;</text:span><text:span text:style-name="T3">parport_pc</text:span><text:span text:style-name="T2">&lt;/gotoModules&gt;</text:span></text:p>
      <text:p text:style-name="P40"><text:span text:style-name="T3">…</text:span></text:p>
      <text:p text:style-name="P40"><text:span text:style-name="T2">&lt;gotoModules&gt;</text:span><text:span text:style-name="T3">async_xor</text:span><text:span text:style-name="T2">&lt;/gotoModules&gt;</text:span></text:p>
      <text:p text:style-name="P40"><text:span text:style-name="T2">&lt;gotoModules&gt;</text:span><text:span text:style-name="T3">hid</text:span><text:span text:style-name="T2">&lt;/gotoModules&gt;</text:span></text:p>
      <text:p text:style-name="P40"><text:span text:style-name="T2">&lt;gotoModules&gt;</text:span><text:span text:style-name="T3">pcnet32</text:span><text:span text:style-name="T2">&lt;/gotoModules&gt;</text:span></text:p>
      <text:p text:style-name="P35"><text:span text:style-name="T2">&lt;/detected_hardware&gt;</text:span></text:p>
      <text:p text:style-name="P12"><text:span text:style-name="T2">&lt;/xml&gt;</text:span></text:p>
      <text:p text:style-name="P12"/>
      <text:p text:style-name="P19"><text:span text:style-name="T7">gosa-si-client note:</text:span></text:p>
      <text:p text:style-name="P12">The <text:span text:style-name="T7">macAddress</text:span> attribute of <text:span text:style-name="T7">&lt;detected_hardware&gt;</text:span> <text:s/>may be 00:00:00:00:00:00 when this message is sent by gosa-si-client. I don't know if this happens all the time with all versions of gosa-si-client.</text:p>
      <text:p text:style-name="P19"><text:span text:style-name="T7">go-susi note:</text:span></text:p>
      <text:p text:style-name="P12">go-susi permits multiple <text:span text:style-name="T7">&lt;detected_hardware&gt;</text:span> elements and will take the union of all their values.</text:p>
      <text:p text:style-name="P12">As an alternative to attributes on the <text:span text:style-name="T7">&lt;detected_hardware&gt;</text:span> element go-susi also accepts child elements inside <text:span text:style-name="T7">&lt;detected_hardware&gt;</text:span>, e.g. <text:span text:style-name="T7">&lt;detected_hardware&gt;&lt;gotoXHsync&gt;</text:span>31-48<text:span text:style-name="T7">&lt;/gotoXHsync&gt;&lt;/detected_hardware&gt;</text:span>.<text:line-break/></text:p>
      <text:p text:style-name="P12">go-susi writes all attributes and sub-elements of <text:span text:style-name="T7">&lt;detected_hardware&gt;</text:span> into the LDAP object, except <text:span text:style-name="T3">objectClass</text:span>. If there is an <text:span text:style-name="T3">ipHostNumber</text:span> attribute or element, it will override the IP address extracted from <text:span text:style-name="T7">&lt;source&gt;</text:span>. If both <text:span text:style-name="T3">ipHostNumber</text:span> and <text:span text:style-name="T3">macAddress</text:span> are present, the <text:span text:style-name="T7">&lt;source&gt;</text:span> element does not need to identify a known client. This means that with go-susi you can use a <text:span text:style-name="T3">detected_hardware</text:span> message to create a self-contained ready-for-installation object in LDAP and you can use <text:s/><text:span text:style-name="T3">detected_hardware</text:span> messages to update all aspects of a system object. It is even possible to rename a system by including a <text:span text:style-name="T3">cn</text:span> attribute and to move a system by including a <text:span text:style-name="T3">dn</text:span> attribute.<text:line-break/>Note that when updating an existing object, all attributes from the old object that are completely missing from <text:span text:style-name="T7">&lt;detected_hardware&gt;</text:span> will be copied, but if <text:span text:style-name="T7">&lt;detected_hardware&gt;</text:span> has an attribute with the same name, it will replace the old attribute completely. IOW, old and new attribute values are never mixed for the same attribute. E.g. if you want to add a single <text:span text:style-name="T3">gotoModules</text:span> entry, you need to repeat all the old entries in the <text:span text:style-name="T3">detected_hardware</text:span> message. You can't just list the new module and expect the others to be copied.</text:p>
      <text:p text:style-name="P12">To delete an attribute, include an empty sub-element of that name in <text:span text:style-name="T7">&lt;detected_hardware&gt;</text:span>.</text:p>
      <text:p text:style-name="Standard">go-susi accepts <text:span text:style-name="T3">detected_hardware</text:span> messages encrypted with any key, not just client keys. This allows a 3rd party to create system objects by sending <text:span text:style-name="T3">detected_hardware</text:span> encrypted e.g. with the [GOsaPackages] key.</text:p>
      <text:p text:style-name="P17"/>
      <text:p text:style-name="P60"><text:bookmark text:name="_ylgwskj1nfmx"/>trigger_action_*</text:p>
      <text:p text:style-name="P19"><text:span text:style-name="T7">Purpose:</text:span></text:p>
      <text:p text:style-name="P12">Server➔Client. Sent by the server to the client when the server starts executing a job that affects the client. The client will then react appropriately. Most of the time this means presenting a message to logged in users to log out.</text:p>
      <text:p text:style-name="P19"/>
      <text:p text:style-name="P19"><text:span text:style-name="T7">Example message:</text:span></text:p>
      <text:p text:style-name="P12"><text:span text:style-name="T2">&lt;xml&gt;</text:span></text:p>
      <text:p text:style-name="P35"><text:span text:style-name="T2">&lt;header&gt;</text:span><text:span text:style-name="T3">trigger_action_localboot</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172.16.2.146:20083</text:span><text:span text:style-name="T2">&lt;/target&gt;</text:span></text:p>
      <text:p text:style-name="P35"><text:span text:style-name="T2">&lt;trigger_action_localboot&gt;&lt;/trigger_action_localboot&gt;</text:span></text:p>
      <text:p text:style-name="P35"><text:span text:style-name="T2">&lt;session_id&gt;</text:span><text:span text:style-name="T3">109</text:span><text:span text:style-name="T2">&lt;/session_id&gt;</text:span></text:p>
      <text:p text:style-name="P12"><text:span text:style-name="T2">&lt;/xml&gt;</text:span></text:p>
      <text:p text:style-name="P19"/>
      <text:p text:style-name="P19"><text:span text:style-name="T7">The following actions are supported:</text:span></text:p>
      <text:p text:style-name="P12"><text:span text:style-name="T3">trigger_action_localboot<text:line-break/>trigger_action_halt<text:line-break/>trigger_action_faireboot<text:line-break/>trigger_action_reboot<text:line-break/>trigger_action_reinstall<text:line-break/>trigger_action_update<text:line-break/>trigger_action_instant_update</text:span></text:p>
      <text:p text:style-name="P12"><text:span text:style-name="T3">trigger_action_audit</text:span></text:p>
      <text:p text:style-name="Standard"/>
      <text:p text:style-name="P17"/>
      <text:p text:style-name="P51"><text:bookmark text:name="_g0n6u5xsrhzi"/><text:bookmark text:name="qz602c68q3ci"/>Installation and Softupdate</text:p>
      <text:p text:style-name="P19">When an installation is pending and the client's LDAP object has <text:span text:style-name="T3">gotoMode locked</text:span> the client waits for the si-server where it is registered to send the client a <text:span text:style-name="T3">set_activated_for_installation</text:span> message.</text:p>
      <text:p text:style-name="P19">During an installation as well as during a softupdate the client sends information about the FAI progress to the server.</text:p>
      <text:p text:style-name="P19">The <text:span text:style-name="T3">CLMSG_PROGRESS</text:span> message contains a number between 1 and 100 that gives a rough indication of the percentage of the process that has been completed.</text:p>
      <text:p text:style-name="P19">The <text:span text:style-name="T3">CLMSG_GOTOACTIVATION</text:span> message is a strange kind of progress message that sets the job's &lt;progress&gt; (which otherwise is a number) to the string <text:span text:style-name="T3">"goto-activation".</text:span></text:p>
      <text:p text:style-name="P19">The <text:span text:style-name="T3">CLMSG_HOOK, CLMSG_TASKBEGIN, CLMSG_TASKDIE, CLMSG_TASKEND </text:span>and<text:span text:style-name="T3"> CLMSG_TASKERROR</text:span> messages inform the server about specific steps in the FAI process.</text:p>
      <text:p text:style-name="P19">The most important message during installation/update is <text:span text:style-name="T3">CLMSG_save_fai_log</text:span> which the client uses to transmit the log files from the process to the server. The server stores these log files and allows access to them via <text:span text:style-name="T3">gosa_show_log_by_mac, gosa_show_log_files_by_date_and_mac</text:span> and <text:span text:style-name="T3">gosa_get_log_file_by_date_and_mac.</text:span></text:p>
      <text:p text:style-name="P19">The <text:span text:style-name="T3">CLMSG_check</text:span> has an unclear purpose and is ignored by the si-server.</text:p>
      <text:p text:style-name="P19"/>
      <text:p text:style-name="P59"><text:bookmark text:name="_finq4l4vjm98"/>set_activated_for_installation</text:p>
      <text:p text:style-name="P20"><text:span text:style-name="T7">Purpose:</text:span></text:p>
      <text:p text:style-name="P13">Server➔Client. Tell the client that it has been activated. This message is always sent when a <text:span text:style-name="T3">trigger_action_activate</text:span> job is executed, regardless of whether the client has a pending installation or not. It’s even sent if the client is already activated.</text:p>
      <text:p text:style-name="P20"/>
      <text:p text:style-name="P20"><text:span text:style-name="T7">Example message:</text:span></text:p>
      <text:p text:style-name="P13"><text:span text:style-name="T2">&lt;xml&gt;</text:span></text:p>
      <text:p text:style-name="P36"><text:span text:style-name="T2">&lt;header&gt;</text:span><text:span text:style-name="T3">set_activated_for_installation</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146:20083</text:span><text:span text:style-name="T2">&lt;/target&gt;</text:span></text:p>
      <text:p text:style-name="P36"><text:span text:style-name="T2">&lt;faistate&gt;</text:span><text:span text:style-name="T3">install</text:span><text:span text:style-name="T2">&lt;/faistate&gt;</text:span></text:p>
      <text:p text:style-name="P36"><text:span text:style-name="T2">&lt;set_activated_for_installation&gt;&lt;/set_activated_for_installation&gt;</text:span></text:p>
      <text:p text:style-name="P36"><text:span text:style-name="T2">&lt;session_id&gt;</text:span><text:span text:style-name="T3">109</text:span><text:span text:style-name="T2">&lt;/session_id&gt;</text:span></text:p>
      <text:p text:style-name="P13"><text:span text:style-name="T2">&lt;/xml&gt;</text:span></text:p>
      <text:p text:style-name="P25"/>
      <text:p text:style-name="P25"><text:span text:style-name="T7">The message elements have the following meaning:</text:span></text:p>
      <text:p text:style-name="P25"><text:span text:style-name="T7">&lt;faistate&gt;</text:span></text:p>
      <text:p text:style-name="P15">This reflects the value of the target machine's <text:span text:style-name="T3">FAIstate</text:span> attribute at the time of the activation job that triggered the sending of the message.</text:p>
      <text:p text:style-name="P15"/>
      <text:p text:style-name="P20"><text:span text:style-name="T7">gosa-si-client notes:</text:span></text:p>
      <text:p text:style-name="Standard">When the client receives this message in <text:span text:style-name="T3">client/events/installation.pm</text:span> it creates a file <text:span text:style-name="T3">/var/run/gosa-si/gosa-si-client.activated</text:span>. <text:span text:style-name="T3">fai/get-config-dir-gosa</text:span> waits for the existence of this file before starting the installation.</text:p>
      <text:p text:style-name="P18"/>
      <text:p text:style-name="P59"><text:bookmark text:name="_ntyp12z772rh"/>CLMSG_PROGRESS</text:p>
      <text:p text:style-name="P20"><text:span text:style-name="T7">Purpose:</text:span></text:p>
      <text:p text:style-name="P12">Client➔Server. During installation or softupdate the client uses this message to send progress information in percent to the server.</text:p>
      <text:p text:style-name="P12">When the server receives this message it will update its job data and will forward the new information via <text:span text:style-name="T3">foreign_job_updates</text:span> to its peers. Subsequent <text:span text:style-name="T3">gosa_query_jobdb</text:span> requests will also receive the new progress number in the answer's <text:span text:style-name="T7">&lt;progress&gt;</text:span> element.</text:p>
      <text:p text:style-name="P12">Note that <text:span text:style-name="T3">CLMSG_GOTOACTIVATION</text:span> is technically also a progress indication and reflected in the <text:span text:style-name="T7">&lt;progress&gt;</text:span> element.</text:p>
      <text:p text:style-name="P4"/>
      <text:p text:style-name="P19"><text:span text:style-name="T7">Example message:</text:span></text:p>
      <text:p text:style-name="P12"><text:span text:style-name="T2">&lt;xml&gt;</text:span></text:p>
      <text:p text:style-name="P35"><text:span text:style-name="T2">&lt;header&gt;</text:span><text:span text:style-name="T3">CLMSG_PROGRESS</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PROGRESS&gt;</text:span><text:span text:style-name="T3">77</text:span><text:span text:style-name="T2">&lt;/CLMSG_PROGRESS&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The message elements have the following meaning:</text:span></text:p>
      <text:p text:style-name="P19"><text:span text:style-name="T2">&lt;CLMSG_PROGRESS&gt;</text:span></text:p>
      <text:p text:style-name="P12">An integer between between 1 and 100 (inclusive) giving the percentage of the installation/softupdate that has been completed.</text:p>
      <text:p text:style-name="Standard"><text:span text:style-name="T2">&lt;timestamp&gt;, &lt;macaddress&gt;</text:span> see <text:span text:style-name="T3">CLMSG_CURRENTLY_LOGGED_IN.</text:span></text:p>
      <text:p text:style-name="P22"/>
      <text:p text:style-name="P59"><text:bookmark text:name="_n5rmujuoqo6x"/>CLMSG_GOTOACTIVATION</text:p>
      <text:p text:style-name="P20"><text:span text:style-name="T7">Purpose:</text:span></text:p>
      <text:p text:style-name="P13">Client➔Server. The client sends this message when it receives <text:span text:style-name="T3">GOTOACTIVATION</text:span> via its FIFO interface. I don't know who sends this to the FIFO. In any case it happens when the client is waiting for activation because it is in <text:span text:style-name="T3">gotoMode "locked".</text:span> It does not matter if the client already existed in LDAP or was just created.</text:p>
      <text:p text:style-name="P12">When the server receives this message it will update its job data to have</text:p>
      <text:p text:style-name="P35"><text:s/><text:span text:style-name="T7">&lt;progress&gt;</text:span><text:span text:style-name="T3">goto-activation</text:span><text:span text:style-name="T7">&lt;/progress&gt;</text:span></text:p>
      <text:p text:style-name="P12">and will forward the new information via <text:span text:style-name="T3">foreign_job_updates</text:span> to its peers. Subsequent <text:span text:style-name="T3">gosa_query_jobdb</text:span> requests will also receive the new progress <text:span text:style-name="T7">&lt;progress&gt;</text:span> element.</text:p>
      <text:p text:style-name="P12">Other than updating the progress, this message has no effect on the server.</text:p>
      <text:p text:style-name="P19"/>
      <text:p text:style-name="P19"><text:span text:style-name="T7">Example message:</text:span></text:p>
      <text:p text:style-name="P12"><text:span text:style-name="T2">&lt;xml&gt;</text:span></text:p>
      <text:p text:style-name="P35"><text:span text:style-name="T2">&lt;header&gt;</text:span><text:span text:style-name="T3">CLMSG_GOTOACTIVATIO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GOTOACTIVATION&gt;&lt;/CLMSG_GOTOACTIVATIO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The message elements have the following meaning:</text:span></text:p>
      <text:p text:style-name="Standard"><text:span text:style-name="T2">&lt;timestamp&gt;, &lt;macaddress&gt;</text:span> see <text:span text:style-name="T3">CLMSG_CURRENTLY_LOGGED_IN.</text:span></text:p>
      <text:p text:style-name="P22"/>
      <text:p text:style-name="P59"><text:bookmark text:name="_95smg2f0t4s6"/>CLMSG_save_fai_log</text:p>
      <text:p text:style-name="P20"><text:span text:style-name="T7">Purpose:</text:span></text:p>
      <text:p text:style-name="P13">Client➔Server. Use case 1: Transmits log files from a finished installation or softupdate to the server.</text:p>
      <text:p text:style-name="P13">Use case 2: Transmits audit data to the server. See <text:span text:style-name="T3">fai-audit-hook.</text:span></text:p>
      <text:p text:style-name="P20"/>
      <text:p text:style-name="P20"><text:span text:style-name="T7">Example message:</text:span></text:p>
      <text:p text:style-name="P13"><text:span text:style-name="T2">&lt;xml&gt;</text:span></text:p>
      <text:p text:style-name="P36"><text:span text:style-name="T2">&lt;header&gt;</text:span><text:span text:style-name="T3">CLMSG_save_fai_log</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macaddress&gt;</text:span><text:span text:style-name="T3">00:0c:29:50:a3:52</text:span><text:span text:style-name="T2">&lt;/macaddress&gt;</text:span></text:p>
      <text:p text:style-name="P36"><text:span text:style-name="T2">&lt;fai_action&gt;</text:span><text:span text:style-name="T3">install</text:span><text:span text:style-name="T2">&lt;/fai_action&gt;</text:span></text:p>
      <text:p text:style-name="P36"><text:span text:style-name="T2">&lt;CLMSG_save_fai_log&gt;</text:span></text:p>
      <text:p text:style-name="P36"><text:span text:style-name="T3">log_file:fstab:IyAvZXRjL2...c2RhNQo=</text:span></text:p>
      <text:p text:style-name="P36"><text:span text:style-name="T3">log_file:format.log:U3Rhc...M2I5ODEK</text:span></text:p>
      <text:p text:style-name="P36"><text:span text:style-name="T3">...</text:span></text:p>
      <text:p text:style-name="P36"><text:span text:style-name="T2">&lt;/CLMSG_save_fai_log&gt;</text:span></text:p>
      <text:p text:style-name="P13"><text:span text:style-name="T2">&lt;/xml&gt;</text:span></text:p>
      <text:p text:style-name="P20"/>
      <text:p text:style-name="P20"><text:span text:style-name="T7">The message elements have the following meaning:</text:span></text:p>
      <text:p text:style-name="P20"><text:span text:style-name="T2">&lt;macaddress&gt;</text:span></text:p>
      <text:p text:style-name="P13">The MAC of the client whose log files are being sent (usually the same machine as identified by <text:span text:style-name="T7">&lt;source&gt;</text:span>.</text:p>
      <text:p text:style-name="P20"><text:span text:style-name="T2">&lt;CLMSG_save_fai_log&gt;</text:span></text:p>
      <text:p text:style-name="P13">The log files to be transmitted. Every log file starts with the literal string <text:span text:style-name="T3">"log_file:"</text:span>, followed by the file name, followed by <text:span text:style-name="T3">":"</text:span>. This is followed by the base64-encoded file contents and terminated by a space. </text:p>
      <text:p text:style-name="P20"><text:span text:style-name="T2">&lt;fai_action&gt;</text:span></text:p>
      <text:p text:style-name="P13">The FAI action for which log files are being transmitted. Possible values are <text:span text:style-name="T3">"install"</text:span>, <text:span text:style-name="T3">"softupdate"</text:span> and <text:span text:style-name="T3">"audit".</text:span></text:p>
      <text:p text:style-name="P20"/>
      <text:p text:style-name="P20">There is no <text:span text:style-name="T7">&lt;timestamp&gt;</text:span>. Unlike most other <text:span text:style-name="T3">CLMSG_*</text:span> messages, this one does not include a <text:span text:style-name="T7">&lt;timestamp&gt;</text:span> element.</text:p>
      <text:p text:style-name="P20"/>
      <text:p text:style-name="P20"><text:soft-page-break/><text:span text:style-name="T7">gosa-si-client notes:</text:span></text:p>
      <text:p text:style-name="P13">gosa-si-client inserts spaces into the base64-encoded data which break some base64 decoders. Remove all whitespace before decoding.</text:p>
      <text:p text:style-name="Standard">I have observed broken base64 strings coming from gosa-si-client.</text:p>
      <text:p text:style-name="P18"/>
      <text:p text:style-name="P59"><text:bookmark text:name="_g7r8biivaqpb"/>CLMSG_&lt;FAI MONITOR EVENT&gt;</text:p>
      <text:p text:style-name="P20"><text:span text:style-name="T7">Purpose</text:span>: </text:p>
      <text:p text:style-name="P13">Client➔Server. During installation gosa-si client receives events from FAI via its FIFO interface. These events can be seen in the <text:span text:style-name="T3">fai-monitord.log</text:span> log file. gosa-si-client passes these events on to the server.</text:p>
      <text:p text:style-name="P13"/>
      <text:p text:style-name="P13">The CLMSG_* messages are used to communicate the status of an installation from the client to the Server. These messages look almost the same, except the element with the value and the header. Furthermore, the message <text:span text:style-name="T3">CLMSG_save_fai_log</text:span> has the additional element <text:span text:style-name="T3">&lt;fai_action&gt;.</text:span></text:p>
      <text:p text:style-name="P20"/>
      <text:p text:style-name="P20"><text:span text:style-name="T7">Example message:</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confdir</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20"/>
      <text:p text:style-name="P19"><text:span text:style-name="T7">Possible &lt;FAI MONITOR EVENT&gt;s:</text:span></text:p>
      <text:p text:style-name="P12"><text:span text:style-name="T3">HOOK<text:line-break/>TASKBEGIN<text:line-break/>TASKDIE<text:line-break/>TASKEND<text:line-break/>TASKERROR</text:span></text:p>
      <text:p text:style-name="P12"><text:span text:style-name="T3">check</text:span></text:p>
      <text:p text:style-name="Standard"><text:span text:style-name="T2"><text:s/></text:span></text:p>
      <text:p text:style-name="P23"/>
      <text:p text:style-name="P60"><text:bookmark text:name="_69oiwe17guu6"/>CLMSG_TASKBEGIN / CLMSG_TASKERROR / CLMSG_TASKEND</text:p>
      <text:p text:style-name="P19"><text:span text:style-name="T7">Purpose:</text:span></text:p>
      <text:p text:style-name="P12">(See also <text:span text:style-name="T3">CLMSG_&lt;FAI MONITOR EVENT&gt;</text:span>)</text:p>
      <text:p text:style-name="P12">Client➔Server. During installation or softupdate the client sends these messages to the server to inform it about FAI tasks that are being started (<text:span text:style-name="T3">CLMSG_TASKBEGIN</text:span>), errors that occur during task execution (<text:span text:style-name="T3">CLMSG_TASKERROR</text:span>) and the exit status when a task finishes (<text:span text:style-name="T3">CLMSG_TASKEND</text:span>).</text:p>
      <text:p text:style-name="P12"/>
      <text:p text:style-name="P19"><text:span text:style-name="T7">Example messages for a successfully completed task:</text:span></text:p>
      <text:p text:style-name="P19"><text:span text:style-name="T7">Task “confdir” begins:</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confdir</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2"/>
      <text:p text:style-name="P4"><text:span text:style-name="T7">Task “confdir” has terminated successfully with exit code 0:</text:span></text:p>
      <text:p text:style-name="P12"><text:span text:style-name="T2">&lt;xml&gt;</text:span></text:p>
      <text:p text:style-name="P35"><text:span text:style-name="T2">&lt;header&gt;</text:span><text:span text:style-name="T3">CLMSG_TASKEND</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ND&gt;</text:span><text:span text:style-name="T3">confdir 0</text:span><text:span text:style-name="T2">&lt;/CLMSG_TASKEND&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Standard"/>
      <text:p text:style-name="P7"/>
      <text:p text:style-name="P4"><text:span text:style-name="T7">Example messages for a failed task:</text:span></text:p>
      <text:p text:style-name="P19"><text:span text:style-name="T7">Task “instsoft” begins:</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instsoft</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4"/>
      <text:p text:style-name="P4"><text:span text:style-name="T7">An error code 472 occurs during execution of task “instsoft”:</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error</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2"><text:span text:style-name="T2">&lt;xml&gt;</text:span></text:p>
      <text:p text:style-name="P35"><text:span text:style-name="T2">&lt;header&gt;</text:span><text:span text:style-name="T3">CLMSG_TASKERROR</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RROR&gt;</text:span></text:p>
      <text:p text:style-name="P35"><text:span text:style-name="T3"><text:s text:c="2"/>instsoft 472 warn:install_packages: various error messages</text:span></text:p>
      <text:p text:style-name="P35"><text:span text:style-name="T2">&lt;/CLMSG_TASKERROR&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oft-page-break/><text:span text:style-name="T2">&lt;/xml</text:span></text:p>
      <text:p text:style-name="P12"><text:span text:style-name="T2">&lt;xml&gt;</text:span></text:p>
      <text:p text:style-name="P35"><text:span text:style-name="T2">&lt;header&gt;</text:span><text:span text:style-name="T3">CLMSG_TASKEND</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ND&gt;</text:span><text:span text:style-name="T3">error 472</text:span><text:span text:style-name="T2">&lt;/CLMSG_TASKEND&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The CLMSG_TASKEND for the “instsoft” task that failed:</text:span></text:p>
      <text:p text:style-name="P12"><text:span text:style-name="T2">&lt;xml&gt;</text:span></text:p>
      <text:p text:style-name="P35"><text:span text:style-name="T2">&lt;header&gt;</text:span><text:span text:style-name="T3">CLMSG_TASKEND</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ND&gt;</text:span><text:span text:style-name="T3">instsoft 472</text:span><text:span text:style-name="T2">&lt;/CLMSG_TASKEND&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2"/>
      <text:p text:style-name="P19"/>
      <text:p text:style-name="P19"><text:span text:style-name="T7">The message elements have the following meaning:</text:span></text:p>
      <text:p text:style-name="P19"><text:span text:style-name="T2">&lt;CLMSG_TASKBEGIN&gt;,&lt;CLMSG_TASKEND&gt;</text:span></text:p>
      <text:p text:style-name="P12">These messages always come in pairs. Every <text:span text:style-name="T3">CLMSG_TASKBEGIN</text:span> has a matching <text:span text:style-name="T3">CLMSG_TASKEND</text:span>.</text:p>
      <text:p text:style-name="P19"><text:span text:style-name="T2">&lt;CLMSG_TASKBEGIN&gt;, &lt;CLMSG_TASKERROR&gt;,&lt;CLMSG_TASKEND&gt;</text:span></text:p>
      <text:p text:style-name="P12">A <text:span text:style-name="T3">CLMSG_TASKERROR</text:span> is surrounded by <text:span text:style-name="T3">CLMSG_TASKBEGIN</text:span> and <text:span text:style-name="T3">CLMSG_TASKEND</text:span> for an <text:span text:style-name="T3">"error"</text:span> task. This means that if an error occurs during a task there will be (at least) 5 messages:</text:p>
      <text:p text:style-name="P12"><text:span text:style-name="T3">CLMSG_TASKBEGIN, CLMSG_TASKBEGIN, CLMSG_TASKERROR, CLMSG_TASKEND, CLMSG_TASKEND</text:span>. Other messages, in particular <text:span text:style-name="T3">CLMSG_PROGRESS</text:span> and <text:span text:style-name="T3">CLMSG_HOOK</text:span> may occur between these messages.</text:p>
      <text:p text:style-name="P4"/>
      <text:p text:style-name="P4"><text:span text:style-name="T2">&lt;CLMSG_TASKERROR&gt;</text:span> The following is (an incomplete) list of possible errors:</text:p>
      <text:p text:style-name="P12"><text:span text:style-name="T3">instsoft 472 warn:install_packages: various error messages<text:line-break/>instsoft 421 warn:install_packages: packages missing</text:span></text:p>
      <text:p text:style-name="P12"><text:soft-page-break/></text:p>
      <text:p text:style-name="P19"><text:span text:style-name="T2">&lt;timestamp&gt;, &lt;macaddress&gt;</text:span> see <text:span text:style-name="T3">CLMSG_CURRENTLY_LOGGED_IN.</text:span></text:p>
      <text:p text:style-name="Standard"/>
      <text:p text:style-name="P18"/>
      <text:p text:style-name="P59"><text:bookmark text:name="_2sm8tu2tcdzu"/>CLMSG_TASKDIE</text:p>
      <text:p text:style-name="P20"><text:span text:style-name="T7">Purpose:</text:span></text:p>
      <text:p text:style-name="P13">(See also <text:span text:style-name="T3">CLMSG_&lt;FAI MONITOR EVENT&gt;</text:span>)</text:p>
      <text:p text:style-name="P13">Client➔Server. Signals a fatal error that causes FAI to abort. The system to be installed is probably unusable. Log files are transmitted using <text:span text:style-name="T3">CLMSG_save_fai_log</text:span> despite <text:span text:style-name="T3">CLMSG_TASKDIE</text:span>. </text:p>
      <text:p text:style-name="P13"/>
      <text:p text:style-name="P20"><text:span text:style-name="T7">Example message:</text:span></text:p>
      <text:p text:style-name="P13"><text:span text:style-name="T2">&lt;xml&gt;</text:span></text:p>
      <text:p text:style-name="P36"><text:span text:style-name="T2">&lt;header&gt;</text:span><text:span text:style-name="T3">CLMSG_TASKDIE</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TASKDIE&gt;</text:span><text:span text:style-name="T3">extrbase 803 fatal:Bootstrap failed</text:span><text:span text:style-name="T2">&lt;/CLMSG_TASKDIE&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6"/>
      <text:p text:style-name="P6"><text:span text:style-name="T7">go-susi notes:</text:span></text:p>
      <text:p text:style-name="Standard">When go-susi receives this message, it removes the running job and sets the system's <text:span text:style-name="T3">faistate</text:span> to <text:span text:style-name="T3">"error:..."</text:span> .</text:p>
      <text:p text:style-name="P17"/>
      <text:p text:style-name="P59"><text:bookmark text:name="_z4re866t15e6"/>CLMSG_check</text:p>
      <text:p text:style-name="P20"><text:span text:style-name="T7">Purpose:</text:span></text:p>
      <text:p text:style-name="P12">(See also <text:span text:style-name="T3">CLMSG_&lt;FAI MONITOR EVENT&gt;</text:span>)</text:p>
      <text:p text:style-name="P13">Client➔Server.Sent by gosa-si-client when it receives "check &lt;foo&gt;" via its FIFO. This is caused by<text:line-break/><text:span text:style-name="T3">"if sendmon check $sendhostname; then"</text:span></text:p>
      <text:p text:style-name="P13">from FAI's <text:span text:style-name="T3">subroutines:task_confdir()</text:span>. Has no effect on the server.</text:p>
      <text:p text:style-name="P20"/>
      <text:p text:style-name="P20"><text:span text:style-name="T7">Example message:</text:span></text:p>
      <text:p text:style-name="P13"><text:span text:style-name="T2">&lt;xml&gt;</text:span></text:p>
      <text:p text:style-name="P36"><text:span text:style-name="T2">&lt;header&gt;</text:span><text:span text:style-name="T3">CLMSG_check</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macaddress&gt;</text:span><text:span text:style-name="T3">00:0c:29:50:a3:52</text:span><text:span text:style-name="T2">&lt;/macaddress&gt;</text:span></text:p>
      <text:p text:style-name="P36"><text:span text:style-name="T2">&lt;CLMSG_check&gt;</text:span><text:span text:style-name="T3">fooclient</text:span><text:span text:style-name="T2">&lt;/CLMSG_check&gt;</text:span></text:p>
      <text:p text:style-name="P36"><text:span text:style-name="T2">&lt;timestamp&gt;</text:span><text:span text:style-name="T3">20130305113331</text:span><text:span text:style-name="T2">&lt;/timestamp&gt;</text:span></text:p>
      <text:p text:style-name="P13"><text:span text:style-name="T2">&lt;/xml&gt;<text:line-break/></text:span></text:p>
      <text:p text:style-name="P19"><text:span text:style-name="T7">The message elements have the following meaning:</text:span></text:p>
      <text:p text:style-name="P19"><text:span text:style-name="T2">&lt;CLMSG_check&gt;</text:span> The plain name of the client.</text:p>
      <text:p text:style-name="Standard"><text:span text:style-name="T2">&lt;timestamp&gt;, &lt;macaddress&gt; </text:span>see <text:span text:style-name="T3">CLMSG_CURRENTLY_LOGGED_IN.</text:span></text:p>
      <text:p text:style-name="P22"/>
      <text:p text:style-name="P52"><text:bookmark text:name="_p40mxwr1vmxg"/><text:bookmark text:name="vafpk0dntk2q"/>Query various information</text:p>
      <text:p text:style-name="P19">The si-server manages various databases on behalf of GOsa.</text:p>
      <text:p text:style-name="P19">The message <text:span text:style-name="T3">gosa_query_fai_server</text:span> returns a list of all known Debian software repositories as well as the available releases and their sections.</text:p>
      <text:p text:style-name="P19">The message <text:span text:style-name="T3">gosa_query_fai_release</text:span> performs a parameterized search over the database of FAI classes. It allows selection by a variety of criteria.</text:p>
      <text:p text:style-name="P19">The message <text:span text:style-name="T3">gosa_query_packages_list</text:span> performs a parameterized search over the database of Debian packages. It allows selection by a variety of criteria.</text:p>
      <text:p text:style-name="P19">The message <text:span text:style-name="T3">gosa_get_available_kernel</text:span> returns a list of all available kernels for a certain release.</text:p>
      <text:p text:style-name="P19">The messages <text:span text:style-name="T3">gosa_show_log_by_mac, gosa_show_log_files_by_date_and_mac</text:span> and <text:span text:style-name="T3">gosa_get_log_file_by_date_and_mac</text:span> are used to access the log files from installations/updates stored on the server. Note that server-server-communication does not extend to log files, so these messages only return those log files sent to the particular server via <text:span text:style-name="T3">CLMSG_save_fai_log.</text:span></text:p>
      <text:p text:style-name="P25">The messages <text:span text:style-name="T3">gosa_query_audit</text:span> and<text:span text:style-name="T3"> gosa_query_audit_aggregate</text:span> are used to access audit data stored on the server. Note that server-server-communication does not extend to audit files, so these messages only return those log files sent to the particular server via <text:span text:style-name="T3">CLMSG_save_fai_log.</text:span></text:p>
      <text:p text:style-name="P19"/>
      <text:p text:style-name="P19"><text:span text:style-name="T7">Note:</text:span></text:p>
      <text:p text:style-name="Standard">The transition of GOsa from accessing LDAP directly to using the si-server is very incomplete. In many places GOsa does its own LDAP reading and writing and maintains its own state. Whenever an operation in GOsa takes very long, that is usually the reason.</text:p>
      <text:p text:style-name="P17"/>
      <text:p text:style-name="P60"><text:bookmark text:name="_vnc6qrea3m0g"/>gosa_query_fai_server</text:p>
      <text:p text:style-name="P19"><text:span text:style-name="T7">Purpose:</text:span></text:p>
      <text:p text:style-name="P12">GOsa⬌Server. Return a list of all known Debian software repositories as well as the available releases and their sections.</text:p>
      <text:p text:style-name="P12"/>
      <text:p text:style-name="P19"><text:span text:style-name="T7">Example message:</text:span></text:p>
      <text:p text:style-name="P12"><text:span text:style-name="T2">&lt;xml&gt;</text:span></text:p>
      <text:p text:style-name="P35"><text:span text:style-name="T2">&lt;header&gt;</text:span><text:span text:style-name="T3">gosa_query_fai_server</text:span><text:span text:style-name="T2">&lt;/header&gt;<text:line-break/>&lt;source&gt;</text:span><text:span text:style-name="T3">GOSA</text:span><text:span text:style-name="T2">&lt;/source&gt;</text:span></text:p>
      <text:p text:style-name="P35"><text:span text:style-name="T2">&lt;target&gt;</text:span><text:span text:style-name="T3">GOSA</text:span><text:span text:style-name="T2">&lt;/target&gt;</text:span></text:p>
      <text:p text:style-name="P12"><text:span text:style-name="T2">&lt;/xml&gt;</text:span></text:p>
      <text:p text:style-name="P19"/>
      <text:p text:style-name="P4"><text:span text:style-name="T7">Example reply:</text:span></text:p>
      <text:p text:style-name="P12"><text:span text:style-name="T2">&lt;xml&gt;</text:span></text:p>
      <text:p text:style-name="P35"><text:span text:style-name="T2">&lt;header&gt;</text:span><text:span text:style-name="T3">query_fai_server</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GOSA</text:span><text:span text:style-name="T2">&lt;/target&gt;</text:span></text:p>
      <text:p text:style-name="P35"><text:span text:style-name="T2">&lt;answer1&gt;</text:span></text:p>
      <text:p text:style-name="P40"><text:span text:style-name="T2">&lt;timestamp&gt;</text:span><text:span text:style-name="T3">20130304093211</text:span><text:span text:style-name="T2">&lt;/timestamp&gt;</text:span></text:p>
      <text:p text:style-name="P40"><text:span text:style-name="T2">&lt;fai_release&gt;</text:span><text:span text:style-name="T3">halut/2.4.0</text:span><text:span text:style-name="T2">&lt;/fai_release&gt;</text:span></text:p>
      <text:p text:style-name="P40"><text:span text:style-name="T2">&lt;repopath&gt;</text:span><text:span text:style-name="T3">halut-updates</text:span><text:span text:style-name="T2">&lt;/repopath&gt;</text:span></text:p>
      <text:p text:style-name="P40"><text:span text:style-name="T2">&lt;tag&gt;</text:span><text:span text:style-name="T3">1154342234048479900</text:span><text:span text:style-name="T2">&lt;/tag&gt;</text:span></text:p>
      <text:p text:style-name="P40"><text:span text:style-name="T2">&lt;server&gt;</text:span><text:span text:style-name="T3">http://vts-susi.example.de/repo</text:span><text:span text:style-name="T2">&lt;/server&gt;</text:span></text:p>
      <text:p text:style-name="P40"><text:span text:style-name="T2">&lt;sections&gt;</text:span><text:span text:style-name="T3">main,contrib,non-free,lhm,ff</text:span><text:span text:style-name="T2">&lt;/sections&gt;</text:span></text:p>
      <text:p text:style-name="P35"><text:span text:style-name="T2">&lt;/answer1&gt;</text:span></text:p>
      <text:p text:style-name="P40"><text:span text:style-name="T3">...</text:span></text:p>
      <text:p text:style-name="P35"><text:span text:style-name="T2">&lt;answerN&gt;</text:span><text:span text:style-name="T3">...</text:span><text:span text:style-name="T2">&lt;/answerN&gt;<text:line-break/>&lt;session_id&gt;</text:span><text:span text:style-name="T3">1105</text:span><text:span text:style-name="T2">&lt;/session_id&gt;</text:span></text:p>
      <text:p text:style-name="P12"><text:span text:style-name="T2">&lt;/xml&gt;</text:span></text:p>
      <text:p text:style-name="P12"/>
      <text:p text:style-name="P19"><text:span text:style-name="T7">The reply elements have the following meaning:</text:span></text:p>
      <text:p text:style-name="P19"><text:span text:style-name="T7">&lt;server&gt;</text:span> The repository URL of the directory that contains the directories <text:span text:style-name="T3">dists/</text:span> and <text:span text:style-name="T3">pool/</text:span>.</text:p>
      <text:p text:style-name="P19"><text:soft-page-break/><text:span text:style-name="T7">&lt;repopath&gt;</text:span></text:p>
      <text:p text:style-name="P12">The path relative to the <text:span text:style-name="T3">dists/</text:span> directory of the directory that contains the <text:span text:style-name="T3">Release</text:span> file.</text:p>
      <text:p text:style-name="P12">If the same server has multiple repository paths, each one has its own <text:span text:style-name="T7">&lt;answerX&gt;</text:span> element.</text:p>
      <text:p text:style-name="P25"><text:span text:style-name="T7">&lt;fai_release&gt;</text:span></text:p>
      <text:p text:style-name="P15">The FAI release to which the repository path belongs. Typically there is one repository path with the same name as the FAI release and additional repository paths that can optionally be used via additional sources.list lines (typical examples are <text:span text:style-name="T3">"*-backports"</text:span> and <text:span text:style-name="T3">"*-updates").</text:span></text:p>
      <text:p text:style-name="P19"><text:span text:style-name="T7">&lt;timestamp&gt;</text:span> The time when go-susi last checked this entry.</text:p>
      <text:p text:style-name="P19"><text:span text:style-name="T7">&lt;tag&gt;</text:span><text:span text:style-name="T5"> (optional)</text:span></text:p>
      <text:p text:style-name="Standard">The gosaUnitTag of the repository server (if it has one). The reply may contain servers with different unit tags.</text:p>
      <text:p text:style-name="P17"/>
      <text:p text:style-name="P60"><text:bookmark text:name="_1c4dc8mqlioo"/>gosa_query_fai_release</text:p>
      <text:p text:style-name="P19"><text:span text:style-name="T7">Purpose:</text:span></text:p>
      <text:p text:style-name="P12">GOsa⬌Server. Query the FAI classes database.</text:p>
      <text:p text:style-name="P19"/>
      <text:p text:style-name="P19"><text:span text:style-name="T7">Example message:</text:span></text:p>
      <text:p text:style-name="P19"><text:span text:style-name="T2">&lt;xml&gt;</text:span></text:p>
      <text:p text:style-name="P12"><text:span text:style-name="T2">&lt;header&gt;</text:span><text:span text:style-name="T3">gosa_query_fai_release</text:span><text:span text:style-name="T2">&lt;/header&gt;<text:line-break/>&lt;target&gt;</text:span><text:span text:style-name="T3">GOSA</text:span><text:span text:style-name="T2">&lt;/target&gt;<text:line-break/>&lt;source&gt;</text:span><text:span text:style-name="T3">GOSA</text:span><text:span text:style-name="T2">&lt;/source&gt;</text:span></text:p>
      <text:p text:style-name="P12"><text:span text:style-name="T2">&lt;where&gt;</text:span></text:p>
      <text:p text:style-name="P35"><text:span text:style-name="T2">&lt;clause&gt;</text:span></text:p>
      <text:p text:style-name="P40"><text:span text:style-name="T2">&lt;phrase&gt;</text:span></text:p>
      <text:p text:style-name="P44"><text:bookmark text:name="vbpk5t3411tq"/><text:span text:style-name="T2">&lt;fai_release&gt;</text:span><text:span text:style-name="T3">plophos/4.1.0</text:span><text:span text:style-name="T2">&lt;/fai_release&gt;</text:span></text:p>
      <text:p text:style-name="P40"><text:span text:style-name="T2">&lt;/phrase&gt;</text:span></text:p>
      <text:p text:style-name="P35"><text:span text:style-name="T2">&lt;/clause&gt;</text:span></text:p>
      <text:p text:style-name="P12"><text:span text:style-name="T2">&lt;/where&gt;</text:span></text:p>
      <text:p text:style-name="P19"><text:span text:style-name="T2">&lt;/xml&gt;</text:span></text:p>
      <text:p text:style-name="P19"><text:span text:style-name="T7">The message elements have the following meaning:</text:span></text:p>
      <text:p text:style-name="P4"><text:span text:style-name="T7">&lt;where&gt;</text:span></text:p>
      <text:p text:style-name="P12">The query syntax is the same as for <text:span text:style-name="T3">gosa_query_jobdb</text:span>. The available column names are <text:span text:style-name="T7">&lt;timestamp&gt;</text:span>, <text:span text:style-name="T7">&lt;fai_release&gt;</text:span>, <text:span text:style-name="T7">&lt;type&gt;</text:span>, <text:span text:style-name="T7">&lt;class&gt;, &lt;tag&gt;</text:span> and <text:span text:style-name="T7">&lt;state&gt;</text:span>. Their meanings are described below in the explanation of the reply elements.</text:p>
      <text:p text:style-name="P12"><text:span text:style-name="T7">Note: &lt;tag&gt;</text:span> is a go-susi extension. See the explanation of the corresponding reply element below.</text:p>
      <text:p text:style-name="P19"><text:span text:style-name="T7">Example reply:</text:span></text:p>
      <text:p text:style-name="P19"><text:span text:style-name="T2">&lt;xml&gt;</text:span></text:p>
      <text:p text:style-name="P12"><text:span text:style-name="T2">&lt;header&gt;</text:span><text:span text:style-name="T3">query_fai_release</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35"><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script</text:span><text:span text:style-name="T2">&lt;/type&gt;<text:line-break/>&lt;class&gt;</text:span><text:span text:style-name="T3">CLASSNAME</text:span><text:span text:style-name="T2">&lt;/class&gt;</text:span></text:p>
      <text:p text:style-name="P35"><text:span text:style-name="T2">&lt;tag&gt;</text:span><text:span text:style-name="T3">345</text:span><text:span text:style-name="T2">&lt;/tag&gt;<text:line-break/>&lt;state&gt;&lt;/state&gt;</text:span></text:p>
      <text:p text:style-name="P12"><text:span text:style-name="T2">&lt;/answer1&gt;</text:span></text:p>
      <text:p text:style-name="P12"><text:span text:style-name="T2">&lt;answer2&gt;</text:span></text:p>
      <text:p text:style-name="P35"><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template</text:span><text:span text:style-name="T2">&lt;/type&gt;<text:line-break/>&lt;class&gt;</text:span><text:span text:style-name="T3">CLASSNAME</text:span><text:span text:style-name="T2">&lt;/class&gt;</text:span></text:p>
      <text:p text:style-name="P35"><text:span text:style-name="T2">&lt;tag&gt;</text:span><text:span text:style-name="T3">934757</text:span><text:span text:style-name="T2">&lt;/tag&gt;<text:line-break/>&lt;state&gt;&lt;/state&gt;</text:span></text:p>
      <text:p text:style-name="P12"><text:span text:style-name="T2">&lt;/answer2&gt;</text:span></text:p>
      <text:p text:style-name="P12"><text:soft-page-break/><text:span text:style-name="T2">...</text:span></text:p>
      <text:p text:style-name="P12"><text:span text:style-name="T2">&lt;answerN&gt;</text:span><text:span text:style-name="T3">...</text:span><text:span text:style-name="T2">&lt;/answerN&gt;<text:line-break/>&lt;session_id&gt;</text:span><text:span text:style-name="T3">1013</text:span><text:span text:style-name="T2">&lt;/session_id&gt;</text:span></text:p>
      <text:p text:style-name="P19"><text:span text:style-name="T2">&lt;/xml&gt;</text:span></text:p>
      <text:p text:style-name="P19"/>
      <text:p text:style-name="P19"><text:span text:style-name="T7">The reply elements have the following meaning:</text:span></text:p>
      <text:p text:style-name="P19"><text:span text:style-name="T7">&lt;timestamp&gt;</text:span></text:p>
      <text:p text:style-name="P12">The time (local server time) when go-susi last checked this entry.</text:p>
      <text:p text:style-name="P19"><text:span text:style-name="T7">&lt;fai_release&gt;</text:span></text:p>
      <text:p text:style-name="P12">The release the answer belongs to, i.e. the release this class is available in. Only one release is listed per answer. If the query requested information for multiple releases that offer the same FAI class, each is listed in its own answer.</text:p>
      <text:p text:style-name="P19"><text:span text:style-name="T7">&lt;type&gt;</text:span></text:p>
      <text:p text:style-name="P12">The type of the class. Possible values are <text:span text:style-name="T3">FAIhook, FAIpackageList, FAIpartitionTable, FAIprofile, FAIscript, FAItemplate</text:span><text:span text:style-name="T5"> </text:span>and<text:span text:style-name="T5"> </text:span><text:span text:style-name="T3">FAIvariable</text:span>.<text:line-break/>Only one type is listed per answer element, even if the query returns multiple types with the same class name.</text:p>
      <text:p text:style-name="P19"><text:span text:style-name="T7">&lt;class&gt;</text:span></text:p>
      <text:p text:style-name="P12">The name of the FAI class described in the answer.</text:p>
      <text:p text:style-name="P19"><text:span text:style-name="T7">&lt;tag&gt;</text:span><text:span text:style-name="T5"> (optional)</text:span></text:p>
      <text:p text:style-name="P12">The gosaUnitTag of the FAI class (if it has one). The reply may contain classes with different unit tags.</text:p>
      <text:p text:style-name="P12"><text:span text:style-name="T7">Note:</text:span> This is a go-susi extension. gosa-si-server does not include <text:span text:style-name="T7">&lt;tag&gt;</text:span> in its reply and does not support filtering by tag in the <text:span text:style-name="T7">&lt;phrase&gt;</text:span> element. gosa-si-server always reports all FAI classes regardless of their gosaUnitTag.</text:p>
      <text:p text:style-name="P19"><text:span text:style-name="T7">&lt;state&gt; </text:span>The following values are possible:</text:p>
      <text:p text:style-name="P12"><text:span text:style-name="T5">empty string:</text:span> This class has no special properties.</text:p>
      <text:p text:style-name="P12"><text:span text:style-name="T3">freeze:</text:span> modifications to this class via GOsa are not permitted.</text:p>
      <text:p text:style-name="P12"><text:span text:style-name="T3">branch:</text:span> deprecated. go-susi never reports this state.</text:p>
      <text:p text:style-name="P25"/>
      <text:p text:style-name="P25"><text:span text:style-name="T7">go-susi note:</text:span></text:p>
      <text:p text:style-name="P15">In addition to FAI classes actually present in LDAP, go-susi reports pseudo-classes for all <text:span text:style-name="T3">Repository</text:span> attributes found in the output from <text:span text:style-name="T3">package-list-hook.</text:span> Refer to the section describing that hook for more information.</text:p>
      <text:p text:style-name="P19"><text:span text:style-name="T7">GOsa note:</text:span></text:p>
      <text:p text:style-name="Standard">GOsa 2.7 presents all types of FAI class with the same name in one integrated entry. If at least one type has FAIstate <text:span text:style-name="T3">freeze</text:span>, GOsa will present a lock icon with the entry. However the individual parts remain independent and if e.g. a <text:span text:style-name="T3">FAIhook</text:span> of name FOO has state freeze but a <text:span text:style-name="T3">FAIscript</text:span> of name FOO doesn’t, then GOsa permits editing of the <text:span text:style-name="T3">FAIscript</text:span>, even though it prevents editing of the hook.</text:p>
      <text:p text:style-name="P17"/>
      <text:p text:style-name="P60"><text:bookmark text:name="_k0ukjz6z8za5"/>gosa_query_packages_list</text:p>
      <text:p text:style-name="P19"><text:span text:style-name="T7">Purpose:</text:span></text:p>
      <text:p text:style-name="P12">GOsa⬌Server. Query the Debian packages database.</text:p>
      <text:p text:style-name="P19"/>
      <text:p text:style-name="P19"><text:span text:style-name="T7">Example message:</text:span></text:p>
      <text:p text:style-name="P19"><text:span text:style-name="T2">&lt;xml&gt;</text:span></text:p>
      <text:p text:style-name="P12"><text:span text:style-name="T2">&lt;header&gt;</text:span><text:span text:style-name="T3">gosa_query_packages_list</text:span><text:span text:style-name="T2">&lt;/header&gt;<text:line-break/>&lt;target&gt;</text:span><text:span text:style-name="T3">GOSA</text:span><text:span text:style-name="T2">&lt;/target&gt;<text:line-break/>&lt;source&gt;</text:span><text:span text:style-name="T3">GOSA</text:span><text:span text:style-name="T2">&lt;/source&gt;</text:span></text:p>
      <text:p text:style-name="P12"><text:span text:style-name="T2">&lt;select&gt;</text:span><text:span text:style-name="T3">distribution</text:span><text:span text:style-name="T2">&lt;/select&gt;</text:span></text:p>
      <text:p text:style-name="P12"><text:span text:style-name="T2">&lt;select&gt;</text:span><text:span text:style-name="T3">package</text:span><text:span text:style-name="T2">&lt;/select&gt;</text:span></text:p>
      <text:p text:style-name="P12"><text:span text:style-name="T2">&lt;select&gt;</text:span><text:span text:style-name="T3">version</text:span><text:span text:style-name="T2">&lt;/select&gt;</text:span></text:p>
      <text:p text:style-name="P12"><text:span text:style-name="T2">&lt;select&gt;</text:span><text:span text:style-name="T3">section</text:span><text:span text:style-name="T2">&lt;/select&gt;</text:span></text:p>
      <text:p text:style-name="P12"><text:span text:style-name="T2">&lt;select&gt;</text:span><text:span text:style-name="T3">description</text:span><text:span text:style-name="T2">&lt;/select&gt;</text:span></text:p>
      <text:p text:style-name="P12"><text:span text:style-name="T2">&lt;select&gt;</text:span><text:span text:style-name="T3">timestamp</text:span><text:span text:style-name="T2">&lt;/select&gt;</text:span></text:p>
      <text:p text:style-name="P12"><text:span text:style-name="T2">&lt;select&gt;</text:span><text:span text:style-name="T3">template</text:span><text:span text:style-name="T2">&lt;/select&gt;</text:span></text:p>
      <text:p text:style-name="P12"><text:span text:style-name="T2">&lt;where&gt;</text:span></text:p>
      <text:p text:style-name="P35"><text:span text:style-name="T2">&lt;clause&gt;</text:span></text:p>
      <text:p text:style-name="P40"><text:span text:style-name="T2">&lt;phrase&gt;</text:span></text:p>
      <text:p text:style-name="P44"><text:span text:style-name="T2">&lt;distribution&gt;</text:span><text:span text:style-name="T3">plophos</text:span><text:span text:style-name="T2">&lt;/distribution&gt;</text:span></text:p>
      <text:p text:style-name="P40"><text:span text:style-name="T2">&lt;/phrase&gt;</text:span></text:p>
      <text:p text:style-name="P35"><text:span text:style-name="T2">&lt;/clause&gt;</text:span></text:p>
      <text:p text:style-name="P35"><text:span text:style-name="T2">&lt;clause&gt;</text:span></text:p>
      <text:p text:style-name="P40"><text:span text:style-name="T2">&lt;connector&gt;</text:span><text:span text:style-name="T3">OR</text:span><text:span text:style-name="T2">&lt;/connector&gt;</text:span></text:p>
      <text:p text:style-name="P40"><text:span text:style-name="T2">&lt;phrase&gt;</text:span></text:p>
      <text:p text:style-name="P44"><text:span text:style-name="T2">&lt;operator&gt;</text:span><text:span text:style-name="T3">like</text:span><text:span text:style-name="T2">&lt;/operator&gt;</text:span></text:p>
      <text:p text:style-name="P44"><text:span text:style-name="T2">&lt;package&gt;</text:span><text:span text:style-name="T3">srv-customize-default-parent-servers</text:span><text:span text:style-name="T2">&lt;/package&gt;</text:span></text:p>
      <text:p text:style-name="P40"><text:span text:style-name="T2">&lt;/phrase&gt;</text:span></text:p>
      <text:p text:style-name="P40"><text:span text:style-name="T2">&lt;phrase&gt;</text:span></text:p>
      <text:p text:style-name="P44"><text:span text:style-name="T2">&lt;operator&gt;</text:span><text:span text:style-name="T3">like</text:span><text:span text:style-name="T2">&lt;/operator&gt;</text:span></text:p>
      <text:p text:style-name="P44"><text:span text:style-name="T2">&lt;package&gt;</text:span><text:span text:style-name="T3">srv-reprepro-statt-debmirror</text:span><text:span text:style-name="T2">&lt;/package&gt;</text:span></text:p>
      <text:p text:style-name="P40"><text:soft-page-break/><text:span text:style-name="T2">&lt;/phrase&gt;</text:span></text:p>
      <text:p text:style-name="P35"><text:span text:style-name="T2">&lt;/clause&gt;</text:span></text:p>
      <text:p text:style-name="P12"><text:span text:style-name="T2">&lt;/where&gt;</text:span></text:p>
      <text:p text:style-name="P19"><text:span text:style-name="T2">&lt;/xml&gt;</text:span></text:p>
      <text:p text:style-name="P19"/>
      <text:p text:style-name="P19"><text:span text:style-name="T7">The message elements have the following meaning:</text:span></text:p>
      <text:p text:style-name="P19"><text:span text:style-name="T7">&lt;where&gt; </text:span><text:span text:style-name="T5">(exactly 1)</text:span> </text:p>
      <text:p text:style-name="P12">The query syntax is the same as for <text:span text:style-name="T3">gosa_query_jobdb</text:span>. The available column names are <text:span text:style-name="T7">&lt;distribution&gt;</text:span>, <text:span text:style-name="T7">&lt;package&gt;</text:span>, <text:span text:style-name="T7">&lt;version&gt;</text:span>, <text:span text:style-name="T7">&lt;section&gt;, &lt;description&gt;</text:span>, <text:span text:style-name="T7">&lt;timestamp&gt;</text:span> and <text:span text:style-name="T7">&lt;template&gt;</text:span>. Their meanings are described below in the explanation of the reply elements.</text:p>
      <text:p text:style-name="P19"><text:span text:style-name="T7">&lt;select&gt;</text:span> <text:span text:style-name="T5">(0 or more)</text:span></text:p>
      <text:p text:style-name="P12">Each <text:span text:style-name="T7">&lt;select&gt;</text:span> element contains the name of a column that should be returned for each answer matching the query. If there is no <text:span text:style-name="T7">&lt;select&gt;</text:span> element, all columns are to be returned.</text:p>
      <text:p text:style-name="P12"><text:span text:style-name="T7">Note:</text:span></text:p>
      <text:p text:style-name="P35">At this time go-susi ignores <text:span text:style-name="T7">&lt;select&gt;</text:span> and will always return all columns.</text:p>
      <text:p text:style-name="P19"/>
      <text:p text:style-name="Standard"/>
      <text:p text:style-name="P22"/>
      <text:p text:style-name="P19"><text:span text:style-name="T7">Example reply:</text:span></text:p>
      <text:p text:style-name="P19"><text:span text:style-name="T2">&lt;xml&gt;</text:span></text:p>
      <text:p text:style-name="P12"><text:span text:style-name="T2">&lt;header&gt;</text:span><text:span text:style-name="T3">query_packages_list</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12"><text:span text:style-name="T2"><text:s text:c="4"/>&lt;timestamp&gt;</text:span><text:span text:style-name="T3">20130317185123</text:span><text:span text:style-name="T2">&lt;/timestamp&gt;</text:span></text:p>
      <text:p text:style-name="P12"><text:span text:style-name="T2"><text:s text:c="4"/>&lt;distribution&gt;</text:span><text:span text:style-name="T3">plophos</text:span><text:span text:style-name="T2">&lt;/distribution&gt;</text:span></text:p>
      <text:p text:style-name="P12"><text:span text:style-name="T2"><text:s text:c="4"/>&lt;package&gt;</text:span><text:span text:style-name="T3">srv-customize-default-parent-servers</text:span><text:span text:style-name="T2">&lt;/package&gt;</text:span></text:p>
      <text:p text:style-name="P12"><text:span text:style-name="T2"><text:s text:c="4"/>&lt;version&gt;</text:span><text:span text:style-name="T3">1.0</text:span><text:span text:style-name="T2">&lt;/version&gt;</text:span></text:p>
      <text:p text:style-name="P12"><text:span text:style-name="T2"><text:s text:c="4"/>&lt;section&gt;</text:span><text:span text:style-name="T3">updates/misc</text:span><text:span text:style-name="T2">&lt;/section&gt;</text:span></text:p>
      <text:p text:style-name="P12"><text:span text:style-name="T2"><text:s text:c="4"/>&lt;description&gt;</text:span><text:span text:style-name="T3">VWViZXIgZGViY29uZ...dlc2V0enQ=</text:span><text:span text:style-name="T2">&lt;/description&gt;</text:span></text:p>
      <text:p text:style-name="P12"><text:span text:style-name="T2"><text:s text:c="4"/>&lt;template&gt;</text:span><text:span text:style-name="T3">ClRlbXBsYXRlOi...wgdXNlCgo=</text:span><text:span text:style-name="T2">&lt;/template&gt;</text:span></text:p>
      <text:p text:style-name="P12"><text:span text:style-name="T2">&lt;/answer1&gt;</text:span></text:p>
      <text:p text:style-name="P12"><text:span text:style-name="T2">&lt;answer2&gt;</text:span></text:p>
      <text:p text:style-name="P12"><text:span text:style-name="T2"><text:s text:c="4"/>&lt;timestamp&gt;</text:span><text:span text:style-name="T3">20130317185123</text:span><text:span text:style-name="T2">&lt;/timestamp&gt;</text:span></text:p>
      <text:p text:style-name="P12"><text:span text:style-name="T2"><text:s text:c="4"/>&lt;distribution&gt;</text:span><text:span text:style-name="T3">plophos</text:span><text:span text:style-name="T2">&lt;/distribution&gt;</text:span></text:p>
      <text:p text:style-name="P12"><text:span text:style-name="T2"><text:s text:c="4"/>&lt;package&gt;</text:span><text:span text:style-name="T3">srv-reprepro-statt-debmirror</text:span><text:span text:style-name="T2">&lt;/package&gt;</text:span></text:p>
      <text:p text:style-name="P12"><text:span text:style-name="T2"><text:s text:c="4"/>&lt;version&gt;</text:span><text:span text:style-name="T3">1.6</text:span><text:span text:style-name="T2">&lt;/version&gt;</text:span></text:p>
      <text:p text:style-name="P12"><text:span text:style-name="T2"><text:s text:c="4"/>&lt;section&gt;</text:span><text:span text:style-name="T3">updates/misc</text:span><text:span text:style-name="T2">&lt;/section&gt;</text:span></text:p>
      <text:p text:style-name="P12"><text:span text:style-name="T2"><text:s text:c="4"/>&lt;description&gt;</text:span><text:span text:style-name="T3">QWVuZGVyd...bmRldCB3aXJkLg==</text:span><text:span text:style-name="T2">&lt;/description&gt;</text:span></text:p>
      <text:p text:style-name="P12"><text:span text:style-name="T2"><text:s text:c="4"/>&lt;template&gt;&lt;/template&gt;</text:span></text:p>
      <text:p text:style-name="P12"><text:span text:style-name="T2">&lt;/answer2&gt;</text:span></text:p>
      <text:p text:style-name="P12"><text:span text:style-name="T2">...</text:span></text:p>
      <text:p text:style-name="P12"><text:span text:style-name="T2">&lt;answerN&gt;</text:span><text:span text:style-name="T3">...</text:span><text:span text:style-name="T2">&lt;/answerN&gt;<text:line-break/>&lt;session_id&gt;</text:span><text:span text:style-name="T3">1013</text:span><text:span text:style-name="T2">&lt;/session_id&gt;</text:span></text:p>
      <text:p text:style-name="P19"><text:span text:style-name="T2">&lt;/xml&gt;</text:span></text:p>
      <text:p text:style-name="P19"/>
      <text:p text:style-name="P19"><text:span text:style-name="T7">The reply elements have the following meaning:</text:span></text:p>
      <text:p text:style-name="P19"><text:span text:style-name="T7">&lt;timestamp&gt;</text:span>The time (local server time) when go-susi last updated the packages database.</text:p>
      <text:p text:style-name="P19"><text:span text:style-name="T7">&lt;distribution&gt;</text:span></text:p>
      <text:p text:style-name="P12">The release the answer belongs to, i.e. the release the package is available in. Only one release is listed per answer. If the query requested information for multiple releases that include the same package, each is listed in its own answer.</text:p>
      <text:p text:style-name="P19"><text:span text:style-name="T7">&lt;package&gt;</text:span> The name of the package described by the <text:span text:style-name="T7">&lt;answerX&gt;</text:span> element.</text:p>
      <text:p text:style-name="P19"><text:soft-page-break/><text:span text:style-name="T7">&lt;version&gt;</text:span></text:p>
      <text:p text:style-name="P12"><text:s/>The version of the package. A package may exist in multiple versions even within the same distribution. In that case each version will have its own <text:span text:style-name="T7">&lt;answerX&gt;</text:span> element.</text:p>
      <text:p text:style-name="P19"><text:span text:style-name="T7">&lt;section&gt;</text:span>Guess what.</text:p>
      <text:p text:style-name="P19"><text:span text:style-name="T7">&lt;description&gt;</text:span></text:p>
      <text:p text:style-name="P12">The base64 encoding of the short description of the package, i.e. the text from the Debian <text:span text:style-name="T3">control</text:span> file that starts after <text:span text:style-name="T3">"Description:"</text:span> and extends to the end of the line. Neither <text:span text:style-name="T3">"Description:"</text:span> nor the newline at the end of the line are included in the <text:span text:style-name="T7">&lt;description&gt;</text:span> element.</text:p>
      <text:p text:style-name="P19"><text:span text:style-name="T7">&lt;template&gt;</text:span></text:p>
      <text:p text:style-name="P12">If the Debian package has a <text:span text:style-name="T3">templates</text:span> file describing debconf-parameters, the <text:span text:style-name="T7">&lt;template&gt;</text:span> element contains this file in its entirety encoded in base64.</text:p>
      <text:p text:style-name="P19"><text:span text:style-name="T7">gosa-si-server note:</text:span></text:p>
      <text:p text:style-name="Standard">As always gosa-si-server inserts spurious whitespace into the base64 encodings.</text:p>
      <text:p text:style-name="P17"/>
      <text:p text:style-name="P60"><text:bookmark text:name="_3ws61p27du89"/>gosa_get_available_kernel</text:p>
      <text:p text:style-name="P19"><text:span text:style-name="T7">Purpose:</text:span></text:p>
      <text:p text:style-name="P12">GOsa⬌Server. Return a list of all available kernels for a certain release.</text:p>
      <text:p text:style-name="P12">go-susi generates this list from the output of an external program specified by the configuration option <text:span text:style-name="T3">kernel-list-hook.</text:span> The default is <text:span text:style-name="T3">/usr/lib/go-susi/generate_kernel_list.</text:span></text:p>
      <text:p text:style-name="P12"/>
      <text:p text:style-name="P19"><text:span text:style-name="T7">Example message:</text:span></text:p>
      <text:p text:style-name="P12"><text:span text:style-name="T2">&lt;xml&gt;</text:span></text:p>
      <text:p text:style-name="P35"><text:span text:style-name="T2">&lt;header&gt;</text:span><text:span text:style-name="T3">gosa_get_available_kernel</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GOSA</text:span><text:span text:style-name="T2">&lt;/target&gt;</text:span></text:p>
      <text:p text:style-name="P35"><text:span text:style-name="T2">&lt;fai_release&gt;</text:span><text:span text:style-name="T3">plophos/4.1.0</text:span><text:span text:style-name="T2">&lt;/fai_release&gt;</text:span></text:p>
      <text:p text:style-name="P12"><text:span text:style-name="T2">&lt;/xml&gt;</text:span></text:p>
      <text:p text:style-name="P19"/>
      <text:p text:style-name="P19"><text:span text:style-name="T7">Example reply:</text:span></text:p>
      <text:p text:style-name="P12"><text:span text:style-name="T2">&lt;xml&gt;</text:span></text:p>
      <text:p text:style-name="P35"><text:span text:style-name="T2">&lt;header&gt;</text:span><text:span text:style-name="T3">get_available_kernel</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GOSA</text:span><text:span text:style-name="T2">&lt;/target&gt;</text:span></text:p>
      <text:p text:style-name="P35"><text:span text:style-name="T2">&lt;session_id&gt;</text:span><text:span text:style-name="T3">899</text:span><text:span text:style-name="T2">&lt;/session_id&gt;</text:span></text:p>
      <text:p text:style-name="P35"><text:span text:style-name="T2">&lt;get_available_kernel&gt;&lt;/get_available_kernel&gt;</text:span></text:p>
      <text:p text:style-name="P35"><text:span text:style-name="T2">&lt;answer1&gt;</text:span><text:span text:style-name="T3">vmlinuz-2.6.32-44-generic</text:span><text:span text:style-name="T2">&lt;/answer1&gt;</text:span></text:p>
      <text:p text:style-name="P35"><text:span text:style-name="T2">&lt;answer2&gt;</text:span><text:span text:style-name="T3">vmlinuz-3.2.0-24-generic</text:span><text:span text:style-name="T2">&lt;/answer2&gt;</text:span></text:p>
      <text:p text:style-name="P35"><text:span text:style-name="T2"><text:s/>...</text:span></text:p>
      <text:p text:style-name="P35"><text:span text:style-name="T2">&lt;answerN&gt;</text:span><text:span text:style-name="T3">default</text:span><text:span text:style-name="T2">&lt;/answerN&gt;</text:span></text:p>
      <text:p text:style-name="P12"><text:span text:style-name="T2">&lt;/xml&gt;</text:span></text:p>
      <text:p text:style-name="Standard"/>
      <text:p text:style-name="P63"><text:bookmark text:name="_28xo9vfahju"/></text:p>
      <text:p text:style-name="P60"><text:bookmark text:name="_n4mrnc8f9h1c"/>gosa_show_log_by_mac</text:p>
      <text:p text:style-name="P19"><text:span text:style-name="T7">Purpose:</text:span></text:p>
      <text:p text:style-name="P12">GOsa⬌Server. Returns all subdirectories of log files within the log file directory of the machine selected by the <text:span text:style-name="T7">&lt;mac&gt;</text:span> element. The MAC address is case-insensitive.</text:p>
      <text:p text:style-name="P12"/>
      <text:p text:style-name="P19"><text:span text:style-name="T7">Example message:</text:span></text:p>
      <text:p text:style-name="P19"><text:span text:style-name="T2">&lt;xml&gt;</text:span></text:p>
      <text:p text:style-name="P19"><text:span text:style-name="T2"><text:s text:c="2"/>&lt;header&gt;</text:span><text:span text:style-name="T3">gosa_show_log_by_mac</text:span><text:span text:style-name="T2">&lt;/header&gt;</text:span></text:p>
      <text:p text:style-name="P19"><text:span text:style-name="T2"><text:s text:c="2"/>&lt;target&gt;</text:span><text:span text:style-name="T3">GOSA</text:span><text:span text:style-name="T2">&lt;/target&gt;</text:span></text:p>
      <text:p text:style-name="P19"><text:span text:style-name="T2"><text:s text:c="2"/>&lt;source&gt;</text:span><text:span text:style-name="T3">GOSA</text:span><text:span text:style-name="T2">&lt;/source&gt;</text:span></text:p>
      <text:p text:style-name="P19"><text:span text:style-name="T2"><text:s text:c="2"/>&lt;mac&gt;</text:span><text:span text:style-name="T3">00:16:36:7c:db:3f</text:span><text:span text:style-name="T2">&lt;/mac&gt;</text:span></text:p>
      <text:p text:style-name="P19"><text:span text:style-name="T2">&lt;/xml&gt;</text:span></text:p>
      <text:p text:style-name="P19"/>
      <text:p text:style-name="P19"><text:span text:style-name="T7">Example reply:</text:span></text:p>
      <text:p text:style-name="P19"><text:span text:style-name="T2">&lt;xml&gt;</text:span></text:p>
      <text:p text:style-name="P12"><text:span text:style-name="T2">&lt;header&gt;</text:span><text:span text:style-name="T3">show_log_by_mac</text:span><text:span text:style-name="T2">&lt;/header&gt;</text:span></text:p>
      <text:p text:style-name="P12"><text:span text:style-name="T2">&lt;source&gt;</text:span><text:span text:style-name="T3">172.16.2.143:20081</text:span><text:span text:style-name="T2">&lt;/source&gt;</text:span></text:p>
      <text:p text:style-name="P12"><text:span text:style-name="T2">&lt;target&gt;</text:span><text:span text:style-name="T3">GOSA</text:span><text:span text:style-name="T2">&lt;/target&gt;</text:span></text:p>
      <text:p text:style-name="P12"><text:span text:style-name="T2">&lt;mac_00_16_36_7c_db_3f&gt;</text:span><text:span text:style-name="T3">install_20130304_112529</text:span><text:span text:style-name="T2">&lt;/mac_00_16_36_7c_db_3f&gt;</text:span></text:p>
      <text:p text:style-name="P12"><text:span text:style-name="T2">&lt;mac_00_16_36_7c_db_3f&gt;</text:span><text:span text:style-name="T3">softupdate_20130207_155242</text:span><text:span text:style-name="T2">&lt;/mac_00_16_36_7c_db_3f&gt;</text:span></text:p>
      <text:p text:style-name="P12"><text:span text:style-name="T2">...</text:span></text:p>
      <text:p text:style-name="P12"><text:span text:style-name="T2">&lt;show_log_by_mac&gt;&lt;/show_log_by_mac&gt;</text:span></text:p>
      <text:p text:style-name="P12"><text:span text:style-name="T2">&lt;session_id&gt;</text:span><text:span text:style-name="T3">260</text:span><text:span text:style-name="T2">&lt;/session_id&gt;</text:span></text:p>
      <text:p text:style-name="P19"><text:span text:style-name="T2">&lt;/xml&gt;</text:span></text:p>
      <text:p text:style-name="P19"/>
      <text:p text:style-name="P19"><text:span text:style-name="T7">The reply elements have the following meaning:</text:span></text:p>
      <text:p text:style-name="P19"><text:span text:style-name="T7">&lt;mac_...&gt;</text:span></text:p>
      <text:p text:style-name="P12">This element corresponds to the <text:span text:style-name="T7">&lt;mac&gt;</text:span> element in the request, but is always lowercase, even if the MAC address in <text:span text:style-name="T7">&lt;mac&gt;</text:span> was not.</text:p>
      <text:p text:style-name="P12">For each subdirectory in the system’s log directory there is one element.</text:p>
      <text:p text:style-name="P12">If no log files are available, the answer will not contain any <text:span text:style-name="T7">&lt;mac...&gt;</text:span> elements.</text:p>
      <text:p text:style-name="Standard"><text:soft-page-break/></text:p>
      <text:p text:style-name="P17"/>
      <text:p text:style-name="P60"><text:bookmark text:name="_mgjs4al2n8iv"/>gosa_show_log_files_by_date_and_mac</text:p>
      <text:p text:style-name="P19"><text:span text:style-name="T7">Purpose:</text:span></text:p>
      <text:p text:style-name="P12">GOsa⬌Server. Get the list of log files contained in a specific subdirectory of a machine’s log file directory.</text:p>
      <text:p text:style-name="P12"/>
      <text:p text:style-name="P19"><text:span text:style-name="T7">Example message:</text:span></text:p>
      <text:p text:style-name="P19"><text:span text:style-name="T2">&lt;xml&gt;</text:span></text:p>
      <text:p text:style-name="P12"><text:span text:style-name="T2">&lt;header&gt;</text:span><text:span text:style-name="T3">gosa_show_log_files_by_date_and_mac</text:span><text:span text:style-name="T2">&lt;/header&gt;<text:line-break/>&lt;target&gt;</text:span><text:span text:style-name="T3">GOSA</text:span><text:span text:style-name="T2">&lt;/target&gt;<text:line-break/>&lt;source&gt;</text:span><text:span text:style-name="T3">GOSA</text:span><text:span text:style-name="T2">&lt;/source&gt;<text:line-break/>&lt;date&gt;</text:span><text:span text:style-name="T3">softupdate_20130207_151808</text:span><text:span text:style-name="T2">&lt;/date&gt;<text:line-break/>&lt;mac&gt;</text:span><text:span text:style-name="T3">00:0c:29:50:a3:52</text:span><text:span text:style-name="T2">&lt;/mac&gt;</text:span></text:p>
      <text:p text:style-name="P19"><text:span text:style-name="T2">&lt;/xml&gt;</text:span></text:p>
      <text:p text:style-name="P19"/>
      <text:p text:style-name="P19"><text:span text:style-name="T7">The message elements have the following meaning:</text:span></text:p>
      <text:p text:style-name="P19"><text:span text:style-name="T7">&lt;mac&gt;</text:span> The MAC address (case-insensitive) of the machine for which to list log files.</text:p>
      <text:p text:style-name="P19"><text:span text:style-name="T7">&lt;date&gt;</text:span> The subdirectory name within the machine’s log file directory.</text:p>
      <text:p text:style-name="P19"/>
      <text:p text:style-name="P19"><text:span text:style-name="T7">Example reply:</text:span><text:line-break/><text:span text:style-name="T2">&lt;xml&gt;</text:span></text:p>
      <text:p text:style-name="P12"><text:span text:style-name="T2">&lt;header&gt;</text:span><text:span text:style-name="T3">show_log_files_by_date_and_mac</text:span><text:span text:style-name="T2">&lt;/header&gt;</text:span></text:p>
      <text:p text:style-name="P12"><text:span text:style-name="T2">&lt;source&gt;</text:span><text:span text:style-name="T3">172.16.2.143:20081</text:span><text:span text:style-name="T2">&lt;/source&gt;<text:line-break/>&lt;target&gt;</text:span><text:span text:style-name="T3">GOSA</text:span><text:span text:style-name="T2">&lt;/target&gt;<text:line-break/>&lt;show_log_files_by_date_and_mac&gt;</text:span></text:p>
      <text:p text:style-name="P12"><text:span text:style-name="T3"><text:s text:c="2"/>ldap2fai.log</text:span></text:p>
      <text:p text:style-name="P12"><text:span text:style-name="T2">&lt;/show_log_files_by_date_and_mac&gt;</text:span></text:p>
      <text:p text:style-name="P12"><text:span text:style-name="T2"><text:s text:c="2"/></text:span><text:span text:style-name="T3">...</text:span><text:span text:style-name="T2"><text:line-break/>&lt;show_log_files_by_date_and_mac&gt;<text:line-break/></text:span><text:span text:style-name="T3"> <text:s/>shell.log</text:span></text:p>
      <text:p text:style-name="P12"><text:span text:style-name="T2">&lt;/show_log_files_by_date_and_mac&gt;<text:line-break/>&lt;session_id&gt;</text:span><text:span text:style-name="T3">1405</text:span><text:span text:style-name="T2">&lt;/session_id&gt;</text:span></text:p>
      <text:p text:style-name="P12"><text:span text:style-name="T2">&lt;show_log_files_by_date_and_mac&gt;&lt;/show_log_files_by_date_and_mac&gt;</text:span></text:p>
      <text:p text:style-name="P19"><text:span text:style-name="T2">&lt;/xml&gt;</text:span></text:p>
      <text:p text:style-name="P19"/>
      <text:p text:style-name="P19"><text:span text:style-name="T7">The reply elements have the following meaning:</text:span></text:p>
      <text:p text:style-name="P19"><text:span text:style-name="T7">&lt;show_log_files_by_date_and_mac&gt;</text:span></text:p>
      <text:p text:style-name="P12">Each of these elements contains the name of one of the log files present in the requested subdirectory. </text:p>
      <text:p text:style-name="P12"><text:span text:style-name="T7">Note:</text:span></text:p>
      <text:p text:style-name="P35">One of the returned <text:span text:style-name="T7">&lt;show_log_files_by_date_and_mac&gt;</text:span> is always empty.</text:p>
      <text:p text:style-name="Standard"/>
      <text:p text:style-name="P22"/>
      <text:p text:style-name="P60"><text:bookmark text:name="_87z05qg5bmin"/>gosa_get_log_file_by_date_and_mac</text:p>
      <text:p text:style-name="P19"><text:span text:style-name="T7">Purpose:</text:span></text:p>
      <text:p text:style-name="P12">GOsa⬌Server. Get the contents of a specific log file.</text:p>
      <text:p text:style-name="P12"/>
      <text:p text:style-name="P19"><text:span text:style-name="T7">Example message:</text:span></text:p>
      <text:p text:style-name="P19"><text:span text:style-name="T2">&lt;xml&gt;</text:span></text:p>
      <text:p text:style-name="P12"><text:span text:style-name="T2">&lt;header&gt;</text:span><text:span text:style-name="T3">gosa_get_log_file_by_date_and_mac</text:span><text:span text:style-name="T2">&lt;/header&gt;</text:span></text:p>
      <text:p text:style-name="P12"><text:span text:style-name="T2">&lt;target&gt;</text:span><text:span text:style-name="T3">GOSA</text:span><text:span text:style-name="T2">&lt;/target&gt;</text:span></text:p>
      <text:p text:style-name="P12"><text:span text:style-name="T2">&lt;source&gt;</text:span><text:span text:style-name="T3">GOSA</text:span><text:span text:style-name="T2">&lt;/source&gt;</text:span></text:p>
      <text:p text:style-name="P12"><text:span text:style-name="T2">&lt;date&gt;</text:span><text:span text:style-name="T3">install_20130204_152626</text:span><text:span text:style-name="T2">&lt;/date&gt;</text:span></text:p>
      <text:p text:style-name="P12"><text:span text:style-name="T2">&lt;mac&gt;</text:span><text:span text:style-name="T3">00:0c:29:50:a3:52</text:span><text:span text:style-name="T2">&lt;/mac&gt;</text:span></text:p>
      <text:p text:style-name="P12"><text:span text:style-name="T2">&lt;log_file&gt;</text:span><text:span text:style-name="T3">foo.log</text:span><text:span text:style-name="T2">&lt;/log_file&gt;</text:span></text:p>
      <text:p text:style-name="P19"><text:span text:style-name="T2">&lt;/xml&gt;</text:span></text:p>
      <text:p text:style-name="P19"/>
      <text:p text:style-name="P19"><text:span text:style-name="T7">The message elements have the following meaning:</text:span></text:p>
      <text:p text:style-name="P19"><text:span text:style-name="T7">&lt;mac&gt;</text:span> The MAC address (case-insensitive) of the machine for which to read a log file.</text:p>
      <text:p text:style-name="P19"><text:span text:style-name="T7">&lt;date&gt;</text:span> The subdirectory name within the machine’s log file directory where the log file is found.</text:p>
      <text:p text:style-name="P19"><text:span text:style-name="T7">&lt;log_file&gt;</text:span> The name of the log file to return.</text:p>
      <text:p text:style-name="P19"/>
      <text:p text:style-name="P19"><text:span text:style-name="T7">Example reply:</text:span></text:p>
      <text:p text:style-name="P19"><text:span text:style-name="T2">&lt;xml&gt;</text:span></text:p>
      <text:p text:style-name="P12"><text:span text:style-name="T2">&lt;header&gt;</text:span><text:span text:style-name="T3">get_log_file_by_date_and_mac</text:span><text:span text:style-name="T2">&lt;/header&gt;</text:span></text:p>
      <text:p text:style-name="P12"><text:span text:style-name="T2">&lt;source&gt;</text:span><text:span text:style-name="T3">172.16.2.143:20081</text:span><text:span text:style-name="T2">&lt;/source&gt;</text:span></text:p>
      <text:p text:style-name="P12"><text:span text:style-name="T2">&lt;target&gt;</text:span><text:span text:style-name="T3">GOSA</text:span><text:span text:style-name="T2">&lt;/target&gt;</text:span></text:p>
      <text:p text:style-name="P12"><text:span text:style-name="T2">&lt;foo.log&gt;</text:span><text:span text:style-name="T3">VXBkY....i4uCg==</text:span><text:span text:style-name="T2">&lt;/foo.log&gt;</text:span></text:p>
      <text:p text:style-name="P12"><text:span text:style-name="T2">&lt;get_log_file_by_date_and_mac&gt;&lt;/get_log_file_by_date_and_mac&gt;</text:span></text:p>
      <text:p text:style-name="P12"><text:span text:style-name="T2">&lt;session_id&gt;</text:span><text:span text:style-name="T3">843</text:span><text:span text:style-name="T2">&lt;/session_id&gt;</text:span></text:p>
      <text:p text:style-name="P19"><text:span text:style-name="T2">&lt;/xml&gt;</text:span></text:p>
      <text:p text:style-name="P19"/>
      <text:p text:style-name="P19"><text:soft-page-break/><text:span text:style-name="T7">The reply elements have the following meaning:</text:span></text:p>
      <text:p text:style-name="P19"><text:span text:style-name="T7">&lt;foo.log&gt;</text:span></text:p>
      <text:p text:style-name="P12">The name of the element corresponds to the contents of the <text:span text:style-name="T7">&lt;log_file&gt;</text:span> element in the request. The contents are the base64-encoded file contents.</text:p>
      <text:p text:style-name="P19"/>
      <text:p text:style-name="P19"><text:span text:style-name="T7">GOsa note:</text:span></text:p>
      <text:p text:style-name="P12">When the tab “installation logs” for a specific machine is accessed for the first time, no log file is selected and GOsa creates an incorrect request where <text:span text:style-name="T7">&lt;log_file&gt;</text:span> has the value “0”. gosa-si-server answers this invalid request with a likewise broken reply.</text:p>
      <text:p text:style-name="P12"/>
      <text:p text:style-name="Standard"/>
      <text:p text:style-name="P17"/>
      <text:p text:style-name="P61"><text:bookmark text:name="_pff3kf2jf7hm"/>gosa_query_audit</text:p>
      <text:p text:style-name="P25"><text:span text:style-name="T7">Purpose:</text:span></text:p>
      <text:p text:style-name="P15">GOsa⬌Server. Query the audit logs (see fai-audit-hook).</text:p>
      <text:p text:style-name="P25"/>
      <text:p text:style-name="P25"><text:span text:style-name="T7">Example message:</text:span></text:p>
      <text:p text:style-name="P25"><text:span text:style-name="T2">&lt;xml&gt;</text:span></text:p>
      <text:p text:style-name="P15"><text:span text:style-name="T2">&lt;header&gt;</text:span><text:span text:style-name="T3">gosa_query_audit</text:span><text:span text:style-name="T2">&lt;/header&gt;<text:line-break/>&lt;audit&gt;</text:span><text:span text:style-name="T3">packages</text:span><text:span text:style-name="T2">&lt;/audit&gt;</text:span></text:p>
      <text:p text:style-name="P15"><text:span text:style-name="T2">&lt;tstart&gt;</text:span><text:span text:style-name="T3">20161231235959</text:span><text:span text:style-name="T2">&lt;/tstart&gt;</text:span></text:p>
      <text:p text:style-name="P15"><text:span text:style-name="T2">&lt;tend&gt;</text:span><text:span text:style-name="T3">20171231235959</text:span><text:span text:style-name="T2">&lt;/tend&gt;</text:span></text:p>
      <text:p text:style-name="P15"><text:span text:style-name="T2">&lt;includeothers&gt;&lt;/includeothers&gt;</text:span></text:p>
      <text:p text:style-name="P15"><text:span text:style-name="T2">&lt;select&gt;</text:span><text:span text:style-name="T3">version</text:span><text:span text:style-name="T2">&lt;/select&gt;</text:span></text:p>
      <text:p text:style-name="P15"><text:span text:style-name="T2">&lt;select&gt;</text:span><text:span text:style-name="T3">status</text:span><text:span text:style-name="T2">&lt;/select&gt;</text:span></text:p>
      <text:p text:style-name="P15"><text:span text:style-name="T2">&lt;select&gt;</text:span><text:span text:style-name="T3">update</text:span><text:span text:style-name="T2">&lt;/select&gt;</text:span></text:p>
      <text:p text:style-name="P15"><text:span text:style-name="T2">&lt;select&gt;</text:span><text:span text:style-name="T3">macaddress</text:span><text:span text:style-name="T2">&lt;/select&gt;</text:span></text:p>
      <text:p text:style-name="P15"><text:span text:style-name="T2">&lt;select&gt;</text:span><text:span text:style-name="T3">ipaddress</text:span><text:span text:style-name="T2">&lt;/select&gt;</text:span></text:p>
      <text:p text:style-name="P15"><text:span text:style-name="T2">&lt;select&gt;</text:span><text:span text:style-name="T3">hostname</text:span><text:span text:style-name="T2">&lt;/select&gt;</text:span></text:p>
      <text:p text:style-name="P15"><text:span text:style-name="T2">&lt;select&gt;</text:span><text:span text:style-name="T3">lastaudit</text:span><text:span text:style-name="T2">&lt;/select&gt;</text:span></text:p>
      <text:p text:style-name="P15"><text:span text:style-name="T2">&lt;where&gt;</text:span></text:p>
      <text:p text:style-name="P37"><text:span text:style-name="T2">&lt;clause&gt;</text:span></text:p>
      <text:p text:style-name="P43"><text:span text:style-name="T2">&lt;phrase&gt;</text:span></text:p>
      <text:p text:style-name="P45"><text:span text:style-name="T2">&lt;key&gt;</text:span><text:span text:style-name="T3">bash</text:span><text:span text:style-name="T2">&lt;/key&gt;</text:span></text:p>
      <text:p text:style-name="P43"><text:span text:style-name="T2">&lt;/phrase&gt;</text:span></text:p>
      <text:p text:style-name="P37"><text:span text:style-name="T2">&lt;/clause&gt;</text:span></text:p>
      <text:p text:style-name="P15"><text:span text:style-name="T2">&lt;/where&gt;</text:span></text:p>
      <text:p text:style-name="P25"><text:span text:style-name="T2">&lt;/xml&gt;</text:span></text:p>
      <text:p text:style-name="P25"/>
      <text:p text:style-name="P25"><text:span text:style-name="T7">The message elements have the following meaning:</text:span></text:p>
      <text:p text:style-name="P25"><text:span text:style-name="T7">&lt;audit&gt; </text:span><text:span text:style-name="T5">(exactly 1)</text:span> </text:p>
      <text:p text:style-name="P15">This name with an appended <text:span text:style-name="T3">".xml"</text:span> is the file name of the audit files to be scanned.</text:p>
      <text:p text:style-name="P25"><text:soft-page-break/><text:span text:style-name="T7">&lt;tstart&gt; </text:span><text:span text:style-name="T5">(optional)</text:span></text:p>
      <text:p text:style-name="P15">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25"><text:span text:style-name="T7">&lt;tend&gt; </text:span><text:span text:style-name="T5">(optional)</text:span></text:p>
      <text:p text:style-name="P15">Timestamp of the end (inclusive) of the audit period to be scanned. See <text:span text:style-name="T7">&lt;tstart&gt;.</text:span> Default if omitted is "99991231235959".</text:p>
      <text:p text:style-name="P25"><text:span text:style-name="T7">&lt;includeothers&gt; </text:span><text:span text:style-name="T5">(optional)</text:span></text:p>
      <text:p text:style-name="P15">The presence of this tag causes the reply to contain <text:span text:style-name="T7">&lt;nonmatching&gt;</text:span> elements with information about systems that contain audit data within the requested time period that does match the <text:span text:style-name="T7">&lt;where&gt;</text:span> query.</text:p>
      <text:p text:style-name="P15">In addition to this the reply will also contain <text:span text:style-name="T7">&lt;noaudit&gt;</text:span> elements with information about systems that do not have audit data in the requested time period.</text:p>
      <text:p text:style-name="P25"><text:span text:style-name="T7">&lt;where&gt; </text:span><text:span text:style-name="T5">(optional)</text:span> </text:p>
      <text:p text:style-name="P15">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If <text:span text:style-name="T7">&lt;where&gt;</text:span> is omitted, all entries are considered matching.</text:p>
      <text:p text:style-name="P25"><text:span text:style-name="T7">&lt;select&gt;</text:span> <text:span text:style-name="T5">(0 or more)</text:span></text:p>
      <text:p text:style-name="P15">Each <text:span text:style-name="T7">&lt;select&gt;</text:span> element contains the name of a column that should be returned for each answer matching the query. If there is no <text:span text:style-name="T7">&lt;select&gt;</text:span> element, it is unspecified which (if any) columns will be returned. You may request any of the custom columns as well as "macaddress", "ipaddress", "hostname" and "lastaudit". Note however that among these only "macaddress" and "lastaudit" are always available.</text:p>
      <text:p text:style-name="P15"><text:span text:style-name="T7">Note:</text:span> Duplicate answers are <text:span text:style-name="T7">not</text:span> coalesced. For instance if you select "macaddress" and no other columns, you will receive as many answers with the same &lt;macaddress&gt; as there are &lt;entry&gt; elements in the audit data for the system with that MAC address. If you need coalescing of duplicate answers, <text:span text:style-name="T3">gosa_query_audit_aggregate</text:span> may be more appropriate.</text:p>
      <text:p text:style-name="P25"/>
      <text:p text:style-name="P25"><text:span text:style-name="T7">Example reply:</text:span></text:p>
      <text:p text:style-name="P25"><text:span text:style-name="T2">&lt;xml&gt;</text:span></text:p>
      <text:p text:style-name="P15"><text:span text:style-name="T2">&lt;header&gt;</text:span><text:span text:style-name="T3">query_audit</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15"><text:span text:style-name="T2">&lt;known&gt;</text:span><text:span text:style-name="T3">12</text:span><text:span text:style-name="T2">&lt;/known&gt;</text:span></text:p>
      <text:p text:style-name="P15"><text:span text:style-name="T2">&lt;unknown&gt;</text:span><text:span text:style-name="T3">23</text:span><text:span text:style-name="T2">&lt;/unknown&gt;</text:span></text:p>
      <text:p text:style-name="P15"><text:span text:style-name="T2">&lt;nonmatching&gt;</text:span></text:p>
      <text:p text:style-name="P37"><text:span text:style-name="T2">&lt;macaddress&gt;</text:span><text:span text:style-name="T3">99:88:77:66:55:44</text:span><text:span text:style-name="T2">&lt;/macaddress&gt;</text:span></text:p>
      <text:p text:style-name="P37"><text:span text:style-name="T2">&lt;ipaddress&gt;</text:span><text:span text:style-name="T3">3.4.5.6</text:span><text:span text:style-name="T2">&lt;/ipaddress&gt;</text:span></text:p>
      <text:p text:style-name="P15"><text:span text:style-name="T2">&lt;/nonmatching&gt;</text:span></text:p>
      <text:p text:style-name="P15"><text:span text:style-name="T2">...</text:span></text:p>
      <text:p text:style-name="P15"><text:span text:style-name="T2">&lt;noaudit&gt;</text:span></text:p>
      <text:p text:style-name="P37"><text:span text:style-name="T2">&lt;macaddress&gt;</text:span><text:span text:style-name="T3">99:88:77:66:55:44</text:span><text:span text:style-name="T2">&lt;/macaddress&gt;</text:span></text:p>
      <text:p text:style-name="P37"><text:span text:style-name="T2">&lt;lastaudit&gt;</text:span><text:span text:style-name="T3">12341230121212</text:span><text:span text:style-name="T2">&lt;/lastaudit&gt;</text:span></text:p>
      <text:p text:style-name="P15"><text:span text:style-name="T2">&lt;/noaudit&gt;</text:span></text:p>
      <text:p text:style-name="P15"><text:span text:style-name="T2">...<text:line-break/>&lt;answer1&gt;</text:span></text:p>
      <text:p text:style-name="P15"><text:span text:style-name="T2"><text:s text:c="4"/>&lt;lastaudit&gt;</text:span><text:span text:style-name="T3">20170131235959</text:span><text:span text:style-name="T2">&lt;/lastaudit&gt;</text:span></text:p>
      <text:p text:style-name="P15"><text:span text:style-name="T2"><text:s text:c="4"/>&lt;macaddress&gt;</text:span><text:span text:style-name="T3">01:02:03:04:05:06</text:span><text:span text:style-name="T2">&lt;/macaddress&gt;</text:span></text:p>
      <text:p text:style-name="P15"><text:soft-page-break/><text:span text:style-name="T2"><text:s text:c="4"/>&lt;ipaddress&gt;</text:span><text:span text:style-name="T3">1.2.3.4</text:span><text:span text:style-name="T2">&lt;/ipaddress&gt;</text:span></text:p>
      <text:p text:style-name="P15"><text:span text:style-name="T2"><text:s text:c="4"/>&lt;version&gt;</text:span><text:span text:style-name="T3">1.2ubuntu1</text:span><text:span text:style-name="T2">&lt;/version&gt;</text:span></text:p>
      <text:p text:style-name="P15"><text:span text:style-name="T2"><text:s text:c="4"/>&lt;status&gt;</text:span><text:span text:style-name="T3">ii</text:span><text:span text:style-name="T2">&lt;/status&gt;</text:span></text:p>
      <text:p text:style-name="P15"><text:span text:style-name="T2"><text:s text:c="4"/>&lt;update&gt;&lt;/update&gt;</text:span></text:p>
      <text:p text:style-name="P15"><text:span text:style-name="T2">&lt;/answer1&gt;</text:span></text:p>
      <text:p text:style-name="P15"><text:span text:style-name="T2">&lt;answer2&gt;</text:span></text:p>
      <text:p text:style-name="P15"><text:span text:style-name="T2"><text:s text:c="4"/>...</text:span></text:p>
      <text:p text:style-name="P15"><text:span text:style-name="T2">&lt;/answer2&gt;</text:span></text:p>
      <text:p text:style-name="P15"><text:span text:style-name="T2">...</text:span></text:p>
      <text:p text:style-name="P15"><text:span text:style-name="T2">&lt;answerN&gt;</text:span><text:span text:style-name="T3">...</text:span><text:span text:style-name="T2">&lt;/answerN&gt;</text:span></text:p>
      <text:p text:style-name="P25"><text:span text:style-name="T2">&lt;/xml&gt;</text:span></text:p>
      <text:p text:style-name="P25"><text:span text:style-name="T7">The reply elements have the following meaning:</text:span></text:p>
      <text:p text:style-name="P25"><text:span text:style-name="T7">&lt;known&gt;</text:span></text:p>
      <text:p text:style-name="P15">Number of systems that with &lt;audit&gt; information within the requested timestamp range. This includes those that do not have an &lt;entry&gt; that matches the &lt;where&gt; condition. However &lt;audit&gt; files that don't contain any &lt;entry&gt; at all do not count.</text:p>
      <text:p text:style-name="P25"><text:span text:style-name="T7">&lt;unknown&gt;</text:span></text:p>
      <text:p text:style-name="P15">Number of systems that do not have &lt;audit&gt; information within the requested timestamp range. This includes systems that have sent corrupt or empty &lt;audit&gt; files.</text:p>
      <text:p text:style-name="P25"><text:span text:style-name="T7">&lt;noaudit&gt;</text:span></text:p>
      <text:p text:style-name="P15">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25"><text:span text:style-name="T7">&lt;nonmatching&gt;</text:span></text:p>
      <text:p text:style-name="P15">These elements contain (sometimes incomplete) information about systems that do have the requested &lt;audit&gt; file within the requested timestamp range, but that have no &lt;entry&gt; that matches the &lt;where&gt; condition. May contain any of the subelements &lt;macaddress&gt;, &lt;ipaddress&gt;,&lt;lastaudit&gt; and/or &lt;hostname&gt;.</text:p>
      <text:p text:style-name="P25"><text:span text:style-name="T7">&lt;lastaudit&gt;</text:span></text:p>
      <text:p text:style-name="P15">Timestamp of the most recent audit (if any) of the system, regardless of &lt;tstart&gt;, &lt;tend&gt;, &lt;audit&gt;.</text:p>
      <text:p text:style-name="P61"><text:bookmark text:name="_5yrzhqn3y3tc"/></text:p>
      <text:p text:style-name="Standard"/>
      <text:p text:style-name="P65"><text:bookmark text:name="_rlrfv9pdekcc"/></text:p>
      <text:p text:style-name="P61"><text:bookmark text:name="_2t7lsoilmbdq"/>gosa_query_audit_aggregate</text:p>
      <text:p text:style-name="P25"><text:span text:style-name="T7">Purpose:</text:span></text:p>
      <text:p text:style-name="P15">GOsa⬌Server. Query the audit logs (see fai-audit-hook) with aggregate functions applied.</text:p>
      <text:p text:style-name="P25"/>
      <text:p text:style-name="P25"><text:span text:style-name="T7">Example message:</text:span></text:p>
      <text:p text:style-name="P25"><text:span text:style-name="T2">&lt;xml&gt;</text:span></text:p>
      <text:p text:style-name="P15"><text:span text:style-name="T2">&lt;header&gt;</text:span><text:span text:style-name="T3">gosa_query_audit_aggregate</text:span><text:span text:style-name="T2">&lt;/header&gt;<text:line-break/>&lt;audit&gt;</text:span><text:span text:style-name="T3">packages</text:span><text:span text:style-name="T2">&lt;/audit&gt;</text:span></text:p>
      <text:p text:style-name="P15"><text:span text:style-name="T2">&lt;tstart&gt;</text:span><text:span text:style-name="T3">20161231235959</text:span><text:span text:style-name="T2">&lt;/tstart&gt;</text:span></text:p>
      <text:p text:style-name="P15"><text:span text:style-name="T2">&lt;tend&gt;</text:span><text:span text:style-name="T3">20171231235959</text:span><text:span text:style-name="T2">&lt;/tend&gt;</text:span></text:p>
      <text:p text:style-name="P15"><text:span text:style-name="T2">&lt;includeothers&gt;&lt;/includeothers&gt;</text:span></text:p>
      <text:p text:style-name="P15"><text:span text:style-name="T2">&lt;select&gt;</text:span><text:span text:style-name="T3">macaddress</text:span><text:span text:style-name="T2">&lt;/select&gt;</text:span></text:p>
      <text:p text:style-name="P15"><text:span text:style-name="T2">&lt;count&gt;</text:span></text:p>
      <text:p text:style-name="P37"><text:span text:style-name="T2">&lt;as&gt;</text:span><text:span text:style-name="T3">bashversions</text:span><text:span text:style-name="T2">&lt;/as&gt;</text:span></text:p>
      <text:p text:style-name="P37"><text:span text:style-name="T2">&lt;unique&gt;</text:span><text:span text:style-name="T3">version</text:span><text:span text:style-name="T2">&lt;/unique&gt;</text:span></text:p>
      <text:p text:style-name="P37"><text:span text:style-name="T2">&lt;where&gt;</text:span></text:p>
      <text:p text:style-name="P43"><text:span text:style-name="T2">&lt;clause&gt;</text:span></text:p>
      <text:p text:style-name="P45"><text:span text:style-name="T2">&lt;phrase&gt;</text:span></text:p>
      <text:p text:style-name="P47"><text:span text:style-name="T2">&lt;key&gt;</text:span><text:span text:style-name="T3">bash</text:span><text:span text:style-name="T2">&lt;/key&gt;</text:span></text:p>
      <text:p text:style-name="P45"><text:span text:style-name="T2">&lt;/phrase&gt;</text:span></text:p>
      <text:p text:style-name="P43"><text:span text:style-name="T2">&lt;/clause&gt;</text:span></text:p>
      <text:p text:style-name="P37"><text:span text:style-name="T2">&lt;/where&gt;</text:span></text:p>
      <text:p text:style-name="P15"><text:span text:style-name="T2">&lt;/count&gt;</text:span></text:p>
      <text:p text:style-name="P25"><text:span text:style-name="T2">&lt;/xml&gt;</text:span></text:p>
      <text:p text:style-name="P25"/>
      <text:p text:style-name="P25"><text:span text:style-name="T7">The message elements have the following meaning:</text:span></text:p>
      <text:p text:style-name="P25"><text:span text:style-name="T7">&lt;audit&gt; </text:span><text:span text:style-name="T5">(exactly 1)</text:span> </text:p>
      <text:p text:style-name="P15">This name with an appended <text:span text:style-name="T3">".xml"</text:span> is the file name of the audit files to be scanned.</text:p>
      <text:p text:style-name="P25"><text:span text:style-name="T7">&lt;tstart&gt; </text:span><text:span text:style-name="T5">(optional)</text:span></text:p>
      <text:p text:style-name="P15">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25"><text:soft-page-break/><text:span text:style-name="T7">&lt;tend&gt; </text:span><text:span text:style-name="T5">(optional)</text:span></text:p>
      <text:p text:style-name="P15">Timestamp of the end (inclusive) of the audit period to be scanned. See <text:span text:style-name="T7">&lt;tstart&gt;.</text:span> Default if omitted is "99991231235959".</text:p>
      <text:p text:style-name="P25"><text:span text:style-name="T7">&lt;includeothers&gt; </text:span><text:span text:style-name="T5">(optional)</text:span></text:p>
      <text:p text:style-name="P15">The presence of this tag causes the reply to contain <text:span text:style-name="T7">&lt;noaudit&gt;</text:span> elements with information about systems that do not have audit data in the requested time period. There is <text:span text:style-name="T7">no &lt;nonmatching&gt;</text:span> in the reply from <text:span text:style-name="T3">gosa_query_audit_aggregate</text:span> as opposed to <text:span text:style-name="T3">gosa_query_audit.</text:span></text:p>
      <text:p text:style-name="P25"><text:span text:style-name="T7">&lt;select&gt;</text:span> <text:span text:style-name="T5">(0 or more)</text:span></text:p>
      <text:p text:style-name="P15">Each <text:span text:style-name="T7">&lt;select&gt;</text:span> element contains the name of a column that should be returned for each answer matching the query. If there is no <text:span text:style-name="T7">&lt;select&gt;</text:span> element, there will be no <text:span text:style-name="T7">&lt;answerX&gt;</text:span> in the the reply, but <text:span text:style-name="T7">&lt;aggregate&gt;</text:span> will still be there.</text:p>
      <text:p text:style-name="P15"><text:span text:style-name="T7">Note:</text:span> Unlike <text:span text:style-name="T3">gosa_query_audit</text:span> this function coalesces results, so there will not be any 2 <text:span text:style-name="T7">&lt;answerX&gt;</text:span> in the reply that have the exact same set of values for the whole set of <text:span text:style-name="T7">&lt;select&gt;</text:span> </text:p>
      <text:p text:style-name="P15">columns. </text:p>
      <text:p text:style-name="P25"><text:span text:style-name="T7">&lt;count&gt;</text:span> <text:span text:style-name="T5">(0 or more)</text:span></text:p>
      <text:p text:style-name="P15">Report the number of matching entries.</text:p>
      <text:p text:style-name="P25"><text:span text:style-name="T7">&lt;as&gt; </text:span><text:span text:style-name="T5">(required within </text:span><text:span text:style-name="T6">&lt;count&gt;</text:span><text:span text:style-name="T5">)</text:span></text:p>
      <text:p text:style-name="P15">The name of the subelements in <text:span text:style-name="T7">&lt;aggregate&gt;</text:span> and <text:span text:style-name="T7">&lt;answerX&gt;</text:span> under which to report the count.</text:p>
      <text:p text:style-name="P25"><text:span text:style-name="T7">&lt;unique&gt; </text:span><text:span text:style-name="T5">(0 or more, only permitted within </text:span><text:span text:style-name="T6">&lt;count&gt;</text:span><text:span text:style-name="T5">)</text:span> </text:p>
      <text:p text:style-name="P15">For each combination of <text:span text:style-name="T7">&lt;select&gt;</text:span> columns (each of which yields one <text:span text:style-name="T7">&lt;answerX&gt;</text:span>) only increment the count once for each unique value of the column specified inside <text:span text:style-name="T7">&lt;unique&gt;.</text:span></text:p>
      <text:p text:style-name="P15">If multiple <text:span text:style-name="T7">&lt;unique&gt;</text:span> are specified, the combination of all these columns has to be unique (which is not the same as all of them being unique individually).</text:p>
      <text:p text:style-name="P15">The same applies to the <text:span text:style-name="T7">&lt;aggregate&gt;</text:span> result.</text:p>
      <text:p text:style-name="P9"><text:span text:style-name="T7">&lt;where&gt; </text:span><text:span text:style-name="T5">(optional, only permitted within </text:span><text:span text:style-name="T6">&lt;count&gt;</text:span><text:span text:style-name="T5">)</text:span> </text:p>
      <text:p text:style-name="P15">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Only matching entries will be counted. If <text:span text:style-name="T7">&lt;where&gt;</text:span> is omitted, all entries are counted (taking <text:span text:style-name="T7">&lt;unique&gt;</text:span> into account if present).</text:p>
      <text:p text:style-name="P15"/>
      <text:p text:style-name="P25"/>
      <text:p text:style-name="P25"><text:span text:style-name="T7">Example reply:</text:span></text:p>
      <text:p text:style-name="P25"><text:span text:style-name="T2">&lt;xml&gt;</text:span></text:p>
      <text:p text:style-name="P15"><text:span text:style-name="T2">&lt;header&gt;</text:span><text:span text:style-name="T3">query_audit_aggregate</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15"><text:span text:style-name="T2">&lt;known&gt;</text:span><text:span text:style-name="T3">12</text:span><text:span text:style-name="T2">&lt;/known&gt;</text:span></text:p>
      <text:p text:style-name="P15"><text:span text:style-name="T2">&lt;unknown&gt;</text:span><text:span text:style-name="T3">23</text:span><text:span text:style-name="T2">&lt;/unknown&gt;</text:span></text:p>
      <text:p text:style-name="P15"><text:span text:style-name="T2">&lt;noaudit&gt;</text:span></text:p>
      <text:p text:style-name="P37"><text:span text:style-name="T2">&lt;macaddress&gt;</text:span><text:span text:style-name="T3">99:88:77:66:55:44</text:span><text:span text:style-name="T2">&lt;/macaddress&gt;</text:span></text:p>
      <text:p text:style-name="P37"><text:span text:style-name="T2">&lt;lastaudit&gt;</text:span><text:span text:style-name="T3">12341230121212</text:span><text:span text:style-name="T2">&lt;/lastaudit&gt;</text:span></text:p>
      <text:p text:style-name="P15"><text:span text:style-name="T2">&lt;/noaudit&gt;</text:span></text:p>
      <text:p text:style-name="P15"><text:span text:style-name="T2">...<text:line-break/>&lt;aggregate&gt;</text:span></text:p>
      <text:p text:style-name="P15"><text:soft-page-break/><text:span text:style-name="T2"><text:s text:c="4"/>&lt;bashversions&gt;</text:span><text:span text:style-name="T3">4</text:span><text:span text:style-name="T2">&lt;/bashversions&gt;</text:span></text:p>
      <text:p text:style-name="P15"><text:span text:style-name="T2">&lt;/aggregate&gt;</text:span></text:p>
      <text:p text:style-name="P15"><text:span text:style-name="T2">&lt;answer1&gt;</text:span></text:p>
      <text:p text:style-name="P15"><text:span text:style-name="T2"><text:s text:c="4"/>&lt;macaddress&gt;</text:span><text:span text:style-name="T3">01:02:03:04:05:06</text:span><text:span text:style-name="T2">&lt;/macaddress&gt;</text:span></text:p>
      <text:p text:style-name="P15"><text:span text:style-name="T2"><text:s text:c="4"/>&lt;bashversions&gt;</text:span><text:span text:style-name="T3">0</text:span><text:span text:style-name="T2">&lt;/bashversions&gt;</text:span></text:p>
      <text:p text:style-name="P15"><text:span text:style-name="T2">&lt;/answer1&gt;</text:span></text:p>
      <text:p text:style-name="P15"><text:span text:style-name="T2">&lt;answer2&gt;</text:span></text:p>
      <text:p text:style-name="P15"><text:span text:style-name="T2"><text:s text:c="4"/>...</text:span></text:p>
      <text:p text:style-name="P15"><text:span text:style-name="T2">&lt;/answer2&gt;</text:span></text:p>
      <text:p text:style-name="P15"><text:span text:style-name="T2">...</text:span></text:p>
      <text:p text:style-name="P15"><text:span text:style-name="T2">&lt;answerN&gt;</text:span><text:span text:style-name="T3">...</text:span><text:span text:style-name="T2">&lt;/answerN&gt;</text:span></text:p>
      <text:p text:style-name="P25"><text:span text:style-name="T2">&lt;/xml&gt;</text:span></text:p>
      <text:p text:style-name="P25"><text:span text:style-name="T7">The reply elements have the following meaning:</text:span></text:p>
      <text:p text:style-name="P25"><text:span text:style-name="T7">&lt;known&gt;</text:span></text:p>
      <text:p text:style-name="P15">Number of systems that with &lt;audit&gt; information within the requested timestamp range. This includes those that do not have an &lt;entry&gt; that matches the &lt;where&gt; condition. However &lt;audit&gt; files that don't contain any &lt;entry&gt; at all do not count.</text:p>
      <text:p text:style-name="P25"><text:span text:style-name="T7">&lt;unknown&gt;</text:span></text:p>
      <text:p text:style-name="P15">Number of systems that do not have &lt;audit&gt; information within the requested timestamp range. This includes systems that have sent corrupt or empty &lt;audit&gt; files.</text:p>
      <text:p text:style-name="P25"><text:span text:style-name="T7">&lt;noaudit&gt;</text:span></text:p>
      <text:p text:style-name="P15">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25"><text:span text:style-name="T7">&lt;lastaudit&gt;</text:span></text:p>
      <text:p text:style-name="P15">Timestamp of the most recent audit (if any) of the system, regardless of &lt;tstart&gt;, &lt;tend&gt;, &lt;audit&gt;.</text:p>
      <text:p text:style-name="P25"><text:span text:style-name="T7">&lt;aggregate&gt;</text:span></text:p>
      <text:p text:style-name="P15">The numbers requested by <text:span text:style-name="T7">&lt;count&gt;</text:span> aggregated over all entries, regardless of the <text:span text:style-name="T7">&lt;select&gt;</text:span> set.</text:p>
      <text:p text:style-name="P25"><text:span text:style-name="T7">&lt;answerX&gt;</text:span></text:p>
      <text:p text:style-name="Standard">The numbers requested by <text:span text:style-name="T7">&lt;count&gt;,</text:span> counted for a unique combination of <text:span text:style-name="T7">&lt;select&gt;</text:span> values. E.g. if the query has <text:span text:style-name="T7">&lt;select&gt;</text:span>macaddress<text:span text:style-name="T7">&lt;/select&gt;</text:span> and no other <text:span text:style-name="T7">&lt;select&gt;,</text:span> then each <text:span text:style-name="T7">&lt;answerX&gt;</text:span> will correspond to exactly one MAC address. If there is a <text:span text:style-name="T7">&lt;select&gt;</text:span> for both "macaddress" and "key", then there will be one <text:span text:style-name="T7">&lt;answerX&gt;</text:span> for each unique macaddress+key combination.</text:p>
      <text:p text:style-name="P16"/>
      <text:p text:style-name="P52"><text:bookmark text:name="_mehsqejmttjq"/><text:bookmark text:name="5uju4li1h33b"/>Miscellaneous</text:p>
      <text:p text:style-name="P19">The messages in this section do not fit nicely in any of the other categories.</text:p>
      <text:p text:style-name="P60"><text:bookmark text:name="_lysjsrs0l1xj"/>gosa_ping</text:p>
      <text:p text:style-name="P19"><text:span text:style-name="T7">Purpose:</text:span></text:p>
      <text:p text:style-name="P12">GOsa⬌Server. GOsa uses this message to determine if a specific client is on or off. GOsa uses this information e.g. to present the action "Wake up" only for clients that are off.</text:p>
      <text:p text:style-name="P12"/>
      <text:p text:style-name="P19"><text:span text:style-name="T7">Example message:</text:span></text:p>
      <text:p text:style-name="P12"><text:span text:style-name="T2">&lt;xml&gt;</text:span></text:p>
      <text:p text:style-name="P35"><text:span text:style-name="T2">&lt;header&gt;</text:span><text:span text:style-name="T3">gosa_ping</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1c:6f:65:08:b5:4d</text:span><text:span text:style-name="T2">&lt;/target&gt;</text:span></text:p>
      <text:p text:style-name="P12"><text:span text:style-name="T2">&lt;/xml&gt;</text:span></text:p>
      <text:p text:style-name="P19"/>
      <text:p text:style-name="P19"><text:span text:style-name="T7">Example reply if client is ON:</text:span></text:p>
      <text:p text:style-name="P12"><text:span text:style-name="T2">&lt;xml&gt;</text:span></text:p>
      <text:p text:style-name="P35"><text:span text:style-name="T2">&lt;header&gt;</text:span><text:span text:style-name="T3">got_new_ping</text:span><text:span text:style-name="T2">&lt;/header&gt;</text:span></text:p>
      <text:p text:style-name="P35"><text:span text:style-name="T2">&lt;got_new_ping&gt;&lt;/got_new_ping&gt;</text:span></text:p>
      <text:p text:style-name="P35"><text:span text:style-name="T2">&lt;source&gt;</text:span><text:span text:style-name="T3">12.34.56.78:20083</text:span><text:span text:style-name="T2">&lt;/source&gt;</text:span></text:p>
      <text:p text:style-name="P35"><text:span text:style-name="T2">&lt;target&gt;</text:span><text:span text:style-name="T3">1.2.3.4:20081</text:span><text:span text:style-name="T2">&lt;/target&gt;</text:span></text:p>
      <text:p text:style-name="P12"><text:span text:style-name="T2">&lt;/xml&gt;</text:span></text:p>
      <text:p text:style-name="P4"/>
      <text:p text:style-name="P19"><text:span text:style-name="T7">Reply if client is OFF:</text:span></text:p>
      <text:p text:style-name="P12">If the client is off, the si-server closes the connection without reply.</text:p>
      <text:p text:style-name="P19"/>
      <text:p text:style-name="P19"><text:span text:style-name="T7">GOsa notes:</text:span></text:p>
      <text:p text:style-name="P12">GOsa only checks if there is a reply but ignores the contents. This means even an error reply will be interpreted as the client being on.</text:p>
      <text:p text:style-name="P12"/>
      <text:p text:style-name="P4"><text:span text:style-name="T7">go-susi note:</text:span></text:p>
      <text:p text:style-name="P12">go-susi does not actually ping the client and wait for a pong. go-susi only checks if it can connect to the si-client port. This eliminates the need for server-server communication in case the client is registered at a peer and improves GOsa performance compared to the use of gosa-si-server.</text:p>
      <text:p text:style-name="P59"><text:bookmark text:name="_sp869tnshz6d"/><text:soft-page-break/>panic</text:p>
      <text:p text:style-name="P20"><text:span text:style-name="T7">Purpose:</text:span></text:p>
      <text:p text:style-name="P13">Admin➔Server. Causes go-susi to abort with a full stack trace of all running goroutines. This function is go-susi specific and useful only for debugging.</text:p>
      <text:p text:style-name="P20"/>
      <text:p text:style-name="P20"><text:span text:style-name="T7">Example message:</text:span></text:p>
      <text:p text:style-name="P13"><text:span text:style-name="T2">&lt;xml&gt;</text:span></text:p>
      <text:p text:style-name="P36"><text:span text:style-name="T2">&lt;header&gt;</text:span><text:span text:style-name="T3">panic</text:span><text:span text:style-name="T2">&lt;/header&gt;</text:span></text:p>
      <text:p text:style-name="P13"><text:span text:style-name="T2">&lt;/xml&gt;</text:span></text:p>
      <text:p text:style-name="Standard"/>
      <text:p text:style-name="P64"><text:bookmark text:name="_1f6kgewdm74c"/>sistats</text:p>
      <text:p text:style-name="P20"><text:span text:style-name="T7">Purpose:</text:span></text:p>
      <text:p text:style-name="P13">Admin➔Server. Query various statistics about go-susi's operation. This function is go-susi specific. </text:p>
      <text:p text:style-name="P13"/>
      <text:p text:style-name="P20"><text:span text:style-name="T7">Example message:</text:span></text:p>
      <text:p text:style-name="P13"><text:span text:style-name="T2">&lt;xml&gt;</text:span></text:p>
      <text:p text:style-name="P36"><text:span text:style-name="T2">&lt;header&gt;</text:span><text:span text:style-name="T3">sistats</text:span><text:span text:style-name="T2">&lt;/header&gt;</text:span></text:p>
      <text:p text:style-name="P13"><text:span text:style-name="T2">&lt;/xml&gt;</text:span></text:p>
      <text:p text:style-name="P13"/>
      <text:p text:style-name="P20"><text:span text:style-name="T7">Example reply:</text:span></text:p>
      <text:p text:style-name="P13"><text:span text:style-name="T2">&lt;xml&gt;</text:span></text:p>
      <text:p text:style-name="P36"><text:span text:style-name="T2">&lt;header&gt;</text:span><text:span text:style-name="T3">answer</text:span><text:span text:style-name="T2">&lt;/header&gt;</text:span></text:p>
      <text:p text:style-name="P36"><text:span text:style-name="T2">&lt;source&gt;</text:span><text:span text:style-name="T3">10.10.10.8:20081</text:span><text:span text:style-name="T2">&lt;/source&gt;</text:span></text:p>
      <text:p text:style-name="P36"><text:span text:style-name="T2">&lt;target&gt;</text:span><text:span text:style-name="T3">GOSA</text:span><text:span text:style-name="T2">&lt;/target&gt;</text:span></text:p>
      <text:p text:style-name="P36"><text:span text:style-name="T2">&lt;answer1&gt;</text:span></text:p>
      <text:p text:style-name="P41"><text:span text:style-name="T2"><text:s text:c="4"/>&lt;Alloc&gt;</text:span><text:span text:style-name="T3">788080</text:span><text:span text:style-name="T2">&lt;/Alloc&gt;</text:span></text:p>
      <text:p text:style-name="P41"><text:span text:style-name="T2"><text:s text:c="4"/>&lt;Architecture&gt;</text:span><text:span text:style-name="T3">386</text:span><text:span text:style-name="T2">&lt;/Architecture&gt;</text:span></text:p>
      <text:p text:style-name="P41"><text:span text:style-name="T2"><text:s text:c="4"/>&lt;BuckHashSys&gt;</text:span><text:span text:style-name="T3">0</text:span><text:span text:style-name="T2">&lt;/BuckHashSys&gt;</text:span></text:p>
      <text:p text:style-name="P41"><text:span text:style-name="T2"><text:s text:c="4"/>&lt;Compiler&gt;</text:span><text:span text:style-name="T3">gc</text:span><text:span text:style-name="T2">&lt;/Compiler&gt;</text:span></text:p>
      <text:p text:style-name="P41"><text:span text:style-name="T2"><text:s text:c="4"/>&lt;DebugGC&gt;</text:span><text:span text:style-name="T3">false</text:span><text:span text:style-name="T2">&lt;/DebugGC&gt;</text:span></text:p>
      <text:p text:style-name="P41"><text:span text:style-name="T2"><text:s text:c="4"/>&lt;EnableGC&gt;</text:span><text:span text:style-name="T3">true</text:span><text:span text:style-name="T2">&lt;/EnableGC&gt;</text:span></text:p>
      <text:p text:style-name="P41"><text:span text:style-name="T2"><text:s text:c="4"/>&lt;Frees&gt;</text:span><text:span text:style-name="T3">337</text:span><text:span text:style-name="T2">&lt;/Frees&gt;</text:span></text:p>
      <text:p text:style-name="P41"><text:span text:style-name="T2"><text:s text:c="4"/>&lt;Go-Version&gt;</text:span><text:span text:style-name="T3">go1.0.2</text:span><text:span text:style-name="T2">&lt;/Go-Version&gt;</text:span></text:p>
      <text:p text:style-name="P41"><text:span text:style-name="T2"><text:s text:c="4"/>&lt;HeapAlloc&gt;</text:span><text:span text:style-name="T3">788080</text:span><text:span text:style-name="T2">&lt;/HeapAlloc&gt;</text:span></text:p>
      <text:p text:style-name="P41"><text:span text:style-name="T2"><text:s text:c="4"/>&lt;HeapIdle&gt;</text:span><text:span text:style-name="T3">36864</text:span><text:span text:style-name="T2">&lt;/HeapIdle&gt;</text:span></text:p>
      <text:p text:style-name="P41"><text:span text:style-name="T2"><text:s text:c="4"/>&lt;HeapInuse&gt;</text:span><text:span text:style-name="T3">1011712</text:span><text:span text:style-name="T2">&lt;/HeapInuse&gt;</text:span></text:p>
      <text:p text:style-name="P41"><text:span text:style-name="T2"><text:s text:c="4"/>&lt;HeapObjects&gt;</text:span><text:span text:style-name="T3">2440</text:span><text:span text:style-name="T2">&lt;/HeapObjects&gt;</text:span></text:p>
      <text:p text:style-name="P41"><text:span text:style-name="T2"><text:s text:c="4"/>&lt;HeapReleased&gt;</text:span><text:span text:style-name="T3">0</text:span><text:span text:style-name="T2">&lt;/HeapReleased&gt;</text:span></text:p>
      <text:p text:style-name="P41"><text:span text:style-name="T2"><text:s text:c="4"/>&lt;HeapSys&gt;</text:span><text:span text:style-name="T3">1048576</text:span><text:span text:style-name="T2">&lt;/HeapSys&gt;</text:span></text:p>
      <text:p text:style-name="P41"><text:span text:style-name="T2"><text:s text:c="4"/>&lt;LastGC&gt;</text:span><text:span text:style-name="T3">1352903012604979000</text:span><text:span text:style-name="T2">&lt;/LastGC&gt;</text:span></text:p>
      <text:p text:style-name="P41"><text:soft-page-break/><text:span text:style-name="T2"><text:s text:c="4"/>&lt;Lookups&gt;</text:span><text:span text:style-name="T3">167</text:span><text:span text:style-name="T2">&lt;/Lookups&gt;</text:span></text:p>
      <text:p text:style-name="P41"><text:span text:style-name="T2"><text:s text:c="4"/>&lt;MCacheInuse&gt;</text:span><text:span text:style-name="T3">10656</text:span><text:span text:style-name="T2">&lt;/MCacheInuse&gt;</text:span></text:p>
      <text:p text:style-name="P41"><text:span text:style-name="T2"><text:s text:c="4"/>&lt;MCacheSys&gt;</text:span><text:span text:style-name="T3">131072</text:span><text:span text:style-name="T2">&lt;/MCacheSys&gt;</text:span></text:p>
      <text:p text:style-name="P41"><text:span text:style-name="T2"><text:s text:c="4"/>&lt;MSpanInuse&gt;</text:span><text:span text:style-name="T3">5044</text:span><text:span text:style-name="T2">&lt;/MSpanInuse&gt;</text:span></text:p>
      <text:p text:style-name="P41"><text:span text:style-name="T2"><text:s text:c="4"/>&lt;MSpanSys&gt;</text:span><text:span text:style-name="T3">131072</text:span><text:span text:style-name="T2">&lt;/MSpanSys&gt;</text:span></text:p>
      <text:p text:style-name="P41"><text:span text:style-name="T2"><text:s text:c="4"/>&lt;Mallocs&gt;</text:span><text:span text:style-name="T3">2777</text:span><text:span text:style-name="T2">&lt;/Mallocs&gt;</text:span></text:p>
      <text:p text:style-name="P41"><text:span text:style-name="T2"><text:s text:c="4"/>&lt;NextGC&gt;</text:span><text:span text:style-name="T3">967232</text:span><text:span text:style-name="T2">&lt;/NextGC&gt;</text:span></text:p>
      <text:p text:style-name="P41"><text:span text:style-name="T2"><text:s text:c="4"/>&lt;NumCPU&gt;</text:span><text:span text:style-name="T3">2</text:span><text:span text:style-name="T2">&lt;/NumCPU&gt;</text:span></text:p>
      <text:p text:style-name="P41"><text:span text:style-name="T2"><text:s text:c="4"/>&lt;NumGC&gt;</text:span><text:span text:style-name="T3">2</text:span><text:span text:style-name="T2">&lt;/NumGC&gt;</text:span></text:p>
      <text:p text:style-name="P41"><text:span text:style-name="T2"><text:s text:c="4"/>&lt;NumGoroutine&gt;</text:span><text:span text:style-name="T3">12</text:span><text:span text:style-name="T2">&lt;/NumGoroutine&gt;</text:span></text:p>
      <text:p text:style-name="P41"><text:span text:style-name="T2"><text:s text:c="4"/>&lt;OS&gt;</text:span><text:span text:style-name="T3">linux</text:span><text:span text:style-name="T2">&lt;/OS&gt;</text:span></text:p>
      <text:p text:style-name="P41"><text:span text:style-name="T2"><text:s text:c="4"/>&lt;PauseTotalNs&gt;</text:span><text:span text:style-name="T3">1071000</text:span><text:span text:style-name="T2">&lt;/PauseTotalNs&gt;</text:span></text:p>
      <text:p text:style-name="P41"><text:span text:style-name="T2"><text:s text:c="4"/>&lt;Revision&gt;</text:span><text:span text:style-name="T3">48f6d79cc053</text:span><text:span text:style-name="T2">&lt;/Revision&gt;</text:span></text:p>
      <text:p text:style-name="P41"><text:span text:style-name="T2"><text:s text:c="4"/>&lt;StackInuse&gt;</text:span><text:span text:style-name="T3">49152</text:span><text:span text:style-name="T2">&lt;/StackInuse&gt;</text:span></text:p>
      <text:p text:style-name="P41"><text:span text:style-name="T2"><text:s text:c="4"/>&lt;StackSys&gt;</text:span><text:span text:style-name="T3">655360</text:span><text:span text:style-name="T2">&lt;/StackSys&gt;</text:span></text:p>
      <text:p text:style-name="P41"><text:span text:style-name="T2"><text:s text:c="4"/>&lt;Sys&gt;</text:span><text:span text:style-name="T3">3145728</text:span><text:span text:style-name="T2">&lt;/Sys&gt;</text:span></text:p>
      <text:p text:style-name="P41"><text:span text:style-name="T2"><text:s text:c="4"/>&lt;TotalAlloc&gt;</text:span><text:span text:style-name="T3">833976</text:span><text:span text:style-name="T2">&lt;/TotalAlloc&gt;</text:span></text:p>
      <text:p text:style-name="P41"><text:span text:style-name="T2"><text:s text:c="4"/>&lt;Version&gt;</text:span><text:span text:style-name="T3">1.0.0</text:span><text:span text:style-name="T2">&lt;/Version&gt;</text:span></text:p>
      <text:p text:style-name="P41"><text:span text:style-name="T2"><text:s text:c="4"/>&lt;mallinfo_arena&gt;</text:span><text:span text:style-name="T3">1048576</text:span><text:span text:style-name="T2">&lt;/mallinfo_arena&gt;</text:span></text:p>
      <text:p text:style-name="P41"><text:span text:style-name="T2"><text:s text:c="4"/>&lt;mallinfo_fordblks&gt;</text:span><text:span text:style-name="T3">1033272</text:span><text:span text:style-name="T2">&lt;/mallinfo_fordblks&gt;</text:span></text:p>
      <text:p text:style-name="P41"><text:span text:style-name="T2"><text:s text:c="4"/>&lt;mallinfo_hblkhd&gt;</text:span><text:span text:style-name="T3">0</text:span><text:span text:style-name="T2">&lt;/mallinfo_hblkhd&gt;</text:span></text:p>
      <text:p text:style-name="P41"><text:span text:style-name="T2"><text:s text:c="4"/>&lt;mallinfo_hblks&gt;</text:span><text:span text:style-name="T3">0</text:span><text:span text:style-name="T2">&lt;/mallinfo_hblks&gt;</text:span></text:p>
      <text:p text:style-name="P41"><text:span text:style-name="T2"><text:s text:c="4"/>&lt;mallinfo_keepcost&gt;</text:span><text:span text:style-name="T3">1029872</text:span><text:span text:style-name="T2">&lt;/mallinfo_keepcost&gt;</text:span></text:p>
      <text:p text:style-name="P41"><text:span text:style-name="T2"><text:s text:c="4"/>&lt;mallinfo_ordblks&gt;</text:span><text:span text:style-name="T3">16</text:span><text:span text:style-name="T2">&lt;/mallinfo_ordblks&gt;</text:span></text:p>
      <text:p text:style-name="P41"><text:span text:style-name="T2"><text:s text:c="4"/>&lt;mallinfo_uordblks&gt;</text:span><text:span text:style-name="T3">15304</text:span><text:span text:style-name="T2">&lt;/mallinfo_uordblks&gt;</text:span></text:p>
      <text:p text:style-name="P36"><text:span text:style-name="T2">&lt;/answer1&gt;</text:span></text:p>
      <text:p text:style-name="P13"><text:span text:style-name="T2">&lt;/xml&gt;</text:span></text:p>
      <text:p text:style-name="P13"/>
      <text:p text:style-name="P20"><text:span text:style-name="T7">The reply elements have the following meaning:</text:span></text:p>
      <text:p text:style-name="P13">The reply elements are subject to change. They are purely for testing and debugging. Most of them are either self-explanatory or correspond directly to values from the Go runtime (<text:a xlink:type="simple" xlink:href="http://golang.org/pkg/runtime/" text:style-name="Internet_20_link" text:visited-style-name="Visited_20_Internet_20_Link"><text:span text:style-name="T1">http://golang.org/pkg/runtime/</text:span></text:a>).</text:p>
      <text:p text:style-name="P20"><text:soft-page-break/><text:span text:style-name="T7">&lt;Version&gt;</text:span></text:p>
      <text:p text:style-name="P13">The go-susi version.</text:p>
      <text:p text:style-name="P20"><text:span text:style-name="T7">&lt;SusiPeersUp&gt;</text:span>/<text:span text:style-name="T7">&lt;SusiPeersDown&gt;</text:span></text:p>
      <text:p text:style-name="P13">Number of working (Up) and non-working (Down) peers known to support the go-susi protocol.</text:p>
      <text:p text:style-name="P20"><text:span text:style-name="T7">&lt;NonSusiPeersUp&gt;</text:span>/<text:span text:style-name="T7">&lt;NonSusiPeersDown&gt;</text:span></text:p>
      <text:p text:style-name="P13">Number of working (Up) and non-working (Down) peers that do not use the go-susi protocol.</text:p>
      <text:p text:style-name="P20"><text:span text:style-name="T7">&lt;KnownClients&gt;</text:span></text:p>
      <text:p text:style-name="P13">Number of clients the server is aware of, including those registered at peers.</text:p>
      <text:p text:style-name="P20"><text:span text:style-name="T7">&lt;MyClientsUp&gt;</text:span></text:p>
      <text:p text:style-name="P13">Number of clients registered at this server and currently reachable.</text:p>
      <text:p text:style-name="P20"><text:span text:style-name="T7">&lt;MyClientsDown&gt;</text:span></text:p>
      <text:p text:style-name="P13">Number of clients registered at this server and currently unreachable (probably off).</text:p>
      <text:p text:style-name="P20"><text:span text:style-name="T7">&lt;TotalRegistrations&gt;</text:span></text:p>
      <text:p text:style-name="P13">Total number of <text:span text:style-name="T3">here_i_am</text:span> messages received.</text:p>
      <text:p text:style-name="P20"><text:span text:style-name="T7">&lt;MissedRegistrations&gt;</text:span></text:p>
      <text:p text:style-name="P13">Number of <text:span text:style-name="T3">here_i_am</text:span> messages to which go-susi did not manage to reply in less than 8s.</text:p>
      <text:p text:style-name="P20"><text:span text:style-name="T7">&lt;AvgRequestTime&gt;</text:span></text:p>
      <text:p text:style-name="P13">Time in nanoseconds go-susi took to process requests averaged over the last 100. The time for reading the request from the network and writing the reply is not included.</text:p>
      <text:p text:style-name="P20"><text:span text:style-name="T7">&lt;mallinfo_arena&gt;</text:span></text:p>
      <text:p text:style-name="P13">The number of non-mmap'ed bytes currently reserved by malloc-based memory management. This includes memory that has already been free()d but not returned to the OS, yet.</text:p>
      <text:p text:style-name="P13"><text:span text:style-name="T7">Note: </text:span>malloc-based memory is not managed by the Go runtime and will not be garbage collected.</text:p>
      <text:p text:style-name="P20"><text:span text:style-name="T7">&lt;mallinfo_fordblks&gt;</text:span></text:p>
      <text:p text:style-name="P13">The number of bytes within <text:span text:style-name="T7">&lt;mallinfo_arena&gt;</text:span> that have been free()d. These bytes have not been returned to the OS (i.e. they're reported as in-use in the output of top and ps) even though they are not actually used by the program. The memory management keeps these bytes reserved either because of memory fragmentation or to improve performance.</text:p>
      <text:p text:style-name="P13"><text:span text:style-name="T7">Note:</text:span> If <text:span text:style-name="T7">&lt;mallinfo_arena&gt;</text:span> and <text:span text:style-name="T7">&lt;mallinfo_fordblks&gt; </text:span>keep growing together over the lifetime of the program <text:s/>this means that the program has problems with memory fragmentation. It's unlikely you'll ever see this.</text:p>
      <text:p text:style-name="P13">If the difference <text:span text:style-name="T7">&lt;mallinfo_arena&gt;</text:span> <text:span text:style-name="T7">- &lt;mallinfo_fordblks&gt;</text:span> keeps growing over the lifetime of the program this means that the program has a memory leak. Report this as a bug.</text:p>
      <text:p text:style-name="P20"><text:span text:style-name="T7">&lt;mallinfo_hblkhd&gt;</text:span></text:p>
      <text:p text:style-name="P13">Number of bytes allocated by malloc-based memory management using mmap(). This kind of memory, unlike <text:span text:style-name="T7">&lt;mallinfo_arena&gt;</text:span> is always returned to the OS immediately when free()d, so all of these bytes are actually in use by the program.</text:p>
      <text:p text:style-name="P13"><text:span text:style-name="T7">Note: </text:span>If this number keeps growing over the lifetime of the program this means that the program has a memory leak. Report this as a bug.</text:p>
      <text:p text:style-name="P20"><text:span text:style-name="T7">&lt;mallinfo_keepcost&gt;</text:span></text:p>
      <text:p text:style-name="P13">Number of bytes in <text:span text:style-name="T7">&lt;mallinfo_arena&gt;</text:span> that could be returned to the OS but are kept to make future allocations faster.</text:p>
      <text:p text:style-name="P13"><text:soft-page-break/><text:span text:style-name="T7">Note:</text:span> This number should always be close to <text:span text:style-name="T7">&lt;mallinfo_fordblks&gt;</text:span>. If there's a large difference between the two it means there's an issue with memory fragmentation.</text:p>
      <text:p text:style-name="P20"><text:span text:style-name="T7">&lt;mallinfo_hblks&gt;</text:span></text:p>
      <text:p text:style-name="P13">The number of mmap'ed blocks that hold the memory reported as <text:span text:style-name="T7">&lt;mallinfo_hblkhd&gt;</text:span>.</text:p>
      <text:p text:style-name="P13"><text:span text:style-name="T7">Note: </text:span>This number should be fairly constant and small over the lifetime of the program. If it keeps growing this means the program has a memory leak. Report this as a bug.</text:p>
      <text:p text:style-name="Standard"/>
      <text:p text:style-name="P23"/>
      <text:p text:style-name="P59"><text:bookmark text:name="_4syp8tvmprfx"/>gosa_trigger_reload_ldap_config</text:p>
      <text:p text:style-name="P20"><text:span text:style-name="T7">Purpose:</text:span></text:p>
      <text:p text:style-name="P13">GOsa➔Server. Causes the server to send a <text:span text:style-name="T3">new_ldap_config</text:span> message with up-to-date data. GOsa sends this after operations on the client's LDAP object that have potentially changed the relevant attributes.</text:p>
      <text:p text:style-name="P13"/>
      <text:p text:style-name="P20"><text:span text:style-name="T7">Example message:</text:span></text:p>
      <text:p text:style-name="P13"><text:span text:style-name="T2">&lt;xml&gt;</text:span></text:p>
      <text:p text:style-name="P36"><text:span text:style-name="T2">&lt;header&gt;</text:span><text:span text:style-name="T3">gosa_trigger_reload_ldap_config</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P13"><text:span text:style-name="T2">&lt;/xml&gt;</text:span></text:p>
      <text:p text:style-name="P62"><text:bookmark text:name="_9n1vwe81fzyi"/>gosa_recreate_fai_release_db</text:p>
      <text:p text:style-name="P25"><text:span text:style-name="T7">Purpose:</text:span></text:p>
      <text:p text:style-name="P15">GOsa➔Server. GOsa sends this message whenever a FAI class has been added, modified or removed.</text:p>
      <text:p text:style-name="P15"/>
      <text:p text:style-name="P25"><text:span text:style-name="T7">Example message:</text:span></text:p>
      <text:p text:style-name="P15"><text:span text:style-name="T2">&lt;xml&gt;</text:span></text:p>
      <text:p text:style-name="P37"><text:span text:style-name="T2">&lt;header&gt;</text:span><text:span text:style-name="T3">gosa_recreate_fai_release_db</text:span><text:span text:style-name="T2">&lt;/header&gt;<text:line-break/>&lt;source&gt;</text:span><text:span text:style-name="T3">GOSA</text:span><text:span text:style-name="T2">&lt;/source&gt;<text:line-break/>&lt;target&gt;</text:span><text:span text:style-name="T3">GOSA</text:span><text:span text:style-name="T2">&lt;/target&gt;<text:line-break/>&lt;macaddress&gt;</text:span><text:span text:style-name="T3">GOSA</text:span><text:span text:style-name="T2">&lt;/macaddress&gt;</text:span></text:p>
      <text:p text:style-name="P37"><text:span text:style-name="T2">&lt;periodic&gt;</text:span><text:span text:style-name="T3">none</text:span><text:span text:style-name="T2">&lt;/periodic&gt;</text:span></text:p>
      <text:p text:style-name="P15"><text:span text:style-name="T2">&lt;/xml&gt;</text:span></text:p>
      <text:p text:style-name="P9"/>
      <text:p text:style-name="P9"><text:span text:style-name="T7">go-susi note:</text:span></text:p>
      <text:p text:style-name="P15">Because gosa-si-server does not forward this message to peer servers, it is not a good idea to rely on it. Therefore go-susi does not use this message and instead uses a cache with a very short lifetime.</text:p>
      <text:p text:style-name="P15">If this message is ever implemented in go-susi, go-susi will probably forward it to peers (depending on whether <text:span text:style-name="T7">&lt;source&gt;</text:span> is GOSA or a peer, to avoid forwarding an already forwarded message).</text:p>
      <text:p text:style-name="Standard"/>
      <text:p text:style-name="P8"/>
      <text:p text:style-name="P52"><text:bookmark text:name="_fn2pc4k1bcbp"/><text:bookmark text:name="ys29afdlp9ml"/>Deprecated</text:p>
      <text:p text:style-name="P19">The messages in this section are concerned with user presence tracking and delivering messages to individual users. Like the homegrown encryption protocol this message delivery service is badly designed and go-susi does not support it. The <text:span text:style-name="T3">[general]/send-user-msg</text:span> hook can be used to interface go-susi with an external messaging service such as Jabber or email.</text:p>
      <text:p text:style-name="P59"><text:bookmark text:name="_itw5nv66zjdc"/>CLMSG_CURRENTLY_LOGGED_IN</text:p>
      <text:p text:style-name="P20"><text:span text:style-name="T7">Purpose:</text:span></text:p>
      <text:p text:style-name="P13">Client➔Server. After the client has registered at the server it will send this message to tell the server the login names of all users currently logged in (including ssh logins). This corresponds to the users listed by the <text:span text:style-name="T3">who</text:span> command.</text:p>
      <text:p text:style-name="P13">Updates to the list of logged in users are transmitted via <text:span text:style-name="T3">CLMSG_LOGOUT</text:span> and <text:span text:style-name="T3">CLMSG_LOGIN</text:span> messages.</text:p>
      <text:p text:style-name="P13">When the server receives this message, it sends an <text:span text:style-name="T3">information_sharing</text:span> message with <text:span text:style-name="T7">&lt;user_db&gt;</text:span> elements to all peers.</text:p>
      <text:p text:style-name="P13"/>
      <text:p text:style-name="P20"><text:span text:style-name="T7">Example message:</text:span></text:p>
      <text:p text:style-name="P13"><text:span text:style-name="T2">&lt;xml&gt;</text:span></text:p>
      <text:p text:style-name="P36"><text:span text:style-name="T2">&lt;header&gt;</text:span><text:span text:style-name="T3">CLMSG_CURRENTLY_LOGGED_IN</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CURRENTLY_LOGGED_IN&gt;</text:span></text:p>
      <text:p text:style-name="P36"><text:span text:style-name="T3"><text:s text:c="3"/>felix.wolga serkan.soeldirim serkan.soeldirim</text:span></text:p>
      <text:p text:style-name="P36"><text:span text:style-name="T2">&lt;/CLMSG_CURRENTLY_LOGGED_IN&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20"/>
      <text:p text:style-name="P20"><text:span text:style-name="T7">The message elements have the following meaning:</text:span></text:p>
      <text:p text:style-name="P20"><text:span text:style-name="T2">&lt;CLMSG_CURRENTLY_LOGGED_IN&gt;</text:span></text:p>
      <text:p text:style-name="P13">a space-separated list of login names, including users with graphical as well as ssh sessions. The list may contain duplicate entries if a user has multiple simultaneous sessions.</text:p>
      <text:p text:style-name="P20"><text:span text:style-name="T2">&lt;timestamp&gt;</text:span></text:p>
      <text:p text:style-name="P13">The <text:span text:style-name="T7">UTC</text:span> time at which the message is being sent.</text:p>
      <text:p text:style-name="P20"><text:span text:style-name="T2">&lt;macaddress&gt;</text:span> MAC address of the sending client.</text:p>
      <text:p text:style-name="P20"/>
      <text:p text:style-name="P20"><text:span text:style-name="T7">go-susi note:</text:span></text:p>
      <text:p text:style-name="P13">go-susi currently does not send <text:span text:style-name="T3">information_sharing</text:span> messages.</text:p>
      <text:p text:style-name="P20"><text:soft-page-break/></text:p>
      <text:p text:style-name="Standard"/>
      <text:p text:style-name="P23"/>
      <text:p text:style-name="P59"><text:bookmark text:name="_p7etfjet6df2"/>CLMSG_LOGIN</text:p>
      <text:p text:style-name="P20"><text:span text:style-name="T7">Purpose:</text:span></text:p>
      <text:p text:style-name="P13">Client➔Server. When a user opens a new session the client sends this message to the server.</text:p>
      <text:p text:style-name="P13">When the server receives this message, it sends an <text:span text:style-name="T3">information_sharing</text:span> message with <text:span text:style-name="T7">&lt;new_user&gt;</text:span> elements to all peers.</text:p>
      <text:p text:style-name="P13"/>
      <text:p text:style-name="P20"><text:span text:style-name="T7">Example message:</text:span></text:p>
      <text:p text:style-name="P13"><text:span text:style-name="T2">&lt;xml&gt;</text:span></text:p>
      <text:p text:style-name="P36"><text:span text:style-name="T2">&lt;header&gt;</text:span><text:span text:style-name="T3">CLMSG_LOGIN</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LOGIN&gt;</text:span><text:span text:style-name="T3">felix.wolga</text:span><text:span text:style-name="T2">&lt;/CLMSG_LOGIN&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20"/>
      <text:p text:style-name="P20"><text:span text:style-name="T7">The message elements have the following meaning:</text:span></text:p>
      <text:p text:style-name="P20"><text:span text:style-name="T2">&lt;CLMSG_LOGIN&gt;</text:span></text:p>
      <text:p text:style-name="P13">Login name of the user who has just opened a new session.</text:p>
      <text:p text:style-name="P20"><text:span text:style-name="T2">&lt;timestamp&gt;, &lt;macaddress&gt;</text:span> see<text:span text:style-name="T3"> CLMSG_CURRENTLY_LOGGED_IN.</text:span></text:p>
      <text:p text:style-name="P20"/>
      <text:p text:style-name="P20"><text:span text:style-name="T7">gosa-si-client note:</text:span></text:p>
      <text:p text:style-name="P13">gosa-si-client does not seem to notice new ssh sessions, even though existing ssh sessions are included in the list from <text:span text:style-name="T3">CLMSG_CURRENTLY_LOGGED_IN.</text:span></text:p>
      <text:p text:style-name="P20"/>
      <text:p text:style-name="P20"><text:span text:style-name="T7">go-susi note:</text:span></text:p>
      <text:p text:style-name="P13">go-susi currently does not send <text:span text:style-name="T3">information_sharing</text:span> messages.</text:p>
      <text:p text:style-name="Standard"/>
      <text:p text:style-name="P23"/>
      <text:p text:style-name="P59"><text:bookmark text:name="_o8zsmxn55w4"/>CLMSG_LOGOUT</text:p>
      <text:p text:style-name="P20"><text:span text:style-name="T7">Purpose:</text:span></text:p>
      <text:p text:style-name="P13">Client➔Server. When a user terminates a login session the client sends this message to the server.</text:p>
      <text:p text:style-name="P13">When the server receives this message, it does <text:span text:style-name="T5">not</text:span> send an <text:span text:style-name="T3">information_sharing</text:span> message to its peers.</text:p>
      <text:p text:style-name="P13"/>
      <text:p text:style-name="P20"><text:span text:style-name="T7">Example message:</text:span></text:p>
      <text:p text:style-name="P13"><text:span text:style-name="T2">&lt;xml&gt;</text:span></text:p>
      <text:p text:style-name="P36"><text:span text:style-name="T2">&lt;header&gt;</text:span><text:span text:style-name="T3">CLMSG_LOGOUT</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LOGOUT&gt;</text:span><text:span text:style-name="T3">felix.wolga</text:span><text:span text:style-name="T2">&lt;/CLMSG_LOGOUT&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20"/>
      <text:p text:style-name="P20"><text:span text:style-name="T7">The message elements have the following meaning:</text:span></text:p>
      <text:p text:style-name="P20"><text:span text:style-name="T2">&lt;CLMSG_LOGOUT&gt;</text:span></text:p>
      <text:p text:style-name="P13">Login name of the user who has just closed a session. Note that the same user may still have other sessions open.</text:p>
      <text:p text:style-name="P20"><text:span text:style-name="T2">&lt;timestamp&gt;, &lt;macaddress&gt;</text:span> see <text:span text:style-name="T3">CLMSG_CURRENTLY_LOGGED_IN.</text:span></text:p>
      <text:p text:style-name="P20"/>
      <text:p text:style-name="P20"><text:span text:style-name="T7">gosa-si-client note:</text:span></text:p>
      <text:p text:style-name="Standard">gosa-si-client does not seem to notice when ssh sessions are terminated, even though existing ssh sessions are included in the list from <text:span text:style-name="T3">CLMSG_CURRENTLY_LOGGED_IN.</text:span></text:p>
      <text:p text:style-name="P18"/>
      <text:p text:style-name="P59"><text:bookmark text:name="_1nxkurs4dznc"/>information_sharing</text:p>
      <text:p text:style-name="P20"><text:span text:style-name="T7">Purpose:</text:span></text:p>
      <text:p text:style-name="P13">Server➔Server. Informs the receiving server about users currently logged in at clients registered at the sending server. Whenever a client sends a <text:span text:style-name="T3">CLMSG_LOGIN</text:span> message to its server, that server sends <text:span text:style-name="T3">information_sharing</text:span> messages to its peers with <text:span text:style-name="T7">&lt;new_user&gt;</text:span> information.</text:p>
      <text:p text:style-name="P13">Whenever a client sends a <text:span text:style-name="T3">CLMSG_CURRENTLY_LOGGED_IN</text:span> message to its server, that server sends <text:span text:style-name="T3">information_sharing</text:span> messages to its peers with <text:span text:style-name="T7">&lt;user_db&gt;</text:span> information.</text:p>
      <text:p text:style-name="P13">When the client sends <text:span text:style-name="T3">CLMSG_LOGOUT</text:span> to its server, gosa-si-server does not seem to forward that information to its peers.</text:p>
      <text:p text:style-name="P20"/>
      <text:p text:style-name="P20"><text:span text:style-name="T7">Example messages:</text:span></text:p>
      <text:p text:style-name="P13"><text:span text:style-name="T2">&lt;xml&gt;</text:span></text:p>
      <text:p text:style-name="P36"><text:span text:style-name="T2">&lt;header&gt;</text:span><text:span text:style-name="T3">information_sharing</text:span><text:span text:style-name="T2">&lt;/header&gt;</text:span></text:p>
      <text:p text:style-name="P36"><text:span text:style-name="T2">&lt;source&gt;</text:span><text:span text:style-name="T3">172.16.2.143:20081</text:span><text:span text:style-name="T2">&lt;/source&gt;<text:line-break/>&lt;target&gt;</text:span><text:span text:style-name="T3">172.16.2.60:20081</text:span><text:span text:style-name="T2">&lt;/target&gt;</text:span></text:p>
      <text:p text:style-name="P36"><text:span text:style-name="T2">&lt;user_db&gt;</text:span><text:span text:style-name="T3">172.16.2.88:20083;sharak.khun</text:span><text:span text:style-name="T2">&lt;/user_db&gt;</text:span></text:p>
      <text:p text:style-name="P36"><text:span text:style-name="T2">&lt;user_db&gt;</text:span><text:span text:style-name="T3">172.16.2.66:20083;thomas.fischmaul</text:span><text:span text:style-name="T2">&lt;/user_db&gt;</text:span></text:p>
      <text:p text:style-name="P36"><text:span text:style-name="T2">&lt;user_db&gt;</text:span><text:span text:style-name="T3">172.16.2.148:20083;thomas.fischmaul</text:span><text:span text:style-name="T2">&lt;/user_db&gt;</text:span></text:p>
      <text:p text:style-name="P36"><text:span text:style-name="T2">&lt;information_sharing&gt;&lt;/information_sharing&gt;</text:span></text:p>
      <text:p text:style-name="P13"><text:span text:style-name="T2">&lt;/xml&gt;</text:span></text:p>
      <text:p text:style-name="P20"/>
      <text:p text:style-name="P13"><text:span text:style-name="T2">&lt;xml&gt;</text:span></text:p>
      <text:p text:style-name="P36"><text:span text:style-name="T2">&lt;header&gt;</text:span><text:span text:style-name="T3">information_sharing</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60:20081</text:span><text:span text:style-name="T2">&lt;/target&gt;</text:span></text:p>
      <text:p text:style-name="P36"><text:span text:style-name="T2">&lt;new_user&gt;</text:span><text:span text:style-name="T3">172.16.2.148:20083;karl.klammer</text:span><text:span text:style-name="T2">&lt;/new_user&gt;</text:span></text:p>
      <text:p text:style-name="P36"><text:span text:style-name="T2">&lt;information_sharing&gt;&lt;/information_sharing&gt;</text:span></text:p>
      <text:p text:style-name="P13"><text:span text:style-name="T2">&lt;/xml&gt;</text:span></text:p>
      <text:p text:style-name="P20"/>
      <text:p text:style-name="P13"/>
      <text:p text:style-name="P20"><text:span text:style-name="T7">The message elements have the following meaning:</text:span></text:p>
      <text:p text:style-name="P20"><text:span text:style-name="T7">&lt;user_db&gt;</text:span></text:p>
      <text:p text:style-name="P13">When a <text:span text:style-name="T7">&lt;user_db&gt;</text:span> element is present it means that the <text:span text:style-name="T3">information_sharing</text:span> message lists <text:span text:style-name="T5">all</text:span> users currently logged in at clients registered at the <text:span text:style-name="T7">&lt;source&gt;</text:span> server. Each such user is listed in its own <text:span text:style-name="T7">&lt;user_db&gt;</text:span> element. The receiving server should discard all old user information from the <text:span text:style-name="T7">&lt;source&gt;</text:span> server and replace it with the new information.</text:p>
      <text:p text:style-name="P20"><text:span text:style-name="T7">&lt;new_user&gt;</text:span></text:p>
      <text:p text:style-name="P13"><text:soft-page-break/>The <text:span text:style-name="T7">&lt;new_user&gt;</text:span> element is like <text:span text:style-name="T7">&lt;user_db&gt;</text:span> with the difference that the <text:span text:style-name="T3">information_sharing</text:span> message does not list all users. This means that the receiving server should add the new user information to the old information from <text:span text:style-name="T7">&lt;source&gt;</text:span> rather than discard all old information as it would do in the case of <text:span text:style-name="T7">&lt;user_db&gt;</text:span>.</text:p>
      <text:p text:style-name="P20"/>
      <text:p text:style-name="P20"><text:span text:style-name="T7">go-susi notes:</text:span></text:p>
      <text:p text:style-name="Standard">Currently go-susi understands but does not send these messages.</text:p>
      <text:p text:style-name="P18"/>
      <text:p text:style-name="P60"><text:bookmark text:name="_le5ca3ebk6m4"/>usr_msg</text:p>
      <text:p text:style-name="P19"><text:span text:style-name="T7">Purpose:</text:span></text:p>
      <text:p text:style-name="P12">Server➔Client. Tell a client to present a popup message to the user.</text:p>
      <text:p text:style-name="P12"/>
      <text:p text:style-name="P19"><text:span text:style-name="T7">Example message:</text:span></text:p>
      <text:p text:style-name="P12"><text:span text:style-name="T2">&lt;xml&gt;</text:span></text:p>
      <text:p text:style-name="P35"><text:span text:style-name="T2">&lt;header&gt;</text:span><text:span text:style-name="T3">usr_msg</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172.16.2.146:20083</text:span><text:span text:style-name="T2">&lt;/target&gt;</text:span></text:p>
      <text:p text:style-name="P35"><text:span text:style-name="T2">&lt;message&gt;</text:span><text:span text:style-name="T3">TmFjaHJpY2h0</text:span><text:span text:style-name="T2">&lt;/message&gt;</text:span></text:p>
      <text:p text:style-name="P35"><text:span text:style-name="T2">&lt;subject&gt;</text:span><text:span text:style-name="T3">QmV0cmVmZg==</text:span><text:span text:style-name="T2">&lt;/subject&gt;</text:span></text:p>
      <text:p text:style-name="P35"><text:span text:style-name="T2">&lt;usr&gt;</text:span><text:span text:style-name="T3">userid</text:span><text:span text:style-name="T2">&lt;/usr&gt;</text:span></text:p>
      <text:p text:style-name="P35"><text:span text:style-name="T2">&lt;usr_msg&gt;&lt;/usr_msg&gt;</text:span></text:p>
      <text:p text:style-name="P12"><text:span text:style-name="T2">&lt;/xml&gt;</text:span></text:p>
      <text:p text:style-name="P19"/>
      <text:p text:style-name="P19"><text:span text:style-name="T7">go-susi note:</text:span></text:p>
      <text:p text:style-name="P12">go-susi renames all <text:span text:style-name="T7">&lt;usr&gt;</text:span> elements to <text:span text:style-name="T7">&lt;user&gt;</text:span>, then calls <text:span text:style-name="T3">user-msg-hook.</text:span> See <text:span text:style-name="T3">job_send_user_msg</text:span> for more information.</text:p>
      <text:p text:style-name="P60"><text:bookmark text:name="_tjnsr0p4y1zm"/>confirm_usr_msg</text:p>
      <text:p text:style-name="P20"><text:span text:style-name="T7">Purpose:</text:span></text:p>
      <text:p text:style-name="P13">Client➔Server. Tells the server that a message sent to the client via <text:span text:style-name="T3">usr_msg</text:span> has been presented to the user.</text:p>
      <text:p text:style-name="P13"/>
      <text:p text:style-name="P20"><text:span text:style-name="T7">Example message:</text:span></text:p>
      <text:p text:style-name="P13"><text:span text:style-name="T2">&lt;xml&gt;</text:span></text:p>
      <text:p text:style-name="P36"><text:span text:style-name="T2">&lt;header&gt;</text:span><text:span text:style-name="T3">confirm_usr_msg</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143:20081</text:span><text:span text:style-name="T2">&lt;/target&gt;</text:span></text:p>
      <text:p text:style-name="P36"><text:span text:style-name="T2">&lt;message&gt;</text:span><text:span text:style-name="T3">TmFjaHJpY2h0</text:span><text:span text:style-name="T2">&lt;/message&gt;</text:span></text:p>
      <text:p text:style-name="P36"><text:span text:style-name="T2">&lt;subject&gt;</text:span><text:span text:style-name="T3">QmV0cmVmZg==</text:span><text:span text:style-name="T2">&lt;/subject&gt;</text:span></text:p>
      <text:p text:style-name="P36"><text:span text:style-name="T2">&lt;usr&gt;</text:span><text:span text:style-name="T3">userid</text:span><text:span text:style-name="T2">&lt;/usr&gt;</text:span></text:p>
      <text:p text:style-name="P36"><text:soft-page-break/><text:span text:style-name="T2">&lt;confirm_usr_msg&gt;&lt;/confirm_usr_msg&gt;</text:span></text:p>
      <text:p text:style-name="P13"><text:span text:style-name="T2">&lt;/xml&gt;</text:span></text:p>
      <text:p text:style-name="P13"/>
      <text:p text:style-name="P20"><text:span text:style-name="T7">go-susi note:</text:span></text:p>
      <text:p text:style-name="Standard">go-susi does not support this message.</text:p>
      <text:p text:style-name="P18"/>
      <text:p text:style-name="P49"><text:bookmark text:name="_7g7l42ni6zqg"/><text:bookmark text:name="qm42onlc5h25"/>Appendix</text:p>
      <text:p text:style-name="P51"><text:bookmark text:name="_bumhouula4zt"/><text:bookmark text:name="ejujf2q7dp37"/>sibridge</text:p>
      <text:p text:style-name="P19">Remote control for an si-server.</text:p>
      <text:p text:style-name="P59"><text:bookmark text:name="_gieyvwnkib9d"/>SYNOPSIS</text:p>
      <text:p text:style-name="P19"><text:span text:style-name="T3">sibridge [args] [targetserver][:targetport]</text:span></text:p>
      <text:p text:style-name="P59"><text:bookmark text:name="_uveotml3h6xt"/>DESCRIPTION</text:p>
      <text:p text:style-name="P19">Remote control for an si-server at <text:span text:style-name="T3">targetserver:targetport.</text:span></text:p>
      <text:p text:style-name="P59"><text:bookmark text:name="_n3hj3y4xe5mb"/>OPTIONS</text:p>
      <text:p text:style-name="P19"><text:span text:style-name="T2">--help</text:span></text:p>
      <text:p text:style-name="P12">print usage and exit.</text:p>
      <text:p text:style-name="P19"><text:span text:style-name="T2">--version</text:span></text:p>
      <text:p text:style-name="P12">print version and exit.</text:p>
      <text:p text:style-name="P19"><text:span text:style-name="T2">-c &lt;file&gt;</text:span></text:p>
      <text:p text:style-name="P12">read configuration from &lt;file&gt; instead of the default location (which is <text:span text:style-name="T3">/etc/gosa/gosa.conf</text:span>). The format of the configuration file is the same as for GOsa² (<text:span text:style-name="T5">not</text:span> go-susi!) but only the <text:span text:style-name="T3">&lt;location&gt;</text:span> sections matter. There has to be a <text:span text:style-name="T3">&lt;location&gt;</text:span> section for <text:span text:style-name="T3">targetserver.</text:span></text:p>
      <text:p text:style-name="P4"><text:span text:style-name="T2">-l &lt;port&gt;</text:span></text:p>
      <text:p text:style-name="P12">listen for socket connections on &lt;port&gt;. Always uses TLS without STARTTLS (unlike go-susi). TLS client authentication is required. GOsa extensions with appropriate access control bits need to be present in the client certificate.</text:p>
      <text:p text:style-name="P12">If the <text:span text:style-name="T3">caCertificate</text:span> attribute of <text:span text:style-name="T3">&lt;location&gt;</text:span> in the config file lists multiple paths, client certificates may be signed by any of these CAs.</text:p>
      <text:p text:style-name="P4"><text:span text:style-name="T2">-e &lt;string&gt;</text:span></text:p>
      <text:p text:style-name="P12">execute commands from &lt;string&gt;.</text:p>
      <text:p text:style-name="P19"><text:span text:style-name="T2">-f &lt;file&gt;</text:span></text:p>
      <text:p text:style-name="P15">execute commands from &lt;file&gt;. If &lt;file&gt; is not an ordinary file, it will be processed concurrently with other special files and data from other -e and -f arguments. This permits using FIFOs and other special files for input.</text:p>
      <text:p text:style-name="P25"><text:span text:style-name="T2">-i</text:span></text:p>
      <text:p text:style-name="P15">Read from stdin even if -l, -e or -f is used. Normally these switches suppress interactive mode.</text:p>
      <text:p text:style-name="P19"><text:span text:style-name="T2">-v</text:span></text:p>
      <text:p text:style-name="P12">log INFO level log messages (by default only ERRORs are logged). INFO level messages may aid the administrator in debugging problems.</text:p>
      <text:p text:style-name="P19"><text:span text:style-name="T2">-vv</text:span></text:p>
      <text:p text:style-name="P12">log INFO and DEBUG level log messages. DEBUG level messages are useful only for developers and may produce so much data that it affects performance. They also contain cleartext passwords.</text:p>
      <text:p text:style-name="P61"><text:bookmark text:name="_6rx898z6itc8"/>TLS CERTIFICATES</text:p>
      <text:p text:style-name="P25">In order to connect to an sibridge put into listening mode with the <text:span text:style-name="T3">-l</text:span> switch a client must present a certificate. GOsa extensions are required and most access controls apply to sibridge in an obvious way. E.g. the bit GosaAccessControl.GosaAccessJobs.install controls whether sibridge will accept commands that create new install jobs. Note that the effective permissions a user connecting to sibridge are the intersection of the permissions granted by the client certificate and the certificate sibridge uses to connect to go-susi, which is always the certificate configured in sibridge's configuration file, regardless of what certificate is used to connect to sibridge.</text:p>
      <text:p text:style-name="P25"><text:soft-page-break/>The following list contains aspects in which sibridge's handling of access controls differs from go-susi's or is non-obvious:</text:p>
      <text:list xml:id="list8404012403107064831" text:style-name="WWNum2">
        <text:list-item>
          <text:p text:style-name="P28">sibridge ignores GosaAccessLDAPIncoming. Adding an empty GosaAccessLDAPIncoming list in combination with not setting the GosaAccessMisc.peer bit is an easy way to make sure that a certificate can not be used to connect to go-susi directly.</text:p>
        </text:list-item>
        <text:list-item>
          <text:p text:style-name="P28">sibridge <text:span text:style-name="T5">does</text:span> check GosaConnectionLimits.communicateWith. It applies to the machine and port sibridge is listening at, not the go-susi target. In other words you can use communicateWith to specify which sibridge instances a certificate can be used to talk to.</text:p>
        </text:list-item>
        <text:list-item>
          <text:p text:style-name="P28">In order to use the <text:span text:style-name="T3">raw</text:span> command, the client needs the GosaAccessMisc.debug permission.</text:p>
        </text:list-item>
        <text:list-item>
          <text:p text:style-name="P28">Commands <text:span text:style-name="T3">kill, foo-&gt;, .description, .gocomment, .release, .classes</text:span> and <text:span text:style-name="T3">.deb/.repo</text:span> require the GosaAccessLDAPUpdate.dh permission. Commands <text:span text:style-name="T3">kill</text:span> and <text:span text:style-name="T3">foo-&gt;</text:span> additionally require GosaAccessLDAPDetectedHardware.dn.</text:p>
        </text:list-item>
      </text:list>
      <text:p text:style-name="Standard">The commands <text:span text:style-name="T3">examine</text:span> and <text:span text:style-name="T3">xx</text:span> require GosaAccessQuery.queryAll. </text:p>
      <text:list xml:id="list30406687243163" text:continue-numbering="true" text:style-name="WWNum2">
        <text:list-item>
          <text:p text:style-name="P29"/>
        </text:list-item>
      </text:list>
      <text:p text:style-name="P54"><text:bookmark text:name="_p43j0wkucxlz"/><text:bookmark text:name="jjgoi9ch9ywz"/>generate_package_list</text:p>
      <text:p text:style-name="P25">Debian repository scanner to serve as <text:span text:style-name="T3">package-list-hook.</text:span></text:p>
      <text:p text:style-name="P62"><text:bookmark text:name="_7kplqidsegca"/>SYNOPSIS</text:p>
      <text:p text:style-name="P25"><text:span text:style-name="T3">export PackageListCacheDir=...</text:span></text:p>
      <text:p text:style-name="P25"><text:span text:style-name="T3">export PackageListDebconf=...</text:span></text:p>
      <text:p text:style-name="P25"><text:span text:style-name="T3">export PackageListFAIrepository=...</text:span></text:p>
      <text:p text:style-name="P25"><text:span text:style-name="T3">export Verbose=...</text:span></text:p>
      <text:p text:style-name="P25"><text:span text:style-name="T3">/usr/lib/go-susi/generate_package_list</text:span></text:p>
      <text:p text:style-name="P62"><text:bookmark text:name="_4p55nppm0mq2"/>DESCRIPTION</text:p>
      <text:p text:style-name="P25">generate_package_list scans a list of Debian repositories, extracts package information and prints it to stdout in LDIF format as required for use as package-list-hook. For details about this format, see the section about package-list-hook in the documentation on go-susi's configuration options.</text:p>
      <text:p text:style-name="P61"><text:bookmark text:name="_80bfn3ok2vz7"/>WARNING</text:p>
      <text:p text:style-name="P25">If requested (see ENVIRONMENT section below) generate_package_list will scan <text:span text:style-name="T5">all</text:span> Debian packages in the target repositories for debconf-templates. This requires that <text:span text:style-name="T5">all</text:span> packages be transferred at least partially and will cause significant network traffic. It will also take a lot of time. Because generate_package_list has an internal timeout of 1h after which it will stop scanning, it may be necessary to call it multiple times to complete the scan. Packages that were scanned in a previous run will not be rescanned. Their data will be used from the cache instead.</text:p>
      <text:p text:style-name="P62"><text:bookmark text:name="_pw7zmxe7trmy"/>ENVIRONMENT</text:p>
      <text:p text:style-name="P25">The parameters to control generate_package_list are passed via environment variables. Remember that the names of environment variables are case-sensitive!</text:p>
      <text:p text:style-name="P25"/>
      <text:p text:style-name="P25"><text:span text:style-name="T2">PackageListCacheDir</text:span></text:p>
      <text:p text:style-name="P15">Path of a directory where generate_package_list should store its cache file.</text:p>
      <text:p text:style-name="P25"><text:span text:style-name="T2">PackageListDebconf</text:span></text:p>
      <text:p text:style-name="P15">Controls which .deb packages will be (partially) downloaded for extracting debconf-templates. The following values are possible:</text:p>
      <text:p text:style-name="P15"><text:span text:style-name="T3">cache:</text:span> Do not scan any packages for templates. Templates information already in the cache will be used.</text:p>
      <text:p text:style-name="P15"><text:span text:style-name="T3">depends:</text:span> Only packages that have a Depends or Pre-Depends line that includes the word "debconf" will be scanned.</text:p>
      <text:p text:style-name="P15"><text:span text:style-name="T5">everything else:</text:span> Scan all packages whose debconf-templates (or lack thereof) are not yet registered in the cache. See WARNING section above.</text:p>
      <text:p text:style-name="P25"><text:span text:style-name="T2">PackageListFAIrepository</text:span></text:p>
      <text:p text:style-name="P15">A space-separated list of strings in the same format as the FAIrepository LDAP attribute. All of the corresponding repositories will be scanned.</text:p>
      <text:p text:style-name="P25"><text:span text:style-name="T2">Verbose</text:span></text:p>
      <text:p text:style-name="Standard">If set to 1, 2, 3 or 4 generate_package_list will output informative messages to stderr. Higher numbers produce more output.</text:p>
      <text:p text:style-name="P16"/>
      <text:p text:style-name="P58"><text:bookmark text:name="_3chfrh90z9ft"/><text:bookmark text:name="fgzi8uchaq8v"/>initrd_autopack</text:p>
      <text:p text:style-name="P25">A godsend for people developing/debugging initrd.img</text:p>
      <text:p text:style-name="P62"><text:bookmark text:name="_b4p9n1w3grfh"/>SYNOPSIS</text:p>
      <text:p text:style-name="P25"><text:span text:style-name="T3">/usr/lib/go-susi/initrd_autopack &lt;tftp_dir&gt; &lt;extract_dir&gt;</text:span></text:p>
      <text:p text:style-name="P62"><text:bookmark text:name="_9u6o9qfwa26i"/>DESCRIPTION</text:p>
      <text:p text:style-name="P26">/usr/lib/go-susi/initrd_autopack is a TFTP hook that allows you to maintain your initrd.img as an extracted directory tree. When the file is requested, initrd_autopack will automatically compress it. The compressed file will be kept so that recompression happens only when there have been changes in the extracted directory tree.</text:p>
      <text:p text:style-name="P62"><text:bookmark text:name="_dqyfzc39cpkr"/>OPTIONS</text:p>
      <text:p text:style-name="P25"><text:span text:style-name="T2">tftp_dir</text:span></text:p>
      <text:p text:style-name="P15">A TFTP request for /initrd.img addresses the path <text:span text:style-name="T7">tftp_dir</text:span>/initrd.img. If this file exists and is up-to-date with respect to the corresponding extracted directory tree, it will be served directly. If this file does not exist or the extracted directory tree has been changed since the last recompression, the extracted directory tree will be compressed and stored at this location and then served.</text:p>
      <text:p text:style-name="P25"><text:span text:style-name="T2">extract_dir</text:span></text:p>
      <text:p text:style-name="P15">A TFTP request for /initrd.img corresponds to an extracted directory <text:span text:style-name="T7">extract_dir</text:span>/initrd.img. If this directory does not exist, but the corresponding <text:span text:style-name="T7">tftp_dir</text:span>/initrd.img does, then <text:span text:style-name="T7">tftp_dir</text:span>/initrd.img will be extracted. This means that to start working on the insides of an initrd.img, you can just throw it into <text:span text:style-name="T7">tftp_dir</text:span>/ and boot it once. Afterwards you will find an extracted directory corresponding to the initrd.img that you can make your modifications to.</text:p>
      <text:p text:style-name="Standard"/>
      <text:p text:style-name="P16"/>
      <text:p text:style-name="P53"><text:bookmark text:name="_fiklmh4wvmzp"/><text:bookmark text:name="55eiknlqs8ut"/>TLS Certificates</text:p>
      <text:p text:style-name="P25">Details on X.509 certificates for establishing TLS connections with go-susi</text:p>
      <text:p text:style-name="P61"><text:bookmark text:name="_o7klfc2r3utv"/>DESCRIPTION</text:p>
      <text:p text:style-name="P25">go-susi requires that all parties connecting via TLS present a valid certificate signed by a trusted CA (i.e. it requires TLS client authentication). In addition to the basic validity and trust checks, go-susi evaluates several certificate extensions, if present in the connecting party's certificate, to determine what messages go-susi will accept from that party and what actions go-susi will take in reaction to these messages.</text:p>
      <text:p text:style-name="P61"><text:bookmark text:name="_7y1jg8wwidfm"/>subjectAltName</text:p>
      <text:p text:style-name="P25">The certificate must contain the subjectAltName extension and the connecting party's IP address has to match one of the entries in subjectAltName. The following types of subjectAltName entries are supported:</text:p>
      <text:p text:style-name="P25"/>
      <text:p text:style-name="P25"><text:span text:style-name="T2">iPAddress</text:span></text:p>
      <text:p text:style-name="P15">If the address in the certificate ends in one or more 0-bytes (e.g. 1.2.3.0 or 1.2.0.0), it is interpreted as a wildcard address that will match all IP addresses from the corresponding /24, /16 or /8 subnet. The address 0.0.0.0 means that <text:span text:style-name="T5">every</text:span> IP address will be accepted. The address 127.0.0.1 may be used to match parties connecting from the same machine that go-susi is running on.</text:p>
      <text:p text:style-name="P25"><text:span text:style-name="T2">dNSName</text:span></text:p>
      <text:p text:style-name="P15">If the dNSName can be resolved to an IP, this IP must match the connecting party's IP. If it can not be resolved, the connecting party's IP will be converted to a name by reverse DNS and that name must match the certificate's dNSName. In this case the dNSName may start with a "*" which <text:s/>is interpreted as a wildcard. E.g. dNSName "*.example.com" matches name "foo.bar.example.com".</text:p>
      <text:p text:style-name="P25"><text:span text:style-name="T2">registeredID</text:span></text:p>
      <text:p text:style-name="P15">The following predefined OBJECT IDENTIFIERs are supported:</text:p>
      <text:p text:style-name="P15"><text:s text:c="2"/><text:line-break/>DEFINITIONS IMPLICIT TAGS ::=<text:line-break/>BEGIN<text:line-break/>id-msb OBJECT IDENTIFIER ::= { 1 3 6 1 4 1 45753 }<text:line-break/>id-msb-gosa OBJECT IDENTIFIER ::= { id-msb 1 }<text:line-break/> <text:s/><text:line-break/><text:span text:style-name="T7">gosa-gn-my-server</text:span> OBJECT IDENTIFIER ::= { id-msb-gosa 1 }</text:p>
      <text:p text:style-name="P15"><text:s text:c="2"/>-- corresponds to the IP address of the server to which the</text:p>
      <text:p text:style-name="P15"><text:s text:c="2"/>-- receiving go-susi has sent its most recent <text:span text:style-name="T3">here_i_am</text:span> message.</text:p>
      <text:p text:style-name="P15"><text:s text:c="2"/>-- Note: go-susi updates this IP address before sending the</text:p>
      <text:p text:style-name="P15"><text:s text:c="2"/>-- <text:span text:style-name="T3">here_i_am</text:span> to make sure that it will accept a reply from a</text:p>
      <text:p text:style-name="P15"><text:s text:c="2"/>-- server that only has a gosa-gn-my-server certificate.<text:line-break/> <text:s/><text:line-break/><text:span text:style-name="T7">gosa-gn-config-file</text:span> OBJECT IDENTIFIER ::= { id-msb-gosa 2 }</text:p>
      <text:p text:style-name="P15"><text:s text:c="2"/>-- corresponds to the set of all servers explicitly listed in the</text:p>
      <text:p text:style-name="P15"><text:s text:c="2"/>-- <text:span text:style-name="T3">[server]/ip</text:span> and <text:span text:style-name="T3">[ServerPackages]/address</text:span> configuration</text:p>
      <text:p text:style-name="P15"><text:s text:c="2"/>-- settings. All these entries will be treated as if they were dNSName</text:p>
      <text:p text:style-name="P15"><text:s text:c="2"/>-- or iPAddress entries in the certificate (depending on whether they</text:p>
      <text:p text:style-name="P15"><text:s text:c="2"/>-- are names or numeric addresses).</text:p>
      <text:p text:style-name="P15"><text:s text:c="2"/><text:line-break/><text:span text:style-name="T7">gosa-gn-srv-record</text:span> OBJECT IDENTIFIER ::= { id-msb-gosa 3 }</text:p>
      <text:p text:style-name="P15"><text:s text:c="2"/>-- corresponds to the set of all servers listed in DNS SRV records for</text:p>
      <text:p text:style-name="P15"><text:s text:c="2"/>-- the service "gosa-si" with protocol "tcp". All these records will be</text:p>
      <text:p text:style-name="P15"><text:s text:c="2"/>-- treated as if they were dNSName entries in the certificate.</text:p>
      <text:p text:style-name="P15"><text:s text:c="2"/>-- If <text:span text:style-name="T3">[server]/dns-lookup</text:span> or <text:span text:style-name="T3">[ServerPackages]/dns-lookup</text:span> is set</text:p>
      <text:p text:style-name="P15"><text:soft-page-break/><text:s text:c="2"/>-- to "false" in the configuration file, gosa-gn-srv-record has no effect.<text:line-break/> <text:s/><text:line-break/><text:span text:style-name="T7">gosa-gn-my-peer</text:span> OBJECT IDENTIFIER ::= { id-msb-gosa 4 }</text:p>
      <text:p text:style-name="P15"><text:s text:c="2"/>-- corresponds to the set of all servers with whom the receiving go-susi</text:p>
      <text:p text:style-name="P15"><text:s text:c="2"/>-- has established server-server-communication.</text:p>
      <text:p text:style-name="P15"><text:s text:c="2"/>-- Note: A server whose certificate is bound to gosa-gn-my-peer can</text:p>
      <text:p text:style-name="P15"><text:s text:c="2"/>-- not establish server-server-communication on its own initiative.</text:p>
      <text:p text:style-name="P15"><text:s text:c="2"/>-- However, once a server with a more powerful certificate has</text:p>
      <text:p text:style-name="P15"><text:s text:c="2"/>-- contacted it with <text:span text:style-name="T3">new_server</text:span> it may respond and this will lead</text:p>
      <text:p text:style-name="P15"><text:s text:c="2"/>-- to a peer relationship.<text:line-break/><text:line-break/>END<text:line-break/></text:p>
      <text:p text:style-name="P61"><text:bookmark text:name="_8cv517swdkbd"/>Connection and data transfer limits</text:p>
      <text:p text:style-name="P25">The following certificate extension may be used to impose or relax limits on the party presenting this certificate. Except for the communicateWith field which has some general usefulness, the fields in this extension are rarely useful. The default limits are appropriate for most cases. You should not include this extension in a certificate without a good reason to do so.</text:p>
      <text:p text:style-name="P15"><text:line-break/>DEFINITIONS IMPLICIT TAGS ::=<text:line-break/>BEGIN<text:line-break/> <text:s/><text:line-break/>gosa-ce-connectionLimits OBJECT IDENTIFIER ::= { id-msb-gosa 5 }<text:line-break/> <text:s/><text:line-break/>GosaConnectionLimits ::= SEQUENCE {<text:line-break/> <text:s/><text:line-break/> <text:s/><text:span text:style-name="T7">totalTime</text:span> [0] INTEGER OPTIONAL,</text:p>
      <text:p text:style-name="P15"><text:s text:c="2"/>-- Number of milliseconds after which the connection will be terminated</text:p>
      <text:p text:style-name="P15"><text:s text:c="2"/>-- regardless of the amount of data transferred. In particular this will</text:p>
      <text:p text:style-name="P15"><text:s text:c="2"/>-- terminate transfers that take too long due to actual or simulated</text:p>
      <text:p text:style-name="P15"><text:s text:c="2"/>-- transmission errors.</text:p>
      <text:p text:style-name="P15"><text:s text:c="2"/>-- A number &lt;= 0 means no time limit.</text:p>
      <text:p text:style-name="P15"><text:s text:c="2"/>-- Note: A non-0 setting in a certificate used for</text:p>
      <text:p text:style-name="P15"><text:s text:c="2"/>-- server-server-communication may cause job database inconsistencies</text:p>
      <text:p text:style-name="P15"><text:s text:c="2"/>-- between the respective servers.</text:p>
      <text:p text:style-name="P15"><text:s text:c="2"/>-- Do not use it in certificates used for server-server-communication.<text:line-break/> <text:s/><text:line-break/> <text:s/><text:span text:style-name="T7">totalBytes</text:span> [1] INTEGER OPTIONAL,</text:p>
      <text:p text:style-name="P15"><text:s text:c="2"/>-- Maximum number of bytes allowed over a single connection.</text:p>
      <text:p text:style-name="P15"><text:s text:c="2"/>-- Both bytes read and written count towards this limit.</text:p>
      <text:p text:style-name="P15"><text:s text:c="2"/>-- (The same connection may be used for multiple messages.)</text:p>
      <text:p text:style-name="P15"><text:s text:c="2"/>-- A number &lt;= 0 means no limit.</text:p>
      <text:p text:style-name="P15"><text:s text:c="2"/>-- Note: A non-0 setting in a certificate used for</text:p>
      <text:p text:style-name="P15"><text:s text:c="2"/>-- server-server-communication may cause job database inconsistencies</text:p>
      <text:p text:style-name="P15"><text:s text:c="2"/>-- between the respective servers.</text:p>
      <text:p text:style-name="P15"><text:s text:c="2"/>-- Do not use it in certificates used for server-server-communication.<text:line-break/> <text:s/><text:line-break/> <text:s/><text:span text:style-name="T7">messageBytes</text:span> [2] INTEGER OPTIONAL,</text:p>
      <text:p text:style-name="P15"><text:s text:c="2"/>-- Maximum number of bytes allowed for a single message.</text:p>
      <text:p text:style-name="P15"><text:s text:c="2"/>-- Reply bytes do not count against this limit.</text:p>
      <text:p text:style-name="P15"><text:soft-page-break/><text:s text:c="2"/>-- (The same connection may be used for multiple messages.)</text:p>
      <text:p text:style-name="P15"><text:s text:c="2"/>-- A number &lt;= 0 means no limit.<text:line-break/> <text:s/><text:line-break/> <text:s/><text:span text:style-name="T7">connPerHour</text:span> [3] INTEGER OPTIONAL,</text:p>
      <text:p text:style-name="P15"><text:s text:c="2"/>-- Maximum number of connection attempts per hour from the same IP</text:p>
      <text:p text:style-name="P15"><text:s text:c="2"/>-- address. If the number is exceeded the connection will be rejected.</text:p>
      <text:p text:style-name="P15"><text:s text:c="2"/>-- Repeated connection attempts after the limit has been exceeded</text:p>
      <text:p text:style-name="P15"><text:s text:c="2"/>-- may prolong the lockout indefinitely.</text:p>
      <text:p text:style-name="P15"><text:s text:c="2"/>-- Tracking of connections per time per IP is approximate only.</text:p>
      <text:p text:style-name="P15"><text:s text:c="2"/>-- It is guaranteed that if a cool IP connects and then makes</text:p>
      <text:p text:style-name="P15"><text:s text:c="2"/>-- connPerHour further connections before 1h has elapsed since</text:p>
      <text:p text:style-name="P15"><text:s text:c="2"/>-- the first connection, this will trigger lockout. It is also guaranteed</text:p>
      <text:p text:style-name="P15"><text:s text:c="2"/>-- that making no connections for 1h will completely cool down an IP.</text:p>
      <text:p text:style-name="P15"><text:s text:c="2"/>-- The limit cannot be evaded by opening parallel connections.</text:p>
      <text:p text:style-name="P15"><text:s text:c="2"/>-- A number &lt;= 0 means no limit.</text:p>
      <text:p text:style-name="P15"><text:s text:c="2"/>-- Note: This counts successful and unsuccessful connection attempts.</text:p>
      <text:p text:style-name="P15"><text:s text:c="2"/>-- Once established a connection may be held open indefinitely without</text:p>
      <text:p text:style-name="P15"><text:s text:c="2"/>-- incurring any further strikes against this limit.</text:p>
      <text:p text:style-name="P15"><text:s text:c="2"/>-- Note 2: To make rejection of IPs that have exceeded their limits</text:p>
      <text:p text:style-name="P15"><text:s text:c="2"/>-- as fast as possible, limits are stored in a DB after TLS handshake</text:p>
      <text:p text:style-name="P15"><text:s text:c="2"/>-- but consulted before the TLS handshake. Connections from the</text:p>
      <text:p text:style-name="P15"><text:s text:c="2"/>-- same IP with differing certificate limits will cause issues such as</text:p>
      <text:p text:style-name="P15"><text:s text:c="2"/>-- locking out legitimate clients and permitting illegitimate clients to</text:p>
      <text:p text:style-name="P15"><text:s text:c="2"/>-- exceed their limits.<text:line-break/> <text:s/><text:line-break/> <text:s/><text:span text:style-name="T7">connParallel</text:span> [4] INTEGER OPTIONAL,</text:p>
      <text:p text:style-name="P15"><text:s text:c="2"/>-- Maximum number of parallel connections from the same IP address.</text:p>
      <text:p text:style-name="P15"><text:s text:c="2"/>-- A number &lt;= 0 means no limit.</text:p>
      <text:p text:style-name="P15"><text:s text:c="2"/>-- Note: To make rejection of IPs that have exceeded their limits</text:p>
      <text:p text:style-name="P15"><text:s text:c="2"/>-- as fast as possible, limits are stored in a DB after TLS handshake</text:p>
      <text:p text:style-name="P15"><text:s text:c="2"/>-- but consulted before the TLS handshake. Connections from the</text:p>
      <text:p text:style-name="P15"><text:s text:c="2"/>-- same IP with differing certificate limits will cause issues such as</text:p>
      <text:p text:style-name="P15"><text:s text:c="2"/>-- locking out legitimate clients and permitting illegitimate clients to</text:p>
      <text:p text:style-name="P15"><text:s text:c="2"/>-- exceed their limits.<text:line-break/> <text:s/><text:line-break/> <text:s/><text:span text:style-name="T7">maxLogFiles</text:span> [5] INTEGER OPTIONAL,</text:p>
      <text:p text:style-name="P15"><text:soft-page-break/><text:s text:c="2"/>-- Maximum number of files allowed in a CLMSG_SAVE_FAI_LOG message.</text:p>
      <text:p text:style-name="P15"><text:s text:c="2"/>-- A number &lt;= 0 means no limit.<text:line-break/> <text:s/><text:line-break/> <text:s/><text:span text:style-name="T7">maxAnswers</text:span> [6] INTEGER OPTIONAL,</text:p>
      <text:p text:style-name="P15"><text:s text:c="2"/>-- Maximum number of &lt;answerX&gt; elements that will be returned in a query</text:p>
      <text:p text:style-name="P15"><text:s text:c="2"/>-- reply. This is particularly relevant to prevent DOS by requesting all</text:p>
      <text:p text:style-name="P15"><text:s text:c="2"/>-- packages from the package database.</text:p>
      <text:p text:style-name="P15"><text:s text:c="2"/>-- A number &lt;= 0 means no limit.</text:p>
      <text:p text:style-name="P15"><text:s text:c="2"/>-- Note: A non-0 setting in a certificate used for</text:p>
      <text:p text:style-name="P15"><text:s text:c="2"/>-- server-server-communication may cause job database inconsistencies</text:p>
      <text:p text:style-name="P15"><text:s text:c="2"/>-- between the respective servers.</text:p>
      <text:p text:style-name="P15"><text:s text:c="2"/>-- Do not use it in certificates used for server-server-communication.<text:line-break/> <text:s text:c="3"/></text:p>
      <text:p text:style-name="P15"><text:s text:c="2"/><text:span text:style-name="T7">communicateWith</text:span> [7] SEQUENCE OF UTF8String OPTIONAL</text:p>
      <text:p text:style-name="P15"><text:s text:c="2"/>-- List of DNS names and/or IP addresses with or without port number.</text:p>
      <text:p text:style-name="P15"><text:s text:c="2"/>-- DNS names may start with a "*" as wildcard character</text:p>
      <text:p text:style-name="P15"><text:s text:c="2"/>-- (e.g. "*.example.com:20081").</text:p>
      <text:p text:style-name="P15"><text:s text:c="2"/>-- A connection is only permitted with another system if that system's</text:p>
      <text:p text:style-name="P15"><text:s text:c="2"/>-- IP/Name/Port matches one of the entries in this list. </text:p>
      <text:p text:style-name="P15"><text:s text:c="2"/>-- When system A and system B verify each</text:p>
      <text:p text:style-name="P15"><text:s text:c="2"/>-- other's certificates at the beginning of a connection, system A will</text:p>
      <text:p text:style-name="P15"><text:s text:c="2"/>-- terminate theconnection immediately if system B's certificate contains</text:p>
      <text:p text:style-name="P15"><text:s text:c="2"/>-- a communicateWiththat does not match system A. It does not matter</text:p>
      <text:p text:style-name="P15"><text:s text:c="2"/>-- which system initiated the connection.</text:p>
      <text:p text:style-name="P15"><text:s text:c="2"/>-- An empty list prevents all incoming and outgoing connections.<text:line-break/>}<text:line-break/> <text:s text:c="3"/><text:line-break/>END<text:line-break/></text:p>
      <text:p text:style-name="P61"><text:bookmark text:name="_e4laqldzi9zn"/></text:p>
      <text:p text:style-name="Standard"/>
      <text:p text:style-name="P65"><text:bookmark text:name="_vsdw5poaw05o"/></text:p>
      <text:p text:style-name="P61"><text:bookmark text:name="_exo83ys82p8g"/>Access control by feature</text:p>
      <text:p text:style-name="P9">By default go-susi will refuse to answer queries or take any kind of action that has some persistent effect. The following certificate extension may be used to selectively permit queries and actions in reaction to messages from the owner of a certificate with this extension. This extension is optional for client certificates if you can live without automatic creation of LDAP objects for new systems and without automatic updating of cn/ipHostNumber in reaction to DNS changes. For server certificates however (including the one used by GOsa) this extension is required to allow essential functions.<text:line-break/></text:p>
      <text:p text:style-name="P15"><text:line-break/>DEFINITIONS IMPLICIT TAGS ::=<text:line-break/>BEGIN<text:line-break/> <text:s/><text:line-break/>gosa-ce-accessControl OBJECT IDENTIFIER ::= { id-msb-gosa 6 }<text:line-break/> <text:s/><text:line-break/>GosaAccessControl ::= SEQUENCE {<text:line-break/> <text:s/>misc <text:s/>[0] GosaAccessMisc <text:s/>OPTIONAL,<text:line-break/> <text:s/>query [1] GosaAccessQuery OPTIONAL,<text:line-break/> <text:s/>jobs <text:s/>[2] GosaAccessJobs <text:s/>OPTIONAL,<text:line-break/> <text:s/>incoming <text:s text:c="2"/>[3] GosaAccessLDAPIncoming OPTIONAL,<text:line-break/> <text:s/>ldapUpdate [4] GosaAccessLDAPUpdate <text:s text:c="2"/>OPTIONAL,<text:line-break/> <text:s/>detectedHw [5] GosaAccessLDAPDetectedHardware OPTIONAL<text:line-break/>}<text:line-break/> <text:s/><text:line-break/>GosaAccessMisc ::= BIT STRING {</text:p>
      <text:p text:style-name="P15"><text:s text:c="2"/><text:line-break/> <text:s/><text:span text:style-name="T7">debug</text:span>(0),</text:p>
      <text:p text:style-name="P15"><text:s text:c="2"/>-- This flag permits access to functions that are only meant for</text:p>
      <text:p text:style-name="P15"><text:s text:c="2"/>-- debugging. These functions pose a security risk. This flag</text:p>
      <text:p text:style-name="P15"><text:s text:c="2"/>-- should not be set in a certificate used for production systems.<text:line-break/> <text:s text:c="3"/><text:line-break/> <text:s/><text:span text:style-name="T7">wake</text:span>(1),</text:p>
      <text:p text:style-name="P15"><text:s text:c="2"/>-- This flag enables the server-to-server function trigger_wake.<text:line-break/> <text:s text:c="3"/><text:line-break/> <text:s/><text:span text:style-name="T7">peer</text:span>(2)</text:p>
      <text:p text:style-name="P15"><text:s text:c="2"/>-- This flag enables the messages new_server,</text:p>
      <text:p text:style-name="P15"><text:s text:c="2"/>-- confirm_new_server and foreign_job_updates, that are the backbone</text:p>
      <text:p text:style-name="P15"><text:s text:c="2"/>-- of server-to-server communication.</text:p>
      <text:p text:style-name="P15"><text:s text:c="2"/>-- For servers listed in <text:span text:style-name="T3">[ServerPackages]/address</text:span> in the config file</text:p>
      <text:p text:style-name="P15"><text:s text:c="2"/>-- this flag is always assumed to be set, even if they present a</text:p>
      <text:p text:style-name="P15"><text:s text:c="2"/>-- certificate without it. This allows setting up server-to-server</text:p>
      <text:p text:style-name="P15"><text:s text:c="2"/>-- communication via configuration files without issuing certificates with</text:p>
      <text:p text:style-name="P15"><text:s text:c="2"/>-- the peer flag.</text:p>
      <text:p text:style-name="P15"><text:s text:c="2"/>-- NOTE: This exception does NOT extend to servers listed in DNS!<text:line-break/>}<text:line-break/> <text:s/><text:line-break/>GosaAccessQuery ::= BIT STRING {</text:p>
      <text:p text:style-name="P15"><text:s text:c="2"/><text:line-break/> <text:s/><text:span text:style-name="T7">queryAll</text:span>(0),</text:p>
      <text:p text:style-name="P15"><text:s text:c="2"/>-- This flag enables <text:span text:style-name="T5">all</text:span> messages that query information. This includes</text:p>
      <text:p text:style-name="P15"><text:s text:c="2"/>-- database queries such as <text:span text:style-name="T3">gosa_query_jobdb</text:span> and messages like</text:p>
      <text:p text:style-name="P15"><text:s text:c="2"/>-- <text:span text:style-name="T3">sistats</text:span> and <text:span text:style-name="T3">gosa_ping</text:span>.</text:p>
      <text:p text:style-name="P15"><text:s text:c="2"/>-- If this flag is set, other flags of <text:span text:style-name="T3">GosaAccessQuery</text:span> have no effect.</text:p>
      <text:p text:style-name="P15"><text:s text:c="2"/>-- If it is 0, the other flags may be used to enable queries on an</text:p>
      <text:p text:style-name="P15"><text:s text:c="2"/>-- individual basis. <text:s/><text:line-break/> <text:s/><text:line-break/> <text:s/><text:span text:style-name="T7">queryJobs</text:span>(1)</text:p>
      <text:p text:style-name="P15"><text:s text:c="2"/>-- This flag only enables the message gosa_query_jobdb.</text:p>
      <text:p text:style-name="P15"><text:s text:c="2"/>-- This flag is always assumed to be set when the message comes from</text:p>
      <text:p text:style-name="P15"><text:s text:c="2"/>-- a peer server (see <text:span text:style-name="T3">gosa-gn-my-peer</text:span>) because server-to-server</text:p>
      <text:p text:style-name="P15"><text:s text:c="2"/>-- communication uses these queries to synchronize job databases.<text:line-break/>}<text:line-break/> <text:s/><text:line-break/>GosaAccessJobs ::= BIT STRING {<text:line-break/> <text:s/><text:line-break/> <text:s/><text:span text:style-name="T7">jobsAll</text:span>(0),</text:p>
      <text:p text:style-name="P15"><text:s text:c="2"/>-- This flag enables creating, removing and modifying of jobs. If this</text:p>
      <text:p text:style-name="P15"><text:soft-page-break/><text:s text:c="2"/>-- flag is set, the other <text:span text:style-name="T3">GosaAccessJobs</text:span> flags have no effect. If this</text:p>
      <text:p text:style-name="P15"><text:s text:c="2"/>-- flag is 0, the other flags may be used to enable individual job</text:p>
      <text:p text:style-name="P15"><text:s text:c="2"/>-- messages.</text:p>
      <text:p text:style-name="P15"><text:s text:c="2"/>-- NOTE: Even though this flag enables <text:span text:style-name="T3">job_trigger_activate_new</text:span>,</text:p>
      <text:p text:style-name="P15"><text:s text:c="2"/>-- the creation of new system objects in LDAP requires additional rights</text:p>
      <text:p text:style-name="P15"><text:s text:c="2"/>-- from <text:span text:style-name="T3">GosaAccessLDAP*</text:span>.<text:line-break/> <text:s/><text:line-break/> <text:s/><text:span text:style-name="T7">lock</text:span>(1),</text:p>
      <text:p text:style-name="P15"><text:s text:c="2"/>-- This flag enables <text:span text:style-name="T3">job_trigger_action_lock</text:span> and</text:p>
      <text:p text:style-name="P15"><text:s text:c="2"/>-- <text:span text:style-name="T3">gosa_trigger_action_lock.</text:span><text:line-break/> <text:s text:c="4"/><text:line-break/> <text:s/><text:span text:style-name="T7">unlock</text:span>(2),</text:p>
      <text:p text:style-name="P15"><text:s text:c="2"/>-- This flag enables <text:span text:style-name="T3">job_set_activated_for_installation</text:span>, </text:p>
      <text:p text:style-name="P15"><text:s text:c="2"/>-- <text:span text:style-name="T3">gosa_set_activated_for_installation</text:span>, <text:span text:style-name="T3">job_trigger_action_activate</text:span> and</text:p>
      <text:p text:style-name="P15"><text:s text:c="2"/>-- <text:span text:style-name="T3">gosa_trigger_action_activate</text:span>.<text:line-break/> <text:s/><text:line-break/> <text:s/><text:span text:style-name="T7">shutdown</text:span>(3),</text:p>
      <text:p text:style-name="P15"><text:s text:c="2"/>-- This flag enables <text:span text:style-name="T3">job_trigger_action_halt</text:span>,</text:p>
      <text:p text:style-name="P15"><text:s text:c="2"/>-- <text:span text:style-name="T3">job_trigger_action_reboot</text:span>, <text:span text:style-name="T3">gosa_trigger_action_halt</text:span> and</text:p>
      <text:p text:style-name="P15"><text:s text:c="2"/>-- <text:span text:style-name="T3">gosa_trigger_action_reboot</text:span>.<text:line-break/> <text:s text:c="4"/><text:line-break/> <text:s/><text:span text:style-name="T7">wake</text:span>(4), <text:s/></text:p>
      <text:p text:style-name="P15"><text:s text:c="2"/>-- This flag enables <text:span text:style-name="T3">job_trigger_action_wake</text:span> and</text:p>
      <text:p text:style-name="P15"><text:s text:c="2"/>-- <text:span text:style-name="T3">gosa_trigger_action_wake</text:span>.<text:line-break/> <text:s/><text:line-break/> <text:s/><text:span text:style-name="T7">abort</text:span>(5),</text:p>
      <text:p text:style-name="P15"><text:s text:c="2"/>-- This flag enables <text:span text:style-name="T3">job_trigger_action_faireboot</text:span>,</text:p>
      <text:p text:style-name="P15"><text:s text:c="2"/>-- <text:span text:style-name="T3">gosa_trigger_action_faireboot</text:span>, <text:span text:style-name="T3">job_trigger_action_localboot</text:span> and</text:p>
      <text:p text:style-name="P15"><text:s text:c="2"/>-- <text:span text:style-name="T3">gosa_trigger_action_localboot</text:span>. These messages abort running FAI jobs.<text:line-break/> <text:s text:c="4"/><text:line-break/> <text:s/><text:span text:style-name="T7">install</text:span>(6),</text:p>
      <text:p text:style-name="P15"><text:s text:c="2"/>-- This flag enables <text:span text:style-name="T3">job_trigger_action_reinstall</text:span> and</text:p>
      <text:p text:style-name="P15"><text:s text:c="2"/>-- <text:span text:style-name="T3">gosa_trigger_action_reinstall</text:span>.<text:line-break/> <text:s text:c="2"/><text:line-break/> <text:s/><text:span text:style-name="T7">update</text:span>(7),</text:p>
      <text:p text:style-name="P15"><text:s text:c="2"/>-- This flag enables <text:span text:style-name="T3">job_trigger_action_update</text:span> and</text:p>
      <text:p text:style-name="P15"><text:s text:c="2"/>-- <text:span text:style-name="T3">gosa_trigger_action_update</text:span>.<text:line-break/> <text:s text:c="2"/><text:line-break/> <text:s/><text:span text:style-name="T7">modifyJobs</text:span>(8),</text:p>
      <text:p text:style-name="P15"><text:s text:c="2"/>-- This flag enables <text:span text:style-name="T3">gosa_delete_jobdb_entry</text:span> and</text:p>
      <text:p text:style-name="P15"><text:s text:c="2"/>-- <text:span text:style-name="T3">gosa_update_status_jobdb_entry</text:span>.<text:line-break/> <text:s text:c="2"/><text:line-break/> <text:s/><text:span text:style-name="T7">newSys</text:span>(9)</text:p>
      <text:p text:style-name="P15"><text:s text:c="2"/>-- This flag enables <text:span text:style-name="T3">gosa_trigger_activate_new</text:span> and</text:p>
      <text:p text:style-name="P15"><text:s text:c="2"/>-- <text:span text:style-name="T3">job_trigger_activate_new</text:span>.</text:p>
      <text:p text:style-name="P15"><text:span text:style-name="T7"><text:s text:c="2"/></text:span></text:p>
      <text:p text:style-name="P15"><text:span text:style-name="T7"><text:s text:c="2"/>userMsg</text:span>(10)</text:p>
      <text:p text:style-name="P15"><text:s text:c="2"/>-- This flag enables <text:span text:style-name="T3">job_send_user_msg</text:span>.</text:p>
      <text:p text:style-name="P15"><text:soft-page-break/></text:p>
      <text:p text:style-name="P15"><text:span text:style-name="T7"><text:s text:c="2"/>audit</text:span>(11)</text:p>
      <text:p text:style-name="P15"><text:s text:c="2"/>-- This flag enables <text:span text:style-name="T3">job_trigger_action_audit</text:span> and</text:p>
      <text:p text:style-name="P15"><text:s text:c="2"/>-- <text:span text:style-name="T3">gosa_trigger_action_audit</text:span>.<text:line-break/>}<text:line-break/> <text:s/></text:p>
      <text:p text:style-name="P15"><text:s text:c="2"/><text:line-break/><text:span text:style-name="T7">GosaAccessLDAPIncoming</text:span> ::= SEQUENCE OF UTF8String</text:p>
      <text:p text:style-name="P15">-- This is a list of URIs of LDAP servers, each optionally followed by</text:p>
      <text:p text:style-name="P15">-- a DN (e.g. ldaps://ldap.foo.de:389/ou=incoming,o=foo,c=de).</text:p>
      <text:p text:style-name="P15">-- The server component of the URI may start with "*" as</text:p>
      <text:p text:style-name="P15">-- a wildcard and the DN may either start or end with a "*". Both</text:p>
      <text:p text:style-name="P15">-- parts are permitted to be just "*" (e.g. ldap://*/*).</text:p>
      <text:p text:style-name="P15">-- When a client sends its <text:span text:style-name="T3">here_i_am</text:span> to a server and the client's</text:p>
      <text:p text:style-name="P15">-- certificate contains a <text:span text:style-name="T3">GosaAccessLDAPIncoming</text:span> list, the</text:p>
      <text:p text:style-name="P15">-- registration will be denied if none of the LDAP servers in the</text:p>
      <text:p text:style-name="P15">-- list matches the one used by the contacted server.</text:p>
      <text:p text:style-name="P15">-- If present, an entry's optional DN has to match the contacted</text:p>
      <text:p text:style-name="P15">-- server's <text:span text:style-name="T3">[server]/new-systems-base</text:span> configuration option</text:p>
      <text:p text:style-name="P15">-- and registration will succeed even if there is no LDAP object for</text:p>
      <text:p text:style-name="P15">-- the client yet.</text:p>
      <text:p text:style-name="P15">-- If the optional DN is missing from the list entry, then registration</text:p>
      <text:p text:style-name="P15">-- will succeed only if LDAP already contains an object for</text:p>
      <text:p text:style-name="P15">-- the client.</text:p>
      <text:p text:style-name="P15">-- An empty <text:span text:style-name="T3">GosaAccessLDAPIncoming</text:span> list prevents registration</text:p>
      <text:p text:style-name="P15">-- with any server.</text:p>
      <text:p text:style-name="P15">-- If the <text:span text:style-name="T3">GosaAccessLDAPIncoming</text:span> list is not present at all in the</text:p>
      <text:p text:style-name="P15">-- certificate, this is equivalent to a list ["ldap://*", "ldaps://*"]</text:p>
      <text:p text:style-name="P15">-- which permits registration at any server but only if there is an</text:p>
      <text:p text:style-name="P15">-- existing LDAP object for the client.</text:p>
      <text:p text:style-name="P15">-- NOTE: The protocol part of list entries is significant. An entry that</text:p>
      <text:p text:style-name="P15">-- starts with "ldaps:" will only allow registration at servers that talk to</text:p>
      <text:p text:style-name="P15">-- LDAP via a secure connection.<text:line-break/> <text:s/><text:line-break/>GosaAccessLDAPUpdate ::= BIT STRING {</text:p>
      <text:p text:style-name="P15"><text:soft-page-break/><text:line-break/> <text:s/><text:span text:style-name="T7">cn</text:span>(0),</text:p>
      <text:p text:style-name="P15"><text:s text:c="2"/>-- When a client registers at a server and the cn of the</text:p>
      <text:p text:style-name="P15"><text:s text:c="2"/>-- client's LDAP entry (as found by its MAC address)</text:p>
      <text:p text:style-name="P15"><text:s text:c="2"/>-- does not match the reverse DNS of its IP, the server's</text:p>
      <text:p text:style-name="P15"><text:s text:c="2"/>-- behaviour depends on this flag in the client's certificate:</text:p>
      <text:p text:style-name="P15"><text:s text:c="2"/>-- If the flag is set, the registration succeeds and the LDAP</text:p>
      <text:p text:style-name="P15"><text:s text:c="2"/>-- entry is updated with the new name.</text:p>
      <text:p text:style-name="P15"><text:s text:c="2"/>-- If the flag is unset or <text:span text:style-name="T3">GosaAccessLDAPUpdate</text:span> is not present</text:p>
      <text:p text:style-name="P15"><text:s text:c="2"/>-- in the certificate, registration will fail.<text:line-break/> <text:s/><text:line-break/> <text:s/><text:span text:style-name="T7">ip</text:span>(1),</text:p>
      <text:p text:style-name="P15"><text:s text:c="2"/>-- When a client registers at a server and the ipHostNumber of the</text:p>
      <text:p text:style-name="P15"><text:s text:c="2"/>-- client's LDAP entry (as found by its MAC address)</text:p>
      <text:p text:style-name="P15"><text:s text:c="2"/>-- does not match the client's IP, the server's</text:p>
      <text:p text:style-name="P15"><text:s text:c="2"/>-- behaviour depends on this flag in the client's certificate:</text:p>
      <text:p text:style-name="P15"><text:s text:c="2"/>-- If the flag is set, the registration succeeds and the LDAP</text:p>
      <text:p text:style-name="P15"><text:s text:c="2"/>-- entry is updated with the new IP.</text:p>
      <text:p text:style-name="P15"><text:s text:c="2"/>-- If the flag is unset or <text:span text:style-name="T3">GosaAccessLDAPUpdate</text:span> is not present</text:p>
      <text:p text:style-name="P15"><text:s text:c="2"/>-- in the certificate, registration will fail.<text:line-break/> <text:s/><text:line-break/> <text:s/><text:span text:style-name="T7">mac</text:span>(2),</text:p>
      <text:p text:style-name="P15"><text:s text:c="2"/>-- When a client registers at a server and there is no LDAP entry for its</text:p>
      <text:p text:style-name="P15"><text:s text:c="2"/>-- MAC address, but there is an LDAP entry whose ipHostNumber</text:p>
      <text:p text:style-name="P15"><text:s text:c="2"/>-- matches the client's IP, then the server's behaviour depends on this</text:p>
      <text:p text:style-name="P15"><text:s text:c="2"/>-- flag:</text:p>
      <text:p text:style-name="P15"><text:s text:c="2"/>-- If the flag is unset (or <text:span text:style-name="T3">GosaAccessLDAPUpdate</text:span> is not present)</text:p>
      <text:p text:style-name="P15"><text:s text:c="2"/>-- registration will fail even if <text:span text:style-name="T3">GosaAccessLDAPIncoming</text:span> would permit</text:p>
      <text:p text:style-name="P15"><text:s text:c="2"/>-- creation of a new LDAP entry.</text:p>
      <text:p text:style-name="P15"><text:s text:c="2"/>-- If the flag is set and the cn of the existing LDAP entry matches the</text:p>
      <text:p text:style-name="P15"><text:s text:c="2"/>-- reverse DNS of the client's IP, or the <text:span text:style-name="T7">cn</text:span> flag is set, then the</text:p>
      <text:p text:style-name="P15"><text:s text:c="2"/>-- macaddress attribute of the existing entry will be updated and</text:p>
      <text:p text:style-name="P15"><text:s text:c="2"/>-- registration succeeds.</text:p>
      <text:p text:style-name="P15"><text:s text:c="2"/>-- If the flag is set but the client's reverse DNS does not match the cn</text:p>
      <text:p text:style-name="P15"><text:s text:c="2"/>-- and the <text:span text:style-name="T7">cn</text:span> flag is not set, then registration will fail even if</text:p>
      <text:p text:style-name="P15"><text:soft-page-break/><text:s text:c="2"/>-- <text:span text:style-name="T3">GosaAccessLDAPIncoming</text:span> would permit creating a new LDAP entry.<text:line-break/> <text:s text:c="2"/><text:line-break/> <text:s/><text:span text:style-name="T7">dh</text:span>(3)</text:p>
      <text:p text:style-name="P15"><text:s text:c="2"/>-- This flag enables using the <text:span text:style-name="T3">detected_hardware</text:span> message to modify</text:p>
      <text:p text:style-name="P15"><text:s text:c="2"/>-- existing LDAP entries. If this flag is unset or <text:s/><text:span text:style-name="T3">GosaAccessLDAPUpdate</text:span></text:p>
      <text:p text:style-name="P15"><text:s text:c="2"/>-- is not present, the server will only accept <text:span text:style-name="T3">detected_hardware</text:span> if there</text:p>
      <text:p text:style-name="P15"><text:s text:c="2"/>-- is no existing LDAP entry. This is not necessary for normal FAI/GOsa</text:p>
      <text:p text:style-name="P15"><text:s text:c="2"/>-- operation.</text:p>
      <text:p text:style-name="P15"><text:s text:c="2"/>-- See also <text:span text:style-name="T3">GosaAccessLDAPDetectedHardware</text:span>.<text:line-break/>}<text:line-break/> <text:s/><text:line-break/><text:span text:style-name="T7">GosaAccessLDAPDetectedHardware</text:span> ::= BIT STRING {</text:p>
      <text:p text:style-name="P15">-- ATTENTION! The following flags enable extended functionality of<text:line-break/>-- the <text:span text:style-name="T3">detected_hardware</text:span> message that permits a variety of modifications</text:p>
      <text:p text:style-name="P15">-- of LDAP objects.</text:p>
      <text:p text:style-name="P15">-- The <text:span text:style-name="T7">template</text:span> flag has some use cases in a certificate used in a FAIROOT</text:p>
      <text:p text:style-name="P15">-- for installing new clients. All of the other flags are useful only for</text:p>
      <text:p text:style-name="P15">-- special applications such as interfacing with other software distribution</text:p>
      <text:p text:style-name="P15">-- systems or batch importing systems into LDAP.</text:p>
      <text:p text:style-name="P15">-- Do not use any of the below flags in a certificate unless you have a</text:p>
      <text:p text:style-name="P15">-- specific reason to do so.<text:line-break/> <text:s/></text:p>
      <text:p text:style-name="P15"><text:s text:c="2"/><text:span text:style-name="T7">unprompted</text:span>(0),</text:p>
      <text:p text:style-name="P15"><text:s text:c="2"/>-- This flag allows the sending of the <text:span text:style-name="T3">detected_hardware</text:span> message to a</text:p>
      <text:p text:style-name="P15"><text:s text:c="2"/>-- server even if that server has not requested it by sending a</text:p>
      <text:p text:style-name="P15"><text:s text:c="2"/>-- <text:span text:style-name="T3">detect_hardware</text:span> message.<text:line-break/> <text:s/><text:line-break/> <text:s/><text:span text:style-name="T7">template</text:span>(1),</text:p>
      <text:p text:style-name="P15"><text:s text:c="2"/>-- This flag tells the server that it should use template objects (see</text:p>
      <text:p text:style-name="P15"><text:s text:c="2"/>-- description of detected_hardware message) when processing a</text:p>
      <text:p text:style-name="P15"><text:s text:c="2"/>-- <text:span text:style-name="T3">detected_hardware</text:span> message.<text:line-break/> <text:s text:c="2"/><text:line-break/> <text:s/><text:span text:style-name="T7">dn</text:span>(2),</text:p>
      <text:p text:style-name="P15"><text:s text:c="2"/>-- This flag permits the sender of <text:span text:style-name="T3">detected_hardware</text:span> to specify the DN</text:p>
      <text:p text:style-name="P15"><text:s text:c="2"/>-- of the LDAP object to create in the <text:span text:style-name="T3">detected_hardware</text:span> message, even</text:p>
      <text:p text:style-name="P15"><text:s text:c="2"/>-- if that DN is not in the tree configured as <text:span text:style-name="T3">[server]/new-systems-base</text:span>.</text:p>
      <text:p text:style-name="P15"><text:s text:c="2"/>-- In combination with the <text:span text:style-name="T7">dh </text:span>flag from <text:span text:style-name="T3">GosaAccessLDAPUpdate</text:span></text:p>
      <text:p text:style-name="P15"><text:s text:c="2"/>-- this even permits moving of systems within the LDAP directory.<text:line-break/> <text:s/><text:line-break/> <text:s/><text:span text:style-name="T7">cn</text:span>(3),</text:p>
      <text:p text:style-name="P15"><text:s text:c="2"/>-- This flag permits the sender of <text:span text:style-name="T3">detected_hardware</text:span> to specify the CN</text:p>
      <text:p text:style-name="P15"><text:s text:c="2"/>-- of the LDAP object to create in the <text:span text:style-name="T3">detected_hardware</text:span> message,</text:p>
      <text:p text:style-name="P15"><text:s text:c="2"/>-- even if it does not match the name obtained from reverse DNS of</text:p>
      <text:p text:style-name="P15"><text:soft-page-break/><text:s text:c="2"/>-- the sender's IP.<text:line-break/> <text:s text:c="3"/><text:line-break/> <text:s/><text:span text:style-name="T7">ipHostNumber</text:span>(4),</text:p>
      <text:p text:style-name="P15"><text:s text:c="2"/>-- This flag permits the sending of a detected_hardware message containing</text:p>
      <text:p text:style-name="P15"><text:s text:c="2"/>-- a &lt;ipHostNumber&gt; element with a different IP than that of the sender.<text:line-break/> <text:s text:c="2"/><text:line-break/> <text:s/><text:span text:style-name="T7">macAddress</text:span>(5)</text:p>
      <text:p text:style-name="P15"><text:s text:c="2"/>-- This flag permits specifying the MAC address in a <text:span text:style-name="T3">detected_hardware</text:span></text:p>
      <text:p text:style-name="P15"><text:s text:c="2"/>-- message. Without this flag the MAC address from the most recent</text:p>
      <text:p text:style-name="P15"><text:s text:c="2"/>-- <text:span text:style-name="T3">here_i_am</text:span> or <text:span text:style-name="T3">new_foreign_client</text:span> is used that matches the &lt;source&gt;</text:p>
      <text:p text:style-name="P15"><text:s text:c="2"/>-- of the detected_hardware message.</text:p>
      <text:p text:style-name="P15"><text:s text:c="2"/>-- ATTENTION! This flag allows the creation of multiple LDAP objects</text:p>
      <text:p text:style-name="P15"><text:s text:c="2"/>-- with the same <text:span text:style-name="T3">macAddress</text:span>.<text:line-break/>}<text:line-break/><text:line-break/>END<text:line-break/></text:p>
      <text:p text:style-name="Standard"><text:line-break/><text:line-break/></text:p>
      <text:p text:style-name="P24"/>
      <text:p text:style-name="P25"/>
      <text:p text:style-name="P49"><text:bookmark text:name="_jjoyi1fwsh2p"/><text:bookmark text:name="l8s0fislnev7"/>License</text:p>
      <text:p text:style-name="P19">This document is Copyright © 2012,2013 Matthias S. Benkmann and licensed under the CC-BY-SA-3.0 license as found at <text:a xlink:type="simple" xlink:href="http://creativecommons.org/licenses/by-sa/3.0/deed.en_US" text:style-name="Internet_20_link" text:visited-style-name="Visited_20_Internet_20_Link"><text:span text:style-name="T1">http://creativecommons.org/licenses/by-sa/3.0/deed.en_U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3" meta:paragraph-count="2700" meta:word-count="26168" meta:character-count="189789" meta:non-whitespace-character-count="164681"/>
    <meta:generator>LibreOfficeDev/5.1.0.3$Linux_X86_64 LibreOffice_project/</meta:generator>
  </office:meta>
</office:document-meta>
</file>